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background-color="#83CA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FFCC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fo:background-color="#83CA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style:vertical-align="middle" fo:background-color="#83CA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middle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83CA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middle" fo:background-color="#83CA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FCC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83CA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83CAFF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3.28083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2.143125cm"/>
    </style:style>
    <style:style style:name="co8" style:family="table-column">
      <style:table-column-properties fo:break-before="auto" style:column-width="1.508125cm"/>
    </style:style>
    <style:style style:name="co9" style:family="table-column">
      <style:table-column-properties fo:break-before="auto" style:column-width="4.894791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3.254375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2.619375cm"/>
    </style:style>
    <style:style style:name="co14" style:family="table-column">
      <style:table-column-properties fo:break-before="auto" style:column-width="1.878541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27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Miesta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number-columns-repeated="16374" table:default-cell-style-name="ce1"/>
        <table:table-row table:style-name="ro1">
          <table:table-cell table:number-columns-repeated="6" table:style-name="ce1"/>
          <table:table-cell office:value-type="string" table:style-name="ce2">
            <text:p>Lentelė 1</text:p>
          </table:table-cell>
          <table:table-cell table:number-columns-repeated="16377"/>
        </table:table-row>
        <table:table-row table:style-name="ro2">
          <table:table-cell table:style-name="ce1"/>
          <table:table-cell office:value-type="string" table:number-columns-spanned="6" table:number-rows-spanned="1" table:style-name="ce9">
            <text:p>Miestų skirstymas pagal dydį (gyventojų skaičių)</text:p>
          </table:table-cell>
          <table:covered-table-cell table:number-columns-repeated="5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a) didmiestis</text:p>
          </table:table-cell>
          <table:table-cell office:value-type="string" table:number-columns-spanned="4" table:number-rows-spanned="1" table:style-name="ce10">
            <text:p>visi miestai, nepriskirti žemiau pateiktiems tipams</text:p>
          </table:table-cell>
          <table:covered-table-cell table:number-columns-repeated="3"/>
          <table:table-cell table:style-name="ce4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b) miestas</text:p>
          </table:table-cell>
          <table:table-cell office:value-type="string" table:style-name="ce6">
            <text:p>mažiau kaip</text:p>
          </table:table-cell>
          <table:table-cell office:value-type="float" office:value="25000" table:style-name="ce4">
            <text:p>25000</text:p>
          </table:table-cell>
          <table:table-cell office:value-type="string" table:number-columns-spanned="2" table:number-rows-spanned="1" table:style-name="ce11">
            <text:p>gyv., bet didesnis už mažąjį miestą</text:p>
          </table:table-cell>
          <table:covered-table-cell/>
          <table:table-cell table:style-name="ce4"/>
          <table:table-cell table:number-columns-repeated="16377"/>
        </table:table-row>
        <table:table-row table:style-name="ro1">
          <table:table-cell table:style-name="ce1"/>
          <table:table-cell office:value-type="string" table:style-name="ce4">
            <text:p>c) mažasis miestas</text:p>
          </table:table-cell>
          <table:table-cell office:value-type="string" table:style-name="ce6">
            <text:p>ne daugiau kaip</text:p>
          </table:table-cell>
          <table:table-cell office:value-type="float" office:value="2500" table:style-name="ce4">
            <text:p>2500</text:p>
          </table:table-cell>
          <table:table-cell office:value-type="string" table:number-columns-spanned="2" table:number-rows-spanned="1" table:style-name="ce11">
            <text:p>gyventojų</text:p>
          </table:table-cell>
          <table:covered-table-cell/>
          <table:table-cell table:style-name="ce4"/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2">
            <text:p>Lentelė 2</text:p>
          </table:table-cell>
          <table:table-cell table:number-columns-repeated="16378" table:style-name="ce1"/>
        </table:table-row>
        <table:table-row table:style-name="ro2">
          <table:table-cell office:value-type="string" table:number-columns-spanned="6" table:number-rows-spanned="1" table:style-name="ce9">
            <text:p>Latvijos miestų lentelė</text:p>
          </table:table-cell>
          <table:covered-table-cell table:number-columns-repeated="5"/>
          <table:table-cell table:number-columns-repeated="16378" table:style-name="ce1"/>
        </table:table-row>
        <table:table-row table:style-name="ro2">
          <table:table-cell office:value-type="string" table:style-name="ce7">
            <text:p>nr</text:p>
          </table:table-cell>
          <table:table-cell office:value-type="string" table:style-name="ce7">
            <text:p>miestas</text:p>
          </table:table-cell>
          <table:table-cell office:value-type="string" table:style-name="ce7">
            <text:p>gyventojų sk.</text:p>
          </table:table-cell>
          <table:table-cell office:value-type="string" table:style-name="ce7">
            <text:p>platuma</text:p>
          </table:table-cell>
          <table:table-cell office:value-type="string" table:style-name="ce7">
            <text:p>ilguma</text:p>
          </table:table-cell>
          <table:table-cell office:value-type="string" table:style-name="ce7">
            <text:p>tipas</text:p>
          </table:table-cell>
          <table:table-cell table:number-columns-repeated="16378" table:style-name="ce1"/>
        </table:table-row>
        <table:table-row table:style-name="ro1">
          <table:table-cell office:value-type="float" office:value="1" table:style-name="ce8">
            <text:p>1</text:p>
          </table:table-cell>
          <table:table-cell office:value-type="string" table:style-name="ce8">
            <text:p>Ryga</text:p>
          </table:table-cell>
          <table:table-cell office:value-type="float" office:value="689300" table:style-name="ce8">
            <text:p>689300</text:p>
          </table:table-cell>
          <table:table-cell office:value-type="float" office:value="56.97" table:style-name="ce8">
            <text:p>56,97</text:p>
          </table:table-cell>
          <table:table-cell office:value-type="float" office:value="24.13" table:style-name="ce8">
            <text:p>24,13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2" table:style-name="ce8">
            <text:p>2</text:p>
          </table:table-cell>
          <table:table-cell office:value-type="string" table:style-name="ce8">
            <text:p>Daugpilis</text:p>
          </table:table-cell>
          <table:table-cell office:value-type="float" office:value="112700" table:style-name="ce8">
            <text:p>112700</text:p>
          </table:table-cell>
          <table:table-cell office:value-type="float" office:value="55.88" table:style-name="ce8">
            <text:p>55,88</text:p>
          </table:table-cell>
          <table:table-cell office:value-type="float" office:value="26.51" table:style-name="ce8">
            <text:p>26,51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3" table:style-name="ce8">
            <text:p>3</text:p>
          </table:table-cell>
          <table:table-cell office:value-type="string" table:style-name="ce8">
            <text:p>Liepoja</text:p>
          </table:table-cell>
          <table:table-cell office:value-type="float" office:value="81100" table:style-name="ce8">
            <text:p>81100</text:p>
          </table:table-cell>
          <table:table-cell office:value-type="float" office:value="56.51" table:style-name="ce8">
            <text:p>56,51</text:p>
          </table:table-cell>
          <table:table-cell office:value-type="float" office:value="21.01" table:style-name="ce8">
            <text:p>21,01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4" table:style-name="ce8">
            <text:p>4</text:p>
          </table:table-cell>
          <table:table-cell office:value-type="string" table:style-name="ce8">
            <text:p>Jelgava</text:p>
          </table:table-cell>
          <table:table-cell office:value-type="float" office:value="56000" table:style-name="ce8">
            <text:p>56000</text:p>
          </table:table-cell>
          <table:table-cell office:value-type="float" office:value="56.65" table:style-name="ce8">
            <text:p>56,65</text:p>
          </table:table-cell>
          <table:table-cell office:value-type="float" office:value="23.71" table:style-name="ce8">
            <text:p>23,71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5" table:style-name="ce8">
            <text:p>5</text:p>
          </table:table-cell>
          <table:table-cell office:value-type="string" table:style-name="ce8">
            <text:p>Jūrmala</text:p>
          </table:table-cell>
          <table:table-cell office:value-type="float" office:value="51400" table:style-name="ce8">
            <text:p>51400</text:p>
          </table:table-cell>
          <table:table-cell office:value-type="float" office:value="56.98" table:style-name="ce8">
            <text:p>56,98</text:p>
          </table:table-cell>
          <table:table-cell office:value-type="float" office:value="23.76" table:style-name="ce8">
            <text:p>23,76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6" table:style-name="ce8">
            <text:p>6</text:p>
          </table:table-cell>
          <table:table-cell office:value-type="string" table:style-name="ce8">
            <text:p>Ventspilis</text:p>
          </table:table-cell>
          <table:table-cell office:value-type="float" office:value="39800" table:style-name="ce8">
            <text:p>39800</text:p>
          </table:table-cell>
          <table:table-cell office:value-type="float" office:value="57.4" table:style-name="ce8">
            <text:p>57,4</text:p>
          </table:table-cell>
          <table:table-cell office:value-type="float" office:value="21.56" table:style-name="ce8">
            <text:p>21,56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7" table:style-name="ce8">
            <text:p>7</text:p>
          </table:table-cell>
          <table:table-cell office:value-type="string" table:style-name="ce8">
            <text:p>Rėzeknė</text:p>
          </table:table-cell>
          <table:table-cell office:value-type="float" office:value="36700" table:style-name="ce8">
            <text:p>36700</text:p>
          </table:table-cell>
          <table:table-cell office:value-type="float" office:value="56.51" table:style-name="ce8">
            <text:p>56,51</text:p>
          </table:table-cell>
          <table:table-cell office:value-type="float" office:value="27.32" table:style-name="ce8">
            <text:p>27,32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8" table:style-name="ce8">
            <text:p>8</text:p>
          </table:table-cell>
          <table:table-cell office:value-type="string" table:style-name="ce8">
            <text:p>Jėkabpilis</text:p>
          </table:table-cell>
          <table:table-cell office:value-type="float" office:value="27000" table:style-name="ce8">
            <text:p>27000</text:p>
          </table:table-cell>
          <table:table-cell office:value-type="float" office:value="56.51" table:style-name="ce8">
            <text:p>56,51</text:p>
          </table:table-cell>
          <table:table-cell office:value-type="float" office:value="25.86" table:style-name="ce8">
            <text:p>25,86</text:p>
          </table:table-cell>
          <table:table-cell table:style-name="ce4"/>
          <table:table-cell table:number-columns-repeated="16378" table:style-name="ce1"/>
        </table:table-row>
        <table:table-row table:style-name="ro1">
          <table:table-cell office:value-type="float" office:value="9" table:style-name="ce8">
            <text:p>9</text:p>
          </table:table-cell>
          <table:table-cell office:value-type="string" table:style-name="ce8">
            <text:p>Valmiera</text:p>
          </table:table-cell>
          <table:table-cell office:value-type="float" office:value="26300" table:style-name="ce8">
            <text:p>26300</text:p>
          </table:table-cell>
          <table:table-cell office:value-type="float" office:value="57.55" table:style-name="ce8">
            <text:p>57,55</text:p>
          </table:table-cell>
          <table:table-cell office:value-type="float" office:value="25.42" table:style-name="ce8">
            <text:p>25,4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0" table:style-name="ce8">
            <text:p>10</text:p>
          </table:table-cell>
          <table:table-cell office:value-type="string" table:style-name="ce8">
            <text:p>Uogrė</text:p>
          </table:table-cell>
          <table:table-cell office:value-type="float" office:value="24900" table:style-name="ce8">
            <text:p>24900</text:p>
          </table:table-cell>
          <table:table-cell office:value-type="float" office:value="56.81" table:style-name="ce8">
            <text:p>56,81</text:p>
          </table:table-cell>
          <table:table-cell office:value-type="float" office:value="24.61" table:style-name="ce8">
            <text:p>24,6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string" table:style-name="ce8">
            <text:p>Tukumas</text:p>
          </table:table-cell>
          <table:table-cell office:value-type="float" office:value="18000" table:style-name="ce8">
            <text:p>18000</text:p>
          </table:table-cell>
          <table:table-cell office:value-type="float" office:value="56.97" table:style-name="ce8">
            <text:p>56,97</text:p>
          </table:table-cell>
          <table:table-cell office:value-type="float" office:value="23.16" table:style-name="ce8">
            <text:p>23,1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2" table:style-name="ce8">
            <text:p>12</text:p>
          </table:table-cell>
          <table:table-cell office:value-type="string" table:style-name="ce8">
            <text:p>Cėsys</text:p>
          </table:table-cell>
          <table:table-cell office:value-type="float" office:value="17700" table:style-name="ce8">
            <text:p>17700</text:p>
          </table:table-cell>
          <table:table-cell office:value-type="float" office:value="57.32" table:style-name="ce8">
            <text:p>57,32</text:p>
          </table:table-cell>
          <table:table-cell office:value-type="float" office:value="25.27" table:style-name="ce8">
            <text:p>25,2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3" table:style-name="ce8">
            <text:p>13</text:p>
          </table:table-cell>
          <table:table-cell office:value-type="string" table:style-name="ce8">
            <text:p>Salaspilis</text:p>
          </table:table-cell>
          <table:table-cell office:value-type="float" office:value="17400" table:style-name="ce8">
            <text:p>17400</text:p>
          </table:table-cell>
          <table:table-cell office:value-type="float" office:value="56.86" table:style-name="ce8">
            <text:p>56,86</text:p>
          </table:table-cell>
          <table:table-cell office:value-type="float" office:value="24.35" table:style-name="ce8">
            <text:p>24,3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4" table:style-name="ce8">
            <text:p>14</text:p>
          </table:table-cell>
          <table:table-cell office:value-type="string" table:style-name="ce8">
            <text:p>Kuldyga</text:p>
          </table:table-cell>
          <table:table-cell office:value-type="float" office:value="14000" table:style-name="ce8">
            <text:p>14000</text:p>
          </table:table-cell>
          <table:table-cell office:value-type="float" office:value="56.98" table:style-name="ce8">
            <text:p>56,98</text:p>
          </table:table-cell>
          <table:table-cell office:value-type="float" office:value="21.95" table:style-name="ce8">
            <text:p>21,9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5" table:style-name="ce8">
            <text:p>15</text:p>
          </table:table-cell>
          <table:table-cell office:value-type="string" table:style-name="ce8">
            <text:p>Uolainė</text:p>
          </table:table-cell>
          <table:table-cell office:value-type="float" office:value="12800" table:style-name="ce8">
            <text:p>12800</text:p>
          </table:table-cell>
          <table:table-cell office:value-type="float" office:value="56.81" table:style-name="ce8">
            <text:p>56,81</text:p>
          </table:table-cell>
          <table:table-cell office:value-type="float" office:value="23.92" table:style-name="ce8">
            <text:p>23,9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6" table:style-name="ce8">
            <text:p>16</text:p>
          </table:table-cell>
          <table:table-cell office:value-type="string" table:style-name="ce8">
            <text:p>Saldus</text:p>
          </table:table-cell>
          <table:table-cell office:value-type="float" office:value="12600" table:style-name="ce8">
            <text:p>12600</text:p>
          </table:table-cell>
          <table:table-cell office:value-type="float" office:value="56.67" table:style-name="ce8">
            <text:p>56,67</text:p>
          </table:table-cell>
          <table:table-cell office:value-type="float" office:value="22.48" table:style-name="ce8">
            <text:p>22,4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7" table:style-name="ce8">
            <text:p>17</text:p>
          </table:table-cell>
          <table:table-cell office:value-type="string" table:style-name="ce8">
            <text:p>Talsai</text:p>
          </table:table-cell>
          <table:table-cell office:value-type="float" office:value="11600" table:style-name="ce8">
            <text:p>11600</text:p>
          </table:table-cell>
          <table:table-cell office:value-type="float" office:value="57.25" table:style-name="ce8">
            <text:p>57,25</text:p>
          </table:table-cell>
          <table:table-cell office:value-type="float" office:value="22.59" table:style-name="ce8">
            <text:p>22,5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8" table:style-name="ce8">
            <text:p>18</text:p>
          </table:table-cell>
          <table:table-cell office:value-type="string" table:style-name="ce8">
            <text:p>Bauskė</text:p>
          </table:table-cell>
          <table:table-cell office:value-type="float" office:value="11000" table:style-name="ce8">
            <text:p>11000</text:p>
          </table:table-cell>
          <table:table-cell office:value-type="float" office:value="56.41" table:style-name="ce8">
            <text:p>56,41</text:p>
          </table:table-cell>
          <table:table-cell office:value-type="float" office:value="24.18" table:style-name="ce8">
            <text:p>24,1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19" table:style-name="ce8">
            <text:p>19</text:p>
          </table:table-cell>
          <table:table-cell office:value-type="string" table:style-name="ce8">
            <text:p>Kraslava</text:p>
          </table:table-cell>
          <table:table-cell office:value-type="float" office:value="10600" table:style-name="ce8">
            <text:p>10600</text:p>
          </table:table-cell>
          <table:table-cell office:value-type="float" office:value="55.9" table:style-name="ce8">
            <text:p>55,9</text:p>
          </table:table-cell>
          <table:table-cell office:value-type="float" office:value="27.17" table:style-name="ce8">
            <text:p>27,1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0" table:style-name="ce8">
            <text:p>20</text:p>
          </table:table-cell>
          <table:table-cell office:value-type="string" table:style-name="ce8">
            <text:p>Sigulda</text:p>
          </table:table-cell>
          <table:table-cell office:value-type="float" office:value="10500" table:style-name="ce8">
            <text:p>10500</text:p>
          </table:table-cell>
          <table:table-cell office:value-type="float" office:value="57.16" table:style-name="ce8">
            <text:p>57,16</text:p>
          </table:table-cell>
          <table:table-cell office:value-type="float" office:value="24.86" table:style-name="ce8">
            <text:p>24,8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1" table:style-name="ce8">
            <text:p>21</text:p>
          </table:table-cell>
          <table:table-cell office:value-type="string" table:style-name="ce8">
            <text:p>Duobelė</text:p>
          </table:table-cell>
          <table:table-cell office:value-type="float" office:value="10300" table:style-name="ce8">
            <text:p>10300</text:p>
          </table:table-cell>
          <table:table-cell office:value-type="float" office:value="56.63" table:style-name="ce8">
            <text:p>56,63</text:p>
          </table:table-cell>
          <table:table-cell office:value-type="float" office:value="23.27" table:style-name="ce8">
            <text:p>23,2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2" table:style-name="ce8">
            <text:p>22</text:p>
          </table:table-cell>
          <table:table-cell office:value-type="string" table:style-name="ce8">
            <text:p>Ludza</text:p>
          </table:table-cell>
          <table:table-cell office:value-type="float" office:value="10100" table:style-name="ce8">
            <text:p>10100</text:p>
          </table:table-cell>
          <table:table-cell office:value-type="float" office:value="56.55" table:style-name="ce8">
            <text:p>56,55</text:p>
          </table:table-cell>
          <table:table-cell office:value-type="float" office:value="27.73" table:style-name="ce8">
            <text:p>27,7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3" table:style-name="ce8">
            <text:p>23</text:p>
          </table:table-cell>
          <table:table-cell office:value-type="string" table:style-name="ce8">
            <text:p>Lyvanai</text:p>
          </table:table-cell>
          <table:table-cell office:value-type="float" office:value="9700" table:style-name="ce8">
            <text:p>9700</text:p>
          </table:table-cell>
          <table:table-cell office:value-type="float" office:value="56.36" table:style-name="ce8">
            <text:p>56,36</text:p>
          </table:table-cell>
          <table:table-cell office:value-type="float" office:value="26.18" table:style-name="ce8">
            <text:p>26,1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4" table:style-name="ce8">
            <text:p>24</text:p>
          </table:table-cell>
          <table:table-cell office:value-type="string" table:style-name="ce8">
            <text:p>Gulbenė</text:p>
          </table:table-cell>
          <table:table-cell office:value-type="float" office:value="9400" table:style-name="ce8">
            <text:p>9400</text:p>
          </table:table-cell>
          <table:table-cell office:value-type="float" office:value="57.18" table:style-name="ce8">
            <text:p>57,18</text:p>
          </table:table-cell>
          <table:table-cell office:value-type="float" office:value="26.75" table:style-name="ce8">
            <text:p>26,7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5" table:style-name="ce8">
            <text:p>25</text:p>
          </table:table-cell>
          <table:table-cell office:value-type="string" table:style-name="ce8">
            <text:p>Maduona</text:p>
          </table:table-cell>
          <table:table-cell office:value-type="float" office:value="9300" table:style-name="ce8">
            <text:p>9300</text:p>
          </table:table-cell>
          <table:table-cell office:value-type="float" office:value="56.86" table:style-name="ce8">
            <text:p>56,86</text:p>
          </table:table-cell>
          <table:table-cell office:value-type="float" office:value="26.22" table:style-name="ce8">
            <text:p>26,2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6" table:style-name="ce8">
            <text:p>26</text:p>
          </table:table-cell>
          <table:table-cell office:value-type="string" table:style-name="ce8">
            <text:p>Limbažiai</text:p>
          </table:table-cell>
          <table:table-cell office:value-type="float" office:value="8900" table:style-name="ce8">
            <text:p>8900</text:p>
          </table:table-cell>
          <table:table-cell office:value-type="float" office:value="57.52" table:style-name="ce8">
            <text:p>57,52</text:p>
          </table:table-cell>
          <table:table-cell office:value-type="float" office:value="24.71" table:style-name="ce8">
            <text:p>24,7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7" table:style-name="ce8">
            <text:p>27</text:p>
          </table:table-cell>
          <table:table-cell office:value-type="string" table:style-name="ce8">
            <text:p>Preiliai</text:p>
          </table:table-cell>
          <table:table-cell office:value-type="float" office:value="8600" table:style-name="ce8">
            <text:p>8600</text:p>
          </table:table-cell>
          <table:table-cell office:value-type="float" office:value="56.3" table:style-name="ce8">
            <text:p>56,3</text:p>
          </table:table-cell>
          <table:table-cell office:value-type="float" office:value="26.71" table:style-name="ce8">
            <text:p>26,7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8" table:style-name="ce8">
            <text:p>28</text:p>
          </table:table-cell>
          <table:table-cell office:value-type="string" table:style-name="ce8">
            <text:p>Aizkrauklė</text:p>
          </table:table-cell>
          <table:table-cell office:value-type="float" office:value="8200" table:style-name="ce8">
            <text:p>8200</text:p>
          </table:table-cell>
          <table:table-cell office:value-type="float" office:value="56.59" table:style-name="ce8">
            <text:p>56,59</text:p>
          </table:table-cell>
          <table:table-cell office:value-type="float" office:value="25.2" table:style-name="ce8">
            <text:p>25,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29" table:style-name="ce8">
            <text:p>29</text:p>
          </table:table-cell>
          <table:table-cell office:value-type="string" table:style-name="ce8">
            <text:p>Balvai</text:p>
          </table:table-cell>
          <table:table-cell office:value-type="float" office:value="7900" table:style-name="ce8">
            <text:p>7900</text:p>
          </table:table-cell>
          <table:table-cell office:value-type="float" office:value="57.13" table:style-name="ce8">
            <text:p>57,13</text:p>
          </table:table-cell>
          <table:table-cell office:value-type="float" office:value="27.26" table:style-name="ce8">
            <text:p>27,2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0" table:style-name="ce8">
            <text:p>30</text:p>
          </table:table-cell>
          <table:table-cell office:value-type="string" table:style-name="ce8">
            <text:p>Smiltenė</text:p>
          </table:table-cell>
          <table:table-cell office:value-type="float" office:value="6700" table:style-name="ce8">
            <text:p>6700</text:p>
          </table:table-cell>
          <table:table-cell office:value-type="float" office:value="57.43" table:style-name="ce8">
            <text:p>57,43</text:p>
          </table:table-cell>
          <table:table-cell office:value-type="float" office:value="25.9" table:style-name="ce8">
            <text:p>25,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1" table:style-name="ce8">
            <text:p>31</text:p>
          </table:table-cell>
          <table:table-cell office:value-type="string" table:style-name="ce8">
            <text:p>Valka</text:p>
          </table:table-cell>
          <table:table-cell office:value-type="float" office:value="6500" table:style-name="ce8">
            <text:p>6500</text:p>
          </table:table-cell>
          <table:table-cell office:value-type="float" office:value="57.78" table:style-name="ce8">
            <text:p>57,78</text:p>
          </table:table-cell>
          <table:table-cell office:value-type="float" office:value="26" table:style-name="ce8">
            <text:p>2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2" table:style-name="ce8">
            <text:p>32</text:p>
          </table:table-cell>
          <table:table-cell office:value-type="string" table:style-name="ce8">
            <text:p>Lielvardė</text:p>
          </table:table-cell>
          <table:table-cell office:value-type="float" office:value="5600" table:style-name="ce8">
            <text:p>5600</text:p>
          </table:table-cell>
          <table:table-cell office:value-type="float" office:value="56.72" table:style-name="ce8">
            <text:p>56,72</text:p>
          </table:table-cell>
          <table:table-cell office:value-type="float" office:value="24.8" table:style-name="ce8">
            <text:p>24,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3" table:style-name="ce8">
            <text:p>33</text:p>
          </table:table-cell>
          <table:table-cell office:value-type="string" table:style-name="ce8">
            <text:p>Aizputė</text:p>
          </table:table-cell>
          <table:table-cell office:value-type="float" office:value="5400" table:style-name="ce8">
            <text:p>5400</text:p>
          </table:table-cell>
          <table:table-cell office:value-type="float" office:value="56.72" table:style-name="ce8">
            <text:p>56,72</text:p>
          </table:table-cell>
          <table:table-cell office:value-type="float" office:value="21.61" table:style-name="ce8">
            <text:p>21,6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4" table:style-name="ce8">
            <text:p>34</text:p>
          </table:table-cell>
          <table:table-cell office:value-type="string" table:style-name="ce8">
            <text:p>Vangažiai</text:p>
          </table:table-cell>
          <table:table-cell office:value-type="float" office:value="4200" table:style-name="ce8">
            <text:p>4200</text:p>
          </table:table-cell>
          <table:table-cell office:value-type="float" office:value="57.11" table:style-name="ce8">
            <text:p>57,11</text:p>
          </table:table-cell>
          <table:table-cell office:value-type="float" office:value="24.53" table:style-name="ce8">
            <text:p>24,5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5" table:style-name="ce8">
            <text:p>35</text:p>
          </table:table-cell>
          <table:table-cell office:value-type="string" table:style-name="ce8">
            <text:p>Bruocėnai</text:p>
          </table:table-cell>
          <table:table-cell office:value-type="float" office:value="4000" table:style-name="ce8">
            <text:p>4000</text:p>
          </table:table-cell>
          <table:table-cell office:value-type="float" office:value="56.7" table:style-name="ce8">
            <text:p>56,7</text:p>
          </table:table-cell>
          <table:table-cell office:value-type="float" office:value="22.53" table:style-name="ce8">
            <text:p>22,5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6" table:style-name="ce8">
            <text:p>36</text:p>
          </table:table-cell>
          <table:table-cell office:value-type="string" table:style-name="ce8">
            <text:p>Gruobinia</text:p>
          </table:table-cell>
          <table:table-cell office:value-type="float" office:value="3900" table:style-name="ce8">
            <text:p>3900</text:p>
          </table:table-cell>
          <table:table-cell office:value-type="float" office:value="56.55" table:style-name="ce8">
            <text:p>56,55</text:p>
          </table:table-cell>
          <table:table-cell office:value-type="float" office:value="21.16" table:style-name="ce8">
            <text:p>21,1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7" table:style-name="ce8">
            <text:p>37</text:p>
          </table:table-cell>
          <table:table-cell office:value-type="string" table:style-name="ce8">
            <text:p>Pliavinios</text:p>
          </table:table-cell>
          <table:table-cell office:value-type="float" office:value="3900" table:style-name="ce8">
            <text:p>3900</text:p>
          </table:table-cell>
          <table:table-cell office:value-type="float" office:value="56.62" table:style-name="ce8">
            <text:p>56,62</text:p>
          </table:table-cell>
          <table:table-cell office:value-type="float" office:value="25.72" table:style-name="ce8">
            <text:p>25,7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8" table:style-name="ce8">
            <text:p>38</text:p>
          </table:table-cell>
          <table:table-cell office:value-type="string" table:style-name="ce8">
            <text:p>Baluožiai</text:p>
          </table:table-cell>
          <table:table-cell office:value-type="float" office:value="3600" table:style-name="ce8">
            <text:p>3600</text:p>
          </table:table-cell>
          <table:table-cell office:value-type="float" office:value="56.87" table:style-name="ce8">
            <text:p>56,87</text:p>
          </table:table-cell>
          <table:table-cell office:value-type="float" office:value="24.12" table:style-name="ce8">
            <text:p>24,1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39" table:style-name="ce8">
            <text:p>39</text:p>
          </table:table-cell>
          <table:table-cell office:value-type="string" table:style-name="ce8">
            <text:p>Rūjiena</text:p>
          </table:table-cell>
          <table:table-cell office:value-type="float" office:value="3600" table:style-name="ce8">
            <text:p>3600</text:p>
          </table:table-cell>
          <table:table-cell office:value-type="float" office:value="57.9" table:style-name="ce8">
            <text:p>57,9</text:p>
          </table:table-cell>
          <table:table-cell office:value-type="float" office:value="25.34" table:style-name="ce8">
            <text:p>25,3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0" table:style-name="ce8">
            <text:p>40</text:p>
          </table:table-cell>
          <table:table-cell office:value-type="string" table:style-name="ce8">
            <text:p>Vilianai</text:p>
          </table:table-cell>
          <table:table-cell office:value-type="float" office:value="3600" table:style-name="ce8">
            <text:p>3600</text:p>
          </table:table-cell>
          <table:table-cell office:value-type="float" office:value="56.57" table:style-name="ce8">
            <text:p>56,57</text:p>
          </table:table-cell>
          <table:table-cell office:value-type="float" office:value="26.93" table:style-name="ce8">
            <text:p>26,9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1" table:style-name="ce8">
            <text:p>41</text:p>
          </table:table-cell>
          <table:table-cell office:value-type="string" table:style-name="ce8">
            <text:p>Kandava</text:p>
          </table:table-cell>
          <table:table-cell office:value-type="float" office:value="3400" table:style-name="ce8">
            <text:p>3400</text:p>
          </table:table-cell>
          <table:table-cell office:value-type="float" office:value="57.05" table:style-name="ce8">
            <text:p>57,05</text:p>
          </table:table-cell>
          <table:table-cell office:value-type="float" office:value="22.76" table:style-name="ce8">
            <text:p>22,7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2" table:style-name="ce8">
            <text:p>42</text:p>
          </table:table-cell>
          <table:table-cell office:value-type="string" table:style-name="ce8">
            <text:p>Salacgryva</text:p>
          </table:table-cell>
          <table:table-cell office:value-type="float" office:value="3400" table:style-name="ce8">
            <text:p>3400</text:p>
          </table:table-cell>
          <table:table-cell office:value-type="float" office:value="57.77" table:style-name="ce8">
            <text:p>57,77</text:p>
          </table:table-cell>
          <table:table-cell office:value-type="float" office:value="24.36" table:style-name="ce8">
            <text:p>24,3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3" table:style-name="ce8">
            <text:p>43</text:p>
          </table:table-cell>
          <table:table-cell office:value-type="string" table:style-name="ce8">
            <text:p>Ikškilė</text:p>
          </table:table-cell>
          <table:table-cell office:value-type="float" office:value="3000" table:style-name="ce8">
            <text:p>3000</text:p>
          </table:table-cell>
          <table:table-cell office:value-type="float" office:value="56.82" table:style-name="ce8">
            <text:p>56,82</text:p>
          </table:table-cell>
          <table:table-cell office:value-type="float" office:value="24.5" table:style-name="ce8">
            <text:p>24,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4" table:style-name="ce8">
            <text:p>44</text:p>
          </table:table-cell>
          <table:table-cell office:value-type="string" table:style-name="ce8">
            <text:p>Aucė</text:p>
          </table:table-cell>
          <table:table-cell office:value-type="float" office:value="2900" table:style-name="ce8">
            <text:p>2900</text:p>
          </table:table-cell>
          <table:table-cell office:value-type="float" office:value="56.47" table:style-name="ce8">
            <text:p>56,47</text:p>
          </table:table-cell>
          <table:table-cell office:value-type="float" office:value="22.9" table:style-name="ce8">
            <text:p>22,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5" table:style-name="ce8">
            <text:p>45</text:p>
          </table:table-cell>
          <table:table-cell office:value-type="string" table:style-name="ce8">
            <text:p>Saulkrastai</text:p>
          </table:table-cell>
          <table:table-cell office:value-type="float" office:value="2900" table:style-name="ce8">
            <text:p>2900</text:p>
          </table:table-cell>
          <table:table-cell office:value-type="float" office:value="57.29" table:style-name="ce8">
            <text:p>57,29</text:p>
          </table:table-cell>
          <table:table-cell office:value-type="float" office:value="24.41" table:style-name="ce8">
            <text:p>24,4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6" table:style-name="ce8">
            <text:p>46</text:p>
          </table:table-cell>
          <table:table-cell office:value-type="string" table:style-name="ce8">
            <text:p>Alūksta</text:p>
          </table:table-cell>
          <table:table-cell office:value-type="float" office:value="2700" table:style-name="ce8">
            <text:p>2700</text:p>
          </table:table-cell>
          <table:table-cell office:value-type="float" office:value="55.98" table:style-name="ce8">
            <text:p>55,98</text:p>
          </table:table-cell>
          <table:table-cell office:value-type="float" office:value="26.3" table:style-name="ce8">
            <text:p>26,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7" table:style-name="ce8">
            <text:p>47</text:p>
          </table:table-cell>
          <table:table-cell office:value-type="string" table:style-name="ce8">
            <text:p>Karsava</text:p>
          </table:table-cell>
          <table:table-cell office:value-type="float" office:value="2600" table:style-name="ce8">
            <text:p>2600</text:p>
          </table:table-cell>
          <table:table-cell office:value-type="float" office:value="56.79" table:style-name="ce8">
            <text:p>56,79</text:p>
          </table:table-cell>
          <table:table-cell office:value-type="float" office:value="27.68" table:style-name="ce8">
            <text:p>27,6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8" table:style-name="ce8">
            <text:p>48</text:p>
          </table:table-cell>
          <table:table-cell office:value-type="string" table:style-name="ce8">
            <text:p>Skrunda</text:p>
          </table:table-cell>
          <table:table-cell office:value-type="float" office:value="2600" table:style-name="ce8">
            <text:p>2600</text:p>
          </table:table-cell>
          <table:table-cell office:value-type="float" office:value="56.67" table:style-name="ce8">
            <text:p>56,67</text:p>
          </table:table-cell>
          <table:table-cell office:value-type="float" office:value="22.02" table:style-name="ce8">
            <text:p>22,0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49" table:style-name="ce8">
            <text:p>49</text:p>
          </table:table-cell>
          <table:table-cell office:value-type="string" table:style-name="ce8">
            <text:p>Dagda</text:p>
          </table:table-cell>
          <table:table-cell office:value-type="float" office:value="2400" table:style-name="ce8">
            <text:p>2400</text:p>
          </table:table-cell>
          <table:table-cell office:value-type="float" office:value="56.1" table:style-name="ce8">
            <text:p>56,1</text:p>
          </table:table-cell>
          <table:table-cell office:value-type="float" office:value="27.54" table:style-name="ce8">
            <text:p>27,5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0" table:style-name="ce8">
            <text:p>50</text:p>
          </table:table-cell>
          <table:table-cell office:value-type="string" table:style-name="ce8">
            <text:p>Kegumas</text:p>
          </table:table-cell>
          <table:table-cell office:value-type="float" office:value="2400" table:style-name="ce8">
            <text:p>2400</text:p>
          </table:table-cell>
          <table:table-cell office:value-type="float" office:value="56.74" table:style-name="ce8">
            <text:p>56,74</text:p>
          </table:table-cell>
          <table:table-cell office:value-type="float" office:value="24.72" table:style-name="ce8">
            <text:p>24,72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1" table:style-name="ce8">
            <text:p>51</text:p>
          </table:table-cell>
          <table:table-cell office:value-type="string" table:style-name="ce8">
            <text:p>Alūksnė</text:p>
          </table:table-cell>
          <table:table-cell office:value-type="float" office:value="2300" table:style-name="ce8">
            <text:p>2300</text:p>
          </table:table-cell>
          <table:table-cell office:value-type="float" office:value="57.43" table:style-name="ce8">
            <text:p>57,43</text:p>
          </table:table-cell>
          <table:table-cell office:value-type="float" office:value="27.04" table:style-name="ce8">
            <text:p>27,0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2" table:style-name="ce8">
            <text:p>52</text:p>
          </table:table-cell>
          <table:table-cell office:value-type="string" table:style-name="ce8">
            <text:p>Priekulė</text:p>
          </table:table-cell>
          <table:table-cell office:value-type="float" office:value="2300" table:style-name="ce8">
            <text:p>2300</text:p>
          </table:table-cell>
          <table:table-cell office:value-type="float" office:value="56.46" table:style-name="ce8">
            <text:p>56,46</text:p>
          </table:table-cell>
          <table:table-cell office:value-type="float" office:value="21.58" table:style-name="ce8">
            <text:p>21,5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3" table:style-name="ce8">
            <text:p>53</text:p>
          </table:table-cell>
          <table:table-cell office:value-type="string" table:style-name="ce8">
            <text:p>Varaklianai</text:p>
          </table:table-cell>
          <table:table-cell office:value-type="float" office:value="2300" table:style-name="ce8">
            <text:p>2300</text:p>
          </table:table-cell>
          <table:table-cell office:value-type="float" office:value="56.62" table:style-name="ce8">
            <text:p>56,62</text:p>
          </table:table-cell>
          <table:table-cell office:value-type="float" office:value="26.75" table:style-name="ce8">
            <text:p>26,7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4" table:style-name="ce8">
            <text:p>54</text:p>
          </table:table-cell>
          <table:table-cell office:value-type="string" table:style-name="ce8">
            <text:p>Balduonė</text:p>
          </table:table-cell>
          <table:table-cell office:value-type="float" office:value="2100" table:style-name="ce8">
            <text:p>2100</text:p>
          </table:table-cell>
          <table:table-cell office:value-type="float" office:value="56.75" table:style-name="ce8">
            <text:p>56,75</text:p>
          </table:table-cell>
          <table:table-cell office:value-type="float" office:value="24.39" table:style-name="ce8">
            <text:p>24,3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5" table:style-name="ce8">
            <text:p>55</text:p>
          </table:table-cell>
          <table:table-cell office:value-type="string" table:style-name="ce8">
            <text:p>Kalnciemas</text:p>
          </table:table-cell>
          <table:table-cell office:value-type="float" office:value="2100" table:style-name="ce8">
            <text:p>2100</text:p>
          </table:table-cell>
          <table:table-cell office:value-type="float" office:value="56.85" table:style-name="ce8">
            <text:p>56,85</text:p>
          </table:table-cell>
          <table:table-cell office:value-type="float" office:value="23.58" table:style-name="ce8">
            <text:p>23,5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6" table:style-name="ce8">
            <text:p>56</text:p>
          </table:table-cell>
          <table:table-cell office:value-type="string" table:style-name="ce8">
            <text:p>Jaunjelgava</text:p>
          </table:table-cell>
          <table:table-cell office:value-type="float" office:value="2000" table:style-name="ce8">
            <text:p>2000</text:p>
          </table:table-cell>
          <table:table-cell office:value-type="float" office:value="56.63" table:style-name="ce8">
            <text:p>56,63</text:p>
          </table:table-cell>
          <table:table-cell office:value-type="float" office:value="25.09" table:style-name="ce8">
            <text:p>25,0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7" table:style-name="ce8">
            <text:p>57</text:p>
          </table:table-cell>
          <table:table-cell office:value-type="string" table:style-name="ce8">
            <text:p>Stendė</text:p>
          </table:table-cell>
          <table:table-cell office:value-type="float" office:value="1900" table:style-name="ce8">
            <text:p>1900</text:p>
          </table:table-cell>
          <table:table-cell office:value-type="float" office:value="57.15" table:style-name="ce8">
            <text:p>57,15</text:p>
          </table:table-cell>
          <table:table-cell office:value-type="float" office:value="22.53" table:style-name="ce8">
            <text:p>22,5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8" table:style-name="ce8">
            <text:p>58</text:p>
          </table:table-cell>
          <table:table-cell office:value-type="string" table:style-name="ce8">
            <text:p>Viesytė</text:p>
          </table:table-cell>
          <table:table-cell office:value-type="float" office:value="1900" table:style-name="ce8">
            <text:p>1900</text:p>
          </table:table-cell>
          <table:table-cell office:value-type="float" office:value="56.36" table:style-name="ce8">
            <text:p>56,36</text:p>
          </table:table-cell>
          <table:table-cell office:value-type="float" office:value="25.56" table:style-name="ce8">
            <text:p>25,5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59" table:style-name="ce8">
            <text:p>59</text:p>
          </table:table-cell>
          <table:table-cell office:value-type="string" table:style-name="ce8">
            <text:p>Cesvainė</text:p>
          </table:table-cell>
          <table:table-cell office:value-type="float" office:value="1800" table:style-name="ce8">
            <text:p>1800</text:p>
          </table:table-cell>
          <table:table-cell office:value-type="float" office:value="56.97" table:style-name="ce8">
            <text:p>56,97</text:p>
          </table:table-cell>
          <table:table-cell office:value-type="float" office:value="26.31" table:style-name="ce8">
            <text:p>26,3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0" table:style-name="ce8">
            <text:p>60</text:p>
          </table:table-cell>
          <table:table-cell office:value-type="string" table:style-name="ce8">
            <text:p>Lubana</text:p>
          </table:table-cell>
          <table:table-cell office:value-type="float" office:value="1800" table:style-name="ce8">
            <text:p>1800</text:p>
          </table:table-cell>
          <table:table-cell office:value-type="float" office:value="56.9" table:style-name="ce8">
            <text:p>56,9</text:p>
          </table:table-cell>
          <table:table-cell office:value-type="float" office:value="26.73" table:style-name="ce8">
            <text:p>26,73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1" table:style-name="ce8">
            <text:p>61</text:p>
          </table:table-cell>
          <table:table-cell office:value-type="string" table:style-name="ce8">
            <text:p>Seda</text:p>
          </table:table-cell>
          <table:table-cell office:value-type="float" office:value="1800" table:style-name="ce8">
            <text:p>1800</text:p>
          </table:table-cell>
          <table:table-cell office:value-type="float" office:value="56.18" table:style-name="ce8">
            <text:p>56,18</text:p>
          </table:table-cell>
          <table:table-cell office:value-type="float" office:value="22.08" table:style-name="ce8">
            <text:p>22,08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2" table:style-name="ce8">
            <text:p>62</text:p>
          </table:table-cell>
          <table:table-cell office:value-type="string" table:style-name="ce8">
            <text:p>Viliaka</text:p>
          </table:table-cell>
          <table:table-cell office:value-type="float" office:value="1700" table:style-name="ce8">
            <text:p>1700</text:p>
          </table:table-cell>
          <table:table-cell office:value-type="float" office:value="57.19" table:style-name="ce8">
            <text:p>57,19</text:p>
          </table:table-cell>
          <table:table-cell office:value-type="float" office:value="27.67" table:style-name="ce8">
            <text:p>27,6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3" table:style-name="ce8">
            <text:p>63</text:p>
          </table:table-cell>
          <table:table-cell office:value-type="string" table:style-name="ce8">
            <text:p>Zilupė</text:p>
          </table:table-cell>
          <table:table-cell office:value-type="float" office:value="1700" table:style-name="ce8">
            <text:p>1700</text:p>
          </table:table-cell>
          <table:table-cell office:value-type="float" office:value="56.4" table:style-name="ce8">
            <text:p>56,4</text:p>
          </table:table-cell>
          <table:table-cell office:value-type="float" office:value="28.11" table:style-name="ce8">
            <text:p>28,1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4" table:style-name="ce8">
            <text:p>64</text:p>
          </table:table-cell>
          <table:table-cell office:value-type="string" table:style-name="ce8">
            <text:p>Aluoja</text:p>
          </table:table-cell>
          <table:table-cell office:value-type="float" office:value="1600" table:style-name="ce8">
            <text:p>1600</text:p>
          </table:table-cell>
          <table:table-cell office:value-type="float" office:value="57.78" table:style-name="ce8">
            <text:p>57,78</text:p>
          </table:table-cell>
          <table:table-cell office:value-type="float" office:value="24.87" table:style-name="ce8">
            <text:p>24,8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5" table:style-name="ce8">
            <text:p>65</text:p>
          </table:table-cell>
          <table:table-cell office:value-type="string" table:style-name="ce8">
            <text:p>Lygatnė</text:p>
          </table:table-cell>
          <table:table-cell office:value-type="float" office:value="1600" table:style-name="ce8">
            <text:p>1600</text:p>
          </table:table-cell>
          <table:table-cell office:value-type="float" office:value="57.19" table:style-name="ce8">
            <text:p>57,19</text:p>
          </table:table-cell>
          <table:table-cell office:value-type="float" office:value="25.05" table:style-name="ce8">
            <text:p>25,0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6" table:style-name="ce8">
            <text:p>66</text:p>
          </table:table-cell>
          <table:table-cell office:value-type="string" table:style-name="ce8">
            <text:p>Valdemarpilis</text:p>
          </table:table-cell>
          <table:table-cell office:value-type="float" office:value="1600" table:style-name="ce8">
            <text:p>1600</text:p>
          </table:table-cell>
          <table:table-cell office:value-type="float" office:value="57.38" table:style-name="ce8">
            <text:p>57,38</text:p>
          </table:table-cell>
          <table:table-cell office:value-type="float" office:value="22.59" table:style-name="ce8">
            <text:p>22,5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7" table:style-name="ce8">
            <text:p>67</text:p>
          </table:table-cell>
          <table:table-cell office:value-type="string" table:style-name="ce8">
            <text:p>Apė</text:p>
          </table:table-cell>
          <table:table-cell office:value-type="float" office:value="1500" table:style-name="ce8">
            <text:p>1500</text:p>
          </table:table-cell>
          <table:table-cell office:value-type="float" office:value="57.55" table:style-name="ce8">
            <text:p>57,55</text:p>
          </table:table-cell>
          <table:table-cell office:value-type="float" office:value="26.69" table:style-name="ce8">
            <text:p>26,69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8" table:style-name="ce8">
            <text:p>68</text:p>
          </table:table-cell>
          <table:table-cell office:value-type="string" table:style-name="ce8">
            <text:p>Mazsalaca</text:p>
          </table:table-cell>
          <table:table-cell office:value-type="float" office:value="1500" table:style-name="ce8">
            <text:p>1500</text:p>
          </table:table-cell>
          <table:table-cell office:value-type="float" office:value="57.87" table:style-name="ce8">
            <text:p>57,87</text:p>
          </table:table-cell>
          <table:table-cell office:value-type="float" office:value="25.04" table:style-name="ce8">
            <text:p>25,04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69" table:style-name="ce8">
            <text:p>69</text:p>
          </table:table-cell>
          <table:table-cell office:value-type="string" table:style-name="ce8">
            <text:p>Sabilė</text:p>
          </table:table-cell>
          <table:table-cell office:value-type="float" office:value="1500" table:style-name="ce8">
            <text:p>1500</text:p>
          </table:table-cell>
          <table:table-cell office:value-type="float" office:value="57.05" table:style-name="ce8">
            <text:p>57,05</text:p>
          </table:table-cell>
          <table:table-cell office:value-type="float" office:value="22.57" table:style-name="ce8">
            <text:p>22,5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70" table:style-name="ce8">
            <text:p>70</text:p>
          </table:table-cell>
          <table:table-cell office:value-type="string" table:style-name="ce8">
            <text:p>Ainažiai</text:p>
          </table:table-cell>
          <table:table-cell office:value-type="float" office:value="1400" table:style-name="ce8">
            <text:p>1400</text:p>
          </table:table-cell>
          <table:table-cell office:value-type="float" office:value="57.87" table:style-name="ce8">
            <text:p>57,87</text:p>
          </table:table-cell>
          <table:table-cell office:value-type="float" office:value="24.35" table:style-name="ce8">
            <text:p>24,3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71" table:style-name="ce8">
            <text:p>71</text:p>
          </table:table-cell>
          <table:table-cell office:value-type="string" table:style-name="ce8">
            <text:p>Strenčiai</text:p>
          </table:table-cell>
          <table:table-cell office:value-type="float" office:value="1400" table:style-name="ce8">
            <text:p>1400</text:p>
          </table:table-cell>
          <table:table-cell office:value-type="float" office:value="57.64" table:style-name="ce8">
            <text:p>57,64</text:p>
          </table:table-cell>
          <table:table-cell office:value-type="float" office:value="25.67" table:style-name="ce8">
            <text:p>25,6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72" table:style-name="ce8">
            <text:p>72</text:p>
          </table:table-cell>
          <table:table-cell office:value-type="string" table:style-name="ce8">
            <text:p>Aknysta</text:p>
          </table:table-cell>
          <table:table-cell office:value-type="float" office:value="1200" table:style-name="ce8">
            <text:p>1200</text:p>
          </table:table-cell>
          <table:table-cell office:value-type="float" office:value="56.17" table:style-name="ce8">
            <text:p>56,17</text:p>
          </table:table-cell>
          <table:table-cell office:value-type="float" office:value="25.75" table:style-name="ce8">
            <text:p>25,7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73" table:style-name="ce8">
            <text:p>73</text:p>
          </table:table-cell>
          <table:table-cell office:value-type="string" table:style-name="ce8">
            <text:p>Paviluosta</text:p>
          </table:table-cell>
          <table:table-cell office:value-type="float" office:value="1100" table:style-name="ce8">
            <text:p>1100</text:p>
          </table:table-cell>
          <table:table-cell office:value-type="float" office:value="56.89" table:style-name="ce8">
            <text:p>56,89</text:p>
          </table:table-cell>
          <table:table-cell office:value-type="float" office:value="21.17" table:style-name="ce8">
            <text:p>21,17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74" table:style-name="ce8">
            <text:p>74</text:p>
          </table:table-cell>
          <table:table-cell office:value-type="string" table:style-name="ce8">
            <text:p>Piltenė</text:p>
          </table:table-cell>
          <table:table-cell office:value-type="float" office:value="1000" table:style-name="ce8">
            <text:p>1000</text:p>
          </table:table-cell>
          <table:table-cell office:value-type="float" office:value="57.22" table:style-name="ce8">
            <text:p>57,22</text:p>
          </table:table-cell>
          <table:table-cell office:value-type="float" office:value="21.66" table:style-name="ce8">
            <text:p>21,66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75" table:style-name="ce8">
            <text:p>75</text:p>
          </table:table-cell>
          <table:table-cell office:value-type="string" table:style-name="ce8">
            <text:p>Staicelė</text:p>
          </table:table-cell>
          <table:table-cell office:value-type="float" office:value="1000" table:style-name="ce8">
            <text:p>1000</text:p>
          </table:table-cell>
          <table:table-cell office:value-type="float" office:value="57.84" table:style-name="ce8">
            <text:p>57,84</text:p>
          </table:table-cell>
          <table:table-cell office:value-type="float" office:value="24.75" table:style-name="ce8">
            <text:p>24,75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76" table:style-name="ce8">
            <text:p>76</text:p>
          </table:table-cell>
          <table:table-cell office:value-type="string" table:style-name="ce8">
            <text:p>Subatė</text:p>
          </table:table-cell>
          <table:table-cell office:value-type="float" office:value="842" table:style-name="ce8">
            <text:p>842</text:p>
          </table:table-cell>
          <table:table-cell office:value-type="float" office:value="56.02" table:style-name="ce8">
            <text:p>56,02</text:p>
          </table:table-cell>
          <table:table-cell office:value-type="float" office:value="25.91" table:style-name="ce8">
            <text:p>25,91</text:p>
          </table:table-cell>
          <table:table-cell table:style-name="ce4"/>
          <table:table-cell table:number-columns-repeated="16378"/>
        </table:table-row>
        <table:table-row table:style-name="ro1">
          <table:table-cell office:value-type="float" office:value="77" table:style-name="ce8">
            <text:p>77</text:p>
          </table:table-cell>
          <table:table-cell office:value-type="string" table:style-name="ce8">
            <text:p>Durbė</text:p>
          </table:table-cell>
          <table:table-cell office:value-type="float" office:value="466" table:style-name="ce8">
            <text:p>466</text:p>
          </table:table-cell>
          <table:table-cell office:value-type="float" office:value="56.59" table:style-name="ce8">
            <text:p>56,59</text:p>
          </table:table-cell>
          <table:table-cell office:value-type="float" office:value="21.35" table:style-name="ce8">
            <text:p>21,35</text:p>
          </table:table-cell>
          <table:table-cell table:style-name="ce4"/>
          <table:table-cell table:number-columns-repeated="16378"/>
        </table:table-row>
        <table:table-row table:number-rows-repeated="1048491" table:style-name="ro1">
          <table:table-cell table:number-columns-repeated="16384"/>
        </table:table-row>
      </table:table>
      <table:table table:name="Siena" table:style-name="ta2">
        <table:table-column table:style-name="co10" table:number-columns-repeated="2" table:default-cell-style-name="ce12"/>
        <table:table-column table:style-name="co7" table:number-columns-repeated="16382" table:default-cell-style-name="ce1"/>
        <table:table-row table:style-name="ro3">
          <table:table-cell office:value-type="string" table:style-name="ce3">
            <text:p>Ilguma</text:p>
          </table:table-cell>
          <table:table-cell office:value-type="string" table:style-name="ce3">
            <text:p>Platuma</text:p>
          </table:table-cell>
          <table:table-cell table:number-columns-repeated="16382"/>
        </table:table-row>
        <table:table-row table:style-name="ro1">
          <table:table-cell office:value-type="float" office:value="21.987018000000027" table:style-name="ce12">
            <text:p>21,987018</text:p>
          </table:table-cell>
          <table:table-cell office:value-type="float" office:value="56.385414000000068" table:style-name="ce12">
            <text:p>56,385414</text:p>
          </table:table-cell>
          <table:table-cell table:number-columns-repeated="16382"/>
        </table:table-row>
        <table:table-row table:style-name="ro1">
          <table:table-cell office:value-type="float" office:value="21.904595000000082" table:style-name="ce12">
            <text:p>21,904595</text:p>
          </table:table-cell>
          <table:table-cell office:value-type="float" office:value="56.359776000000053" table:style-name="ce12">
            <text:p>56,359776</text:p>
          </table:table-cell>
          <table:table-cell table:number-columns-repeated="16382"/>
        </table:table-row>
        <table:table-row table:style-name="ro1">
          <table:table-cell office:value-type="float" office:value="21.81526900000005" table:style-name="ce12">
            <text:p>21,815269</text:p>
          </table:table-cell>
          <table:table-cell office:value-type="float" office:value="56.356657999999968" table:style-name="ce12">
            <text:p>56,356658</text:p>
          </table:table-cell>
          <table:table-cell table:number-columns-repeated="16382"/>
        </table:table-row>
        <table:table-row table:style-name="ro1">
          <table:table-cell office:value-type="float" office:value="21.740915000000083" table:style-name="ce12">
            <text:p>21,740915</text:p>
          </table:table-cell>
          <table:table-cell office:value-type="float" office:value="56.326291000000019" table:style-name="ce12">
            <text:p>56,326291</text:p>
          </table:table-cell>
          <table:table-cell table:number-columns-repeated="16382"/>
        </table:table-row>
        <table:table-row table:style-name="ro1">
          <table:table-cell office:value-type="float" office:value="21.659579000000004" table:style-name="ce12">
            <text:p>21,659579</text:p>
          </table:table-cell>
          <table:table-cell office:value-type="float" office:value="56.318451000000024" table:style-name="ce12">
            <text:p>56,318451</text:p>
          </table:table-cell>
          <table:table-cell table:number-columns-repeated="16382"/>
        </table:table-row>
        <table:table-row table:style-name="ro1">
          <table:table-cell office:value-type="float" office:value="21.570000000000046" table:style-name="ce12">
            <text:p>21,57</text:p>
          </table:table-cell>
          <table:table-cell office:value-type="float" office:value="56.306171000000049" table:style-name="ce12">
            <text:p>56,306171</text:p>
          </table:table-cell>
          <table:table-cell table:number-columns-repeated="16382"/>
        </table:table-row>
        <table:table-row table:style-name="ro1">
          <table:table-cell office:value-type="float" office:value="21.488391000000032" table:style-name="ce12">
            <text:p>21,488391</text:p>
          </table:table-cell>
          <table:table-cell office:value-type="float" office:value="56.289230000000074" table:style-name="ce12">
            <text:p>56,28923</text:p>
          </table:table-cell>
          <table:table-cell table:number-columns-repeated="16382"/>
        </table:table-row>
        <table:table-row table:style-name="ro1">
          <table:table-cell office:value-type="float" office:value="21.438161000000033" table:style-name="ce12">
            <text:p>21,438161</text:p>
          </table:table-cell>
          <table:table-cell office:value-type="float" office:value="56.244891999999979" table:style-name="ce12">
            <text:p>56,244892</text:p>
          </table:table-cell>
          <table:table-cell table:number-columns-repeated="16382"/>
        </table:table-row>
        <table:table-row table:style-name="ro1">
          <table:table-cell office:value-type="float" office:value="21.34851100000008" table:style-name="ce12">
            <text:p>21,348511</text:p>
          </table:table-cell>
          <table:table-cell office:value-type="float" office:value="56.223461000000029" table:style-name="ce12">
            <text:p>56,223461</text:p>
          </table:table-cell>
          <table:table-cell table:number-columns-repeated="16382"/>
        </table:table-row>
        <table:table-row table:style-name="ro1">
          <table:table-cell office:value-type="float" office:value="21.29062400000009" table:style-name="ce12">
            <text:p>21,290624</text:p>
          </table:table-cell>
          <table:table-cell office:value-type="float" office:value="56.18364700000005" table:style-name="ce12">
            <text:p>56,183647</text:p>
          </table:table-cell>
          <table:table-cell table:number-columns-repeated="16382"/>
        </table:table-row>
        <table:table-row table:style-name="ro1">
          <table:table-cell office:value-type="float" office:value="21.224945999999985" table:style-name="ce12">
            <text:p>21,224946</text:p>
          </table:table-cell>
          <table:table-cell office:value-type="float" office:value="56.148377000000025" table:style-name="ce12">
            <text:p>56,148377</text:p>
          </table:table-cell>
          <table:table-cell table:number-columns-repeated="16382"/>
        </table:table-row>
        <table:table-row table:style-name="ro1">
          <table:table-cell office:value-type="float" office:value="21.223208999999994" table:style-name="ce12">
            <text:p>21,223209</text:p>
          </table:table-cell>
          <table:table-cell office:value-type="float" office:value="56.094460000000012" table:style-name="ce12">
            <text:p>56,09446</text:p>
          </table:table-cell>
          <table:table-cell table:number-columns-repeated="16382"/>
        </table:table-row>
        <table:table-row table:style-name="ro1">
          <table:table-cell office:value-type="float" office:value="21.134302000000041" table:style-name="ce12">
            <text:p>21,134302</text:p>
          </table:table-cell>
          <table:table-cell office:value-type="float" office:value="56.081851000000015" table:style-name="ce12">
            <text:p>56,081851</text:p>
          </table:table-cell>
          <table:table-cell table:number-columns-repeated="16382"/>
        </table:table-row>
        <table:table-row table:style-name="ro1">
          <table:table-cell office:value-type="float" office:value="21.065835000000046" table:style-name="ce12">
            <text:p>21,065835</text:p>
          </table:table-cell>
          <table:table-cell office:value-type="float" office:value="56.068195000000046" table:style-name="ce12">
            <text:p>56,068195</text:p>
          </table:table-cell>
          <table:table-cell table:number-columns-repeated="16382"/>
        </table:table-row>
        <table:table-row table:style-name="ro1">
          <table:table-cell office:value-type="float" office:value="21.061388000000072" table:style-name="ce12">
            <text:p>21,061388</text:p>
          </table:table-cell>
          <table:table-cell office:value-type="float" office:value="56.078472000000026" table:style-name="ce12">
            <text:p>56,078472</text:p>
          </table:table-cell>
          <table:table-cell table:number-columns-repeated="16382"/>
        </table:table-row>
        <table:table-row table:style-name="ro1">
          <table:table-cell office:value-type="float" office:value="21.056944000000041" table:style-name="ce12">
            <text:p>21,056944</text:p>
          </table:table-cell>
          <table:table-cell office:value-type="float" office:value="56.088747999999995" table:style-name="ce12">
            <text:p>56,088748</text:p>
          </table:table-cell>
          <table:table-cell table:number-columns-repeated="16382"/>
        </table:table-row>
        <table:table-row table:style-name="ro1">
          <table:table-cell office:value-type="float" office:value="21.052500000000062" table:style-name="ce12">
            <text:p>21,0525</text:p>
          </table:table-cell>
          <table:table-cell office:value-type="float" office:value="56.097914999999986" table:style-name="ce12">
            <text:p>56,097915</text:p>
          </table:table-cell>
          <table:table-cell table:number-columns-repeated="16382"/>
        </table:table-row>
        <table:table-row table:style-name="ro1">
          <table:table-cell office:value-type="float" office:value="21.048055000000083" table:style-name="ce12">
            <text:p>21,048055</text:p>
          </table:table-cell>
          <table:table-cell office:value-type="float" office:value="56.109028000000009" table:style-name="ce12">
            <text:p>56,109028</text:p>
          </table:table-cell>
          <table:table-cell table:number-columns-repeated="16382"/>
        </table:table-row>
        <table:table-row table:style-name="ro1">
          <table:table-cell office:value-type="float" office:value="21.043611000000109" table:style-name="ce12">
            <text:p>21,043611</text:p>
          </table:table-cell>
          <table:table-cell office:value-type="float" office:value="56.119861000000007" table:style-name="ce12">
            <text:p>56,119861</text:p>
          </table:table-cell>
          <table:table-cell table:number-columns-repeated="16382"/>
        </table:table-row>
        <table:table-row table:style-name="ro1">
          <table:table-cell office:value-type="float" office:value="21.03916700000007" table:style-name="ce12">
            <text:p>21,039167</text:p>
          </table:table-cell>
          <table:table-cell office:value-type="float" office:value="56.126804999999976" table:style-name="ce12">
            <text:p>56,126805</text:p>
          </table:table-cell>
          <table:table-cell table:number-columns-repeated="16382"/>
        </table:table-row>
        <table:table-row table:style-name="ro1">
          <table:table-cell office:value-type="float" office:value="21.034721999999981" table:style-name="ce12">
            <text:p>21,034722</text:p>
          </table:table-cell>
          <table:table-cell office:value-type="float" office:value="56.135418000000065" table:style-name="ce12">
            <text:p>56,135418</text:p>
          </table:table-cell>
          <table:table-cell table:number-columns-repeated="16382"/>
        </table:table-row>
        <table:table-row table:style-name="ro1">
          <table:table-cell office:value-type="float" office:value="21.031944000000006" table:style-name="ce12">
            <text:p>21,031944</text:p>
          </table:table-cell>
          <table:table-cell office:value-type="float" office:value="56.141250000000056" table:style-name="ce12">
            <text:p>56,14125</text:p>
          </table:table-cell>
          <table:table-cell table:number-columns-repeated="16382"/>
        </table:table-row>
        <table:table-row table:style-name="ro1">
          <table:table-cell office:value-type="float" office:value="21.027500000000082" table:style-name="ce12">
            <text:p>21,0275</text:p>
          </table:table-cell>
          <table:table-cell office:value-type="float" office:value="56.148193000000035" table:style-name="ce12">
            <text:p>56,148193</text:p>
          </table:table-cell>
          <table:table-cell table:number-columns-repeated="16382"/>
        </table:table-row>
        <table:table-row table:style-name="ro1">
          <table:table-cell office:value-type="float" office:value="21.022501999999971" table:style-name="ce12">
            <text:p>21,022502</text:p>
          </table:table-cell>
          <table:table-cell office:value-type="float" office:value="56.155417000000043" table:style-name="ce12">
            <text:p>56,155417</text:p>
          </table:table-cell>
          <table:table-cell table:number-columns-repeated="16382"/>
        </table:table-row>
        <table:table-row table:style-name="ro1">
          <table:table-cell office:value-type="float" office:value="21.020277000000018" table:style-name="ce12">
            <text:p>21,020277</text:p>
          </table:table-cell>
          <table:table-cell office:value-type="float" office:value="56.159862000000018" table:style-name="ce12">
            <text:p>56,159862</text:p>
          </table:table-cell>
          <table:table-cell table:number-columns-repeated="16382"/>
        </table:table-row>
        <table:table-row table:style-name="ro1">
          <table:table-cell office:value-type="float" office:value="21.015833000000097" table:style-name="ce12">
            <text:p>21,015833</text:p>
          </table:table-cell>
          <table:table-cell office:value-type="float" office:value="56.166526000000019" table:style-name="ce12">
            <text:p>56,166526</text:p>
          </table:table-cell>
          <table:table-cell table:number-columns-repeated="16382"/>
        </table:table-row>
        <table:table-row table:style-name="ro1">
          <table:table-cell office:value-type="float" office:value="21.011388000000007" table:style-name="ce12">
            <text:p>21,011388</text:p>
          </table:table-cell>
          <table:table-cell office:value-type="float" office:value="56.172638999999997" table:style-name="ce12">
            <text:p>56,172639</text:p>
          </table:table-cell>
          <table:table-cell table:number-columns-repeated="16382"/>
        </table:table-row>
        <table:table-row table:style-name="ro1">
          <table:table-cell office:value-type="float" office:value="21.006944000000026" table:style-name="ce12">
            <text:p>21,006944</text:p>
          </table:table-cell>
          <table:table-cell office:value-type="float" office:value="56.179304999999985" table:style-name="ce12">
            <text:p>56,179305</text:p>
          </table:table-cell>
          <table:table-cell table:number-columns-repeated="16382"/>
        </table:table-row>
        <table:table-row table:style-name="ro1">
          <table:table-cell office:value-type="float" office:value="21.002500000000051" table:style-name="ce12">
            <text:p>21,0025</text:p>
          </table:table-cell>
          <table:table-cell office:value-type="float" office:value="56.185418000000013" table:style-name="ce12">
            <text:p>56,185418</text:p>
          </table:table-cell>
          <table:table-cell table:number-columns-repeated="16382"/>
        </table:table-row>
        <table:table-row table:style-name="ro1">
          <table:table-cell office:value-type="float" office:value="20.996943000000041" table:style-name="ce12">
            <text:p>20,996943</text:p>
          </table:table-cell>
          <table:table-cell office:value-type="float" office:value="56.192359999999994" table:style-name="ce12">
            <text:p>56,19236</text:p>
          </table:table-cell>
          <table:table-cell table:number-columns-repeated="16382"/>
        </table:table-row>
        <table:table-row table:style-name="ro1">
          <table:table-cell office:value-type="float" office:value="20.992501000000058" table:style-name="ce12">
            <text:p>20,992501</text:p>
          </table:table-cell>
          <table:table-cell office:value-type="float" office:value="56.199860999999984" table:style-name="ce12">
            <text:p>56,199861</text:p>
          </table:table-cell>
          <table:table-cell table:number-columns-repeated="16382"/>
        </table:table-row>
        <table:table-row table:style-name="ro1">
          <table:table-cell office:value-type="float" office:value="20.989167000000062" table:style-name="ce12">
            <text:p>20,989167</text:p>
          </table:table-cell>
          <table:table-cell office:value-type="float" office:value="56.205139000000074" table:style-name="ce12">
            <text:p>56,205139</text:p>
          </table:table-cell>
          <table:table-cell table:number-columns-repeated="16382"/>
        </table:table-row>
        <table:table-row table:style-name="ro1">
          <table:table-cell office:value-type="float" office:value="20.984723000000027" table:style-name="ce12">
            <text:p>20,984723</text:p>
          </table:table-cell>
          <table:table-cell office:value-type="float" office:value="56.213750000000104" table:style-name="ce12">
            <text:p>56,21375</text:p>
          </table:table-cell>
          <table:table-cell table:number-columns-repeated="16382"/>
        </table:table-row>
        <table:table-row table:style-name="ro1">
          <table:table-cell office:value-type="float" office:value="20.980278000000048" table:style-name="ce12">
            <text:p>20,980278</text:p>
          </table:table-cell>
          <table:table-cell office:value-type="float" office:value="56.236527000000073" table:style-name="ce12">
            <text:p>56,236527</text:p>
          </table:table-cell>
          <table:table-cell table:number-columns-repeated="16382"/>
        </table:table-row>
        <table:table-row table:style-name="ro1">
          <table:table-cell office:value-type="float" office:value="20.984723000000027" table:style-name="ce12">
            <text:p>20,984723</text:p>
          </table:table-cell>
          <table:table-cell office:value-type="float" office:value="56.270693999999978" table:style-name="ce12">
            <text:p>56,270694</text:p>
          </table:table-cell>
          <table:table-cell table:number-columns-repeated="16382"/>
        </table:table-row>
        <table:table-row table:style-name="ro1">
          <table:table-cell office:value-type="float" office:value="20.985835000000062" table:style-name="ce12">
            <text:p>20,985835</text:p>
          </table:table-cell>
          <table:table-cell office:value-type="float" office:value="56.283473000000001" table:style-name="ce12">
            <text:p>56,283473</text:p>
          </table:table-cell>
          <table:table-cell table:number-columns-repeated="16382"/>
        </table:table-row>
        <table:table-row table:style-name="ro1">
          <table:table-cell office:value-type="float" office:value="20.982500000000066" table:style-name="ce12">
            <text:p>20,9825</text:p>
          </table:table-cell>
          <table:table-cell office:value-type="float" office:value="56.31486100000005" table:style-name="ce12">
            <text:p>56,314861</text:p>
          </table:table-cell>
          <table:table-cell table:number-columns-repeated="16382"/>
        </table:table-row>
        <table:table-row table:style-name="ro1">
          <table:table-cell office:value-type="float" office:value="20.978056000000034" table:style-name="ce12">
            <text:p>20,978056</text:p>
          </table:table-cell>
          <table:table-cell office:value-type="float" office:value="56.327640000000017" table:style-name="ce12">
            <text:p>56,32764</text:p>
          </table:table-cell>
          <table:table-cell table:number-columns-repeated="16382"/>
        </table:table-row>
        <table:table-row table:style-name="ro1">
          <table:table-cell office:value-type="float" office:value="20.973612000000056" table:style-name="ce12">
            <text:p>20,973612</text:p>
          </table:table-cell>
          <table:table-cell office:value-type="float" office:value="56.340973000000005" table:style-name="ce12">
            <text:p>56,340973</text:p>
          </table:table-cell>
          <table:table-cell table:number-columns-repeated="16382"/>
        </table:table-row>
        <table:table-row table:style-name="ro1">
          <table:table-cell office:value-type="float" office:value="20.972500000000078" table:style-name="ce12">
            <text:p>20,9725</text:p>
          </table:table-cell>
          <table:table-cell office:value-type="float" office:value="56.369583000000077" table:style-name="ce12">
            <text:p>56,369583</text:p>
          </table:table-cell>
          <table:table-cell table:number-columns-repeated="16382"/>
        </table:table-row>
        <table:table-row table:style-name="ro1">
          <table:table-cell office:value-type="float" office:value="20.976944000000053" table:style-name="ce12">
            <text:p>20,976944</text:p>
          </table:table-cell>
          <table:table-cell office:value-type="float" office:value="56.379305999999978" table:style-name="ce12">
            <text:p>56,379306</text:p>
          </table:table-cell>
          <table:table-cell table:number-columns-repeated="16382"/>
        </table:table-row>
        <table:table-row table:style-name="ro1">
          <table:table-cell office:value-type="float" office:value="20.981388000000035" table:style-name="ce12">
            <text:p>20,981388</text:p>
          </table:table-cell>
          <table:table-cell office:value-type="float" office:value="56.392917000000054" table:style-name="ce12">
            <text:p>56,392917</text:p>
          </table:table-cell>
          <table:table-cell table:number-columns-repeated="16382"/>
        </table:table-row>
        <table:table-row table:style-name="ro1">
          <table:table-cell office:value-type="float" office:value="20.985835000000062" table:style-name="ce12">
            <text:p>20,985835</text:p>
          </table:table-cell>
          <table:table-cell office:value-type="float" office:value="56.402084000000052" table:style-name="ce12">
            <text:p>56,402084</text:p>
          </table:table-cell>
          <table:table-cell table:number-columns-repeated="16382"/>
        </table:table-row>
        <table:table-row table:style-name="ro1">
          <table:table-cell office:value-type="float" office:value="20.990279000000037" table:style-name="ce12">
            <text:p>20,990279</text:p>
          </table:table-cell>
          <table:table-cell office:value-type="float" office:value="56.41264100000005" table:style-name="ce12">
            <text:p>56,412641</text:p>
          </table:table-cell>
          <table:table-cell table:number-columns-repeated="16382"/>
        </table:table-row>
        <table:table-row table:style-name="ro1">
          <table:table-cell office:value-type="float" office:value="20.994723000000018" table:style-name="ce12">
            <text:p>20,994723</text:p>
          </table:table-cell>
          <table:table-cell office:value-type="float" office:value="56.42569300000001" table:style-name="ce12">
            <text:p>56,425693</text:p>
          </table:table-cell>
          <table:table-cell table:number-columns-repeated="16382"/>
        </table:table-row>
        <table:table-row table:style-name="ro1">
          <table:table-cell office:value-type="float" office:value="20.999164999999998" table:style-name="ce12">
            <text:p>20,999165</text:p>
          </table:table-cell>
          <table:table-cell office:value-type="float" office:value="56.441251000000008" table:style-name="ce12">
            <text:p>56,441251</text:p>
          </table:table-cell>
          <table:table-cell table:number-columns-repeated="16382"/>
        </table:table-row>
        <table:table-row table:style-name="ro1">
          <table:table-cell office:value-type="float" office:value="21.002500000000051" table:style-name="ce12">
            <text:p>21,0025</text:p>
          </table:table-cell>
          <table:table-cell office:value-type="float" office:value="56.45902599999998" table:style-name="ce12">
            <text:p>56,459026</text:p>
          </table:table-cell>
          <table:table-cell table:number-columns-repeated="16382"/>
        </table:table-row>
        <table:table-row table:style-name="ro1">
          <table:table-cell office:value-type="float" office:value="20.997499000000055" table:style-name="ce12">
            <text:p>20,997499</text:p>
          </table:table-cell>
          <table:table-cell office:value-type="float" office:value="56.484860000000076" table:style-name="ce12">
            <text:p>56,48486</text:p>
          </table:table-cell>
          <table:table-cell table:number-columns-repeated="16382"/>
        </table:table-row>
        <table:table-row table:style-name="ro1">
          <table:table-cell office:value-type="float" office:value="20.993055000000023" table:style-name="ce12">
            <text:p>20,993055</text:p>
          </table:table-cell>
          <table:table-cell office:value-type="float" office:value="56.500415000000018" table:style-name="ce12">
            <text:p>56,500415</text:p>
          </table:table-cell>
          <table:table-cell table:number-columns-repeated="16382"/>
        </table:table-row>
        <table:table-row table:style-name="ro1">
          <table:table-cell office:value-type="float" office:value="20.988611000000045" table:style-name="ce12">
            <text:p>20,988611</text:p>
          </table:table-cell>
          <table:table-cell office:value-type="float" office:value="56.511806000000021" table:style-name="ce12">
            <text:p>56,511806</text:p>
          </table:table-cell>
          <table:table-cell table:number-columns-repeated="16382"/>
        </table:table-row>
        <table:table-row table:style-name="ro1">
          <table:table-cell office:value-type="float" office:value="20.985276000000052" table:style-name="ce12">
            <text:p>20,985276</text:p>
          </table:table-cell>
          <table:table-cell office:value-type="float" office:value="56.518469999999972" table:style-name="ce12">
            <text:p>56,51847</text:p>
          </table:table-cell>
          <table:table-cell table:number-columns-repeated="16382"/>
        </table:table-row>
        <table:table-row table:style-name="ro1">
          <table:table-cell office:value-type="float" office:value="20.994167000000058" table:style-name="ce12">
            <text:p>20,994167</text:p>
          </table:table-cell>
          <table:table-cell office:value-type="float" office:value="56.519306000000014" table:style-name="ce12">
            <text:p>56,519306</text:p>
          </table:table-cell>
          <table:table-cell table:number-columns-repeated="16382"/>
        </table:table-row>
        <table:table-row table:style-name="ro1">
          <table:table-cell office:value-type="float" office:value="20.996943000000041" table:style-name="ce12">
            <text:p>20,996943</text:p>
          </table:table-cell>
          <table:table-cell office:value-type="float" office:value="56.522082000000005" table:style-name="ce12">
            <text:p>56,522082</text:p>
          </table:table-cell>
          <table:table-cell table:number-columns-repeated="16382"/>
        </table:table-row>
        <table:table-row table:style-name="ro1">
          <table:table-cell office:value-type="float" office:value="20.989721000000024" table:style-name="ce12">
            <text:p>20,989721</text:p>
          </table:table-cell>
          <table:table-cell office:value-type="float" office:value="56.51985999999998" table:style-name="ce12">
            <text:p>56,51986</text:p>
          </table:table-cell>
          <table:table-cell table:number-columns-repeated="16382"/>
        </table:table-row>
        <table:table-row table:style-name="ro1">
          <table:table-cell office:value-type="float" office:value="20.982500000000066" table:style-name="ce12">
            <text:p>20,9825</text:p>
          </table:table-cell>
          <table:table-cell office:value-type="float" office:value="56.521804000000017" table:style-name="ce12">
            <text:p>56,521804</text:p>
          </table:table-cell>
          <table:table-cell table:number-columns-repeated="16382"/>
        </table:table-row>
        <table:table-row table:style-name="ro1">
          <table:table-cell office:value-type="float" office:value="20.989167000000062" table:style-name="ce12">
            <text:p>20,989167</text:p>
          </table:table-cell>
          <table:table-cell office:value-type="float" office:value="56.522362999999977" table:style-name="ce12">
            <text:p>56,522363</text:p>
          </table:table-cell>
          <table:table-cell table:number-columns-repeated="16382"/>
        </table:table-row>
        <table:table-row table:style-name="ro1">
          <table:table-cell office:value-type="float" office:value="20.995277000000037" table:style-name="ce12">
            <text:p>20,995277</text:p>
          </table:table-cell>
          <table:table-cell office:value-type="float" office:value="56.524582999999993" table:style-name="ce12">
            <text:p>56,524583</text:p>
          </table:table-cell>
          <table:table-cell table:number-columns-repeated="16382"/>
        </table:table-row>
        <table:table-row table:style-name="ro1">
          <table:table-cell office:value-type="float" office:value="20.995833000000054" table:style-name="ce12">
            <text:p>20,995833</text:p>
          </table:table-cell>
          <table:table-cell office:value-type="float" office:value="56.531807999999998" table:style-name="ce12">
            <text:p>56,531808</text:p>
          </table:table-cell>
          <table:table-cell table:number-columns-repeated="16382"/>
        </table:table-row>
        <table:table-row table:style-name="ro1">
          <table:table-cell office:value-type="float" office:value="20.998056000000016" table:style-name="ce12">
            <text:p>20,998056</text:p>
          </table:table-cell>
          <table:table-cell office:value-type="float" office:value="56.540696000000068" table:style-name="ce12">
            <text:p>56,540696</text:p>
          </table:table-cell>
          <table:table-cell table:number-columns-repeated="16382"/>
        </table:table-row>
        <table:table-row table:style-name="ro1">
          <table:table-cell office:value-type="float" office:value="21.014723" table:style-name="ce12">
            <text:p>21,014723</text:p>
          </table:table-cell>
          <table:table-cell office:value-type="float" office:value="56.543749999999974" table:style-name="ce12">
            <text:p>56,54375</text:p>
          </table:table-cell>
          <table:table-cell table:number-columns-repeated="16382"/>
        </table:table-row>
        <table:table-row table:style-name="ro1">
          <table:table-cell office:value-type="float" office:value="21.033612000000002" table:style-name="ce12">
            <text:p>21,033612</text:p>
          </table:table-cell>
          <table:table-cell office:value-type="float" office:value="56.540696000000068" table:style-name="ce12">
            <text:p>56,540696</text:p>
          </table:table-cell>
          <table:table-cell table:number-columns-repeated="16382"/>
        </table:table-row>
        <table:table-row table:style-name="ro1">
          <table:table-cell office:value-type="float" office:value="21.051946000000097" table:style-name="ce12">
            <text:p>21,051946</text:p>
          </table:table-cell>
          <table:table-cell office:value-type="float" office:value="56.540696000000068" table:style-name="ce12">
            <text:p>56,540696</text:p>
          </table:table-cell>
          <table:table-cell table:number-columns-repeated="16382"/>
        </table:table-row>
        <table:table-row table:style-name="ro1">
          <table:table-cell office:value-type="float" office:value="21.039723000000091" table:style-name="ce12">
            <text:p>21,039723</text:p>
          </table:table-cell>
          <table:table-cell office:value-type="float" office:value="56.542362000000068" table:style-name="ce12">
            <text:p>56,542362</text:p>
          </table:table-cell>
          <table:table-cell table:number-columns-repeated="16382"/>
        </table:table-row>
        <table:table-row table:style-name="ro1">
          <table:table-cell office:value-type="float" office:value="21.037501000000074" table:style-name="ce12">
            <text:p>21,037501</text:p>
          </table:table-cell>
          <table:table-cell office:value-type="float" office:value="56.546249999999972" table:style-name="ce12">
            <text:p>56,54625</text:p>
          </table:table-cell>
          <table:table-cell table:number-columns-repeated="16382"/>
        </table:table-row>
        <table:table-row table:style-name="ro1">
          <table:table-cell office:value-type="float" office:value="21.035278000000002" table:style-name="ce12">
            <text:p>21,035278</text:p>
          </table:table-cell>
          <table:table-cell office:value-type="float" office:value="56.548753000000076" table:style-name="ce12">
            <text:p>56,548753</text:p>
          </table:table-cell>
          <table:table-cell table:number-columns-repeated="16382"/>
        </table:table-row>
        <table:table-row table:style-name="ro1">
          <table:table-cell office:value-type="float" office:value="21.03083400000008" table:style-name="ce12">
            <text:p>21,030834</text:p>
          </table:table-cell>
          <table:table-cell office:value-type="float" office:value="56.542083999999974" table:style-name="ce12">
            <text:p>56,542084</text:p>
          </table:table-cell>
          <table:table-cell table:number-columns-repeated="16382"/>
        </table:table-row>
        <table:table-row table:style-name="ro1">
          <table:table-cell office:value-type="float" office:value="21.018611000000018" table:style-name="ce12">
            <text:p>21,018611</text:p>
          </table:table-cell>
          <table:table-cell office:value-type="float" office:value="56.543749999999974" table:style-name="ce12">
            <text:p>56,54375</text:p>
          </table:table-cell>
          <table:table-cell table:number-columns-repeated="16382"/>
        </table:table-row>
        <table:table-row table:style-name="ro1">
          <table:table-cell office:value-type="float" office:value="21.001388000000016" table:style-name="ce12">
            <text:p>21,001388</text:p>
          </table:table-cell>
          <table:table-cell office:value-type="float" office:value="56.545970000000054" table:style-name="ce12">
            <text:p>56,54597</text:p>
          </table:table-cell>
          <table:table-cell table:number-columns-repeated="16382"/>
        </table:table-row>
        <table:table-row table:style-name="ro1">
          <table:table-cell office:value-type="float" office:value="20.995833000000054" table:style-name="ce12">
            <text:p>20,995833</text:p>
          </table:table-cell>
          <table:table-cell office:value-type="float" office:value="56.556251000000074" table:style-name="ce12">
            <text:p>56,556251</text:p>
          </table:table-cell>
          <table:table-cell table:number-columns-repeated="16382"/>
        </table:table-row>
        <table:table-row table:style-name="ro1">
          <table:table-cell office:value-type="float" office:value="21.002500000000051" table:style-name="ce12">
            <text:p>21,0025</text:p>
          </table:table-cell>
          <table:table-cell office:value-type="float" office:value="56.559308000000087" table:style-name="ce12">
            <text:p>56,559308</text:p>
          </table:table-cell>
          <table:table-cell table:number-columns-repeated="16382"/>
        </table:table-row>
        <table:table-row table:style-name="ro1">
          <table:table-cell office:value-type="float" office:value="21.002500000000051" table:style-name="ce12">
            <text:p>21,0025</text:p>
          </table:table-cell>
          <table:table-cell office:value-type="float" office:value="56.566806000000028" table:style-name="ce12">
            <text:p>56,566806</text:p>
          </table:table-cell>
          <table:table-cell table:number-columns-repeated="16382"/>
        </table:table-row>
        <table:table-row table:style-name="ro1">
          <table:table-cell office:value-type="float" office:value="21.008054000000012" table:style-name="ce12">
            <text:p>21,008054</text:p>
          </table:table-cell>
          <table:table-cell office:value-type="float" office:value="56.574029000000039" table:style-name="ce12">
            <text:p>56,574029</text:p>
          </table:table-cell>
          <table:table-cell table:number-columns-repeated="16382"/>
        </table:table-row>
        <table:table-row table:style-name="ro1">
          <table:table-cell office:value-type="float" office:value="21.012501000000036" table:style-name="ce12">
            <text:p>21,012501</text:p>
          </table:table-cell>
          <table:table-cell office:value-type="float" office:value="56.587918000000045" table:style-name="ce12">
            <text:p>56,587918</text:p>
          </table:table-cell>
          <table:table-cell table:number-columns-repeated="16382"/>
        </table:table-row>
        <table:table-row table:style-name="ro1">
          <table:table-cell office:value-type="float" office:value="21.016945000000018" table:style-name="ce12">
            <text:p>21,016945</text:p>
          </table:table-cell>
          <table:table-cell office:value-type="float" office:value="56.595973999999998" table:style-name="ce12">
            <text:p>56,595974</text:p>
          </table:table-cell>
          <table:table-cell table:number-columns-repeated="16382"/>
        </table:table-row>
        <table:table-row table:style-name="ro1">
          <table:table-cell office:value-type="float" office:value="21.021943000000014" table:style-name="ce12">
            <text:p>21,021943</text:p>
          </table:table-cell>
          <table:table-cell office:value-type="float" office:value="56.601250999999984" table:style-name="ce12">
            <text:p>56,601251</text:p>
          </table:table-cell>
          <table:table-cell table:number-columns-repeated="16382"/>
        </table:table-row>
        <table:table-row table:style-name="ro1">
          <table:table-cell office:value-type="float" office:value="21.026386999999996" table:style-name="ce12">
            <text:p>21,026387</text:p>
          </table:table-cell>
          <table:table-cell office:value-type="float" office:value="56.604863000000009" table:style-name="ce12">
            <text:p>56,604863</text:p>
          </table:table-cell>
          <table:table-cell table:number-columns-repeated="16382"/>
        </table:table-row>
        <table:table-row table:style-name="ro1">
          <table:table-cell office:value-type="float" office:value="21.033055999999981" table:style-name="ce12">
            <text:p>21,033056</text:p>
          </table:table-cell>
          <table:table-cell office:value-type="float" office:value="56.607082999999975" table:style-name="ce12">
            <text:p>56,607083</text:p>
          </table:table-cell>
          <table:table-cell table:number-columns-repeated="16382"/>
        </table:table-row>
        <table:table-row table:style-name="ro1">
          <table:table-cell office:value-type="float" office:value="21.026386999999996" table:style-name="ce12">
            <text:p>21,026387</text:p>
          </table:table-cell>
          <table:table-cell office:value-type="float" office:value="56.608748999999982" table:style-name="ce12">
            <text:p>56,608749</text:p>
          </table:table-cell>
          <table:table-cell table:number-columns-repeated="16382"/>
        </table:table-row>
        <table:table-row table:style-name="ro1">
          <table:table-cell office:value-type="float" office:value="21.029721999999989" table:style-name="ce12">
            <text:p>21,029722</text:p>
          </table:table-cell>
          <table:table-cell office:value-type="float" office:value="56.615970999999988" table:style-name="ce12">
            <text:p>56,615971</text:p>
          </table:table-cell>
          <table:table-cell table:number-columns-repeated="16382"/>
        </table:table-row>
        <table:table-row table:style-name="ro1">
          <table:table-cell office:value-type="float" office:value="21.034166000000081" table:style-name="ce12">
            <text:p>21,034166</text:p>
          </table:table-cell>
          <table:table-cell office:value-type="float" office:value="56.625694000000053" table:style-name="ce12">
            <text:p>56,625694</text:p>
          </table:table-cell>
          <table:table-cell table:number-columns-repeated="16382"/>
        </table:table-row>
        <table:table-row table:style-name="ro1">
          <table:table-cell office:value-type="float" office:value="21.038610000000116" table:style-name="ce12">
            <text:p>21,03861</text:p>
          </table:table-cell>
          <table:table-cell office:value-type="float" office:value="56.634861000000043" table:style-name="ce12">
            <text:p>56,634861</text:p>
          </table:table-cell>
          <table:table-cell table:number-columns-repeated="16382"/>
        </table:table-row>
        <table:table-row table:style-name="ro1">
          <table:table-cell office:value-type="float" office:value="21.04083300000007" table:style-name="ce12">
            <text:p>21,040833</text:p>
          </table:table-cell>
          <table:table-cell office:value-type="float" office:value="56.645416000000054" table:style-name="ce12">
            <text:p>56,645416</text:p>
          </table:table-cell>
          <table:table-cell table:number-columns-repeated="16382"/>
        </table:table-row>
        <table:table-row table:style-name="ro1">
          <table:table-cell office:value-type="float" office:value="21.04527899999999" table:style-name="ce12">
            <text:p>21,045279</text:p>
          </table:table-cell>
          <table:table-cell office:value-type="float" office:value="56.65930500000006" table:style-name="ce12">
            <text:p>56,659305</text:p>
          </table:table-cell>
          <table:table-cell table:number-columns-repeated="16382"/>
        </table:table-row>
        <table:table-row table:style-name="ro1">
          <table:table-cell office:value-type="float" office:value="21.049724000000079" table:style-name="ce12">
            <text:p>21,049724</text:p>
          </table:table-cell>
          <table:table-cell office:value-type="float" office:value="56.666249000000036" table:style-name="ce12">
            <text:p>56,666249</text:p>
          </table:table-cell>
          <table:table-cell table:number-columns-repeated="16382"/>
        </table:table-row>
        <table:table-row table:style-name="ro1">
          <table:table-cell office:value-type="float" office:value="21.05305600000008" table:style-name="ce12">
            <text:p>21,053056</text:p>
          </table:table-cell>
          <table:table-cell office:value-type="float" office:value="56.678748000000027" table:style-name="ce12">
            <text:p>56,678748</text:p>
          </table:table-cell>
          <table:table-cell table:number-columns-repeated="16382"/>
        </table:table-row>
        <table:table-row table:style-name="ro1">
          <table:table-cell office:value-type="float" office:value="21.056390000000075" table:style-name="ce12">
            <text:p>21,05639</text:p>
          </table:table-cell>
          <table:table-cell office:value-type="float" office:value="56.696252000000001" table:style-name="ce12">
            <text:p>56,696252</text:p>
          </table:table-cell>
          <table:table-cell table:number-columns-repeated="16382"/>
        </table:table-row>
        <table:table-row table:style-name="ro1">
          <table:table-cell office:value-type="float" office:value="21.058610000000041" table:style-name="ce12">
            <text:p>21,05861</text:p>
          </table:table-cell>
          <table:table-cell office:value-type="float" office:value="56.706806000000078" table:style-name="ce12">
            <text:p>56,706806</text:p>
          </table:table-cell>
          <table:table-cell table:number-columns-repeated="16382"/>
        </table:table-row>
        <table:table-row table:style-name="ro1">
          <table:table-cell office:value-type="float" office:value="21.059722000000072" table:style-name="ce12">
            <text:p>21,059722</text:p>
          </table:table-cell>
          <table:table-cell office:value-type="float" office:value="56.74597100000004" table:style-name="ce12">
            <text:p>56,745971</text:p>
          </table:table-cell>
          <table:table-cell table:number-columns-repeated="16382"/>
        </table:table-row>
        <table:table-row table:style-name="ro1">
          <table:table-cell office:value-type="float" office:value="21.058610000000041" table:style-name="ce12">
            <text:p>21,05861</text:p>
          </table:table-cell>
          <table:table-cell office:value-type="float" office:value="56.780693999999968" table:style-name="ce12">
            <text:p>56,780694</text:p>
          </table:table-cell>
          <table:table-cell table:number-columns-repeated="16382"/>
        </table:table-row>
        <table:table-row table:style-name="ro1">
          <table:table-cell office:value-type="float" office:value="21.058610000000041" table:style-name="ce12">
            <text:p>21,05861</text:p>
          </table:table-cell>
          <table:table-cell office:value-type="float" office:value="56.793473000000105" table:style-name="ce12">
            <text:p>56,793473</text:p>
          </table:table-cell>
          <table:table-cell table:number-columns-repeated="16382"/>
        </table:table-row>
        <table:table-row table:style-name="ro1">
          <table:table-cell office:value-type="float" office:value="21.054168000000054" table:style-name="ce12">
            <text:p>21,054168</text:p>
          </table:table-cell>
          <table:table-cell office:value-type="float" office:value="56.813194000000053" table:style-name="ce12">
            <text:p>56,813194</text:p>
          </table:table-cell>
          <table:table-cell table:number-columns-repeated="16382"/>
        </table:table-row>
        <table:table-row table:style-name="ro1">
          <table:table-cell office:value-type="float" office:value="21.056390000000075" table:style-name="ce12">
            <text:p>21,05639</text:p>
          </table:table-cell>
          <table:table-cell office:value-type="float" office:value="56.831806000000014" table:style-name="ce12">
            <text:p>56,831806</text:p>
          </table:table-cell>
          <table:table-cell table:number-columns-repeated="16382"/>
        </table:table-row>
        <table:table-row table:style-name="ro1">
          <table:table-cell office:value-type="float" office:value="21.059722000000072" table:style-name="ce12">
            <text:p>21,059722</text:p>
          </table:table-cell>
          <table:table-cell office:value-type="float" office:value="56.836808000000005" table:style-name="ce12">
            <text:p>56,836808</text:p>
          </table:table-cell>
          <table:table-cell table:number-columns-repeated="16382"/>
        </table:table-row>
        <table:table-row table:style-name="ro1">
          <table:table-cell office:value-type="float" office:value="21.064166000000053" table:style-name="ce12">
            <text:p>21,064166</text:p>
          </table:table-cell>
          <table:table-cell office:value-type="float" office:value="56.841249999999988" table:style-name="ce12">
            <text:p>56,84125</text:p>
          </table:table-cell>
          <table:table-cell table:number-columns-repeated="16382"/>
        </table:table-row>
        <table:table-row table:style-name="ro1">
          <table:table-cell office:value-type="float" office:value="21.068611000000026" table:style-name="ce12">
            <text:p>21,068611</text:p>
          </table:table-cell>
          <table:table-cell office:value-type="float" office:value="56.84402900000002" table:style-name="ce12">
            <text:p>56,844029</text:p>
          </table:table-cell>
          <table:table-cell table:number-columns-repeated="16382"/>
        </table:table-row>
        <table:table-row table:style-name="ro1">
          <table:table-cell office:value-type="float" office:value="21.074723000000056" table:style-name="ce12">
            <text:p>21,074723</text:p>
          </table:table-cell>
          <table:table-cell office:value-type="float" office:value="56.845975000000003" table:style-name="ce12">
            <text:p>56,845975</text:p>
          </table:table-cell>
          <table:table-cell table:number-columns-repeated="16382"/>
        </table:table-row>
        <table:table-row table:style-name="ro1">
          <table:table-cell office:value-type="float" office:value="21.080834000000035" table:style-name="ce12">
            <text:p>21,080834</text:p>
          </table:table-cell>
          <table:table-cell office:value-type="float" office:value="56.848195000000018" table:style-name="ce12">
            <text:p>56,848195</text:p>
          </table:table-cell>
          <table:table-cell table:number-columns-repeated="16382"/>
        </table:table-row>
        <table:table-row table:style-name="ro1">
          <table:table-cell office:value-type="float" office:value="21.087500000000027" table:style-name="ce12">
            <text:p>21,0875</text:p>
          </table:table-cell>
          <table:table-cell office:value-type="float" office:value="56.850416999999979" table:style-name="ce12">
            <text:p>56,850417</text:p>
          </table:table-cell>
          <table:table-cell table:number-columns-repeated="16382"/>
        </table:table-row>
        <table:table-row table:style-name="ro1">
          <table:table-cell office:value-type="float" office:value="21.092501000000023" table:style-name="ce12">
            <text:p>21,092501</text:p>
          </table:table-cell>
          <table:table-cell office:value-type="float" office:value="56.852638999999996" table:style-name="ce12">
            <text:p>56,852639</text:p>
          </table:table-cell>
          <table:table-cell table:number-columns-repeated="16382"/>
        </table:table-row>
        <table:table-row table:style-name="ro1">
          <table:table-cell office:value-type="float" office:value="21.098054999999984" table:style-name="ce12">
            <text:p>21,098055</text:p>
          </table:table-cell>
          <table:table-cell office:value-type="float" office:value="56.854861000000014" table:style-name="ce12">
            <text:p>56,854861</text:p>
          </table:table-cell>
          <table:table-cell table:number-columns-repeated="16382"/>
        </table:table-row>
        <table:table-row table:style-name="ro1">
          <table:table-cell office:value-type="float" office:value="21.102501000000011" table:style-name="ce12">
            <text:p>21,102501</text:p>
          </table:table-cell>
          <table:table-cell office:value-type="float" office:value="56.85791799999997" table:style-name="ce12">
            <text:p>56,857918</text:p>
          </table:table-cell>
          <table:table-cell table:number-columns-repeated="16382"/>
        </table:table-row>
        <table:table-row table:style-name="ro1">
          <table:table-cell office:value-type="float" office:value="21.10694599999999" table:style-name="ce12">
            <text:p>21,106946</text:p>
          </table:table-cell>
          <table:table-cell office:value-type="float" office:value="56.861526000000069" table:style-name="ce12">
            <text:p>56,861526</text:p>
          </table:table-cell>
          <table:table-cell table:number-columns-repeated="16382"/>
        </table:table-row>
        <table:table-row table:style-name="ro1">
          <table:table-cell office:value-type="float" office:value="21.111390000000082" table:style-name="ce12">
            <text:p>21,11139</text:p>
          </table:table-cell>
          <table:table-cell office:value-type="float" office:value="56.86430799999998" table:style-name="ce12">
            <text:p>56,864308</text:p>
          </table:table-cell>
          <table:table-cell table:number-columns-repeated="16382"/>
        </table:table-row>
        <table:table-row table:style-name="ro1">
          <table:table-cell office:value-type="float" office:value="21.116388000000082" table:style-name="ce12">
            <text:p>21,116388</text:p>
          </table:table-cell>
          <table:table-cell office:value-type="float" office:value="56.867084000000077" table:style-name="ce12">
            <text:p>56,867084</text:p>
          </table:table-cell>
          <table:table-cell table:number-columns-repeated="16382"/>
        </table:table-row>
        <table:table-row table:style-name="ro1">
          <table:table-cell office:value-type="float" office:value="21.120832999999941" table:style-name="ce12">
            <text:p>21,120833</text:p>
          </table:table-cell>
          <table:table-cell office:value-type="float" office:value="56.869303999999985" table:style-name="ce12">
            <text:p>56,869304</text:p>
          </table:table-cell>
          <table:table-cell table:number-columns-repeated="16382"/>
        </table:table-row>
        <table:table-row table:style-name="ro1">
          <table:table-cell office:value-type="float" office:value="21.125833000000107" table:style-name="ce12">
            <text:p>21,125833</text:p>
          </table:table-cell>
          <table:table-cell office:value-type="float" office:value="56.871806999999976" table:style-name="ce12">
            <text:p>56,871807</text:p>
          </table:table-cell>
          <table:table-cell table:number-columns-repeated="16382"/>
        </table:table-row>
        <table:table-row table:style-name="ro1">
          <table:table-cell office:value-type="float" office:value="21.130833000000106" table:style-name="ce12">
            <text:p>21,130833</text:p>
          </table:table-cell>
          <table:table-cell office:value-type="float" office:value="56.874027000000055" table:style-name="ce12">
            <text:p>56,874027</text:p>
          </table:table-cell>
          <table:table-cell table:number-columns-repeated="16382"/>
        </table:table-row>
        <table:table-row table:style-name="ro1">
          <table:table-cell office:value-type="float" office:value="21.136388000000061" table:style-name="ce12">
            <text:p>21,136388</text:p>
          </table:table-cell>
          <table:table-cell office:value-type="float" office:value="56.876251000000074" table:style-name="ce12">
            <text:p>56,876251</text:p>
          </table:table-cell>
          <table:table-cell table:number-columns-repeated="16382"/>
        </table:table-row>
        <table:table-row table:style-name="ro1">
          <table:table-cell office:value-type="float" office:value="21.141944000000077" table:style-name="ce12">
            <text:p>21,141944</text:p>
          </table:table-cell>
          <table:table-cell office:value-type="float" office:value="56.878470999999976" table:style-name="ce12">
            <text:p>56,878471</text:p>
          </table:table-cell>
          <table:table-cell table:number-columns-repeated="16382"/>
        </table:table-row>
        <table:table-row table:style-name="ro1">
          <table:table-cell office:value-type="float" office:value="21.149723000000044" table:style-name="ce12">
            <text:p>21,149723</text:p>
          </table:table-cell>
          <table:table-cell office:value-type="float" office:value="56.880695000000046" table:style-name="ce12">
            <text:p>56,880695</text:p>
          </table:table-cell>
          <table:table-cell table:number-columns-repeated="16382"/>
        </table:table-row>
        <table:table-row table:style-name="ro1">
          <table:table-cell office:value-type="float" office:value="21.156943000000066" table:style-name="ce12">
            <text:p>21,156943</text:p>
          </table:table-cell>
          <table:table-cell office:value-type="float" office:value="56.882915000000068" table:style-name="ce12">
            <text:p>56,882915</text:p>
          </table:table-cell>
          <table:table-cell table:number-columns-repeated="16382"/>
        </table:table-row>
        <table:table-row table:style-name="ro1">
          <table:table-cell office:value-type="float" office:value="21.161387000000044" table:style-name="ce12">
            <text:p>21,161387</text:p>
          </table:table-cell>
          <table:table-cell office:value-type="float" office:value="56.885140000000078" table:style-name="ce12">
            <text:p>56,88514</text:p>
          </table:table-cell>
          <table:table-cell table:number-columns-repeated="16382"/>
        </table:table-row>
        <table:table-row table:style-name="ro1">
          <table:table-cell office:value-type="float" office:value="21.166390000000032" table:style-name="ce12">
            <text:p>21,16639</text:p>
          </table:table-cell>
          <table:table-cell office:value-type="float" office:value="56.889026000000044" table:style-name="ce12">
            <text:p>56,889026</text:p>
          </table:table-cell>
          <table:table-cell table:number-columns-repeated="16382"/>
        </table:table-row>
        <table:table-row table:style-name="ro1">
          <table:table-cell office:value-type="float" office:value="21.174167000000004" table:style-name="ce12">
            <text:p>21,174167</text:p>
          </table:table-cell>
          <table:table-cell office:value-type="float" office:value="56.890972000000076" table:style-name="ce12">
            <text:p>56,890972</text:p>
          </table:table-cell>
          <table:table-cell table:number-columns-repeated="16382"/>
        </table:table-row>
        <table:table-row table:style-name="ro1">
          <table:table-cell office:value-type="float" office:value="21.181389000000017" table:style-name="ce12">
            <text:p>21,181389</text:p>
          </table:table-cell>
          <table:table-cell office:value-type="float" office:value="56.893196000000032" table:style-name="ce12">
            <text:p>56,893196</text:p>
          </table:table-cell>
          <table:table-cell table:number-columns-repeated="16382"/>
        </table:table-row>
        <table:table-row table:style-name="ro1">
          <table:table-cell office:value-type="float" office:value="21.188056000000014" table:style-name="ce12">
            <text:p>21,188056</text:p>
          </table:table-cell>
          <table:table-cell office:value-type="float" office:value="56.895138000000081" table:style-name="ce12">
            <text:p>56,895138</text:p>
          </table:table-cell>
          <table:table-cell table:number-columns-repeated="16382"/>
        </table:table-row>
        <table:table-row table:style-name="ro1">
          <table:table-cell office:value-type="float" office:value="21.19527800000008" table:style-name="ce12">
            <text:p>21,195278</text:p>
          </table:table-cell>
          <table:table-cell office:value-type="float" office:value="56.897082000000054" table:style-name="ce12">
            <text:p>56,897082</text:p>
          </table:table-cell>
          <table:table-cell table:number-columns-repeated="16382"/>
        </table:table-row>
        <table:table-row table:style-name="ro1">
          <table:table-cell office:value-type="float" office:value="21.201945000000077" table:style-name="ce12">
            <text:p>21,201945</text:p>
          </table:table-cell>
          <table:table-cell office:value-type="float" office:value="56.89986100000003" table:style-name="ce12">
            <text:p>56,899861</text:p>
          </table:table-cell>
          <table:table-cell table:number-columns-repeated="16382"/>
        </table:table-row>
        <table:table-row table:style-name="ro1">
          <table:table-cell office:value-type="float" office:value="21.207501000000089" table:style-name="ce12">
            <text:p>21,207501</text:p>
          </table:table-cell>
          <table:table-cell office:value-type="float" office:value="56.902085000000042" table:style-name="ce12">
            <text:p>56,902085</text:p>
          </table:table-cell>
          <table:table-cell table:number-columns-repeated="16382"/>
        </table:table-row>
        <table:table-row table:style-name="ro1">
          <table:table-cell office:value-type="float" office:value="21.21305500000005" table:style-name="ce12">
            <text:p>21,213055</text:p>
          </table:table-cell>
          <table:table-cell office:value-type="float" office:value="56.904305000000065" table:style-name="ce12">
            <text:p>56,904305</text:p>
          </table:table-cell>
          <table:table-cell table:number-columns-repeated="16382"/>
        </table:table-row>
        <table:table-row table:style-name="ro1">
          <table:table-cell office:value-type="float" office:value="21.218610000000066" table:style-name="ce12">
            <text:p>21,21861</text:p>
          </table:table-cell>
          <table:table-cell office:value-type="float" office:value="56.907081000000048" table:style-name="ce12">
            <text:p>56,907081</text:p>
          </table:table-cell>
          <table:table-cell table:number-columns-repeated="16382"/>
        </table:table-row>
        <table:table-row table:style-name="ro1">
          <table:table-cell office:value-type="float" office:value="21.226388000000039" table:style-name="ce12">
            <text:p>21,226388</text:p>
          </table:table-cell>
          <table:table-cell office:value-type="float" office:value="56.909861000000028" table:style-name="ce12">
            <text:p>56,909861</text:p>
          </table:table-cell>
          <table:table-cell table:number-columns-repeated="16382"/>
        </table:table-row>
        <table:table-row table:style-name="ro1">
          <table:table-cell office:value-type="float" office:value="21.233055000000032" table:style-name="ce12">
            <text:p>21,233055</text:p>
          </table:table-cell>
          <table:table-cell office:value-type="float" office:value="56.912918000000033" table:style-name="ce12">
            <text:p>56,912918</text:p>
          </table:table-cell>
          <table:table-cell table:number-columns-repeated="16382"/>
        </table:table-row>
        <table:table-row table:style-name="ro1">
          <table:table-cell office:value-type="float" office:value="21.238055000000024" table:style-name="ce12">
            <text:p>21,238055</text:p>
          </table:table-cell>
          <table:table-cell office:value-type="float" office:value="56.915416000000036" table:style-name="ce12">
            <text:p>56,915416</text:p>
          </table:table-cell>
          <table:table-cell table:number-columns-repeated="16382"/>
        </table:table-row>
        <table:table-row table:style-name="ro1">
          <table:table-cell office:value-type="float" office:value="21.244168000000052" table:style-name="ce12">
            <text:p>21,244168</text:p>
          </table:table-cell>
          <table:table-cell office:value-type="float" office:value="56.917916000000034" table:style-name="ce12">
            <text:p>56,917916</text:p>
          </table:table-cell>
          <table:table-cell table:number-columns-repeated="16382"/>
        </table:table-row>
        <table:table-row table:style-name="ro1">
          <table:table-cell office:value-type="float" office:value="21.249165999999995" table:style-name="ce12">
            <text:p>21,249166</text:p>
          </table:table-cell>
          <table:table-cell office:value-type="float" office:value="56.921250000000036" table:style-name="ce12">
            <text:p>56,92125</text:p>
          </table:table-cell>
          <table:table-cell table:number-columns-repeated="16382"/>
        </table:table-row>
        <table:table-row table:style-name="ro1">
          <table:table-cell office:value-type="float" office:value="21.254167000000049" table:style-name="ce12">
            <text:p>21,254167</text:p>
          </table:table-cell>
          <table:table-cell office:value-type="float" office:value="56.924303999999992" table:style-name="ce12">
            <text:p>56,924304</text:p>
          </table:table-cell>
          <table:table-cell table:number-columns-repeated="16382"/>
        </table:table-row>
        <table:table-row table:style-name="ro1">
          <table:table-cell office:value-type="float" office:value="21.258611000000023" table:style-name="ce12">
            <text:p>21,258611</text:p>
          </table:table-cell>
          <table:table-cell office:value-type="float" office:value="56.927361000000005" table:style-name="ce12">
            <text:p>56,927361</text:p>
          </table:table-cell>
          <table:table-cell table:number-columns-repeated="16382"/>
        </table:table-row>
        <table:table-row table:style-name="ro1">
          <table:table-cell office:value-type="float" office:value="21.263055000000005" table:style-name="ce12">
            <text:p>21,263055</text:p>
          </table:table-cell>
          <table:table-cell office:value-type="float" office:value="56.93041700000002" table:style-name="ce12">
            <text:p>56,930417</text:p>
          </table:table-cell>
          <table:table-cell table:number-columns-repeated="16382"/>
        </table:table-row>
        <table:table-row table:style-name="ro1">
          <table:table-cell office:value-type="float" office:value="21.267499000000097" table:style-name="ce12">
            <text:p>21,267499</text:p>
          </table:table-cell>
          <table:table-cell office:value-type="float" office:value="56.933470999999983" table:style-name="ce12">
            <text:p>56,933471</text:p>
          </table:table-cell>
          <table:table-cell table:number-columns-repeated="16382"/>
        </table:table-row>
        <table:table-row table:style-name="ro1">
          <table:table-cell office:value-type="float" office:value="21.271944000000012" table:style-name="ce12">
            <text:p>21,271944</text:p>
          </table:table-cell>
          <table:table-cell office:value-type="float" office:value="56.937363999999988" table:style-name="ce12">
            <text:p>56,937364</text:p>
          </table:table-cell>
          <table:table-cell table:number-columns-repeated="16382"/>
        </table:table-row>
        <table:table-row table:style-name="ro1">
          <table:table-cell office:value-type="float" office:value="21.276387999999994" table:style-name="ce12">
            <text:p>21,276388</text:p>
          </table:table-cell>
          <table:table-cell office:value-type="float" office:value="56.941527999999991" table:style-name="ce12">
            <text:p>56,941528</text:p>
          </table:table-cell>
          <table:table-cell table:number-columns-repeated="16382"/>
        </table:table-row>
        <table:table-row table:style-name="ro1">
          <table:table-cell office:value-type="float" office:value="21.279166000000085" table:style-name="ce12">
            <text:p>21,279166</text:p>
          </table:table-cell>
          <table:table-cell office:value-type="float" office:value="56.944861999999986" table:style-name="ce12">
            <text:p>56,944862</text:p>
          </table:table-cell>
          <table:table-cell table:number-columns-repeated="16382"/>
        </table:table-row>
        <table:table-row table:style-name="ro1">
          <table:table-cell office:value-type="float" office:value="21.284167000000078" table:style-name="ce12">
            <text:p>21,284167</text:p>
          </table:table-cell>
          <table:table-cell office:value-type="float" office:value="56.950137999999967" table:style-name="ce12">
            <text:p>56,950138</text:p>
          </table:table-cell>
          <table:table-cell table:number-columns-repeated="16382"/>
        </table:table-row>
        <table:table-row table:style-name="ro1">
          <table:table-cell office:value-type="float" office:value="21.288610999999939" table:style-name="ce12">
            <text:p>21,288611</text:p>
          </table:table-cell>
          <table:table-cell office:value-type="float" office:value="56.95319499999998" table:style-name="ce12">
            <text:p>56,953195</text:p>
          </table:table-cell>
          <table:table-cell table:number-columns-repeated="16382"/>
        </table:table-row>
        <table:table-row table:style-name="ro1">
          <table:table-cell office:value-type="float" office:value="21.29694400000005" table:style-name="ce12">
            <text:p>21,296944</text:p>
          </table:table-cell>
          <table:table-cell office:value-type="float" office:value="56.955696999999972" table:style-name="ce12">
            <text:p>56,955697</text:p>
          </table:table-cell>
          <table:table-cell table:number-columns-repeated="16382"/>
        </table:table-row>
        <table:table-row table:style-name="ro1">
          <table:table-cell office:value-type="float" office:value="21.30472200000008" table:style-name="ce12">
            <text:p>21,304722</text:p>
          </table:table-cell>
          <table:table-cell office:value-type="float" office:value="56.958473000000069" table:style-name="ce12">
            <text:p>56,958473</text:p>
          </table:table-cell>
          <table:table-cell table:number-columns-repeated="16382"/>
        </table:table-row>
        <table:table-row table:style-name="ro1">
          <table:table-cell office:value-type="float" office:value="21.309723000000069" table:style-name="ce12">
            <text:p>21,309723</text:p>
          </table:table-cell>
          <table:table-cell office:value-type="float" office:value="56.961808000000062" table:style-name="ce12">
            <text:p>56,961808</text:p>
          </table:table-cell>
          <table:table-cell table:number-columns-repeated="16382"/>
        </table:table-row>
        <table:table-row table:style-name="ro1">
          <table:table-cell office:value-type="float" office:value="21.314167000000051" table:style-name="ce12">
            <text:p>21,314167</text:p>
          </table:table-cell>
          <table:table-cell office:value-type="float" office:value="56.964584000000045" table:style-name="ce12">
            <text:p>56,964584</text:p>
          </table:table-cell>
          <table:table-cell table:number-columns-repeated="16382"/>
        </table:table-row>
        <table:table-row table:style-name="ro1">
          <table:table-cell office:value-type="float" office:value="21.319724000000061" table:style-name="ce12">
            <text:p>21,319724</text:p>
          </table:table-cell>
          <table:table-cell office:value-type="float" office:value="56.96680300000007" table:style-name="ce12">
            <text:p>56,966803</text:p>
          </table:table-cell>
          <table:table-cell table:number-columns-repeated="16382"/>
        </table:table-row>
        <table:table-row table:style-name="ro1">
          <table:table-cell office:value-type="float" office:value="21.324168000000039" table:style-name="ce12">
            <text:p>21,324168</text:p>
          </table:table-cell>
          <table:table-cell office:value-type="float" office:value="56.970974000000055" table:style-name="ce12">
            <text:p>56,970974</text:p>
          </table:table-cell>
          <table:table-cell table:number-columns-repeated="16382"/>
        </table:table-row>
        <table:table-row table:style-name="ro1">
          <table:table-cell office:value-type="float" office:value="21.32916600000004" table:style-name="ce12">
            <text:p>21,329166</text:p>
          </table:table-cell>
          <table:table-cell office:value-type="float" office:value="56.973472000000058" table:style-name="ce12">
            <text:p>56,973472</text:p>
          </table:table-cell>
          <table:table-cell table:number-columns-repeated="16382"/>
        </table:table-row>
        <table:table-row table:style-name="ro1">
          <table:table-cell office:value-type="float" office:value="21.335276000000018" table:style-name="ce12">
            <text:p>21,335276</text:p>
          </table:table-cell>
          <table:table-cell office:value-type="float" office:value="56.975692000000024" table:style-name="ce12">
            <text:p>56,975692</text:p>
          </table:table-cell>
          <table:table-cell table:number-columns-repeated="16382"/>
        </table:table-row>
        <table:table-row table:style-name="ro1">
          <table:table-cell office:value-type="float" office:value="21.341943000000011" table:style-name="ce12">
            <text:p>21,341943</text:p>
          </table:table-cell>
          <table:table-cell office:value-type="float" office:value="56.978473000000051" table:style-name="ce12">
            <text:p>56,978473</text:p>
          </table:table-cell>
          <table:table-cell table:number-columns-repeated="16382"/>
        </table:table-row>
        <table:table-row table:style-name="ro1">
          <table:table-cell office:value-type="float" office:value="21.346945999999996" table:style-name="ce12">
            <text:p>21,346946</text:p>
          </table:table-cell>
          <table:table-cell office:value-type="float" office:value="56.981251000000029" table:style-name="ce12">
            <text:p>56,981251</text:p>
          </table:table-cell>
          <table:table-cell table:number-columns-repeated="16382"/>
        </table:table-row>
        <table:table-row table:style-name="ro1">
          <table:table-cell office:value-type="float" office:value="21.351390000000144" table:style-name="ce12">
            <text:p>21,35139</text:p>
          </table:table-cell>
          <table:table-cell office:value-type="float" office:value="56.983749000000032" table:style-name="ce12">
            <text:p>56,983749</text:p>
          </table:table-cell>
          <table:table-cell table:number-columns-repeated="16382"/>
        </table:table-row>
        <table:table-row table:style-name="ro1">
          <table:table-cell office:value-type="float" office:value="21.356388000000091" table:style-name="ce12">
            <text:p>21,356388</text:p>
          </table:table-cell>
          <table:table-cell office:value-type="float" office:value="56.987083000000027" table:style-name="ce12">
            <text:p>56,987083</text:p>
          </table:table-cell>
          <table:table-cell table:number-columns-repeated="16382"/>
        </table:table-row>
        <table:table-row table:style-name="ro1">
          <table:table-cell office:value-type="float" office:value="21.360835000000005" table:style-name="ce12">
            <text:p>21,360835</text:p>
          </table:table-cell>
          <table:table-cell office:value-type="float" office:value="56.991527000000005" table:style-name="ce12">
            <text:p>56,991527</text:p>
          </table:table-cell>
          <table:table-cell table:number-columns-repeated="16382"/>
        </table:table-row>
        <table:table-row table:style-name="ro1">
          <table:table-cell office:value-type="float" office:value="21.365279000000097" table:style-name="ce12">
            <text:p>21,365279</text:p>
          </table:table-cell>
          <table:table-cell office:value-type="float" office:value="56.995140000000035" table:style-name="ce12">
            <text:p>56,99514</text:p>
          </table:table-cell>
          <table:table-cell table:number-columns-repeated="16382"/>
        </table:table-row>
        <table:table-row table:style-name="ro1">
          <table:table-cell office:value-type="float" office:value="21.369723000000072" table:style-name="ce12">
            <text:p>21,369723</text:p>
          </table:table-cell>
          <table:table-cell office:value-type="float" office:value="56.997918000000013" table:style-name="ce12">
            <text:p>56,997918</text:p>
          </table:table-cell>
          <table:table-cell table:number-columns-repeated="16382"/>
        </table:table-row>
        <table:table-row table:style-name="ro1">
          <table:table-cell office:value-type="float" office:value="21.374167999999994" table:style-name="ce12">
            <text:p>21,374168</text:p>
          </table:table-cell>
          <table:table-cell office:value-type="float" office:value="57.002919000000006" table:style-name="ce12">
            <text:p>57,002919</text:p>
          </table:table-cell>
          <table:table-cell table:number-columns-repeated="16382"/>
        </table:table-row>
        <table:table-row table:style-name="ro1">
          <table:table-cell office:value-type="float" office:value="21.378610000000091" table:style-name="ce12">
            <text:p>21,37861</text:p>
          </table:table-cell>
          <table:table-cell office:value-type="float" office:value="57.010417000000004" table:style-name="ce12">
            <text:p>57,010417</text:p>
          </table:table-cell>
          <table:table-cell table:number-columns-repeated="16382"/>
        </table:table-row>
        <table:table-row table:style-name="ro1">
          <table:table-cell office:value-type="float" office:value="21.383054000000065" table:style-name="ce12">
            <text:p>21,383054</text:p>
          </table:table-cell>
          <table:table-cell office:value-type="float" office:value="57.017081000000005" table:style-name="ce12">
            <text:p>57,017081</text:p>
          </table:table-cell>
          <table:table-cell table:number-columns-repeated="16382"/>
        </table:table-row>
        <table:table-row table:style-name="ro1">
          <table:table-cell office:value-type="float" office:value="21.387501000000096" table:style-name="ce12">
            <text:p>21,387501</text:p>
          </table:table-cell>
          <table:table-cell office:value-type="float" office:value="57.02097400000001" table:style-name="ce12">
            <text:p>57,020974</text:p>
          </table:table-cell>
          <table:table-cell table:number-columns-repeated="16382"/>
        </table:table-row>
        <table:table-row table:style-name="ro1">
          <table:table-cell office:value-type="float" office:value="21.391945000000074" table:style-name="ce12">
            <text:p>21,391945</text:p>
          </table:table-cell>
          <table:table-cell office:value-type="float" office:value="57.025417999999988" table:style-name="ce12">
            <text:p>57,025418</text:p>
          </table:table-cell>
          <table:table-cell table:number-columns-repeated="16382"/>
        </table:table-row>
        <table:table-row table:style-name="ro1">
          <table:table-cell office:value-type="float" office:value="21.396389000000049" table:style-name="ce12">
            <text:p>21,396389</text:p>
          </table:table-cell>
          <table:table-cell office:value-type="float" office:value="57.030972000000119" table:style-name="ce12">
            <text:p>57,030972</text:p>
          </table:table-cell>
          <table:table-cell table:number-columns-repeated="16382"/>
        </table:table-row>
        <table:table-row table:style-name="ro1">
          <table:table-cell office:value-type="float" office:value="21.400833000000031" table:style-name="ce12">
            <text:p>21,400833</text:p>
          </table:table-cell>
          <table:table-cell office:value-type="float" office:value="57.038471000000058" table:style-name="ce12">
            <text:p>57,038471</text:p>
          </table:table-cell>
          <table:table-cell table:number-columns-repeated="16382"/>
        </table:table-row>
        <table:table-row table:style-name="ro1">
          <table:table-cell office:value-type="float" office:value="21.405278000000063" table:style-name="ce12">
            <text:p>21,405278</text:p>
          </table:table-cell>
          <table:table-cell office:value-type="float" office:value="57.044862000000066" table:style-name="ce12">
            <text:p>57,044862</text:p>
          </table:table-cell>
          <table:table-cell table:number-columns-repeated="16382"/>
        </table:table-row>
        <table:table-row table:style-name="ro1">
          <table:table-cell office:value-type="float" office:value="21.409722000000041" table:style-name="ce12">
            <text:p>21,409722</text:p>
          </table:table-cell>
          <table:table-cell office:value-type="float" office:value="57.052081999999913" table:style-name="ce12">
            <text:p>57,052082</text:p>
          </table:table-cell>
          <table:table-cell table:number-columns-repeated="16382"/>
        </table:table-row>
        <table:table-row table:style-name="ro1">
          <table:table-cell office:value-type="float" office:value="21.413056000000033" table:style-name="ce12">
            <text:p>21,413056</text:p>
          </table:table-cell>
          <table:table-cell office:value-type="float" office:value="57.06430500000004" table:style-name="ce12">
            <text:p>57,064305</text:p>
          </table:table-cell>
          <table:table-cell table:number-columns-repeated="16382"/>
        </table:table-row>
        <table:table-row table:style-name="ro1">
          <table:table-cell office:value-type="float" office:value="21.417499000000017" table:style-name="ce12">
            <text:p>21,417499</text:p>
          </table:table-cell>
          <table:table-cell office:value-type="float" office:value="57.085414" table:style-name="ce12">
            <text:p>57,085414</text:p>
          </table:table-cell>
          <table:table-cell table:number-columns-repeated="16382"/>
        </table:table-row>
        <table:table-row table:style-name="ro1">
          <table:table-cell office:value-type="float" office:value="21.416389000000034" table:style-name="ce12">
            <text:p>21,416389</text:p>
          </table:table-cell>
          <table:table-cell office:value-type="float" office:value="57.104305999999994" table:style-name="ce12">
            <text:p>57,104306</text:p>
          </table:table-cell>
          <table:table-cell table:number-columns-repeated="16382"/>
        </table:table-row>
        <table:table-row table:style-name="ro1">
          <table:table-cell office:value-type="float" office:value="21.415276000000002" table:style-name="ce12">
            <text:p>21,415276</text:p>
          </table:table-cell>
          <table:table-cell office:value-type="float" office:value="57.116527000000062" table:style-name="ce12">
            <text:p>57,116527</text:p>
          </table:table-cell>
          <table:table-cell table:number-columns-repeated="16382"/>
        </table:table-row>
        <table:table-row table:style-name="ro1">
          <table:table-cell office:value-type="float" office:value="21.413056000000033" table:style-name="ce12">
            <text:p>21,413056</text:p>
          </table:table-cell>
          <table:table-cell office:value-type="float" office:value="57.134030000000095" table:style-name="ce12">
            <text:p>57,13403</text:p>
          </table:table-cell>
          <table:table-cell table:number-columns-repeated="16382"/>
        </table:table-row>
        <table:table-row table:style-name="ro1">
          <table:table-cell office:value-type="float" office:value="21.409722000000041" table:style-name="ce12">
            <text:p>21,409722</text:p>
          </table:table-cell>
          <table:table-cell office:value-type="float" office:value="57.14986100000003" table:style-name="ce12">
            <text:p>57,149861</text:p>
          </table:table-cell>
          <table:table-cell table:number-columns-repeated="16382"/>
        </table:table-row>
        <table:table-row table:style-name="ro1">
          <table:table-cell office:value-type="float" office:value="21.40750000000002" table:style-name="ce12">
            <text:p>21,4075</text:p>
          </table:table-cell>
          <table:table-cell office:value-type="float" office:value="57.166248000000039" table:style-name="ce12">
            <text:p>57,166248</text:p>
          </table:table-cell>
          <table:table-cell table:number-columns-repeated="16382"/>
        </table:table-row>
        <table:table-row table:style-name="ro1">
          <table:table-cell office:value-type="float" office:value="21.40750000000002" table:style-name="ce12">
            <text:p>21,4075</text:p>
          </table:table-cell>
          <table:table-cell office:value-type="float" office:value="57.179027000000005" table:style-name="ce12">
            <text:p>57,179027</text:p>
          </table:table-cell>
          <table:table-cell table:number-columns-repeated="16382"/>
        </table:table-row>
        <table:table-row table:style-name="ro1">
          <table:table-cell office:value-type="float" office:value="21.409722000000041" table:style-name="ce12">
            <text:p>21,409722</text:p>
          </table:table-cell>
          <table:table-cell office:value-type="float" office:value="57.195414000000071" table:style-name="ce12">
            <text:p>57,195414</text:p>
          </table:table-cell>
          <table:table-cell table:number-columns-repeated="16382"/>
        </table:table-row>
        <table:table-row table:style-name="ro1">
          <table:table-cell office:value-type="float" office:value="21.413056000000033" table:style-name="ce12">
            <text:p>21,413056</text:p>
          </table:table-cell>
          <table:table-cell office:value-type="float" office:value="57.212638000000069" table:style-name="ce12">
            <text:p>57,212638</text:p>
          </table:table-cell>
          <table:table-cell table:number-columns-repeated="16382"/>
        </table:table-row>
        <table:table-row table:style-name="ro1">
          <table:table-cell office:value-type="float" office:value="21.413056000000033" table:style-name="ce12">
            <text:p>21,413056</text:p>
          </table:table-cell>
          <table:table-cell office:value-type="float" office:value="57.239028000000062" table:style-name="ce12">
            <text:p>57,239028</text:p>
          </table:table-cell>
          <table:table-cell table:number-columns-repeated="16382"/>
        </table:table-row>
        <table:table-row table:style-name="ro1">
          <table:table-cell office:value-type="float" office:value="21.413056000000033" table:style-name="ce12">
            <text:p>21,413056</text:p>
          </table:table-cell>
          <table:table-cell office:value-type="float" office:value="57.255139000000028" table:style-name="ce12">
            <text:p>57,255139</text:p>
          </table:table-cell>
          <table:table-cell table:number-columns-repeated="16382"/>
        </table:table-row>
        <table:table-row table:style-name="ro1">
          <table:table-cell office:value-type="float" office:value="21.413056000000033" table:style-name="ce12">
            <text:p>21,413056</text:p>
          </table:table-cell>
          <table:table-cell office:value-type="float" office:value="57.274582000000002" table:style-name="ce12">
            <text:p>57,274582</text:p>
          </table:table-cell>
          <table:table-cell table:number-columns-repeated="16382"/>
        </table:table-row>
        <table:table-row table:style-name="ro1">
          <table:table-cell office:value-type="float" office:value="21.417499000000017" table:style-name="ce12">
            <text:p>21,417499</text:p>
          </table:table-cell>
          <table:table-cell office:value-type="float" office:value="57.287082999999981" table:style-name="ce12">
            <text:p>57,287083</text:p>
          </table:table-cell>
          <table:table-cell table:number-columns-repeated="16382"/>
        </table:table-row>
        <table:table-row table:style-name="ro1">
          <table:table-cell office:value-type="float" office:value="21.421942999999992" table:style-name="ce12">
            <text:p>21,421943</text:p>
          </table:table-cell>
          <table:table-cell office:value-type="float" office:value="57.294304000000054" table:style-name="ce12">
            <text:p>57,294304</text:p>
          </table:table-cell>
          <table:table-cell table:number-columns-repeated="16382"/>
        </table:table-row>
        <table:table-row table:style-name="ro1">
          <table:table-cell office:value-type="float" office:value="21.426389000000022" table:style-name="ce12">
            <text:p>21,426389</text:p>
          </table:table-cell>
          <table:table-cell office:value-type="float" office:value="57.300414000000032" table:style-name="ce12">
            <text:p>57,300414</text:p>
          </table:table-cell>
          <table:table-cell table:number-columns-repeated="16382"/>
        </table:table-row>
        <table:table-row table:style-name="ro1">
          <table:table-cell office:value-type="float" office:value="21.430834000000001" table:style-name="ce12">
            <text:p>21,430834</text:p>
          </table:table-cell>
          <table:table-cell office:value-type="float" office:value="57.303748999999911" table:style-name="ce12">
            <text:p>57,303749</text:p>
          </table:table-cell>
          <table:table-cell table:number-columns-repeated="16382"/>
        </table:table-row>
        <table:table-row table:style-name="ro1">
          <table:table-cell office:value-type="float" office:value="21.435278000000093" table:style-name="ce12">
            <text:p>21,435278</text:p>
          </table:table-cell>
          <table:table-cell office:value-type="float" office:value="57.306527000000052" table:style-name="ce12">
            <text:p>57,306527</text:p>
          </table:table-cell>
          <table:table-cell table:number-columns-repeated="16382"/>
        </table:table-row>
        <table:table-row table:style-name="ro1">
          <table:table-cell office:value-type="float" office:value="21.439722000000014" table:style-name="ce12">
            <text:p>21,439722</text:p>
          </table:table-cell>
          <table:table-cell office:value-type="float" office:value="57.309307000000032" table:style-name="ce12">
            <text:p>57,309307</text:p>
          </table:table-cell>
          <table:table-cell table:number-columns-repeated="16382"/>
        </table:table-row>
        <table:table-row table:style-name="ro1">
          <table:table-cell office:value-type="float" office:value="21.44416699999999" table:style-name="ce12">
            <text:p>21,444167</text:p>
          </table:table-cell>
          <table:table-cell office:value-type="float" office:value="57.312083000000079" table:style-name="ce12">
            <text:p>57,312083</text:p>
          </table:table-cell>
          <table:table-cell table:number-columns-repeated="16382"/>
        </table:table-row>
        <table:table-row table:style-name="ro1">
          <table:table-cell office:value-type="float" office:value="21.448611000000081" table:style-name="ce12">
            <text:p>21,448611</text:p>
          </table:table-cell>
          <table:table-cell office:value-type="float" office:value="57.315418000000072" table:style-name="ce12">
            <text:p>57,315418</text:p>
          </table:table-cell>
          <table:table-cell table:number-columns-repeated="16382"/>
        </table:table-row>
        <table:table-row table:style-name="ro1">
          <table:table-cell office:value-type="float" office:value="21.453611000000077" table:style-name="ce12">
            <text:p>21,453611</text:p>
          </table:table-cell>
          <table:table-cell office:value-type="float" office:value="57.31847400000003" table:style-name="ce12">
            <text:p>57,318474</text:p>
          </table:table-cell>
          <table:table-cell table:number-columns-repeated="16382"/>
        </table:table-row>
        <table:table-row table:style-name="ro1">
          <table:table-cell office:value-type="float" office:value="21.458056000000109" table:style-name="ce12">
            <text:p>21,458056</text:p>
          </table:table-cell>
          <table:table-cell office:value-type="float" office:value="57.322918000000058" table:style-name="ce12">
            <text:p>57,322918</text:p>
          </table:table-cell>
          <table:table-cell table:number-columns-repeated="16382"/>
        </table:table-row>
        <table:table-row table:style-name="ro1">
          <table:table-cell office:value-type="float" office:value="21.462500000000084" table:style-name="ce12">
            <text:p>21,4625</text:p>
          </table:table-cell>
          <table:table-cell office:value-type="float" office:value="57.326804000000031" table:style-name="ce12">
            <text:p>57,326804</text:p>
          </table:table-cell>
          <table:table-cell table:number-columns-repeated="16382"/>
        </table:table-row>
        <table:table-row table:style-name="ro1">
          <table:table-cell office:value-type="float" office:value="21.466944000000066" table:style-name="ce12">
            <text:p>21,466944</text:p>
          </table:table-cell>
          <table:table-cell office:value-type="float" office:value="57.331807000000012" table:style-name="ce12">
            <text:p>57,331807</text:p>
          </table:table-cell>
          <table:table-cell table:number-columns-repeated="16382"/>
        </table:table-row>
        <table:table-row table:style-name="ro1">
          <table:table-cell office:value-type="float" office:value="21.471389000000038" table:style-name="ce12">
            <text:p>21,471389</text:p>
          </table:table-cell>
          <table:table-cell office:value-type="float" office:value="57.337081000000005" table:style-name="ce12">
            <text:p>57,337081</text:p>
          </table:table-cell>
          <table:table-cell table:number-columns-repeated="16382"/>
        </table:table-row>
        <table:table-row table:style-name="ro1">
          <table:table-cell office:value-type="float" office:value="21.475833000000076" table:style-name="ce12">
            <text:p>21,475833</text:p>
          </table:table-cell>
          <table:table-cell office:value-type="float" office:value="57.341806000000012" table:style-name="ce12">
            <text:p>57,341806</text:p>
          </table:table-cell>
          <table:table-cell table:number-columns-repeated="16382"/>
        </table:table-row>
        <table:table-row table:style-name="ro1">
          <table:table-cell office:value-type="float" office:value="21.480277000000054" table:style-name="ce12">
            <text:p>21,480277</text:p>
          </table:table-cell>
          <table:table-cell office:value-type="float" office:value="57.346806000000001" table:style-name="ce12">
            <text:p>57,346806</text:p>
          </table:table-cell>
          <table:table-cell table:number-columns-repeated="16382"/>
        </table:table-row>
        <table:table-row table:style-name="ro1">
          <table:table-cell office:value-type="float" office:value="21.485278000000047" table:style-name="ce12">
            <text:p>21,485278</text:p>
          </table:table-cell>
          <table:table-cell office:value-type="float" office:value="57.349304000000004" table:style-name="ce12">
            <text:p>57,349304</text:p>
          </table:table-cell>
          <table:table-cell table:number-columns-repeated="16382"/>
        </table:table-row>
        <table:table-row table:style-name="ro1">
          <table:table-cell office:value-type="float" office:value="21.48972400000002" table:style-name="ce12">
            <text:p>21,489724</text:p>
          </table:table-cell>
          <table:table-cell office:value-type="float" office:value="57.351805999999996" table:style-name="ce12">
            <text:p>57,351806</text:p>
          </table:table-cell>
          <table:table-cell table:number-columns-repeated="16382"/>
        </table:table-row>
        <table:table-row table:style-name="ro1">
          <table:table-cell office:value-type="float" office:value="21.494722000000021" table:style-name="ce12">
            <text:p>21,494722</text:p>
          </table:table-cell>
          <table:table-cell office:value-type="float" office:value="57.354584999999965" table:style-name="ce12">
            <text:p>57,354585</text:p>
          </table:table-cell>
          <table:table-cell table:number-columns-repeated="16382"/>
        </table:table-row>
        <table:table-row table:style-name="ro1">
          <table:table-cell office:value-type="float" office:value="21.499167000000053" table:style-name="ce12">
            <text:p>21,499167</text:p>
          </table:table-cell>
          <table:table-cell office:value-type="float" office:value="57.358748999999968" table:style-name="ce12">
            <text:p>57,358749</text:p>
          </table:table-cell>
          <table:table-cell table:number-columns-repeated="16382"/>
        </table:table-row>
        <table:table-row table:style-name="ro1">
          <table:table-cell office:value-type="float" office:value="21.503611000000028" table:style-name="ce12">
            <text:p>21,503611</text:p>
          </table:table-cell>
          <table:table-cell office:value-type="float" office:value="57.36347099999999" table:style-name="ce12">
            <text:p>57,363471</text:p>
          </table:table-cell>
          <table:table-cell table:number-columns-repeated="16382"/>
        </table:table-row>
        <table:table-row table:style-name="ro1">
          <table:table-cell office:value-type="float" office:value="21.508055000000009" table:style-name="ce12">
            <text:p>21,508055</text:p>
          </table:table-cell>
          <table:table-cell office:value-type="float" office:value="57.367364000000002" table:style-name="ce12">
            <text:p>57,367364</text:p>
          </table:table-cell>
          <table:table-cell table:number-columns-repeated="16382"/>
        </table:table-row>
        <table:table-row table:style-name="ro1">
          <table:table-cell office:value-type="float" office:value="21.512499999999982" table:style-name="ce12">
            <text:p>21,5125</text:p>
          </table:table-cell>
          <table:table-cell office:value-type="float" office:value="57.373469999999919" table:style-name="ce12">
            <text:p>57,37347</text:p>
          </table:table-cell>
          <table:table-cell table:number-columns-repeated="16382"/>
        </table:table-row>
        <table:table-row table:style-name="ro1">
          <table:table-cell office:value-type="float" office:value="21.51694400000002" table:style-name="ce12">
            <text:p>21,516944</text:p>
          </table:table-cell>
          <table:table-cell office:value-type="float" office:value="57.378192000000055" table:style-name="ce12">
            <text:p>57,378192</text:p>
          </table:table-cell>
          <table:table-cell table:number-columns-repeated="16382"/>
        </table:table-row>
        <table:table-row table:style-name="ro1">
          <table:table-cell office:value-type="float" office:value="21.521387999999998" table:style-name="ce12">
            <text:p>21,521388</text:p>
          </table:table-cell>
          <table:table-cell office:value-type="float" office:value="57.382917000000063" table:style-name="ce12">
            <text:p>57,382917</text:p>
          </table:table-cell>
          <table:table-cell table:number-columns-repeated="16382"/>
        </table:table-row>
        <table:table-row table:style-name="ro1">
          <table:table-cell office:value-type="float" office:value="21.525833000000084" table:style-name="ce12">
            <text:p>21,525833</text:p>
          </table:table-cell>
          <table:table-cell office:value-type="float" office:value="57.387085000000056" table:style-name="ce12">
            <text:p>57,387085</text:p>
          </table:table-cell>
          <table:table-cell table:number-columns-repeated="16382"/>
        </table:table-row>
        <table:table-row table:style-name="ro1">
          <table:table-cell office:value-type="float" office:value="21.530277000000119" table:style-name="ce12">
            <text:p>21,530277</text:p>
          </table:table-cell>
          <table:table-cell office:value-type="float" office:value="57.391529000000034" table:style-name="ce12">
            <text:p>57,391529</text:p>
          </table:table-cell>
          <table:table-cell table:number-columns-repeated="16382"/>
        </table:table-row>
        <table:table-row table:style-name="ro1">
          <table:table-cell office:value-type="float" office:value="21.529722999999983" table:style-name="ce12">
            <text:p>21,529723</text:p>
          </table:table-cell>
          <table:table-cell office:value-type="float" office:value="57.399582000000052" table:style-name="ce12">
            <text:p>57,399582</text:p>
          </table:table-cell>
          <table:table-cell table:number-columns-repeated="16382"/>
        </table:table-row>
        <table:table-row table:style-name="ro1">
          <table:table-cell office:value-type="float" office:value="21.525279000000008" table:style-name="ce12">
            <text:p>21,525279</text:p>
          </table:table-cell>
          <table:table-cell office:value-type="float" office:value="57.402084000000052" table:style-name="ce12">
            <text:p>57,402084</text:p>
          </table:table-cell>
          <table:table-cell table:number-columns-repeated="16382"/>
        </table:table-row>
        <table:table-row table:style-name="ro1">
          <table:table-cell office:value-type="float" office:value="21.526945000000008" table:style-name="ce12">
            <text:p>21,526945</text:p>
          </table:table-cell>
          <table:table-cell office:value-type="float" office:value="57.402916000000047" table:style-name="ce12">
            <text:p>57,402916</text:p>
          </table:table-cell>
          <table:table-cell table:number-columns-repeated="16382"/>
        </table:table-row>
        <table:table-row table:style-name="ro1">
          <table:table-cell office:value-type="float" office:value="21.532499000000083" table:style-name="ce12">
            <text:p>21,532499</text:p>
          </table:table-cell>
          <table:table-cell office:value-type="float" office:value="57.399860000000032" table:style-name="ce12">
            <text:p>57,39986</text:p>
          </table:table-cell>
          <table:table-cell table:number-columns-repeated="16382"/>
        </table:table-row>
        <table:table-row table:style-name="ro1">
          <table:table-cell office:value-type="float" office:value="21.536945999999993" table:style-name="ce12">
            <text:p>21,536946</text:p>
          </table:table-cell>
          <table:table-cell office:value-type="float" office:value="57.39652500000004" table:style-name="ce12">
            <text:p>57,396525</text:p>
          </table:table-cell>
          <table:table-cell table:number-columns-repeated="16382"/>
        </table:table-row>
        <table:table-row table:style-name="ro1">
          <table:table-cell office:value-type="float" office:value="21.544166000000072" table:style-name="ce12">
            <text:p>21,544166</text:p>
          </table:table-cell>
          <table:table-cell office:value-type="float" office:value="57.39652500000004" table:style-name="ce12">
            <text:p>57,396525</text:p>
          </table:table-cell>
          <table:table-cell table:number-columns-repeated="16382"/>
        </table:table-row>
        <table:table-row table:style-name="ro1">
          <table:table-cell office:value-type="float" office:value="21.541944000000054" table:style-name="ce12">
            <text:p>21,541944</text:p>
          </table:table-cell>
          <table:table-cell office:value-type="float" office:value="57.39902800000003" table:style-name="ce12">
            <text:p>57,399028</text:p>
          </table:table-cell>
          <table:table-cell table:number-columns-repeated="16382"/>
        </table:table-row>
        <table:table-row table:style-name="ro1">
          <table:table-cell office:value-type="float" office:value="21.541944000000054" table:style-name="ce12">
            <text:p>21,541944</text:p>
          </table:table-cell>
          <table:table-cell office:value-type="float" office:value="57.401250000000047" table:style-name="ce12">
            <text:p>57,40125</text:p>
          </table:table-cell>
          <table:table-cell table:number-columns-repeated="16382"/>
        </table:table-row>
        <table:table-row table:style-name="ro1">
          <table:table-cell office:value-type="float" office:value="21.543612000000103" table:style-name="ce12">
            <text:p>21,543612</text:p>
          </table:table-cell>
          <table:table-cell office:value-type="float" office:value="57.402362000000032" table:style-name="ce12">
            <text:p>57,402362</text:p>
          </table:table-cell>
          <table:table-cell table:number-columns-repeated="16382"/>
        </table:table-row>
        <table:table-row table:style-name="ro1">
          <table:table-cell office:value-type="float" office:value="21.548610000000046" table:style-name="ce12">
            <text:p>21,54861</text:p>
          </table:table-cell>
          <table:table-cell office:value-type="float" office:value="57.40375200000004" table:style-name="ce12">
            <text:p>57,403752</text:p>
          </table:table-cell>
          <table:table-cell table:number-columns-repeated="16382"/>
        </table:table-row>
        <table:table-row table:style-name="ro1">
          <table:table-cell office:value-type="float" office:value="21.539168000000068" table:style-name="ce12">
            <text:p>21,539168</text:p>
          </table:table-cell>
          <table:table-cell office:value-type="float" office:value="57.405972000000006" table:style-name="ce12">
            <text:p>57,405972</text:p>
          </table:table-cell>
          <table:table-cell table:number-columns-repeated="16382"/>
        </table:table-row>
        <table:table-row table:style-name="ro1">
          <table:table-cell office:value-type="float" office:value="21.529722999999983" table:style-name="ce12">
            <text:p>21,529723</text:p>
          </table:table-cell>
          <table:table-cell office:value-type="float" office:value="57.407360000000018" table:style-name="ce12">
            <text:p>57,40736</text:p>
          </table:table-cell>
          <table:table-cell table:number-columns-repeated="16382"/>
        </table:table-row>
        <table:table-row table:style-name="ro1">
          <table:table-cell office:value-type="float" office:value="21.535834000000072" table:style-name="ce12">
            <text:p>21,535834</text:p>
          </table:table-cell>
          <table:table-cell office:value-type="float" office:value="57.408194000000023" table:style-name="ce12">
            <text:p>57,408194</text:p>
          </table:table-cell>
          <table:table-cell table:number-columns-repeated="16382"/>
        </table:table-row>
        <table:table-row table:style-name="ro1">
          <table:table-cell office:value-type="float" office:value="21.545278000000103" table:style-name="ce12">
            <text:p>21,545278</text:p>
          </table:table-cell>
          <table:table-cell office:value-type="float" office:value="57.405972000000006" table:style-name="ce12">
            <text:p>57,405972</text:p>
          </table:table-cell>
          <table:table-cell table:number-columns-repeated="16382"/>
        </table:table-row>
        <table:table-row table:style-name="ro1">
          <table:table-cell office:value-type="float" office:value="21.554167000000056" table:style-name="ce12">
            <text:p>21,554167</text:p>
          </table:table-cell>
          <table:table-cell office:value-type="float" office:value="57.406806000000003" table:style-name="ce12">
            <text:p>57,406806</text:p>
          </table:table-cell>
          <table:table-cell table:number-columns-repeated="16382"/>
        </table:table-row>
        <table:table-row table:style-name="ro1">
          <table:table-cell office:value-type="float" office:value="21.560277000000038" table:style-name="ce12">
            <text:p>21,560277</text:p>
          </table:table-cell>
          <table:table-cell office:value-type="float" office:value="57.409307000000062" table:style-name="ce12">
            <text:p>57,409307</text:p>
          </table:table-cell>
          <table:table-cell table:number-columns-repeated="16382"/>
        </table:table-row>
        <table:table-row table:style-name="ro1">
          <table:table-cell office:value-type="float" office:value="21.565278000000028" table:style-name="ce12">
            <text:p>21,565278</text:p>
          </table:table-cell>
          <table:table-cell office:value-type="float" office:value="57.412083000000045" table:style-name="ce12">
            <text:p>57,412083</text:p>
          </table:table-cell>
          <table:table-cell table:number-columns-repeated="16382"/>
        </table:table-row>
        <table:table-row table:style-name="ro1">
          <table:table-cell office:value-type="float" office:value="21.569722000000066" table:style-name="ce12">
            <text:p>21,569722</text:p>
          </table:table-cell>
          <table:table-cell office:value-type="float" office:value="57.414585000000031" table:style-name="ce12">
            <text:p>57,414585</text:p>
          </table:table-cell>
          <table:table-cell table:number-columns-repeated="16382"/>
        </table:table-row>
        <table:table-row table:style-name="ro1">
          <table:table-cell office:value-type="float" office:value="21.574166000000044" table:style-name="ce12">
            <text:p>21,574166</text:p>
          </table:table-cell>
          <table:table-cell office:value-type="float" office:value="57.417361000000014" table:style-name="ce12">
            <text:p>57,417361</text:p>
          </table:table-cell>
          <table:table-cell table:number-columns-repeated="16382"/>
        </table:table-row>
        <table:table-row table:style-name="ro1">
          <table:table-cell office:value-type="float" office:value="21.579167000000037" table:style-name="ce12">
            <text:p>21,579167</text:p>
          </table:table-cell>
          <table:table-cell office:value-type="float" office:value="57.419583000000031" table:style-name="ce12">
            <text:p>57,419583</text:p>
          </table:table-cell>
          <table:table-cell table:number-columns-repeated="16382"/>
        </table:table-row>
        <table:table-row table:style-name="ro1">
          <table:table-cell office:value-type="float" office:value="21.583611000000015" table:style-name="ce12">
            <text:p>21,583611</text:p>
          </table:table-cell>
          <table:table-cell office:value-type="float" office:value="57.422636999999995" table:style-name="ce12">
            <text:p>57,422637</text:p>
          </table:table-cell>
          <table:table-cell table:number-columns-repeated="16382"/>
        </table:table-row>
        <table:table-row table:style-name="ro1">
          <table:table-cell office:value-type="float" office:value="21.58805499999999" table:style-name="ce12">
            <text:p>21,588055</text:p>
          </table:table-cell>
          <table:table-cell office:value-type="float" office:value="57.426527999999998" table:style-name="ce12">
            <text:p>57,426528</text:p>
          </table:table-cell>
          <table:table-cell table:number-columns-repeated="16382"/>
        </table:table-row>
        <table:table-row table:style-name="ro1">
          <table:table-cell office:value-type="float" office:value="21.592500000000026" table:style-name="ce12">
            <text:p>21,5925</text:p>
          </table:table-cell>
          <table:table-cell office:value-type="float" office:value="57.430137999999985" table:style-name="ce12">
            <text:p>57,430138</text:p>
          </table:table-cell>
          <table:table-cell table:number-columns-repeated="16382"/>
        </table:table-row>
        <table:table-row table:style-name="ro1">
          <table:table-cell office:value-type="float" office:value="21.596944000000001" table:style-name="ce12">
            <text:p>21,596944</text:p>
          </table:table-cell>
          <table:table-cell office:value-type="float" office:value="57.435695000000003" table:style-name="ce12">
            <text:p>57,435695</text:p>
          </table:table-cell>
          <table:table-cell table:number-columns-repeated="16382"/>
        </table:table-row>
        <table:table-row table:style-name="ro1">
          <table:table-cell office:value-type="float" office:value="21.600834000000013" table:style-name="ce12">
            <text:p>21,600834</text:p>
          </table:table-cell>
          <table:table-cell office:value-type="float" office:value="57.441806999999969" table:style-name="ce12">
            <text:p>57,441807</text:p>
          </table:table-cell>
          <table:table-cell table:number-columns-repeated="16382"/>
        </table:table-row>
        <table:table-row table:style-name="ro1">
          <table:table-cell office:value-type="float" office:value="21.605278999999992" table:style-name="ce12">
            <text:p>21,605279</text:p>
          </table:table-cell>
          <table:table-cell office:value-type="float" office:value="57.449585999999989" table:style-name="ce12">
            <text:p>57,449586</text:p>
          </table:table-cell>
          <table:table-cell table:number-columns-repeated="16382"/>
        </table:table-row>
        <table:table-row table:style-name="ro1">
          <table:table-cell office:value-type="float" office:value="21.609723000000084" table:style-name="ce12">
            <text:p>21,609723</text:p>
          </table:table-cell>
          <table:table-cell office:value-type="float" office:value="57.455140000000071" table:style-name="ce12">
            <text:p>57,45514</text:p>
          </table:table-cell>
          <table:table-cell table:number-columns-repeated="16382"/>
        </table:table-row>
        <table:table-row table:style-name="ro1">
          <table:table-cell office:value-type="float" office:value="21.614165000000064" table:style-name="ce12">
            <text:p>21,614165</text:p>
          </table:table-cell>
          <table:table-cell office:value-type="float" office:value="57.460693999999968" table:style-name="ce12">
            <text:p>57,460694</text:p>
          </table:table-cell>
          <table:table-cell table:number-columns-repeated="16382"/>
        </table:table-row>
        <table:table-row table:style-name="ro1">
          <table:table-cell office:value-type="float" office:value="21.618608999999989" table:style-name="ce12">
            <text:p>21,618609</text:p>
          </table:table-cell>
          <table:table-cell office:value-type="float" office:value="57.464862999999966" table:style-name="ce12">
            <text:p>57,464863</text:p>
          </table:table-cell>
          <table:table-cell table:number-columns-repeated="16382"/>
        </table:table-row>
        <table:table-row table:style-name="ro1">
          <table:table-cell office:value-type="float" office:value="21.623056000000073" table:style-name="ce12">
            <text:p>21,623056</text:p>
          </table:table-cell>
          <table:table-cell office:value-type="float" office:value="57.469029000000077" table:style-name="ce12">
            <text:p>57,469029</text:p>
          </table:table-cell>
          <table:table-cell table:number-columns-repeated="16382"/>
        </table:table-row>
        <table:table-row table:style-name="ro1">
          <table:table-cell office:value-type="float" office:value="21.627500000000047" table:style-name="ce12">
            <text:p>21,6275</text:p>
          </table:table-cell>
          <table:table-cell office:value-type="float" office:value="57.47430300000007" table:style-name="ce12">
            <text:p>57,474303</text:p>
          </table:table-cell>
          <table:table-cell table:number-columns-repeated="16382"/>
        </table:table-row>
        <table:table-row table:style-name="ro1">
          <table:table-cell office:value-type="float" office:value="21.631945000000083" table:style-name="ce12">
            <text:p>21,631945</text:p>
          </table:table-cell>
          <table:table-cell office:value-type="float" office:value="57.480972000000051" table:style-name="ce12">
            <text:p>57,480972</text:p>
          </table:table-cell>
          <table:table-cell table:number-columns-repeated="16382"/>
        </table:table-row>
        <table:table-row table:style-name="ro1">
          <table:table-cell office:value-type="float" office:value="21.636389000000062" table:style-name="ce12">
            <text:p>21,636389</text:p>
          </table:table-cell>
          <table:table-cell office:value-type="float" office:value="57.485694000000009" table:style-name="ce12">
            <text:p>57,485694</text:p>
          </table:table-cell>
          <table:table-cell table:number-columns-repeated="16382"/>
        </table:table-row>
        <table:table-row table:style-name="ro1">
          <table:table-cell office:value-type="float" office:value="21.640833000000036" table:style-name="ce12">
            <text:p>21,640833</text:p>
          </table:table-cell>
          <table:table-cell office:value-type="float" office:value="57.489582000000027" table:style-name="ce12">
            <text:p>57,489582</text:p>
          </table:table-cell>
          <table:table-cell table:number-columns-repeated="16382"/>
        </table:table-row>
        <table:table-row table:style-name="ro1">
          <table:table-cell office:value-type="float" office:value="21.645278000000072" table:style-name="ce12">
            <text:p>21,645278</text:p>
          </table:table-cell>
          <table:table-cell office:value-type="float" office:value="57.494027000000003" table:style-name="ce12">
            <text:p>57,494027</text:p>
          </table:table-cell>
          <table:table-cell table:number-columns-repeated="16382"/>
        </table:table-row>
        <table:table-row table:style-name="ro1">
          <table:table-cell office:value-type="float" office:value="21.64972200000005" table:style-name="ce12">
            <text:p>21,649722</text:p>
          </table:table-cell>
          <table:table-cell office:value-type="float" office:value="57.497917000000015" table:style-name="ce12">
            <text:p>57,497917</text:p>
          </table:table-cell>
          <table:table-cell table:number-columns-repeated="16382"/>
        </table:table-row>
        <table:table-row table:style-name="ro1">
          <table:table-cell office:value-type="float" office:value="21.654166000000025" table:style-name="ce12">
            <text:p>21,654166</text:p>
          </table:table-cell>
          <table:table-cell office:value-type="float" office:value="57.500974000000028" table:style-name="ce12">
            <text:p>57,500974</text:p>
          </table:table-cell>
          <table:table-cell table:number-columns-repeated="16382"/>
        </table:table-row>
        <table:table-row table:style-name="ro1">
          <table:table-cell office:value-type="float" office:value="21.658611000000061" table:style-name="ce12">
            <text:p>21,658611</text:p>
          </table:table-cell>
          <table:table-cell office:value-type="float" office:value="57.504027999999998" table:style-name="ce12">
            <text:p>57,504028</text:p>
          </table:table-cell>
          <table:table-cell table:number-columns-repeated="16382"/>
        </table:table-row>
        <table:table-row table:style-name="ro1">
          <table:table-cell office:value-type="float" office:value="21.663055000000035" table:style-name="ce12">
            <text:p>21,663055</text:p>
          </table:table-cell>
          <table:table-cell office:value-type="float" office:value="57.510972000000024" table:style-name="ce12">
            <text:p>57,510972</text:p>
          </table:table-cell>
          <table:table-cell table:number-columns-repeated="16382"/>
        </table:table-row>
        <table:table-row table:style-name="ro1">
          <table:table-cell office:value-type="float" office:value="21.667499000000017" table:style-name="ce12">
            <text:p>21,667499</text:p>
          </table:table-cell>
          <table:table-cell office:value-type="float" office:value="57.517081999999995" table:style-name="ce12">
            <text:p>57,517082</text:p>
          </table:table-cell>
          <table:table-cell table:number-columns-repeated="16382"/>
        </table:table-row>
        <table:table-row table:style-name="ro1">
          <table:table-cell office:value-type="float" office:value="21.671943999999993" table:style-name="ce12">
            <text:p>21,671944</text:p>
          </table:table-cell>
          <table:table-cell office:value-type="float" office:value="57.523471000000072" table:style-name="ce12">
            <text:p>57,523471</text:p>
          </table:table-cell>
          <table:table-cell table:number-columns-repeated="16382"/>
        </table:table-row>
        <table:table-row table:style-name="ro1">
          <table:table-cell office:value-type="float" office:value="21.676390000000019" table:style-name="ce12">
            <text:p>21,67639</text:p>
          </table:table-cell>
          <table:table-cell office:value-type="float" office:value="57.530692999999971" table:style-name="ce12">
            <text:p>57,530693</text:p>
          </table:table-cell>
          <table:table-cell table:number-columns-repeated="16382"/>
        </table:table-row>
        <table:table-row table:style-name="ro1">
          <table:table-cell office:value-type="float" office:value="21.680834000000001" table:style-name="ce12">
            <text:p>21,680834</text:p>
          </table:table-cell>
          <table:table-cell office:value-type="float" office:value="57.539306000000046" table:style-name="ce12">
            <text:p>57,539306</text:p>
          </table:table-cell>
          <table:table-cell table:number-columns-repeated="16382"/>
        </table:table-row>
        <table:table-row table:style-name="ro1">
          <table:table-cell office:value-type="float" office:value="21.684166999999995" table:style-name="ce12">
            <text:p>21,684167</text:p>
          </table:table-cell>
          <table:table-cell office:value-type="float" office:value="57.549305000000047" table:style-name="ce12">
            <text:p>57,549305</text:p>
          </table:table-cell>
          <table:table-cell table:number-columns-repeated="16382"/>
        </table:table-row>
        <table:table-row table:style-name="ro1">
          <table:table-cell office:value-type="float" office:value="21.688613000000139" table:style-name="ce12">
            <text:p>21,688613</text:p>
          </table:table-cell>
          <table:table-cell office:value-type="float" office:value="57.557640000000035" table:style-name="ce12">
            <text:p>57,55764</text:p>
          </table:table-cell>
          <table:table-cell table:number-columns-repeated="16382"/>
        </table:table-row>
        <table:table-row table:style-name="ro1">
          <table:table-cell office:value-type="float" office:value="21.693055000000008" table:style-name="ce12">
            <text:p>21,693055</text:p>
          </table:table-cell>
          <table:table-cell office:value-type="float" office:value="57.561806000000033" table:style-name="ce12">
            <text:p>57,561806</text:p>
          </table:table-cell>
          <table:table-cell table:number-columns-repeated="16382"/>
        </table:table-row>
        <table:table-row table:style-name="ro1">
          <table:table-cell office:value-type="float" office:value="21.69749899999999" table:style-name="ce12">
            <text:p>21,697499</text:p>
          </table:table-cell>
          <table:table-cell office:value-type="float" office:value="57.564862000000048" table:style-name="ce12">
            <text:p>57,564862</text:p>
          </table:table-cell>
          <table:table-cell table:number-columns-repeated="16382"/>
        </table:table-row>
        <table:table-row table:style-name="ro1">
          <table:table-cell office:value-type="float" office:value="21.701944000000079" table:style-name="ce12">
            <text:p>21,701944</text:p>
          </table:table-cell>
          <table:table-cell office:value-type="float" office:value="57.567638000000031" table:style-name="ce12">
            <text:p>57,567638</text:p>
          </table:table-cell>
          <table:table-cell table:number-columns-repeated="16382"/>
        </table:table-row>
        <table:table-row table:style-name="ro1">
          <table:table-cell office:value-type="float" office:value="21.706946000000066" table:style-name="ce12">
            <text:p>21,706946</text:p>
          </table:table-cell>
          <table:table-cell office:value-type="float" office:value="57.569863000000034" table:style-name="ce12">
            <text:p>57,569863</text:p>
          </table:table-cell>
          <table:table-cell table:number-columns-repeated="16382"/>
        </table:table-row>
        <table:table-row table:style-name="ro1">
          <table:table-cell office:value-type="float" office:value="21.71138900000005" table:style-name="ce12">
            <text:p>21,711389</text:p>
          </table:table-cell>
          <table:table-cell office:value-type="float" office:value="57.571805000000033" table:style-name="ce12">
            <text:p>57,571805</text:p>
          </table:table-cell>
          <table:table-cell table:number-columns-repeated="16382"/>
        </table:table-row>
        <table:table-row table:style-name="ro1">
          <table:table-cell office:value-type="float" office:value="21.718611000000063" table:style-name="ce12">
            <text:p>21,718611</text:p>
          </table:table-cell>
          <table:table-cell office:value-type="float" office:value="57.574029000000046" table:style-name="ce12">
            <text:p>57,574029</text:p>
          </table:table-cell>
          <table:table-cell table:number-columns-repeated="16382"/>
        </table:table-row>
        <table:table-row table:style-name="ro1">
          <table:table-cell office:value-type="float" office:value="21.724721000000041" table:style-name="ce12">
            <text:p>21,724721</text:p>
          </table:table-cell>
          <table:table-cell office:value-type="float" office:value="57.576249000000004" table:style-name="ce12">
            <text:p>57,576249</text:p>
          </table:table-cell>
          <table:table-cell table:number-columns-repeated="16382"/>
        </table:table-row>
        <table:table-row table:style-name="ro1">
          <table:table-cell office:value-type="float" office:value="21.733612000000047" table:style-name="ce12">
            <text:p>21,733612</text:p>
          </table:table-cell>
          <table:table-cell office:value-type="float" office:value="57.578473000000024" table:style-name="ce12">
            <text:p>57,578473</text:p>
          </table:table-cell>
          <table:table-cell table:number-columns-repeated="16382"/>
        </table:table-row>
        <table:table-row table:style-name="ro1">
          <table:table-cell office:value-type="float" office:value="21.743055000000023" table:style-name="ce12">
            <text:p>21,743055</text:p>
          </table:table-cell>
          <table:table-cell office:value-type="float" office:value="57.580695000000027" table:style-name="ce12">
            <text:p>57,580695</text:p>
          </table:table-cell>
          <table:table-cell table:number-columns-repeated="16382"/>
        </table:table-row>
        <table:table-row table:style-name="ro1">
          <table:table-cell office:value-type="float" office:value="21.759165999999986" table:style-name="ce12">
            <text:p>21,759166</text:p>
          </table:table-cell>
          <table:table-cell office:value-type="float" office:value="57.582915000000007" table:style-name="ce12">
            <text:p>57,582915</text:p>
          </table:table-cell>
          <table:table-cell table:number-columns-repeated="16382"/>
        </table:table-row>
        <table:table-row table:style-name="ro1">
          <table:table-cell office:value-type="float" office:value="21.770833000000088" table:style-name="ce12">
            <text:p>21,770833</text:p>
          </table:table-cell>
          <table:table-cell office:value-type="float" office:value="57.58514000000001" table:style-name="ce12">
            <text:p>57,58514</text:p>
          </table:table-cell>
          <table:table-cell table:number-columns-repeated="16382"/>
        </table:table-row>
        <table:table-row table:style-name="ro1">
          <table:table-cell office:value-type="float" office:value="21.788610000000059" table:style-name="ce12">
            <text:p>21,78861</text:p>
          </table:table-cell>
          <table:table-cell office:value-type="float" office:value="57.587360000000032" table:style-name="ce12">
            <text:p>57,58736</text:p>
          </table:table-cell>
          <table:table-cell table:number-columns-repeated="16382"/>
        </table:table-row>
        <table:table-row table:style-name="ro1">
          <table:table-cell office:value-type="float" office:value="21.801945000000043" table:style-name="ce12">
            <text:p>21,801945</text:p>
          </table:table-cell>
          <table:table-cell office:value-type="float" office:value="57.589583999999988" table:style-name="ce12">
            <text:p>57,589584</text:p>
          </table:table-cell>
          <table:table-cell table:number-columns-repeated="16382"/>
        </table:table-row>
        <table:table-row table:style-name="ro1">
          <table:table-cell office:value-type="float" office:value="21.814722000000071" table:style-name="ce12">
            <text:p>21,814722</text:p>
          </table:table-cell>
          <table:table-cell office:value-type="float" office:value="57.59180400000001" table:style-name="ce12">
            <text:p>57,591804</text:p>
          </table:table-cell>
          <table:table-cell table:number-columns-repeated="16382"/>
        </table:table-row>
        <table:table-row table:style-name="ro1">
          <table:table-cell office:value-type="float" office:value="21.824723000000059" table:style-name="ce12">
            <text:p>21,824723</text:p>
          </table:table-cell>
          <table:table-cell office:value-type="float" office:value="57.59402800000003" table:style-name="ce12">
            <text:p>57,594028</text:p>
          </table:table-cell>
          <table:table-cell table:number-columns-repeated="16382"/>
        </table:table-row>
        <table:table-row table:style-name="ro1">
          <table:table-cell office:value-type="float" office:value="21.833055999999996" table:style-name="ce12">
            <text:p>21,833056</text:p>
          </table:table-cell>
          <table:table-cell office:value-type="float" office:value="57.595694000000023" table:style-name="ce12">
            <text:p>57,595694</text:p>
          </table:table-cell>
          <table:table-cell table:number-columns-repeated="16382"/>
        </table:table-row>
        <table:table-row table:style-name="ro1">
          <table:table-cell office:value-type="float" office:value="21.844166000000026" table:style-name="ce12">
            <text:p>21,844166</text:p>
          </table:table-cell>
          <table:table-cell office:value-type="float" office:value="57.597916999999988" table:style-name="ce12">
            <text:p>57,597917</text:p>
          </table:table-cell>
          <table:table-cell table:number-columns-repeated="16382"/>
        </table:table-row>
        <table:table-row table:style-name="ro1">
          <table:table-cell office:value-type="float" office:value="21.88694300000008" table:style-name="ce12">
            <text:p>21,886943</text:p>
          </table:table-cell>
          <table:table-cell office:value-type="float" office:value="57.597916999999988" table:style-name="ce12">
            <text:p>57,597917</text:p>
          </table:table-cell>
          <table:table-cell table:number-columns-repeated="16382"/>
        </table:table-row>
        <table:table-row table:style-name="ro1">
          <table:table-cell office:value-type="float" office:value="21.944724000000004" table:style-name="ce12">
            <text:p>21,944724</text:p>
          </table:table-cell>
          <table:table-cell office:value-type="float" office:value="57.599582999999981" table:style-name="ce12">
            <text:p>57,599583</text:p>
          </table:table-cell>
          <table:table-cell table:number-columns-repeated="16382"/>
        </table:table-row>
        <table:table-row table:style-name="ro1">
          <table:table-cell office:value-type="float" office:value="21.976388000000039" table:style-name="ce12">
            <text:p>21,976388</text:p>
          </table:table-cell>
          <table:table-cell office:value-type="float" office:value="57.601807000000001" table:style-name="ce12">
            <text:p>57,601807</text:p>
          </table:table-cell>
          <table:table-cell table:number-columns-repeated="16382"/>
        </table:table-row>
        <table:table-row table:style-name="ro1">
          <table:table-cell office:value-type="float" office:value="21.995831000000003" table:style-name="ce12">
            <text:p>21,995831</text:p>
          </table:table-cell>
          <table:table-cell office:value-type="float" office:value="57.604027000000123" table:style-name="ce12">
            <text:p>57,604027</text:p>
          </table:table-cell>
          <table:table-cell table:number-columns-repeated="16382"/>
        </table:table-row>
        <table:table-row table:style-name="ro1">
          <table:table-cell office:value-type="float" office:value="22.008611000000027" table:style-name="ce12">
            <text:p>22,008611</text:p>
          </table:table-cell>
          <table:table-cell office:value-type="float" office:value="57.605693000000073" table:style-name="ce12">
            <text:p>57,605693</text:p>
          </table:table-cell>
          <table:table-cell table:number-columns-repeated="16382"/>
        </table:table-row>
        <table:table-row table:style-name="ro1">
          <table:table-cell office:value-type="float" office:value="22.019721000000001" table:style-name="ce12">
            <text:p>22,019721</text:p>
          </table:table-cell>
          <table:table-cell office:value-type="float" office:value="57.608194999999952" table:style-name="ce12">
            <text:p>57,608195</text:p>
          </table:table-cell>
          <table:table-cell table:number-columns-repeated="16382"/>
        </table:table-row>
        <table:table-row table:style-name="ro1">
          <table:table-cell office:value-type="float" office:value="22.029166000000085" table:style-name="ce12">
            <text:p>22,029166</text:p>
          </table:table-cell>
          <table:table-cell office:value-type="float" office:value="57.609859000000071" table:style-name="ce12">
            <text:p>57,609859</text:p>
          </table:table-cell>
          <table:table-cell table:number-columns-repeated="16382"/>
        </table:table-row>
        <table:table-row table:style-name="ro1">
          <table:table-cell office:value-type="float" office:value="22.038055000000092" table:style-name="ce12">
            <text:p>22,038055</text:p>
          </table:table-cell>
          <table:table-cell office:value-type="float" office:value="57.612083999999975" table:style-name="ce12">
            <text:p>57,612084</text:p>
          </table:table-cell>
          <table:table-cell table:number-columns-repeated="16382"/>
        </table:table-row>
        <table:table-row table:style-name="ro1">
          <table:table-cell office:value-type="float" office:value="22.044721000000091" table:style-name="ce12">
            <text:p>22,044721</text:p>
          </table:table-cell>
          <table:table-cell office:value-type="float" office:value="57.614307999999973" table:style-name="ce12">
            <text:p>57,614308</text:p>
          </table:table-cell>
          <table:table-cell table:number-columns-repeated="16382"/>
        </table:table-row>
        <table:table-row table:style-name="ro1">
          <table:table-cell office:value-type="float" office:value="22.052500000000059" table:style-name="ce12">
            <text:p>22,0525</text:p>
          </table:table-cell>
          <table:table-cell office:value-type="float" office:value="57.616249999999972" table:style-name="ce12">
            <text:p>57,61625</text:p>
          </table:table-cell>
          <table:table-cell table:number-columns-repeated="16382"/>
        </table:table-row>
        <table:table-row table:style-name="ro1">
          <table:table-cell office:value-type="float" office:value="22.062501000000047" table:style-name="ce12">
            <text:p>22,062501</text:p>
          </table:table-cell>
          <table:table-cell office:value-type="float" office:value="57.618194000000059" table:style-name="ce12">
            <text:p>57,618194</text:p>
          </table:table-cell>
          <table:table-cell table:number-columns-repeated="16382"/>
        </table:table-row>
        <table:table-row table:style-name="ro1">
          <table:table-cell office:value-type="float" office:value="22.072499000000047" table:style-name="ce12">
            <text:p>22,072499</text:p>
          </table:table-cell>
          <table:table-cell office:value-type="float" office:value="57.620971999999981" table:style-name="ce12">
            <text:p>57,620972</text:p>
          </table:table-cell>
          <table:table-cell table:number-columns-repeated="16382"/>
        </table:table-row>
        <table:table-row table:style-name="ro1">
          <table:table-cell office:value-type="float" office:value="22.080834000000031" table:style-name="ce12">
            <text:p>22,080834</text:p>
          </table:table-cell>
          <table:table-cell office:value-type="float" office:value="57.623474999999978" table:style-name="ce12">
            <text:p>57,623475</text:p>
          </table:table-cell>
          <table:table-cell table:number-columns-repeated="16382"/>
        </table:table-row>
        <table:table-row table:style-name="ro1">
          <table:table-cell office:value-type="float" office:value="22.088053999999993" table:style-name="ce12">
            <text:p>22,088054</text:p>
          </table:table-cell>
          <table:table-cell office:value-type="float" office:value="57.62569500000005" table:style-name="ce12">
            <text:p>57,625695</text:p>
          </table:table-cell>
          <table:table-cell table:number-columns-repeated="16382"/>
        </table:table-row>
        <table:table-row table:style-name="ro1">
          <table:table-cell office:value-type="float" office:value="22.09583300000002" table:style-name="ce12">
            <text:p>22,095833</text:p>
          </table:table-cell>
          <table:table-cell office:value-type="float" office:value="57.62791900000007" table:style-name="ce12">
            <text:p>57,627919</text:p>
          </table:table-cell>
          <table:table-cell table:number-columns-repeated="16382"/>
        </table:table-row>
        <table:table-row table:style-name="ro1">
          <table:table-cell office:value-type="float" office:value="22.103056000000091" table:style-name="ce12">
            <text:p>22,103056</text:p>
          </table:table-cell>
          <table:table-cell office:value-type="float" office:value="57.630138999999978" table:style-name="ce12">
            <text:p>57,630139</text:p>
          </table:table-cell>
          <table:table-cell table:number-columns-repeated="16382"/>
        </table:table-row>
        <table:table-row table:style-name="ro1">
          <table:table-cell office:value-type="float" office:value="22.109722000000087" table:style-name="ce12">
            <text:p>22,109722</text:p>
          </table:table-cell>
          <table:table-cell office:value-type="float" office:value="57.632363000000048" table:style-name="ce12">
            <text:p>57,632363</text:p>
          </table:table-cell>
          <table:table-cell table:number-columns-repeated="16382"/>
        </table:table-row>
        <table:table-row table:style-name="ro1">
          <table:table-cell office:value-type="float" office:value="22.11861099999998" table:style-name="ce12">
            <text:p>22,118611</text:p>
          </table:table-cell>
          <table:table-cell office:value-type="float" office:value="57.63458300000007" table:style-name="ce12">
            <text:p>57,634583</text:p>
          </table:table-cell>
          <table:table-cell table:number-columns-repeated="16382"/>
        </table:table-row>
        <table:table-row table:style-name="ro1">
          <table:table-cell office:value-type="float" office:value="22.125280000000085" table:style-name="ce12">
            <text:p>22,12528</text:p>
          </table:table-cell>
          <table:table-cell office:value-type="float" office:value="57.636805000000081" table:style-name="ce12">
            <text:p>57,636805</text:p>
          </table:table-cell>
          <table:table-cell table:number-columns-repeated="16382"/>
        </table:table-row>
        <table:table-row table:style-name="ro1">
          <table:table-cell office:value-type="float" office:value="22.133612000000078" table:style-name="ce12">
            <text:p>22,133612</text:p>
          </table:table-cell>
          <table:table-cell office:value-type="float" office:value="57.638747000000073" table:style-name="ce12">
            <text:p>57,638747</text:p>
          </table:table-cell>
          <table:table-cell table:number-columns-repeated="16382"/>
        </table:table-row>
        <table:table-row table:style-name="ro1">
          <table:table-cell office:value-type="float" office:value="22.140279000000074" table:style-name="ce12">
            <text:p>22,140279</text:p>
          </table:table-cell>
          <table:table-cell office:value-type="float" office:value="57.640416000000059" table:style-name="ce12">
            <text:p>57,640416</text:p>
          </table:table-cell>
          <table:table-cell table:number-columns-repeated="16382"/>
        </table:table-row>
        <table:table-row table:style-name="ro1">
          <table:table-cell office:value-type="float" office:value="22.148055000000053" table:style-name="ce12">
            <text:p>22,148055</text:p>
          </table:table-cell>
          <table:table-cell office:value-type="float" office:value="57.642918000000051" table:style-name="ce12">
            <text:p>57,642918</text:p>
          </table:table-cell>
          <table:table-cell table:number-columns-repeated="16382"/>
        </table:table-row>
        <table:table-row table:style-name="ro1">
          <table:table-cell office:value-type="float" office:value="22.15360900000001" table:style-name="ce12">
            <text:p>22,153609</text:p>
          </table:table-cell>
          <table:table-cell office:value-type="float" office:value="57.645694000000034" table:style-name="ce12">
            <text:p>57,645694</text:p>
          </table:table-cell>
          <table:table-cell table:number-columns-repeated="16382"/>
        </table:table-row>
        <table:table-row table:style-name="ro1">
          <table:table-cell office:value-type="float" office:value="22.163056000000037" table:style-name="ce12">
            <text:p>22,163056</text:p>
          </table:table-cell>
          <table:table-cell office:value-type="float" office:value="57.648194000000032" table:style-name="ce12">
            <text:p>57,648194</text:p>
          </table:table-cell>
          <table:table-cell table:number-columns-repeated="16382"/>
        </table:table-row>
        <table:table-row table:style-name="ro1">
          <table:table-cell office:value-type="float" office:value="22.172501000000008" table:style-name="ce12">
            <text:p>22,172501</text:p>
          </table:table-cell>
          <table:table-cell office:value-type="float" office:value="57.650416000000057" table:style-name="ce12">
            <text:p>57,650416</text:p>
          </table:table-cell>
          <table:table-cell table:number-columns-repeated="16382"/>
        </table:table-row>
        <table:table-row table:style-name="ro1">
          <table:table-cell office:value-type="float" office:value="22.180833" table:style-name="ce12">
            <text:p>22,180833</text:p>
          </table:table-cell>
          <table:table-cell office:value-type="float" office:value="57.652639000000001" table:style-name="ce12">
            <text:p>57,652639</text:p>
          </table:table-cell>
          <table:table-cell table:number-columns-repeated="16382"/>
        </table:table-row>
        <table:table-row table:style-name="ro1">
          <table:table-cell office:value-type="float" office:value="22.189165999999997" table:style-name="ce12">
            <text:p>22,189166</text:p>
          </table:table-cell>
          <table:table-cell office:value-type="float" office:value="57.654861000000025" table:style-name="ce12">
            <text:p>57,654861</text:p>
          </table:table-cell>
          <table:table-cell table:number-columns-repeated="16382"/>
        </table:table-row>
        <table:table-row table:style-name="ro1">
          <table:table-cell office:value-type="float" office:value="22.198055000000064" table:style-name="ce12">
            <text:p>22,198055</text:p>
          </table:table-cell>
          <table:table-cell office:value-type="float" office:value="57.657081000000048" table:style-name="ce12">
            <text:p>57,657081</text:p>
          </table:table-cell>
          <table:table-cell table:number-columns-repeated="16382"/>
        </table:table-row>
        <table:table-row table:style-name="ro1">
          <table:table-cell office:value-type="float" office:value="22.209168000000084" table:style-name="ce12">
            <text:p>22,209168</text:p>
          </table:table-cell>
          <table:table-cell office:value-type="float" office:value="57.659304999999996" table:style-name="ce12">
            <text:p>57,659305</text:p>
          </table:table-cell>
          <table:table-cell table:number-columns-repeated="16382"/>
        </table:table-row>
        <table:table-row table:style-name="ro1">
          <table:table-cell office:value-type="float" office:value="22.216388000000045" table:style-name="ce12">
            <text:p>22,216388</text:p>
          </table:table-cell>
          <table:table-cell office:value-type="float" office:value="57.66153000000002" table:style-name="ce12">
            <text:p>57,66153</text:p>
          </table:table-cell>
          <table:table-cell table:number-columns-repeated="16382"/>
        </table:table-row>
        <table:table-row table:style-name="ro1">
          <table:table-cell office:value-type="float" office:value="22.223054000000044" table:style-name="ce12">
            <text:p>22,223054</text:p>
          </table:table-cell>
          <table:table-cell office:value-type="float" office:value="57.663749000000038" table:style-name="ce12">
            <text:p>57,663749</text:p>
          </table:table-cell>
          <table:table-cell table:number-columns-repeated="16382"/>
        </table:table-row>
        <table:table-row table:style-name="ro1">
          <table:table-cell office:value-type="float" office:value="22.229723000000028" table:style-name="ce12">
            <text:p>22,229723</text:p>
          </table:table-cell>
          <table:table-cell office:value-type="float" office:value="57.665510999999974" table:style-name="ce12">
            <text:p>57,665511</text:p>
          </table:table-cell>
          <table:table-cell table:number-columns-repeated="16382"/>
        </table:table-row>
        <table:table-row table:style-name="ro1">
          <table:table-cell office:value-type="float" office:value="22.235834000000064" table:style-name="ce12">
            <text:p>22,235834</text:p>
          </table:table-cell>
          <table:table-cell office:value-type="float" office:value="57.667084000000031" table:style-name="ce12">
            <text:p>57,667084</text:p>
          </table:table-cell>
          <table:table-cell table:number-columns-repeated="16382"/>
        </table:table-row>
        <table:table-row table:style-name="ro1">
          <table:table-cell office:value-type="float" office:value="22.243056000000021" table:style-name="ce12">
            <text:p>22,243056</text:p>
          </table:table-cell>
          <table:table-cell office:value-type="float" office:value="57.668860999999971" table:style-name="ce12">
            <text:p>57,668861</text:p>
          </table:table-cell>
          <table:table-cell table:number-columns-repeated="16382"/>
        </table:table-row>
        <table:table-row table:style-name="ro1">
          <table:table-cell office:value-type="float" office:value="22.248610000000035" table:style-name="ce12">
            <text:p>22,24861</text:p>
          </table:table-cell>
          <table:table-cell office:value-type="float" office:value="57.670971999999985" table:style-name="ce12">
            <text:p>57,670972</text:p>
          </table:table-cell>
          <table:table-cell table:number-columns-repeated="16382"/>
        </table:table-row>
        <table:table-row table:style-name="ro1">
          <table:table-cell office:value-type="float" office:value="22.258055000000009" table:style-name="ce12">
            <text:p>22,258055</text:p>
          </table:table-cell>
          <table:table-cell office:value-type="float" office:value="57.673194000000009" table:style-name="ce12">
            <text:p>57,673194</text:p>
          </table:table-cell>
          <table:table-cell table:number-columns-repeated="16382"/>
        </table:table-row>
        <table:table-row table:style-name="ro1">
          <table:table-cell office:value-type="float" office:value="22.266389999999998" table:style-name="ce12">
            <text:p>22,26639</text:p>
          </table:table-cell>
          <table:table-cell office:value-type="float" office:value="57.675413999999982" table:style-name="ce12">
            <text:p>57,675414</text:p>
          </table:table-cell>
          <table:table-cell table:number-columns-repeated="16382"/>
        </table:table-row>
        <table:table-row table:style-name="ro1">
          <table:table-cell office:value-type="float" office:value="22.27416600000009" table:style-name="ce12">
            <text:p>22,274166</text:p>
          </table:table-cell>
          <table:table-cell office:value-type="float" office:value="57.677637999999988" table:style-name="ce12">
            <text:p>57,677638</text:p>
          </table:table-cell>
          <table:table-cell table:number-columns-repeated="16382"/>
        </table:table-row>
        <table:table-row table:style-name="ro1">
          <table:table-cell office:value-type="float" office:value="22.281945000000118" table:style-name="ce12">
            <text:p>22,281945</text:p>
          </table:table-cell>
          <table:table-cell office:value-type="float" office:value="57.68013899999999" table:style-name="ce12">
            <text:p>57,680139</text:p>
          </table:table-cell>
          <table:table-cell table:number-columns-repeated="16382"/>
        </table:table-row>
        <table:table-row table:style-name="ro1">
          <table:table-cell office:value-type="float" office:value="22.290831000000079" table:style-name="ce12">
            <text:p>22,290831</text:p>
          </table:table-cell>
          <table:table-cell office:value-type="float" office:value="57.682360999999993" table:style-name="ce12">
            <text:p>57,682361</text:p>
          </table:table-cell>
          <table:table-cell table:number-columns-repeated="16382"/>
        </table:table-row>
        <table:table-row table:style-name="ro1">
          <table:table-cell office:value-type="float" office:value="22.298056000000084" table:style-name="ce12">
            <text:p>22,298056</text:p>
          </table:table-cell>
          <table:table-cell office:value-type="float" office:value="57.684580999999973" table:style-name="ce12">
            <text:p>57,684581</text:p>
          </table:table-cell>
          <table:table-cell table:number-columns-repeated="16382"/>
        </table:table-row>
        <table:table-row table:style-name="ro1">
          <table:table-cell office:value-type="float" office:value="22.306389000000078" table:style-name="ce12">
            <text:p>22,306389</text:p>
          </table:table-cell>
          <table:table-cell office:value-type="float" office:value="57.686527000000005" table:style-name="ce12">
            <text:p>57,686527</text:p>
          </table:table-cell>
          <table:table-cell table:number-columns-repeated="16382"/>
        </table:table-row>
        <table:table-row table:style-name="ro1">
          <table:table-cell office:value-type="float" office:value="22.31029100000006" table:style-name="ce12">
            <text:p>22,310291</text:p>
          </table:table-cell>
          <table:table-cell office:value-type="float" office:value="57.68786900000002" table:style-name="ce12">
            <text:p>57,687869</text:p>
          </table:table-cell>
          <table:table-cell table:number-columns-repeated="16382"/>
        </table:table-row>
        <table:table-row table:style-name="ro1">
          <table:table-cell office:value-type="float" office:value="22.319166000000049" table:style-name="ce12">
            <text:p>22,319166</text:p>
          </table:table-cell>
          <table:table-cell office:value-type="float" office:value="57.690418000000008" table:style-name="ce12">
            <text:p>57,690418</text:p>
          </table:table-cell>
          <table:table-cell table:number-columns-repeated="16382"/>
        </table:table-row>
        <table:table-row table:style-name="ro1">
          <table:table-cell office:value-type="float" office:value="22.325834000000036" table:style-name="ce12">
            <text:p>22,325834</text:p>
          </table:table-cell>
          <table:table-cell office:value-type="float" office:value="57.692636999999976" table:style-name="ce12">
            <text:p>57,692637</text:p>
          </table:table-cell>
          <table:table-cell table:number-columns-repeated="16382"/>
        </table:table-row>
        <table:table-row table:style-name="ro1">
          <table:table-cell office:value-type="float" office:value="22.333054999999995" table:style-name="ce12">
            <text:p>22,333055</text:p>
          </table:table-cell>
          <table:table-cell office:value-type="float" office:value="57.69458400000012" table:style-name="ce12">
            <text:p>57,694584</text:p>
          </table:table-cell>
          <table:table-cell table:number-columns-repeated="16382"/>
        </table:table-row>
        <table:table-row table:style-name="ro1">
          <table:table-cell office:value-type="float" office:value="22.340833000000025" table:style-name="ce12">
            <text:p>22,340833</text:p>
          </table:table-cell>
          <table:table-cell office:value-type="float" office:value="57.696529999999981" table:style-name="ce12">
            <text:p>57,69653</text:p>
          </table:table-cell>
          <table:table-cell table:number-columns-repeated="16382"/>
        </table:table-row>
        <table:table-row table:style-name="ro1">
          <table:table-cell office:value-type="float" office:value="22.346944000000004" table:style-name="ce12">
            <text:p>22,346944</text:p>
          </table:table-cell>
          <table:table-cell office:value-type="float" office:value="57.698750000000068" table:style-name="ce12">
            <text:p>57,69875</text:p>
          </table:table-cell>
          <table:table-cell table:number-columns-repeated="16382"/>
        </table:table-row>
        <table:table-row table:style-name="ro1">
          <table:table-cell office:value-type="float" office:value="22.354166000000127" table:style-name="ce12">
            <text:p>22,354166</text:p>
          </table:table-cell>
          <table:table-cell office:value-type="float" office:value="57.700693999999977" table:style-name="ce12">
            <text:p>57,700694</text:p>
          </table:table-cell>
          <table:table-cell table:number-columns-repeated="16382"/>
        </table:table-row>
        <table:table-row table:style-name="ro1">
          <table:table-cell office:value-type="float" office:value="22.363057000000076" table:style-name="ce12">
            <text:p>22,363057</text:p>
          </table:table-cell>
          <table:table-cell office:value-type="float" office:value="57.702914000000071" table:style-name="ce12">
            <text:p>57,702914</text:p>
          </table:table-cell>
          <table:table-cell table:number-columns-repeated="16382"/>
        </table:table-row>
        <table:table-row table:style-name="ro1">
          <table:table-cell office:value-type="float" office:value="22.370278000000095" table:style-name="ce12">
            <text:p>22,370278</text:p>
          </table:table-cell>
          <table:table-cell office:value-type="float" office:value="57.705138000000069" table:style-name="ce12">
            <text:p>57,705138</text:p>
          </table:table-cell>
          <table:table-cell table:number-columns-repeated="16382"/>
        </table:table-row>
        <table:table-row table:style-name="ro1">
          <table:table-cell office:value-type="float" office:value="22.378056000000065" table:style-name="ce12">
            <text:p>22,378056</text:p>
          </table:table-cell>
          <table:table-cell office:value-type="float" office:value="57.707358000000049" table:style-name="ce12">
            <text:p>57,707358</text:p>
          </table:table-cell>
          <table:table-cell table:number-columns-repeated="16382"/>
        </table:table-row>
        <table:table-row table:style-name="ro1">
          <table:table-cell office:value-type="float" office:value="22.386945000000079" table:style-name="ce12">
            <text:p>22,386945</text:p>
          </table:table-cell>
          <table:table-cell office:value-type="float" office:value="57.709583000000052" table:style-name="ce12">
            <text:p>57,709583</text:p>
          </table:table-cell>
          <table:table-cell table:number-columns-repeated="16382"/>
        </table:table-row>
        <table:table-row table:style-name="ro1">
          <table:table-cell office:value-type="float" office:value="22.393611000000071" table:style-name="ce12">
            <text:p>22,393611</text:p>
          </table:table-cell>
          <table:table-cell office:value-type="float" office:value="57.711807000000064" table:style-name="ce12">
            <text:p>57,711807</text:p>
          </table:table-cell>
          <table:table-cell table:number-columns-repeated="16382"/>
        </table:table-row>
        <table:table-row table:style-name="ro1">
          <table:table-cell office:value-type="float" office:value="22.40138800000005" table:style-name="ce12">
            <text:p>22,401388</text:p>
          </table:table-cell>
          <table:table-cell office:value-type="float" office:value="57.714026999999916" table:style-name="ce12">
            <text:p>57,714027</text:p>
          </table:table-cell>
          <table:table-cell table:number-columns-repeated="16382"/>
        </table:table-row>
        <table:table-row table:style-name="ro1">
          <table:table-cell office:value-type="float" office:value="22.409166000000024" table:style-name="ce12">
            <text:p>22,409166</text:p>
          </table:table-cell>
          <table:table-cell office:value-type="float" office:value="57.716252000000033" table:style-name="ce12">
            <text:p>57,716252</text:p>
          </table:table-cell>
          <table:table-cell table:number-columns-repeated="16382"/>
        </table:table-row>
        <table:table-row table:style-name="ro1">
          <table:table-cell office:value-type="float" office:value="22.416944999999995" table:style-name="ce12">
            <text:p>22,416945</text:p>
          </table:table-cell>
          <table:table-cell office:value-type="float" office:value="57.718471000000072" table:style-name="ce12">
            <text:p>57,718471</text:p>
          </table:table-cell>
          <table:table-cell table:number-columns-repeated="16382"/>
        </table:table-row>
        <table:table-row table:style-name="ro1">
          <table:table-cell office:value-type="float" office:value="22.424165000000013" table:style-name="ce12">
            <text:p>22,424165</text:p>
          </table:table-cell>
          <table:table-cell office:value-type="float" office:value="57.720696000000075" table:style-name="ce12">
            <text:p>57,720696</text:p>
          </table:table-cell>
          <table:table-cell table:number-columns-repeated="16382"/>
        </table:table-row>
        <table:table-row table:style-name="ro1">
          <table:table-cell office:value-type="float" office:value="22.431943999999984" table:style-name="ce12">
            <text:p>22,431944</text:p>
          </table:table-cell>
          <table:table-cell office:value-type="float" office:value="57.722916000000041" table:style-name="ce12">
            <text:p>57,722916</text:p>
          </table:table-cell>
          <table:table-cell table:number-columns-repeated="16382"/>
        </table:table-row>
        <table:table-row table:style-name="ro1">
          <table:table-cell office:value-type="float" office:value="22.439723000000011" table:style-name="ce12">
            <text:p>22,439723</text:p>
          </table:table-cell>
          <table:table-cell office:value-type="float" office:value="57.725140000000053" table:style-name="ce12">
            <text:p>57,72514</text:p>
          </table:table-cell>
          <table:table-cell table:number-columns-repeated="16382"/>
        </table:table-row>
        <table:table-row table:style-name="ro1">
          <table:table-cell office:value-type="float" office:value="22.447498999999986" table:style-name="ce12">
            <text:p>22,447499</text:p>
          </table:table-cell>
          <table:table-cell office:value-type="float" office:value="57.727360000000012" table:style-name="ce12">
            <text:p>57,72736</text:p>
          </table:table-cell>
          <table:table-cell table:number-columns-repeated="16382"/>
        </table:table-row>
        <table:table-row table:style-name="ro1">
          <table:table-cell office:value-type="float" office:value="22.455278000000071" table:style-name="ce12">
            <text:p>22,455278</text:p>
          </table:table-cell>
          <table:table-cell office:value-type="float" office:value="57.729585000000036" table:style-name="ce12">
            <text:p>57,729585</text:p>
          </table:table-cell>
          <table:table-cell table:number-columns-repeated="16382"/>
        </table:table-row>
        <table:table-row table:style-name="ro1">
          <table:table-cell office:value-type="float" office:value="22.464167000000085" table:style-name="ce12">
            <text:p>22,464167</text:p>
          </table:table-cell>
          <table:table-cell office:value-type="float" office:value="57.731804000000054" table:style-name="ce12">
            <text:p>57,731804</text:p>
          </table:table-cell>
          <table:table-cell table:number-columns-repeated="16382"/>
        </table:table-row>
        <table:table-row table:style-name="ro1">
          <table:table-cell office:value-type="float" office:value="22.471945000000055" table:style-name="ce12">
            <text:p>22,471945</text:p>
          </table:table-cell>
          <table:table-cell office:value-type="float" office:value="57.734029000000064" table:style-name="ce12">
            <text:p>57,734029</text:p>
          </table:table-cell>
          <table:table-cell table:number-columns-repeated="16382"/>
        </table:table-row>
        <table:table-row table:style-name="ro1">
          <table:table-cell office:value-type="float" office:value="22.480278000000052" table:style-name="ce12">
            <text:p>22,480278</text:p>
          </table:table-cell>
          <table:table-cell office:value-type="float" office:value="57.735973000000051" table:style-name="ce12">
            <text:p>57,735973</text:p>
          </table:table-cell>
          <table:table-cell table:number-columns-repeated="16382"/>
        </table:table-row>
        <table:table-row table:style-name="ro1">
          <table:table-cell office:value-type="float" office:value="22.489166000000004" table:style-name="ce12">
            <text:p>22,489166</text:p>
          </table:table-cell>
          <table:table-cell office:value-type="float" office:value="57.73819300000001" table:style-name="ce12">
            <text:p>57,738193</text:p>
          </table:table-cell>
          <table:table-cell table:number-columns-repeated="16382"/>
        </table:table-row>
        <table:table-row table:style-name="ro1">
          <table:table-cell office:value-type="float" office:value="22.497499000000001" table:style-name="ce12">
            <text:p>22,497499</text:p>
          </table:table-cell>
          <table:table-cell office:value-type="float" office:value="57.740417000000029" table:style-name="ce12">
            <text:p>57,740417</text:p>
          </table:table-cell>
          <table:table-cell table:number-columns-repeated="16382"/>
        </table:table-row>
        <table:table-row table:style-name="ro1">
          <table:table-cell office:value-type="float" office:value="22.506390000000003" table:style-name="ce12">
            <text:p>22,50639</text:p>
          </table:table-cell>
          <table:table-cell office:value-type="float" office:value="57.742637000000038" table:style-name="ce12">
            <text:p>57,742637</text:p>
          </table:table-cell>
          <table:table-cell table:number-columns-repeated="16382"/>
        </table:table-row>
        <table:table-row table:style-name="ro1">
          <table:table-cell office:value-type="float" office:value="22.515831999999985" table:style-name="ce12">
            <text:p>22,515832</text:p>
          </table:table-cell>
          <table:table-cell office:value-type="float" office:value="57.744861999999998" table:style-name="ce12">
            <text:p>57,744862</text:p>
          </table:table-cell>
          <table:table-cell table:number-columns-repeated="16382"/>
        </table:table-row>
        <table:table-row table:style-name="ro1">
          <table:table-cell office:value-type="float" office:value="22.525833000000087" table:style-name="ce12">
            <text:p>22,525833</text:p>
          </table:table-cell>
          <table:table-cell office:value-type="float" office:value="57.74708100000003" table:style-name="ce12">
            <text:p>57,747081</text:p>
          </table:table-cell>
          <table:table-cell table:number-columns-repeated="16382"/>
        </table:table-row>
        <table:table-row table:style-name="ro1">
          <table:table-cell office:value-type="float" office:value="22.535834000000076" table:style-name="ce12">
            <text:p>22,535834</text:p>
          </table:table-cell>
          <table:table-cell office:value-type="float" office:value="57.749306000000033" table:style-name="ce12">
            <text:p>57,749306</text:p>
          </table:table-cell>
          <table:table-cell table:number-columns-repeated="16382"/>
        </table:table-row>
        <table:table-row table:style-name="ro1">
          <table:table-cell office:value-type="float" office:value="22.545279000000043" table:style-name="ce12">
            <text:p>22,545279</text:p>
          </table:table-cell>
          <table:table-cell office:value-type="float" office:value="57.751525999999998" table:style-name="ce12">
            <text:p>57,751526</text:p>
          </table:table-cell>
          <table:table-cell table:number-columns-repeated="16382"/>
        </table:table-row>
        <table:table-row table:style-name="ro1">
          <table:table-cell office:value-type="float" office:value="22.555280000000032" table:style-name="ce12">
            <text:p>22,55528</text:p>
          </table:table-cell>
          <table:table-cell office:value-type="float" office:value="57.753750000000011" table:style-name="ce12">
            <text:p>57,75375</text:p>
          </table:table-cell>
          <table:table-cell table:number-columns-repeated="16382"/>
        </table:table-row>
        <table:table-row table:style-name="ro1">
          <table:table-cell office:value-type="float" office:value="22.569166000000049" table:style-name="ce12">
            <text:p>22,569166</text:p>
          </table:table-cell>
          <table:table-cell office:value-type="float" office:value="57.755693999999991" table:style-name="ce12">
            <text:p>57,755694</text:p>
          </table:table-cell>
          <table:table-cell table:number-columns-repeated="16382"/>
        </table:table-row>
        <table:table-row table:style-name="ro1">
          <table:table-cell office:value-type="float" office:value="22.58694400000001" table:style-name="ce12">
            <text:p>22,586944</text:p>
          </table:table-cell>
          <table:table-cell office:value-type="float" office:value="57.757916000000009" table:style-name="ce12">
            <text:p>57,757916</text:p>
          </table:table-cell>
          <table:table-cell table:number-columns-repeated="16382"/>
        </table:table-row>
        <table:table-row table:style-name="ro1">
          <table:table-cell office:value-type="float" office:value="22.605833000000125" table:style-name="ce12">
            <text:p>22,605833</text:p>
          </table:table-cell>
          <table:table-cell office:value-type="float" office:value="57.756525999999994" table:style-name="ce12">
            <text:p>57,756526</text:p>
          </table:table-cell>
          <table:table-cell table:number-columns-repeated="16382"/>
        </table:table-row>
        <table:table-row table:style-name="ro1">
          <table:table-cell office:value-type="float" office:value="22.601389000000093" table:style-name="ce12">
            <text:p>22,601389</text:p>
          </table:table-cell>
          <table:table-cell office:value-type="float" office:value="57.752082000000023" table:style-name="ce12">
            <text:p>57,752082</text:p>
          </table:table-cell>
          <table:table-cell table:number-columns-repeated="16382"/>
        </table:table-row>
        <table:table-row table:style-name="ro1">
          <table:table-cell office:value-type="float" office:value="22.596944000000004" table:style-name="ce12">
            <text:p>22,596944</text:p>
          </table:table-cell>
          <table:table-cell office:value-type="float" office:value="57.74680800000003" table:style-name="ce12">
            <text:p>57,746808</text:p>
          </table:table-cell>
          <table:table-cell table:number-columns-repeated="16382"/>
        </table:table-row>
        <table:table-row table:style-name="ro1">
          <table:table-cell office:value-type="float" office:value="22.592500000000022" table:style-name="ce12">
            <text:p>22,5925</text:p>
          </table:table-cell>
          <table:table-cell office:value-type="float" office:value="57.740971000000044" table:style-name="ce12">
            <text:p>57,740971</text:p>
          </table:table-cell>
          <table:table-cell table:number-columns-repeated="16382"/>
        </table:table-row>
        <table:table-row table:style-name="ro1">
          <table:table-cell office:value-type="float" office:value="22.589721999999991" table:style-name="ce12">
            <text:p>22,589722</text:p>
          </table:table-cell>
          <table:table-cell office:value-type="float" office:value="57.736527000000017" table:style-name="ce12">
            <text:p>57,736527</text:p>
          </table:table-cell>
          <table:table-cell table:number-columns-repeated="16382"/>
        </table:table-row>
        <table:table-row table:style-name="ro1">
          <table:table-cell office:value-type="float" office:value="22.585277000000012" table:style-name="ce12">
            <text:p>22,585277</text:p>
          </table:table-cell>
          <table:table-cell office:value-type="float" office:value="57.730972000000044" table:style-name="ce12">
            <text:p>57,730972</text:p>
          </table:table-cell>
          <table:table-cell table:number-columns-repeated="16382"/>
        </table:table-row>
        <table:table-row table:style-name="ro1">
          <table:table-cell office:value-type="float" office:value="22.580833000000034" table:style-name="ce12">
            <text:p>22,580833</text:p>
          </table:table-cell>
          <table:table-cell office:value-type="float" office:value="57.721806000000065" table:style-name="ce12">
            <text:p>57,721806</text:p>
          </table:table-cell>
          <table:table-cell table:number-columns-repeated="16382"/>
        </table:table-row>
        <table:table-row table:style-name="ro1">
          <table:table-cell office:value-type="float" office:value="22.576389000000002" table:style-name="ce12">
            <text:p>22,576389</text:p>
          </table:table-cell>
          <table:table-cell office:value-type="float" office:value="57.709860999999982" table:style-name="ce12">
            <text:p>57,709861</text:p>
          </table:table-cell>
          <table:table-cell table:number-columns-repeated="16382"/>
        </table:table-row>
        <table:table-row table:style-name="ro1">
          <table:table-cell office:value-type="float" office:value="22.57694500000002" table:style-name="ce12">
            <text:p>22,576945</text:p>
          </table:table-cell>
          <table:table-cell office:value-type="float" office:value="57.667084000000031" table:style-name="ce12">
            <text:p>57,667084</text:p>
          </table:table-cell>
          <table:table-cell table:number-columns-repeated="16382"/>
        </table:table-row>
        <table:table-row table:style-name="ro1">
          <table:table-cell office:value-type="float" office:value="22.581388999999994" table:style-name="ce12">
            <text:p>22,581389</text:p>
          </table:table-cell>
          <table:table-cell office:value-type="float" office:value="57.654305000000015" table:style-name="ce12">
            <text:p>57,654305</text:p>
          </table:table-cell>
          <table:table-cell table:number-columns-repeated="16382"/>
        </table:table-row>
        <table:table-row table:style-name="ro1">
          <table:table-cell office:value-type="float" office:value="22.585277000000012" table:style-name="ce12">
            <text:p>22,585277</text:p>
          </table:table-cell>
          <table:table-cell office:value-type="float" office:value="57.644306000000071" table:style-name="ce12">
            <text:p>57,644306</text:p>
          </table:table-cell>
          <table:table-cell table:number-columns-repeated="16382"/>
        </table:table-row>
        <table:table-row table:style-name="ro1">
          <table:table-cell office:value-type="float" office:value="22.588612000000005" table:style-name="ce12">
            <text:p>22,588612</text:p>
          </table:table-cell>
          <table:table-cell office:value-type="float" office:value="57.637918000000049" table:style-name="ce12">
            <text:p>57,637918</text:p>
          </table:table-cell>
          <table:table-cell table:number-columns-repeated="16382"/>
        </table:table-row>
        <table:table-row table:style-name="ro1">
          <table:table-cell office:value-type="float" office:value="22.591944000000009" table:style-name="ce12">
            <text:p>22,591944</text:p>
          </table:table-cell>
          <table:table-cell office:value-type="float" office:value="57.631249000000068" table:style-name="ce12">
            <text:p>57,631249</text:p>
          </table:table-cell>
          <table:table-cell table:number-columns-repeated="16382"/>
        </table:table-row>
        <table:table-row table:style-name="ro1">
          <table:table-cell office:value-type="float" office:value="22.596391000000089" table:style-name="ce12">
            <text:p>22,596391</text:p>
          </table:table-cell>
          <table:table-cell office:value-type="float" office:value="57.624585000000067" table:style-name="ce12">
            <text:p>57,624585</text:p>
          </table:table-cell>
          <table:table-cell table:number-columns-repeated="16382"/>
        </table:table-row>
        <table:table-row table:style-name="ro1">
          <table:table-cell office:value-type="float" office:value="22.599723000000093" table:style-name="ce12">
            <text:p>22,599723</text:p>
          </table:table-cell>
          <table:table-cell office:value-type="float" office:value="57.620413999999975" table:style-name="ce12">
            <text:p>57,620414</text:p>
          </table:table-cell>
          <table:table-cell table:number-columns-repeated="16382"/>
        </table:table-row>
        <table:table-row table:style-name="ro1">
          <table:table-cell office:value-type="float" office:value="22.603610999999994" table:style-name="ce12">
            <text:p>22,603611</text:p>
          </table:table-cell>
          <table:table-cell office:value-type="float" office:value="57.615418000000076" table:style-name="ce12">
            <text:p>57,615418</text:p>
          </table:table-cell>
          <table:table-cell table:number-columns-repeated="16382"/>
        </table:table-row>
        <table:table-row table:style-name="ro1">
          <table:table-cell office:value-type="float" office:value="22.608055000000085" table:style-name="ce12">
            <text:p>22,608055</text:p>
          </table:table-cell>
          <table:table-cell office:value-type="float" office:value="57.610414999999975" table:style-name="ce12">
            <text:p>57,610415</text:p>
          </table:table-cell>
          <table:table-cell table:number-columns-repeated="16382"/>
        </table:table-row>
        <table:table-row table:style-name="ro1">
          <table:table-cell office:value-type="float" office:value="22.612499000000067" table:style-name="ce12">
            <text:p>22,612499</text:p>
          </table:table-cell>
          <table:table-cell office:value-type="float" office:value="57.605693000000073" table:style-name="ce12">
            <text:p>57,605693</text:p>
          </table:table-cell>
          <table:table-cell table:number-columns-repeated="16382"/>
        </table:table-row>
        <table:table-row table:style-name="ro1">
          <table:table-cell office:value-type="float" office:value="22.616946000000095" table:style-name="ce12">
            <text:p>22,616946</text:p>
          </table:table-cell>
          <table:table-cell office:value-type="float" office:value="57.600693000000135" table:style-name="ce12">
            <text:p>57,600693</text:p>
          </table:table-cell>
          <table:table-cell table:number-columns-repeated="16382"/>
        </table:table-row>
        <table:table-row table:style-name="ro1">
          <table:table-cell office:value-type="float" office:value="22.621390000000069" table:style-name="ce12">
            <text:p>22,62139</text:p>
          </table:table-cell>
          <table:table-cell office:value-type="float" office:value="57.596806999999998" table:style-name="ce12">
            <text:p>57,596807</text:p>
          </table:table-cell>
          <table:table-cell table:number-columns-repeated="16382"/>
        </table:table-row>
        <table:table-row table:style-name="ro1">
          <table:table-cell office:value-type="float" office:value="22.625832000000056" table:style-name="ce12">
            <text:p>22,625832</text:p>
          </table:table-cell>
          <table:table-cell office:value-type="float" office:value="57.59291799999999" table:style-name="ce12">
            <text:p>57,592918</text:p>
          </table:table-cell>
          <table:table-cell table:number-columns-repeated="16382"/>
        </table:table-row>
        <table:table-row table:style-name="ro1">
          <table:table-cell office:value-type="float" office:value="22.630277000000085" table:style-name="ce12">
            <text:p>22,630277</text:p>
          </table:table-cell>
          <table:table-cell office:value-type="float" office:value="57.589583999999988" table:style-name="ce12">
            <text:p>57,589584</text:p>
          </table:table-cell>
          <table:table-cell table:number-columns-repeated="16382"/>
        </table:table-row>
        <table:table-row table:style-name="ro1">
          <table:table-cell office:value-type="float" office:value="22.634721000000066" table:style-name="ce12">
            <text:p>22,634721</text:p>
          </table:table-cell>
          <table:table-cell office:value-type="float" office:value="57.585972000000019" table:style-name="ce12">
            <text:p>57,585972</text:p>
          </table:table-cell>
          <table:table-cell table:number-columns-repeated="16382"/>
        </table:table-row>
        <table:table-row table:style-name="ro1">
          <table:table-cell office:value-type="float" office:value="22.639165000000041" table:style-name="ce12">
            <text:p>22,639165</text:p>
          </table:table-cell>
          <table:table-cell office:value-type="float" office:value="57.583196000000036" table:style-name="ce12">
            <text:p>57,583196</text:p>
          </table:table-cell>
          <table:table-cell table:number-columns-repeated="16382"/>
        </table:table-row>
        <table:table-row table:style-name="ro1">
          <table:table-cell office:value-type="float" office:value="22.643612000000068" table:style-name="ce12">
            <text:p>22,643612</text:p>
          </table:table-cell>
          <table:table-cell office:value-type="float" office:value="57.579861000000037" table:style-name="ce12">
            <text:p>57,579861</text:p>
          </table:table-cell>
          <table:table-cell table:number-columns-repeated="16382"/>
        </table:table-row>
        <table:table-row table:style-name="ro1">
          <table:table-cell office:value-type="float" office:value="22.64805600000005" table:style-name="ce12">
            <text:p>22,648056</text:p>
          </table:table-cell>
          <table:table-cell office:value-type="float" office:value="57.576527000000034" table:style-name="ce12">
            <text:p>57,576527</text:p>
          </table:table-cell>
          <table:table-cell table:number-columns-repeated="16382"/>
        </table:table-row>
        <table:table-row table:style-name="ro1">
          <table:table-cell office:value-type="float" office:value="22.652501000000022" table:style-name="ce12">
            <text:p>22,652501</text:p>
          </table:table-cell>
          <table:table-cell office:value-type="float" office:value="57.573749000000007" table:style-name="ce12">
            <text:p>57,573749</text:p>
          </table:table-cell>
          <table:table-cell table:number-columns-repeated="16382"/>
        </table:table-row>
        <table:table-row table:style-name="ro1">
          <table:table-cell office:value-type="float" office:value="22.657499000000026" table:style-name="ce12">
            <text:p>22,657499</text:p>
          </table:table-cell>
          <table:table-cell office:value-type="float" office:value="57.570973000000023" table:style-name="ce12">
            <text:p>57,570973</text:p>
          </table:table-cell>
          <table:table-cell table:number-columns-repeated="16382"/>
        </table:table-row>
        <table:table-row table:style-name="ro1">
          <table:table-cell office:value-type="float" office:value="22.661943000000001" table:style-name="ce12">
            <text:p>22,661943</text:p>
          </table:table-cell>
          <table:table-cell office:value-type="float" office:value="57.567916000000011" table:style-name="ce12">
            <text:p>57,567916</text:p>
          </table:table-cell>
          <table:table-cell table:number-columns-repeated="16382"/>
        </table:table-row>
        <table:table-row table:style-name="ro1">
          <table:table-cell office:value-type="float" office:value="22.666390000000028" table:style-name="ce12">
            <text:p>22,66639</text:p>
          </table:table-cell>
          <table:table-cell office:value-type="float" office:value="57.564862000000048" table:style-name="ce12">
            <text:p>57,564862</text:p>
          </table:table-cell>
          <table:table-cell table:number-columns-repeated="16382"/>
        </table:table-row>
        <table:table-row table:style-name="ro1">
          <table:table-cell office:value-type="float" office:value="22.67083400000001" table:style-name="ce12">
            <text:p>22,670834</text:p>
          </table:table-cell>
          <table:table-cell office:value-type="float" office:value="57.562362000000043" table:style-name="ce12">
            <text:p>57,562362</text:p>
          </table:table-cell>
          <table:table-cell table:number-columns-repeated="16382"/>
        </table:table-row>
        <table:table-row table:style-name="ro1">
          <table:table-cell office:value-type="float" office:value="22.675277999999985" table:style-name="ce12">
            <text:p>22,675278</text:p>
          </table:table-cell>
          <table:table-cell office:value-type="float" office:value="57.560138000000045" table:style-name="ce12">
            <text:p>57,560138</text:p>
          </table:table-cell>
          <table:table-cell table:number-columns-repeated="16382"/>
        </table:table-row>
        <table:table-row table:style-name="ro1">
          <table:table-cell office:value-type="float" office:value="22.680275999999985" table:style-name="ce12">
            <text:p>22,680276</text:p>
          </table:table-cell>
          <table:table-cell office:value-type="float" office:value="57.557640000000035" table:style-name="ce12">
            <text:p>57,55764</text:p>
          </table:table-cell>
          <table:table-cell table:number-columns-repeated="16382"/>
        </table:table-row>
        <table:table-row table:style-name="ro1">
          <table:table-cell office:value-type="float" office:value="22.684723000000012" table:style-name="ce12">
            <text:p>22,684723</text:p>
          </table:table-cell>
          <table:table-cell office:value-type="float" office:value="57.555137000000052" table:style-name="ce12">
            <text:p>57,555137</text:p>
          </table:table-cell>
          <table:table-cell table:number-columns-repeated="16382"/>
        </table:table-row>
        <table:table-row table:style-name="ro1">
          <table:table-cell office:value-type="float" office:value="22.689166999999994" table:style-name="ce12">
            <text:p>22,689167</text:p>
          </table:table-cell>
          <table:table-cell office:value-type="float" office:value="57.552916999999965" table:style-name="ce12">
            <text:p>57,552917</text:p>
          </table:table-cell>
          <table:table-cell table:number-columns-repeated="16382"/>
        </table:table-row>
        <table:table-row table:style-name="ro1">
          <table:table-cell office:value-type="float" office:value="22.693612000000083" table:style-name="ce12">
            <text:p>22,693612</text:p>
          </table:table-cell>
          <table:table-cell office:value-type="float" office:value="57.550693000000059" table:style-name="ce12">
            <text:p>57,550693</text:p>
          </table:table-cell>
          <table:table-cell table:number-columns-repeated="16382"/>
        </table:table-row>
        <table:table-row table:style-name="ro1">
          <table:table-cell office:value-type="float" office:value="22.699168000000096" table:style-name="ce12">
            <text:p>22,699168</text:p>
          </table:table-cell>
          <table:table-cell office:value-type="float" office:value="57.548195000000071" table:style-name="ce12">
            <text:p>57,548195</text:p>
          </table:table-cell>
          <table:table-cell table:number-columns-repeated="16382"/>
        </table:table-row>
        <table:table-row table:style-name="ro1">
          <table:table-cell office:value-type="float" office:value="22.704166000000093" table:style-name="ce12">
            <text:p>22,704166</text:p>
          </table:table-cell>
          <table:table-cell office:value-type="float" office:value="57.545970000000054" table:style-name="ce12">
            <text:p>57,54597</text:p>
          </table:table-cell>
          <table:table-cell table:number-columns-repeated="16382"/>
        </table:table-row>
        <table:table-row table:style-name="ro1">
          <table:table-cell office:value-type="float" office:value="22.710833000000086" table:style-name="ce12">
            <text:p>22,710833</text:p>
          </table:table-cell>
          <table:table-cell office:value-type="float" office:value="57.543750999999979" table:style-name="ce12">
            <text:p>57,543751</text:p>
          </table:table-cell>
          <table:table-cell table:number-columns-repeated="16382"/>
        </table:table-row>
        <table:table-row table:style-name="ro1">
          <table:table-cell office:value-type="float" office:value="22.715833000000085" table:style-name="ce12">
            <text:p>22,715833</text:p>
          </table:table-cell>
          <table:table-cell office:value-type="float" office:value="57.541247999999932" table:style-name="ce12">
            <text:p>57,541248</text:p>
          </table:table-cell>
          <table:table-cell table:number-columns-repeated="16382"/>
        </table:table-row>
        <table:table-row table:style-name="ro1">
          <table:table-cell office:value-type="float" office:value="22.721390000000039" table:style-name="ce12">
            <text:p>22,72139</text:p>
          </table:table-cell>
          <table:table-cell office:value-type="float" office:value="57.538749999999972" table:style-name="ce12">
            <text:p>57,53875</text:p>
          </table:table-cell>
          <table:table-cell table:number-columns-repeated="16382"/>
        </table:table-row>
        <table:table-row table:style-name="ro1">
          <table:table-cell office:value-type="float" office:value="22.726388000000036" table:style-name="ce12">
            <text:p>22,726388</text:p>
          </table:table-cell>
          <table:table-cell office:value-type="float" office:value="57.536530000000063" table:style-name="ce12">
            <text:p>57,53653</text:p>
          </table:table-cell>
          <table:table-cell table:number-columns-repeated="16382"/>
        </table:table-row>
        <table:table-row table:style-name="ro1">
          <table:table-cell office:value-type="float" office:value="22.731944000000048" table:style-name="ce12">
            <text:p>22,731944</text:p>
          </table:table-cell>
          <table:table-cell office:value-type="float" office:value="57.534306000000115" table:style-name="ce12">
            <text:p>57,534306</text:p>
          </table:table-cell>
          <table:table-cell table:number-columns-repeated="16382"/>
        </table:table-row>
        <table:table-row table:style-name="ro1">
          <table:table-cell office:value-type="float" office:value="22.738611000000045" table:style-name="ce12">
            <text:p>22,738611</text:p>
          </table:table-cell>
          <table:table-cell office:value-type="float" office:value="57.532080999999991" table:style-name="ce12">
            <text:p>57,532081</text:p>
          </table:table-cell>
          <table:table-cell table:number-columns-repeated="16382"/>
        </table:table-row>
        <table:table-row table:style-name="ro1">
          <table:table-cell office:value-type="float" office:value="22.745277000000037" table:style-name="ce12">
            <text:p>22,745277</text:p>
          </table:table-cell>
          <table:table-cell office:value-type="float" office:value="57.529583999999993" table:style-name="ce12">
            <text:p>57,529584</text:p>
          </table:table-cell>
          <table:table-cell table:number-columns-repeated="16382"/>
        </table:table-row>
        <table:table-row table:style-name="ro1">
          <table:table-cell office:value-type="float" office:value="22.752499999999991" table:style-name="ce12">
            <text:p>22,7525</text:p>
          </table:table-cell>
          <table:table-cell office:value-type="float" office:value="57.527364000000084" table:style-name="ce12">
            <text:p>57,527364</text:p>
          </table:table-cell>
          <table:table-cell table:number-columns-repeated="16382"/>
        </table:table-row>
        <table:table-row table:style-name="ro1">
          <table:table-cell office:value-type="float" office:value="22.759723000000001" table:style-name="ce12">
            <text:p>22,759723</text:p>
          </table:table-cell>
          <table:table-cell office:value-type="float" office:value="57.52486099999998" table:style-name="ce12">
            <text:p>57,524861</text:p>
          </table:table-cell>
          <table:table-cell table:number-columns-repeated="16382"/>
        </table:table-row>
        <table:table-row table:style-name="ro1">
          <table:table-cell office:value-type="float" office:value="22.768055" table:style-name="ce12">
            <text:p>22,768055</text:p>
          </table:table-cell>
          <table:table-cell office:value-type="float" office:value="57.522641000000007" table:style-name="ce12">
            <text:p>57,522641</text:p>
          </table:table-cell>
          <table:table-cell table:number-columns-repeated="16382"/>
        </table:table-row>
        <table:table-row table:style-name="ro1">
          <table:table-cell office:value-type="float" office:value="22.775278000000121" table:style-name="ce12">
            <text:p>22,775278</text:p>
          </table:table-cell>
          <table:table-cell office:value-type="float" office:value="57.520416999999988" table:style-name="ce12">
            <text:p>57,520417</text:p>
          </table:table-cell>
          <table:table-cell table:number-columns-repeated="16382"/>
        </table:table-row>
        <table:table-row table:style-name="ro1">
          <table:table-cell office:value-type="float" office:value="22.781389999999984" table:style-name="ce12">
            <text:p>22,78139</text:p>
          </table:table-cell>
          <table:table-cell office:value-type="float" office:value="57.518196999999979" table:style-name="ce12">
            <text:p>57,518197</text:p>
          </table:table-cell>
          <table:table-cell table:number-columns-repeated="16382"/>
        </table:table-row>
        <table:table-row table:style-name="ro1">
          <table:table-cell office:value-type="float" office:value="22.787501000000074" table:style-name="ce12">
            <text:p>22,787501</text:p>
          </table:table-cell>
          <table:table-cell office:value-type="float" office:value="57.515973000000017" table:style-name="ce12">
            <text:p>57,515973</text:p>
          </table:table-cell>
          <table:table-cell table:number-columns-repeated="16382"/>
        </table:table-row>
        <table:table-row table:style-name="ro1">
          <table:table-cell office:value-type="float" office:value="22.793055000000091" table:style-name="ce12">
            <text:p>22,793055</text:p>
          </table:table-cell>
          <table:table-cell office:value-type="float" office:value="57.513748000000007" table:style-name="ce12">
            <text:p>57,513748</text:p>
          </table:table-cell>
          <table:table-cell table:number-columns-repeated="16382"/>
        </table:table-row>
        <table:table-row table:style-name="ro1">
          <table:table-cell office:value-type="float" office:value="22.798611000000047" table:style-name="ce12">
            <text:p>22,798611</text:p>
          </table:table-cell>
          <table:table-cell office:value-type="float" office:value="57.511527999999984" table:style-name="ce12">
            <text:p>57,511528</text:p>
          </table:table-cell>
          <table:table-cell table:number-columns-repeated="16382"/>
        </table:table-row>
        <table:table-row table:style-name="ro1">
          <table:table-cell office:value-type="float" office:value="22.805834000000058" table:style-name="ce12">
            <text:p>22,805834</text:p>
          </table:table-cell>
          <table:table-cell office:value-type="float" office:value="57.509303999999965" table:style-name="ce12">
            <text:p>57,509304</text:p>
          </table:table-cell>
          <table:table-cell table:number-columns-repeated="16382"/>
        </table:table-row>
        <table:table-row table:style-name="ro1">
          <table:table-cell office:value-type="float" office:value="22.81250000000005" table:style-name="ce12">
            <text:p>22,8125</text:p>
          </table:table-cell>
          <table:table-cell office:value-type="float" office:value="57.506247000000016" table:style-name="ce12">
            <text:p>57,506247</text:p>
          </table:table-cell>
          <table:table-cell table:number-columns-repeated="16382"/>
        </table:table-row>
        <table:table-row table:style-name="ro1">
          <table:table-cell office:value-type="float" office:value="22.818057000000064" table:style-name="ce12">
            <text:p>22,818057</text:p>
          </table:table-cell>
          <table:table-cell office:value-type="float" office:value="57.502361999999998" table:style-name="ce12">
            <text:p>57,502362</text:p>
          </table:table-cell>
          <table:table-cell table:number-columns-repeated="16382"/>
        </table:table-row>
        <table:table-row table:style-name="ro1">
          <table:table-cell office:value-type="float" office:value="22.822501000000038" table:style-name="ce12">
            <text:p>22,822501</text:p>
          </table:table-cell>
          <table:table-cell office:value-type="float" office:value="57.499864000000045" table:style-name="ce12">
            <text:p>57,499864</text:p>
          </table:table-cell>
          <table:table-cell table:number-columns-repeated="16382"/>
        </table:table-row>
        <table:table-row table:style-name="ro1">
          <table:table-cell office:value-type="float" office:value="22.828056" table:style-name="ce12">
            <text:p>22,828056</text:p>
          </table:table-cell>
          <table:table-cell office:value-type="float" office:value="57.497639000000035" table:style-name="ce12">
            <text:p>57,497639</text:p>
          </table:table-cell>
          <table:table-cell table:number-columns-repeated="16382"/>
        </table:table-row>
        <table:table-row table:style-name="ro1">
          <table:table-cell office:value-type="float" office:value="22.833610000000014" table:style-name="ce12">
            <text:p>22,83361</text:p>
          </table:table-cell>
          <table:table-cell office:value-type="float" office:value="57.495415000000023" table:style-name="ce12">
            <text:p>57,495415</text:p>
          </table:table-cell>
          <table:table-cell table:number-columns-repeated="16382"/>
        </table:table-row>
        <table:table-row table:style-name="ro1">
          <table:table-cell office:value-type="float" office:value="22.841945000000006" table:style-name="ce12">
            <text:p>22,841945</text:p>
          </table:table-cell>
          <table:table-cell office:value-type="float" office:value="57.493195" table:style-name="ce12">
            <text:p>57,493195</text:p>
          </table:table-cell>
          <table:table-cell table:number-columns-repeated="16382"/>
        </table:table-row>
        <table:table-row table:style-name="ro1">
          <table:table-cell office:value-type="float" office:value="22.847499000000138" table:style-name="ce12">
            <text:p>22,847499</text:p>
          </table:table-cell>
          <table:table-cell office:value-type="float" office:value="57.48986" table:style-name="ce12">
            <text:p>57,48986</text:p>
          </table:table-cell>
          <table:table-cell table:number-columns-repeated="16382"/>
        </table:table-row>
        <table:table-row table:style-name="ro1">
          <table:table-cell office:value-type="float" office:value="22.851942999999999" table:style-name="ce12">
            <text:p>22,851943</text:p>
          </table:table-cell>
          <table:table-cell office:value-type="float" office:value="57.485972000000046" table:style-name="ce12">
            <text:p>57,485972</text:p>
          </table:table-cell>
          <table:table-cell table:number-columns-repeated="16382"/>
        </table:table-row>
        <table:table-row table:style-name="ro1">
          <table:table-cell office:value-type="float" office:value="22.856388000000088" table:style-name="ce12">
            <text:p>22,856388</text:p>
          </table:table-cell>
          <table:table-cell office:value-type="float" office:value="57.482918000000019" table:style-name="ce12">
            <text:p>57,482918</text:p>
          </table:table-cell>
          <table:table-cell table:number-columns-repeated="16382"/>
        </table:table-row>
        <table:table-row table:style-name="ro1">
          <table:table-cell office:value-type="float" office:value="22.860834000000121" table:style-name="ce12">
            <text:p>22,860834</text:p>
          </table:table-cell>
          <table:table-cell office:value-type="float" office:value="57.479862000000061" table:style-name="ce12">
            <text:p>57,479862</text:p>
          </table:table-cell>
          <table:table-cell table:number-columns-repeated="16382"/>
        </table:table-row>
        <table:table-row table:style-name="ro1">
          <table:table-cell office:value-type="float" office:value="22.865832000000065" table:style-name="ce12">
            <text:p>22,865832</text:p>
          </table:table-cell>
          <table:table-cell office:value-type="float" office:value="57.477086000000028" table:style-name="ce12">
            <text:p>57,477086</text:p>
          </table:table-cell>
          <table:table-cell table:number-columns-repeated="16382"/>
        </table:table-row>
        <table:table-row table:style-name="ro1">
          <table:table-cell office:value-type="float" office:value="22.871389000000072" table:style-name="ce12">
            <text:p>22,871389</text:p>
          </table:table-cell>
          <table:table-cell office:value-type="float" office:value="57.47403000000007" table:style-name="ce12">
            <text:p>57,47403</text:p>
          </table:table-cell>
          <table:table-cell table:number-columns-repeated="16382"/>
        </table:table-row>
        <table:table-row table:style-name="ro1">
          <table:table-cell office:value-type="float" office:value="22.875833000000053" table:style-name="ce12">
            <text:p>22,875833</text:p>
          </table:table-cell>
          <table:table-cell office:value-type="float" office:value="57.469581000000048" table:style-name="ce12">
            <text:p>57,469581</text:p>
          </table:table-cell>
          <table:table-cell table:number-columns-repeated="16382"/>
        </table:table-row>
        <table:table-row table:style-name="ro1">
          <table:table-cell office:value-type="float" office:value="22.880277000000085" table:style-name="ce12">
            <text:p>22,880277</text:p>
          </table:table-cell>
          <table:table-cell office:value-type="float" office:value="57.465973000000069" table:style-name="ce12">
            <text:p>57,465973</text:p>
          </table:table-cell>
          <table:table-cell table:number-columns-repeated="16382"/>
        </table:table-row>
        <table:table-row table:style-name="ro1">
          <table:table-cell office:value-type="float" office:value="22.884722000000064" table:style-name="ce12">
            <text:p>22,884722</text:p>
          </table:table-cell>
          <table:table-cell office:value-type="float" office:value="57.460414000000057" table:style-name="ce12">
            <text:p>57,460414</text:p>
          </table:table-cell>
          <table:table-cell table:number-columns-repeated="16382"/>
        </table:table-row>
        <table:table-row table:style-name="ro1">
          <table:table-cell office:value-type="float" office:value="22.889166000000042" table:style-name="ce12">
            <text:p>22,889166</text:p>
          </table:table-cell>
          <table:table-cell office:value-type="float" office:value="57.456806000000064" table:style-name="ce12">
            <text:p>57,456806</text:p>
          </table:table-cell>
          <table:table-cell table:number-columns-repeated="16382"/>
        </table:table-row>
        <table:table-row table:style-name="ro1">
          <table:table-cell office:value-type="float" office:value="22.893613000000066" table:style-name="ce12">
            <text:p>22,893613</text:p>
          </table:table-cell>
          <table:table-cell office:value-type="float" office:value="57.453472000000076" table:style-name="ce12">
            <text:p>57,453472</text:p>
          </table:table-cell>
          <table:table-cell table:number-columns-repeated="16382"/>
        </table:table-row>
        <table:table-row table:style-name="ro1">
          <table:table-cell office:value-type="float" office:value="22.900279000000065" table:style-name="ce12">
            <text:p>22,900279</text:p>
          </table:table-cell>
          <table:table-cell office:value-type="float" office:value="57.449306000000078" table:style-name="ce12">
            <text:p>57,449306</text:p>
          </table:table-cell>
          <table:table-cell table:number-columns-repeated="16382"/>
        </table:table-row>
        <table:table-row table:style-name="ro1">
          <table:table-cell office:value-type="float" office:value="22.904721000000045" table:style-name="ce12">
            <text:p>22,904721</text:p>
          </table:table-cell>
          <table:table-cell office:value-type="float" office:value="57.445972999999967" table:style-name="ce12">
            <text:p>57,445973</text:p>
          </table:table-cell>
          <table:table-cell table:number-columns-repeated="16382"/>
        </table:table-row>
        <table:table-row table:style-name="ro1">
          <table:table-cell office:value-type="float" office:value="22.909722000000041" table:style-name="ce12">
            <text:p>22,909722</text:p>
          </table:table-cell>
          <table:table-cell office:value-type="float" office:value="57.441528999999989" table:style-name="ce12">
            <text:p>57,441529</text:p>
          </table:table-cell>
          <table:table-cell table:number-columns-repeated="16382"/>
        </table:table-row>
        <table:table-row table:style-name="ro1">
          <table:table-cell office:value-type="float" office:value="22.913056000000037" table:style-name="ce12">
            <text:p>22,913056</text:p>
          </table:table-cell>
          <table:table-cell office:value-type="float" office:value="57.433750000000018" table:style-name="ce12">
            <text:p>57,43375</text:p>
          </table:table-cell>
          <table:table-cell table:number-columns-repeated="16382"/>
        </table:table-row>
        <table:table-row table:style-name="ro1">
          <table:table-cell office:value-type="float" office:value="22.918053999999977" table:style-name="ce12">
            <text:p>22,918054</text:p>
          </table:table-cell>
          <table:table-cell office:value-type="float" office:value="57.429862" table:style-name="ce12">
            <text:p>57,429862</text:p>
          </table:table-cell>
          <table:table-cell table:number-columns-repeated="16382"/>
        </table:table-row>
        <table:table-row table:style-name="ro1">
          <table:table-cell office:value-type="float" office:value="22.922501000000008" table:style-name="ce12">
            <text:p>22,922501</text:p>
          </table:table-cell>
          <table:table-cell office:value-type="float" office:value="57.427082000000027" table:style-name="ce12">
            <text:p>57,427082</text:p>
          </table:table-cell>
          <table:table-cell table:number-columns-repeated="16382"/>
        </table:table-row>
        <table:table-row table:style-name="ro1">
          <table:table-cell office:value-type="float" office:value="22.927499000000005" table:style-name="ce12">
            <text:p>22,927499</text:p>
          </table:table-cell>
          <table:table-cell office:value-type="float" office:value="57.424028000000014" table:style-name="ce12">
            <text:p>57,424028</text:p>
          </table:table-cell>
          <table:table-cell table:number-columns-repeated="16382"/>
        </table:table-row>
        <table:table-row table:style-name="ro1">
          <table:table-cell office:value-type="float" office:value="22.932501999999996" table:style-name="ce12">
            <text:p>22,932502</text:p>
          </table:table-cell>
          <table:table-cell office:value-type="float" office:value="57.420971000000002" table:style-name="ce12">
            <text:p>57,420971</text:p>
          </table:table-cell>
          <table:table-cell table:number-columns-repeated="16382"/>
        </table:table-row>
        <table:table-row table:style-name="ro1">
          <table:table-cell office:value-type="float" office:value="22.937499999999996" table:style-name="ce12">
            <text:p>22,9375</text:p>
          </table:table-cell>
          <table:table-cell office:value-type="float" office:value="57.418193000000016" table:style-name="ce12">
            <text:p>57,418193</text:p>
          </table:table-cell>
          <table:table-cell table:number-columns-repeated="16382"/>
        </table:table-row>
        <table:table-row table:style-name="ro1">
          <table:table-cell office:value-type="float" office:value="22.941944000000088" table:style-name="ce12">
            <text:p>22,941944</text:p>
          </table:table-cell>
          <table:table-cell office:value-type="float" office:value="57.415695000000014" table:style-name="ce12">
            <text:p>57,415695</text:p>
          </table:table-cell>
          <table:table-cell table:number-columns-repeated="16382"/>
        </table:table-row>
        <table:table-row table:style-name="ro1">
          <table:table-cell office:value-type="float" office:value="22.947500999999985" table:style-name="ce12">
            <text:p>22,947501</text:p>
          </table:table-cell>
          <table:table-cell office:value-type="float" office:value="57.413193000000021" table:style-name="ce12">
            <text:p>57,413193</text:p>
          </table:table-cell>
          <table:table-cell table:number-columns-repeated="16382"/>
        </table:table-row>
        <table:table-row table:style-name="ro1">
          <table:table-cell office:value-type="float" office:value="22.955833000000091" table:style-name="ce12">
            <text:p>22,955833</text:p>
          </table:table-cell>
          <table:table-cell office:value-type="float" office:value="57.410695000000018" table:style-name="ce12">
            <text:p>57,410695</text:p>
          </table:table-cell>
          <table:table-cell table:number-columns-repeated="16382"/>
        </table:table-row>
        <table:table-row table:style-name="ro1">
          <table:table-cell office:value-type="float" office:value="22.964166000000088" table:style-name="ce12">
            <text:p>22,964166</text:p>
          </table:table-cell>
          <table:table-cell office:value-type="float" office:value="57.408475000000053" table:style-name="ce12">
            <text:p>57,408475</text:p>
          </table:table-cell>
          <table:table-cell table:number-columns-repeated="16382"/>
        </table:table-row>
        <table:table-row table:style-name="ro1">
          <table:table-cell office:value-type="float" office:value="22.970278000000061" table:style-name="ce12">
            <text:p>22,970278</text:p>
          </table:table-cell>
          <table:table-cell office:value-type="float" office:value="57.40625000000005" table:style-name="ce12">
            <text:p>57,40625</text:p>
          </table:table-cell>
          <table:table-cell table:number-columns-repeated="16382"/>
        </table:table-row>
        <table:table-row table:style-name="ro1">
          <table:table-cell office:value-type="float" office:value="22.978057000000028" table:style-name="ce12">
            <text:p>22,978057</text:p>
          </table:table-cell>
          <table:table-cell office:value-type="float" office:value="57.40402600000003" table:style-name="ce12">
            <text:p>57,404026</text:p>
          </table:table-cell>
          <table:table-cell table:number-columns-repeated="16382"/>
        </table:table-row>
        <table:table-row table:style-name="ro1">
          <table:table-cell office:value-type="float" office:value="22.983055000000032" table:style-name="ce12">
            <text:p>22,983055</text:p>
          </table:table-cell>
          <table:table-cell office:value-type="float" office:value="57.401806000000072" table:style-name="ce12">
            <text:p>57,401806</text:p>
          </table:table-cell>
          <table:table-cell table:number-columns-repeated="16382"/>
        </table:table-row>
        <table:table-row table:style-name="ro1">
          <table:table-cell office:value-type="float" office:value="22.989165000000007" table:style-name="ce12">
            <text:p>22,989165</text:p>
          </table:table-cell>
          <table:table-cell office:value-type="float" office:value="57.399582000000052" table:style-name="ce12">
            <text:p>57,399582</text:p>
          </table:table-cell>
          <table:table-cell table:number-columns-repeated="16382"/>
        </table:table-row>
        <table:table-row table:style-name="ro1">
          <table:table-cell office:value-type="float" office:value="22.996944000000035" table:style-name="ce12">
            <text:p>22,996944</text:p>
          </table:table-cell>
          <table:table-cell office:value-type="float" office:value="57.39736200000003" table:style-name="ce12">
            <text:p>57,397362</text:p>
          </table:table-cell>
          <table:table-cell table:number-columns-repeated="16382"/>
        </table:table-row>
        <table:table-row table:style-name="ro1">
          <table:table-cell office:value-type="float" office:value="23.005276999999975" table:style-name="ce12">
            <text:p>23,005277</text:p>
          </table:table-cell>
          <table:table-cell office:value-type="float" office:value="57.395137000000027" table:style-name="ce12">
            <text:p>57,395137</text:p>
          </table:table-cell>
          <table:table-cell table:number-columns-repeated="16382"/>
        </table:table-row>
        <table:table-row table:style-name="ro1">
          <table:table-cell office:value-type="float" office:value="23.011389000000005" table:style-name="ce12">
            <text:p>23,011389</text:p>
          </table:table-cell>
          <table:table-cell office:value-type="float" office:value="57.392917000000047" table:style-name="ce12">
            <text:p>57,392917</text:p>
          </table:table-cell>
          <table:table-cell table:number-columns-repeated="16382"/>
        </table:table-row>
        <table:table-row table:style-name="ro1">
          <table:table-cell office:value-type="float" office:value="23.01583400000009" table:style-name="ce12">
            <text:p>23,015834</text:p>
          </table:table-cell>
          <table:table-cell office:value-type="float" office:value="57.389583000000059" table:style-name="ce12">
            <text:p>57,389583</text:p>
          </table:table-cell>
          <table:table-cell table:number-columns-repeated="16382"/>
        </table:table-row>
        <table:table-row table:style-name="ro1">
          <table:table-cell office:value-type="float" office:value="23.020278000000125" table:style-name="ce12">
            <text:p>23,020278</text:p>
          </table:table-cell>
          <table:table-cell office:value-type="float" office:value="57.385693000000046" table:style-name="ce12">
            <text:p>57,385693</text:p>
          </table:table-cell>
          <table:table-cell table:number-columns-repeated="16382"/>
        </table:table-row>
        <table:table-row table:style-name="ro1">
          <table:table-cell office:value-type="float" office:value="23.02583200000009" table:style-name="ce12">
            <text:p>23,025832</text:p>
          </table:table-cell>
          <table:table-cell office:value-type="float" office:value="57.382085000000053" table:style-name="ce12">
            <text:p>57,382085</text:p>
          </table:table-cell>
          <table:table-cell table:number-columns-repeated="16382"/>
        </table:table-row>
        <table:table-row table:style-name="ro1">
          <table:table-cell office:value-type="float" office:value="23.03249900000008" table:style-name="ce12">
            <text:p>23,032499</text:p>
          </table:table-cell>
          <table:table-cell office:value-type="float" office:value="57.37958200000007" table:style-name="ce12">
            <text:p>57,379582</text:p>
          </table:table-cell>
          <table:table-cell table:number-columns-repeated="16382"/>
        </table:table-row>
        <table:table-row table:style-name="ro1">
          <table:table-cell office:value-type="float" office:value="23.041946000000046" table:style-name="ce12">
            <text:p>23,041946</text:p>
          </table:table-cell>
          <table:table-cell office:value-type="float" office:value="57.377362000000041" table:style-name="ce12">
            <text:p>57,377362</text:p>
          </table:table-cell>
          <table:table-cell table:number-columns-repeated="16382"/>
        </table:table-row>
        <table:table-row table:style-name="ro1">
          <table:table-cell office:value-type="float" office:value="23.053054000000024" table:style-name="ce12">
            <text:p>23,053054</text:p>
          </table:table-cell>
          <table:table-cell office:value-type="float" office:value="57.375137999999978" table:style-name="ce12">
            <text:p>57,375138</text:p>
          </table:table-cell>
          <table:table-cell table:number-columns-repeated="16382"/>
        </table:table-row>
        <table:table-row table:style-name="ro1">
          <table:table-cell office:value-type="float" office:value="23.06694300000003" table:style-name="ce12">
            <text:p>23,066943</text:p>
          </table:table-cell>
          <table:table-cell office:value-type="float" office:value="57.37291800000007" table:style-name="ce12">
            <text:p>57,372918</text:p>
          </table:table-cell>
          <table:table-cell table:number-columns-repeated="16382"/>
        </table:table-row>
        <table:table-row table:style-name="ro1">
          <table:table-cell office:value-type="float" office:value="23.074168000000036" table:style-name="ce12">
            <text:p>23,074168</text:p>
          </table:table-cell>
          <table:table-cell office:value-type="float" office:value="57.37069400000005" table:style-name="ce12">
            <text:p>57,370694</text:p>
          </table:table-cell>
          <table:table-cell table:number-columns-repeated="16382"/>
        </table:table-row>
        <table:table-row table:style-name="ro1">
          <table:table-cell office:value-type="float" office:value="23.080278000000018" table:style-name="ce12">
            <text:p>23,080278</text:p>
          </table:table-cell>
          <table:table-cell office:value-type="float" office:value="57.368473999999978" table:style-name="ce12">
            <text:p>57,368474</text:p>
          </table:table-cell>
          <table:table-cell table:number-columns-repeated="16382"/>
        </table:table-row>
        <table:table-row table:style-name="ro1">
          <table:table-cell office:value-type="float" office:value="23.095834000000021" table:style-name="ce12">
            <text:p>23,095834</text:p>
          </table:table-cell>
          <table:table-cell office:value-type="float" office:value="57.366248999999968" table:style-name="ce12">
            <text:p>57,366249</text:p>
          </table:table-cell>
          <table:table-cell table:number-columns-repeated="16382"/>
        </table:table-row>
        <table:table-row table:style-name="ro1">
          <table:table-cell office:value-type="float" office:value="23.123056000000069" table:style-name="ce12">
            <text:p>23,123056</text:p>
          </table:table-cell>
          <table:table-cell office:value-type="float" office:value="57.365970999999988" table:style-name="ce12">
            <text:p>57,365971</text:p>
          </table:table-cell>
          <table:table-cell table:number-columns-repeated="16382"/>
        </table:table-row>
        <table:table-row table:style-name="ro1">
          <table:table-cell office:value-type="float" office:value="23.127500000000051" table:style-name="ce12">
            <text:p>23,1275</text:p>
          </table:table-cell>
          <table:table-cell office:value-type="float" office:value="57.36291499999998" table:style-name="ce12">
            <text:p>57,362915</text:p>
          </table:table-cell>
          <table:table-cell table:number-columns-repeated="16382"/>
        </table:table-row>
        <table:table-row table:style-name="ro1">
          <table:table-cell office:value-type="float" office:value="23.131944000000086" table:style-name="ce12">
            <text:p>23,131944</text:p>
          </table:table-cell>
          <table:table-cell office:value-type="float" office:value="57.360138999999997" table:style-name="ce12">
            <text:p>57,360139</text:p>
          </table:table-cell>
          <table:table-cell table:number-columns-repeated="16382"/>
        </table:table-row>
        <table:table-row table:style-name="ro1">
          <table:table-cell office:value-type="float" office:value="23.129168000000043" table:style-name="ce12">
            <text:p>23,129168</text:p>
          </table:table-cell>
          <table:table-cell office:value-type="float" office:value="57.353474999999996" table:style-name="ce12">
            <text:p>57,353475</text:p>
          </table:table-cell>
          <table:table-cell table:number-columns-repeated="16382"/>
        </table:table-row>
        <table:table-row table:style-name="ro1">
          <table:table-cell office:value-type="float" office:value="23.129722000000069" table:style-name="ce12">
            <text:p>23,129722</text:p>
          </table:table-cell>
          <table:table-cell office:value-type="float" office:value="57.344860000000025" table:style-name="ce12">
            <text:p>57,34486</text:p>
          </table:table-cell>
          <table:table-cell table:number-columns-repeated="16382"/>
        </table:table-row>
        <table:table-row table:style-name="ro1">
          <table:table-cell office:value-type="float" office:value="23.132500000000043" table:style-name="ce12">
            <text:p>23,1325</text:p>
          </table:table-cell>
          <table:table-cell office:value-type="float" office:value="57.338749" table:style-name="ce12">
            <text:p>57,338749</text:p>
          </table:table-cell>
          <table:table-cell table:number-columns-repeated="16382"/>
        </table:table-row>
        <table:table-row table:style-name="ro1">
          <table:table-cell office:value-type="float" office:value="23.130278000000086" table:style-name="ce12">
            <text:p>23,130278</text:p>
          </table:table-cell>
          <table:table-cell office:value-type="float" office:value="57.335141000000007" table:style-name="ce12">
            <text:p>57,335141</text:p>
          </table:table-cell>
          <table:table-cell table:number-columns-repeated="16382"/>
        </table:table-row>
        <table:table-row table:style-name="ro1">
          <table:table-cell office:value-type="float" office:value="23.136945000000079" table:style-name="ce12">
            <text:p>23,136945</text:p>
          </table:table-cell>
          <table:table-cell office:value-type="float" office:value="57.332639000000007" table:style-name="ce12">
            <text:p>57,332639</text:p>
          </table:table-cell>
          <table:table-cell table:number-columns-repeated="16382"/>
        </table:table-row>
        <table:table-row table:style-name="ro1">
          <table:table-cell office:value-type="float" office:value="23.132500000000043" table:style-name="ce12">
            <text:p>23,1325</text:p>
          </table:table-cell>
          <table:table-cell office:value-type="float" office:value="57.327641000000021" table:style-name="ce12">
            <text:p>57,327641</text:p>
          </table:table-cell>
          <table:table-cell table:number-columns-repeated="16382"/>
        </table:table-row>
        <table:table-row table:style-name="ro1">
          <table:table-cell office:value-type="float" office:value="23.137501000000039" table:style-name="ce12">
            <text:p>23,137501</text:p>
          </table:table-cell>
          <table:table-cell office:value-type="float" office:value="57.325138000000017" table:style-name="ce12">
            <text:p>57,325138</text:p>
          </table:table-cell>
          <table:table-cell table:number-columns-repeated="16382"/>
        </table:table-row>
        <table:table-row table:style-name="ro1">
          <table:table-cell office:value-type="float" office:value="23.141945000000071" table:style-name="ce12">
            <text:p>23,141945</text:p>
          </table:table-cell>
          <table:table-cell office:value-type="float" office:value="57.31986200000005" table:style-name="ce12">
            <text:p>57,319862</text:p>
          </table:table-cell>
          <table:table-cell table:number-columns-repeated="16382"/>
        </table:table-row>
        <table:table-row table:style-name="ro1">
          <table:table-cell office:value-type="float" office:value="23.146389000000053" table:style-name="ce12">
            <text:p>23,146389</text:p>
          </table:table-cell>
          <table:table-cell office:value-type="float" office:value="57.316806000000028" table:style-name="ce12">
            <text:p>57,316806</text:p>
          </table:table-cell>
          <table:table-cell table:number-columns-repeated="16382"/>
        </table:table-row>
        <table:table-row table:style-name="ro1">
          <table:table-cell office:value-type="float" office:value="23.150834000000025" table:style-name="ce12">
            <text:p>23,150834</text:p>
          </table:table-cell>
          <table:table-cell office:value-type="float" office:value="57.313193000000048" table:style-name="ce12">
            <text:p>57,313193</text:p>
          </table:table-cell>
          <table:table-cell table:number-columns-repeated="16382"/>
        </table:table-row>
        <table:table-row table:style-name="ro1">
          <table:table-cell office:value-type="float" office:value="23.155278000000003" table:style-name="ce12">
            <text:p>23,155278</text:p>
          </table:table-cell>
          <table:table-cell office:value-type="float" office:value="57.308751000000072" table:style-name="ce12">
            <text:p>57,308751</text:p>
          </table:table-cell>
          <table:table-cell table:number-columns-repeated="16382"/>
        </table:table-row>
        <table:table-row table:style-name="ro1">
          <table:table-cell office:value-type="float" office:value="23.159722000000041" table:style-name="ce12">
            <text:p>23,159722</text:p>
          </table:table-cell>
          <table:table-cell office:value-type="float" office:value="57.304027000000069" table:style-name="ce12">
            <text:p>57,304027</text:p>
          </table:table-cell>
          <table:table-cell table:number-columns-repeated="16382"/>
        </table:table-row>
        <table:table-row table:style-name="ro1">
          <table:table-cell office:value-type="float" office:value="23.164167000000013" table:style-name="ce12">
            <text:p>23,164167</text:p>
          </table:table-cell>
          <table:table-cell office:value-type="float" office:value="57.294304000000054" table:style-name="ce12">
            <text:p>57,294304</text:p>
          </table:table-cell>
          <table:table-cell table:number-columns-repeated="16382"/>
        </table:table-row>
        <table:table-row table:style-name="ro1">
          <table:table-cell office:value-type="float" office:value="23.168057000000026" table:style-name="ce12">
            <text:p>23,168057</text:p>
          </table:table-cell>
          <table:table-cell office:value-type="float" office:value="57.277362999999966" table:style-name="ce12">
            <text:p>57,277363</text:p>
          </table:table-cell>
          <table:table-cell table:number-columns-repeated="16382"/>
        </table:table-row>
        <table:table-row table:style-name="ro1">
          <table:table-cell office:value-type="float" office:value="23.172501000000008" table:style-name="ce12">
            <text:p>23,172501</text:p>
          </table:table-cell>
          <table:table-cell office:value-type="float" office:value="57.269583999999995" table:style-name="ce12">
            <text:p>57,269584</text:p>
          </table:table-cell>
          <table:table-cell table:number-columns-repeated="16382"/>
        </table:table-row>
        <table:table-row table:style-name="ro1">
          <table:table-cell office:value-type="float" office:value="23.176946000000097" table:style-name="ce12">
            <text:p>23,176946</text:p>
          </table:table-cell>
          <table:table-cell office:value-type="float" office:value="57.265972000000019" table:style-name="ce12">
            <text:p>57,265972</text:p>
          </table:table-cell>
          <table:table-cell table:number-columns-repeated="16382"/>
        </table:table-row>
        <table:table-row table:style-name="ro1">
          <table:table-cell office:value-type="float" office:value="23.179167999999997" table:style-name="ce12">
            <text:p>23,179168</text:p>
          </table:table-cell>
          <table:table-cell office:value-type="float" office:value="57.259029999999981" table:style-name="ce12">
            <text:p>57,25903</text:p>
          </table:table-cell>
          <table:table-cell table:number-columns-repeated="16382"/>
        </table:table-row>
        <table:table-row table:style-name="ro1">
          <table:table-cell office:value-type="float" office:value="23.176946000000097" table:style-name="ce12">
            <text:p>23,176946</text:p>
          </table:table-cell>
          <table:table-cell office:value-type="float" office:value="57.242638000000042" table:style-name="ce12">
            <text:p>57,242638</text:p>
          </table:table-cell>
          <table:table-cell table:number-columns-repeated="16382"/>
        </table:table-row>
        <table:table-row table:style-name="ro1">
          <table:table-cell office:value-type="float" office:value="23.180277999999984" table:style-name="ce12">
            <text:p>23,180278</text:p>
          </table:table-cell>
          <table:table-cell office:value-type="float" office:value="57.231803000000056" table:style-name="ce12">
            <text:p>57,231803</text:p>
          </table:table-cell>
          <table:table-cell table:number-columns-repeated="16382"/>
        </table:table-row>
        <table:table-row table:style-name="ro1">
          <table:table-cell office:value-type="float" office:value="23.184722000000075" table:style-name="ce12">
            <text:p>23,184722</text:p>
          </table:table-cell>
          <table:table-cell office:value-type="float" office:value="57.226249000000038" table:style-name="ce12">
            <text:p>57,226249</text:p>
          </table:table-cell>
          <table:table-cell table:number-columns-repeated="16382"/>
        </table:table-row>
        <table:table-row table:style-name="ro1">
          <table:table-cell office:value-type="float" office:value="23.189165999999997" table:style-name="ce12">
            <text:p>23,189166</text:p>
          </table:table-cell>
          <table:table-cell office:value-type="float" office:value="57.220416000000043" table:style-name="ce12">
            <text:p>57,220416</text:p>
          </table:table-cell>
          <table:table-cell table:number-columns-repeated="16382"/>
        </table:table-row>
        <table:table-row table:style-name="ro1">
          <table:table-cell office:value-type="float" office:value="23.193611000000086" table:style-name="ce12">
            <text:p>23,193611</text:p>
          </table:table-cell>
          <table:table-cell office:value-type="float" office:value="57.216252999999924" table:style-name="ce12">
            <text:p>57,216253</text:p>
          </table:table-cell>
          <table:table-cell table:number-columns-repeated="16382"/>
        </table:table-row>
        <table:table-row table:style-name="ro1">
          <table:table-cell office:value-type="float" office:value="23.19805500000006" table:style-name="ce12">
            <text:p>23,198055</text:p>
          </table:table-cell>
          <table:table-cell office:value-type="float" office:value="57.212638000000069" table:style-name="ce12">
            <text:p>57,212638</text:p>
          </table:table-cell>
          <table:table-cell table:number-columns-repeated="16382"/>
        </table:table-row>
        <table:table-row table:style-name="ro1">
          <table:table-cell office:value-type="float" office:value="23.202498999999928" table:style-name="ce12">
            <text:p>23,202499</text:p>
          </table:table-cell>
          <table:table-cell office:value-type="float" office:value="57.207084000000108" table:style-name="ce12">
            <text:p>57,207084</text:p>
          </table:table-cell>
          <table:table-cell table:number-columns-repeated="16382"/>
        </table:table-row>
        <table:table-row table:style-name="ro1">
          <table:table-cell office:value-type="float" office:value="23.206944000000075" table:style-name="ce12">
            <text:p>23,206944</text:p>
          </table:table-cell>
          <table:table-cell office:value-type="float" office:value="57.199307000000076" table:style-name="ce12">
            <text:p>57,199307</text:p>
          </table:table-cell>
          <table:table-cell table:number-columns-repeated="16382"/>
        </table:table-row>
        <table:table-row table:style-name="ro1">
          <table:table-cell office:value-type="float" office:value="23.211390000000044" table:style-name="ce12">
            <text:p>23,21139</text:p>
          </table:table-cell>
          <table:table-cell office:value-type="float" office:value="57.190418000000008" table:style-name="ce12">
            <text:p>57,190418</text:p>
          </table:table-cell>
          <table:table-cell table:number-columns-repeated="16382"/>
        </table:table-row>
        <table:table-row table:style-name="ro1">
          <table:table-cell office:value-type="float" office:value="23.215835000000077" table:style-name="ce12">
            <text:p>23,215835</text:p>
          </table:table-cell>
          <table:table-cell office:value-type="float" office:value="57.18486" table:style-name="ce12">
            <text:p>57,18486</text:p>
          </table:table-cell>
          <table:table-cell table:number-columns-repeated="16382"/>
        </table:table-row>
        <table:table-row table:style-name="ro1">
          <table:table-cell office:value-type="float" office:value="23.220279000000058" table:style-name="ce12">
            <text:p>23,220279</text:p>
          </table:table-cell>
          <table:table-cell office:value-type="float" office:value="57.179863999999995" table:style-name="ce12">
            <text:p>57,179864</text:p>
          </table:table-cell>
          <table:table-cell table:number-columns-repeated="16382"/>
        </table:table-row>
        <table:table-row table:style-name="ro1">
          <table:table-cell office:value-type="float" office:value="23.224721000000038" table:style-name="ce12">
            <text:p>23,224721</text:p>
          </table:table-cell>
          <table:table-cell office:value-type="float" office:value="57.174583000000027" table:style-name="ce12">
            <text:p>57,174583</text:p>
          </table:table-cell>
          <table:table-cell table:number-columns-repeated="16382"/>
        </table:table-row>
        <table:table-row table:style-name="ro1">
          <table:table-cell office:value-type="float" office:value="23.22916500000002" table:style-name="ce12">
            <text:p>23,229165</text:p>
          </table:table-cell>
          <table:table-cell office:value-type="float" office:value="57.168195000000011" table:style-name="ce12">
            <text:p>57,168195</text:p>
          </table:table-cell>
          <table:table-cell table:number-columns-repeated="16382"/>
        </table:table-row>
        <table:table-row table:style-name="ro1">
          <table:table-cell office:value-type="float" office:value="23.232500000000009" table:style-name="ce12">
            <text:p>23,2325</text:p>
          </table:table-cell>
          <table:table-cell office:value-type="float" office:value="57.162082000000048" table:style-name="ce12">
            <text:p>57,162082</text:p>
          </table:table-cell>
          <table:table-cell table:number-columns-repeated="16382"/>
        </table:table-row>
        <table:table-row table:style-name="ro1">
          <table:table-cell office:value-type="float" office:value="23.236390000000021" table:style-name="ce12">
            <text:p>23,23639</text:p>
          </table:table-cell>
          <table:table-cell office:value-type="float" office:value="57.161250000000038" table:style-name="ce12">
            <text:p>57,16125</text:p>
          </table:table-cell>
          <table:table-cell table:number-columns-repeated="16382"/>
        </table:table-row>
        <table:table-row table:style-name="ro1">
          <table:table-cell office:value-type="float" office:value="23.23305600000003" table:style-name="ce12">
            <text:p>23,233056</text:p>
          </table:table-cell>
          <table:table-cell office:value-type="float" office:value="57.149029000000027" table:style-name="ce12">
            <text:p>57,149029</text:p>
          </table:table-cell>
          <table:table-cell table:number-columns-repeated="16382"/>
        </table:table-row>
        <table:table-row table:style-name="ro1">
          <table:table-cell office:value-type="float" office:value="23.231946000000043" table:style-name="ce12">
            <text:p>23,231946</text:p>
          </table:table-cell>
          <table:table-cell office:value-type="float" office:value="57.133471999999969" table:style-name="ce12">
            <text:p>57,133472</text:p>
          </table:table-cell>
          <table:table-cell table:number-columns-repeated="16382"/>
        </table:table-row>
        <table:table-row table:style-name="ro1">
          <table:table-cell office:value-type="float" office:value="23.236390000000021" table:style-name="ce12">
            <text:p>23,23639</text:p>
          </table:table-cell>
          <table:table-cell office:value-type="float" office:value="57.127456999999978" table:style-name="ce12">
            <text:p>57,127457</text:p>
          </table:table-cell>
          <table:table-cell table:number-columns-repeated="16382"/>
        </table:table-row>
        <table:table-row table:style-name="ro1">
          <table:table-cell office:value-type="float" office:value="23.237500000000004" table:style-name="ce12">
            <text:p>23,2375</text:p>
          </table:table-cell>
          <table:table-cell office:value-type="float" office:value="57.109028000000009" table:style-name="ce12">
            <text:p>57,109028</text:p>
          </table:table-cell>
          <table:table-cell table:number-columns-repeated="16382"/>
        </table:table-row>
        <table:table-row table:style-name="ro1">
          <table:table-cell office:value-type="float" office:value="23.241944000000039" table:style-name="ce12">
            <text:p>23,241944</text:p>
          </table:table-cell>
          <table:table-cell office:value-type="float" office:value="57.104305999999994" table:style-name="ce12">
            <text:p>57,104306</text:p>
          </table:table-cell>
          <table:table-cell table:number-columns-repeated="16382"/>
        </table:table-row>
        <table:table-row table:style-name="ro1">
          <table:table-cell office:value-type="float" office:value="23.246389000000018" table:style-name="ce12">
            <text:p>23,246389</text:p>
          </table:table-cell>
          <table:table-cell office:value-type="float" office:value="57.101249999999979" table:style-name="ce12">
            <text:p>57,10125</text:p>
          </table:table-cell>
          <table:table-cell table:number-columns-repeated="16382"/>
        </table:table-row>
        <table:table-row table:style-name="ro1">
          <table:table-cell office:value-type="float" office:value="23.250832999999993" table:style-name="ce12">
            <text:p>23,250833</text:p>
          </table:table-cell>
          <table:table-cell office:value-type="float" office:value="57.098192999999966" table:style-name="ce12">
            <text:p>57,098193</text:p>
          </table:table-cell>
          <table:table-cell table:number-columns-repeated="16382"/>
        </table:table-row>
        <table:table-row table:style-name="ro1">
          <table:table-cell office:value-type="float" office:value="23.255277000000142" table:style-name="ce12">
            <text:p>23,255277</text:p>
          </table:table-cell>
          <table:table-cell office:value-type="float" office:value="57.093471000000008" table:style-name="ce12">
            <text:p>57,093471</text:p>
          </table:table-cell>
          <table:table-cell table:number-columns-repeated="16382"/>
        </table:table-row>
        <table:table-row table:style-name="ro1">
          <table:table-cell office:value-type="float" office:value="23.259722000000007" table:style-name="ce12">
            <text:p>23,259722</text:p>
          </table:table-cell>
          <table:table-cell office:value-type="float" office:value="57.089863000000022" table:style-name="ce12">
            <text:p>57,089863</text:p>
          </table:table-cell>
          <table:table-cell table:number-columns-repeated="16382"/>
        </table:table-row>
        <table:table-row table:style-name="ro1">
          <table:table-cell office:value-type="float" office:value="23.264165999999982" table:style-name="ce12">
            <text:p>23,264166</text:p>
          </table:table-cell>
          <table:table-cell office:value-type="float" office:value="57.08625099999999" table:style-name="ce12">
            <text:p>57,086251</text:p>
          </table:table-cell>
          <table:table-cell table:number-columns-repeated="16382"/>
        </table:table-row>
        <table:table-row table:style-name="ro1">
          <table:table-cell office:value-type="float" office:value="23.268613000000013" table:style-name="ce12">
            <text:p>23,268613</text:p>
          </table:table-cell>
          <table:table-cell office:value-type="float" office:value="57.083472000000015" table:style-name="ce12">
            <text:p>57,083472</text:p>
          </table:table-cell>
          <table:table-cell table:number-columns-repeated="16382"/>
        </table:table-row>
        <table:table-row table:style-name="ro1">
          <table:table-cell office:value-type="float" office:value="23.273056999999987" table:style-name="ce12">
            <text:p>23,273057</text:p>
          </table:table-cell>
          <table:table-cell office:value-type="float" office:value="57.080696000000032" table:style-name="ce12">
            <text:p>57,080696</text:p>
          </table:table-cell>
          <table:table-cell table:number-columns-repeated="16382"/>
        </table:table-row>
        <table:table-row table:style-name="ro1">
          <table:table-cell office:value-type="float" office:value="23.277501000000079" table:style-name="ce12">
            <text:p>23,277501</text:p>
          </table:table-cell>
          <table:table-cell office:value-type="float" office:value="57.078194000000039" table:style-name="ce12">
            <text:p>57,078194</text:p>
          </table:table-cell>
          <table:table-cell table:number-columns-repeated="16382"/>
        </table:table-row>
        <table:table-row table:style-name="ro1">
          <table:table-cell office:value-type="float" office:value="23.281943000000066" table:style-name="ce12">
            <text:p>23,281943</text:p>
          </table:table-cell>
          <table:table-cell office:value-type="float" office:value="57.075696000000043" table:style-name="ce12">
            <text:p>57,075696</text:p>
          </table:table-cell>
          <table:table-cell table:number-columns-repeated="16382"/>
        </table:table-row>
        <table:table-row table:style-name="ro1">
          <table:table-cell office:value-type="float" office:value="23.286387000000097" table:style-name="ce12">
            <text:p>23,286387</text:p>
          </table:table-cell>
          <table:table-cell office:value-type="float" office:value="57.073193000000046" table:style-name="ce12">
            <text:p>57,073193</text:p>
          </table:table-cell>
          <table:table-cell table:number-columns-repeated="16382"/>
        </table:table-row>
        <table:table-row table:style-name="ro1">
          <table:table-cell office:value-type="float" office:value="23.291390000000089" table:style-name="ce12">
            <text:p>23,29139</text:p>
          </table:table-cell>
          <table:table-cell office:value-type="float" office:value="57.070974000000021" table:style-name="ce12">
            <text:p>57,070974</text:p>
          </table:table-cell>
          <table:table-cell table:number-columns-repeated="16382"/>
        </table:table-row>
        <table:table-row table:style-name="ro1">
          <table:table-cell office:value-type="float" office:value="23.296388000000086" table:style-name="ce12">
            <text:p>23,296388</text:p>
          </table:table-cell>
          <table:table-cell office:value-type="float" office:value="57.068749000000011" table:style-name="ce12">
            <text:p>57,068749</text:p>
          </table:table-cell>
          <table:table-cell table:number-columns-repeated="16382"/>
        </table:table-row>
        <table:table-row table:style-name="ro1">
          <table:table-cell office:value-type="float" office:value="23.301389000000082" table:style-name="ce12">
            <text:p>23,301389</text:p>
          </table:table-cell>
          <table:table-cell office:value-type="float" office:value="57.066529000000045" table:style-name="ce12">
            <text:p>57,066529</text:p>
          </table:table-cell>
          <table:table-cell table:number-columns-repeated="16382"/>
        </table:table-row>
        <table:table-row table:style-name="ro1">
          <table:table-cell office:value-type="float" office:value="23.305833000000057" table:style-name="ce12">
            <text:p>23,305833</text:p>
          </table:table-cell>
          <table:table-cell office:value-type="float" office:value="57.06430500000004" table:style-name="ce12">
            <text:p>57,064305</text:p>
          </table:table-cell>
          <table:table-cell table:number-columns-repeated="16382"/>
        </table:table-row>
        <table:table-row table:style-name="ro1">
          <table:table-cell office:value-type="float" office:value="23.311387000000018" table:style-name="ce12">
            <text:p>23,311387</text:p>
          </table:table-cell>
          <table:table-cell office:value-type="float" office:value="57.062085000000067" table:style-name="ce12">
            <text:p>57,062085</text:p>
          </table:table-cell>
          <table:table-cell table:number-columns-repeated="16382"/>
        </table:table-row>
        <table:table-row table:style-name="ro1">
          <table:table-cell office:value-type="float" office:value="23.317500000000049" table:style-name="ce12">
            <text:p>23,3175</text:p>
          </table:table-cell>
          <table:table-cell office:value-type="float" office:value="57.059860000000057" table:style-name="ce12">
            <text:p>57,05986</text:p>
          </table:table-cell>
          <table:table-cell table:number-columns-repeated="16382"/>
        </table:table-row>
        <table:table-row table:style-name="ro1">
          <table:table-cell office:value-type="float" office:value="23.324166000000041" table:style-name="ce12">
            <text:p>23,324166</text:p>
          </table:table-cell>
          <table:table-cell office:value-type="float" office:value="57.057641000000032" table:style-name="ce12">
            <text:p>57,057641</text:p>
          </table:table-cell>
          <table:table-cell table:number-columns-repeated="16382"/>
        </table:table-row>
        <table:table-row table:style-name="ro1">
          <table:table-cell office:value-type="float" office:value="23.330279000000012" table:style-name="ce12">
            <text:p>23,330279</text:p>
          </table:table-cell>
          <table:table-cell office:value-type="float" office:value="57.055415999999965" table:style-name="ce12">
            <text:p>57,055416</text:p>
          </table:table-cell>
          <table:table-cell table:number-columns-repeated="16382"/>
        </table:table-row>
        <table:table-row table:style-name="ro1">
          <table:table-cell office:value-type="float" office:value="23.338054999999994" table:style-name="ce12">
            <text:p>23,338055</text:p>
          </table:table-cell>
          <table:table-cell office:value-type="float" office:value="57.053196000000064" table:style-name="ce12">
            <text:p>57,053196</text:p>
          </table:table-cell>
          <table:table-cell table:number-columns-repeated="16382"/>
        </table:table-row>
        <table:table-row table:style-name="ro1">
          <table:table-cell office:value-type="float" office:value="23.345832000000083" table:style-name="ce12">
            <text:p>23,345832</text:p>
          </table:table-cell>
          <table:table-cell office:value-type="float" office:value="57.050972000000044" table:style-name="ce12">
            <text:p>57,050972</text:p>
          </table:table-cell>
          <table:table-cell table:number-columns-repeated="16382"/>
        </table:table-row>
        <table:table-row table:style-name="ro1">
          <table:table-cell office:value-type="float" office:value="23.353610999999997" table:style-name="ce12">
            <text:p>23,353611</text:p>
          </table:table-cell>
          <table:table-cell office:value-type="float" office:value="57.048751999999965" table:style-name="ce12">
            <text:p>57,048752</text:p>
          </table:table-cell>
          <table:table-cell table:number-columns-repeated="16382"/>
        </table:table-row>
        <table:table-row table:style-name="ro1">
          <table:table-cell office:value-type="float" office:value="23.361389000000084" table:style-name="ce12">
            <text:p>23,361389</text:p>
          </table:table-cell>
          <table:table-cell office:value-type="float" office:value="57.046528000000066" table:style-name="ce12">
            <text:p>57,046528</text:p>
          </table:table-cell>
          <table:table-cell table:number-columns-repeated="16382"/>
        </table:table-row>
        <table:table-row table:style-name="ro1">
          <table:table-cell office:value-type="float" office:value="23.373056000000069" table:style-name="ce12">
            <text:p>23,373056</text:p>
          </table:table-cell>
          <table:table-cell office:value-type="float" office:value="57.044303000000056" table:style-name="ce12">
            <text:p>57,044303</text:p>
          </table:table-cell>
          <table:table-cell table:number-columns-repeated="16382"/>
        </table:table-row>
        <table:table-row table:style-name="ro1">
          <table:table-cell office:value-type="float" office:value="23.384721000000063" table:style-name="ce12">
            <text:p>23,384721</text:p>
          </table:table-cell>
          <table:table-cell office:value-type="float" office:value="57.042082999999977" table:style-name="ce12">
            <text:p>57,042083</text:p>
          </table:table-cell>
          <table:table-cell table:number-columns-repeated="16382"/>
        </table:table-row>
        <table:table-row table:style-name="ro1">
          <table:table-cell office:value-type="float" office:value="23.399722000000047" table:style-name="ce12">
            <text:p>23,399722</text:p>
          </table:table-cell>
          <table:table-cell office:value-type="float" office:value="57.039859000000078" table:style-name="ce12">
            <text:p>57,039859</text:p>
          </table:table-cell>
          <table:table-cell table:number-columns-repeated="16382"/>
        </table:table-row>
        <table:table-row table:style-name="ro1">
          <table:table-cell office:value-type="float" office:value="23.416944999999995" table:style-name="ce12">
            <text:p>23,416945</text:p>
          </table:table-cell>
          <table:table-cell office:value-type="float" office:value="57.037639000000112" table:style-name="ce12">
            <text:p>57,037639</text:p>
          </table:table-cell>
          <table:table-cell table:number-columns-repeated="16382"/>
        </table:table-row>
        <table:table-row table:style-name="ro1">
          <table:table-cell office:value-type="float" office:value="23.439166999999991" table:style-name="ce12">
            <text:p>23,439167</text:p>
          </table:table-cell>
          <table:table-cell office:value-type="float" office:value="57.035695000000075" table:style-name="ce12">
            <text:p>57,035695</text:p>
          </table:table-cell>
          <table:table-cell table:number-columns-repeated="16382"/>
        </table:table-row>
        <table:table-row table:style-name="ro1">
          <table:table-cell office:value-type="float" office:value="23.475834000000017" table:style-name="ce12">
            <text:p>23,475834</text:p>
          </table:table-cell>
          <table:table-cell office:value-type="float" office:value="57.036529000000073" table:style-name="ce12">
            <text:p>57,036529</text:p>
          </table:table-cell>
          <table:table-cell table:number-columns-repeated="16382"/>
        </table:table-row>
        <table:table-row table:style-name="ro1">
          <table:table-cell office:value-type="float" office:value="23.489167000000005" table:style-name="ce12">
            <text:p>23,489167</text:p>
          </table:table-cell>
          <table:table-cell office:value-type="float" office:value="57.034305000000124" table:style-name="ce12">
            <text:p>57,034305</text:p>
          </table:table-cell>
          <table:table-cell table:number-columns-repeated="16382"/>
        </table:table-row>
        <table:table-row table:style-name="ro1">
          <table:table-cell office:value-type="float" office:value="23.494167000000001" table:style-name="ce12">
            <text:p>23,494167</text:p>
          </table:table-cell>
          <table:table-cell office:value-type="float" office:value="57.030972000000119" table:style-name="ce12">
            <text:p>57,030972</text:p>
          </table:table-cell>
          <table:table-cell table:number-columns-repeated="16382"/>
        </table:table-row>
        <table:table-row table:style-name="ro1">
          <table:table-cell office:value-type="float" office:value="23.498611000000036" table:style-name="ce12">
            <text:p>23,498611</text:p>
          </table:table-cell>
          <table:table-cell office:value-type="float" office:value="57.024859999999975" table:style-name="ce12">
            <text:p>57,02486</text:p>
          </table:table-cell>
          <table:table-cell table:number-columns-repeated="16382"/>
        </table:table-row>
        <table:table-row table:style-name="ro1">
          <table:table-cell office:value-type="float" office:value="23.503056000000008" table:style-name="ce12">
            <text:p>23,503056</text:p>
          </table:table-cell>
          <table:table-cell office:value-type="float" office:value="57.021806000000012" table:style-name="ce12">
            <text:p>57,021806</text:p>
          </table:table-cell>
          <table:table-cell table:number-columns-repeated="16382"/>
        </table:table-row>
        <table:table-row table:style-name="ro1">
          <table:table-cell office:value-type="float" office:value="23.50749999999999" table:style-name="ce12">
            <text:p>23,5075</text:p>
          </table:table-cell>
          <table:table-cell office:value-type="float" office:value="57.016802999999967" table:style-name="ce12">
            <text:p>57,016803</text:p>
          </table:table-cell>
          <table:table-cell table:number-columns-repeated="16382"/>
        </table:table-row>
        <table:table-row table:style-name="ro1">
          <table:table-cell office:value-type="float" office:value="23.511944000000081" table:style-name="ce12">
            <text:p>23,511944</text:p>
          </table:table-cell>
          <table:table-cell office:value-type="float" office:value="57.013194999999982" table:style-name="ce12">
            <text:p>57,013195</text:p>
          </table:table-cell>
          <table:table-cell table:number-columns-repeated="16382"/>
        </table:table-row>
        <table:table-row table:style-name="ro1">
          <table:table-cell office:value-type="float" office:value="23.516388999999997" table:style-name="ce12">
            <text:p>23,516389</text:p>
          </table:table-cell>
          <table:table-cell office:value-type="float" office:value="57.007362999999984" table:style-name="ce12">
            <text:p>57,007363</text:p>
          </table:table-cell>
          <table:table-cell table:number-columns-repeated="16382"/>
        </table:table-row>
        <table:table-row table:style-name="ro1">
          <table:table-cell office:value-type="float" office:value="23.520277000000071" table:style-name="ce12">
            <text:p>23,520277</text:p>
          </table:table-cell>
          <table:table-cell office:value-type="float" office:value="56.99847400000003" table:style-name="ce12">
            <text:p>56,998474</text:p>
          </table:table-cell>
          <table:table-cell table:number-columns-repeated="16382"/>
        </table:table-row>
        <table:table-row table:style-name="ro1">
          <table:table-cell office:value-type="float" office:value="23.524723999999988" table:style-name="ce12">
            <text:p>23,524724</text:p>
          </table:table-cell>
          <table:table-cell office:value-type="float" office:value="56.994584000000017" table:style-name="ce12">
            <text:p>56,994584</text:p>
          </table:table-cell>
          <table:table-cell table:number-columns-repeated="16382"/>
        </table:table-row>
        <table:table-row table:style-name="ro1">
          <table:table-cell office:value-type="float" office:value="23.529168000000077" table:style-name="ce12">
            <text:p>23,529168</text:p>
          </table:table-cell>
          <table:table-cell office:value-type="float" office:value="56.991249000000025" table:style-name="ce12">
            <text:p>56,991249</text:p>
          </table:table-cell>
          <table:table-cell table:number-columns-repeated="16382"/>
        </table:table-row>
        <table:table-row table:style-name="ro1">
          <table:table-cell office:value-type="float" office:value="23.536388000000098" table:style-name="ce12">
            <text:p>23,536388</text:p>
          </table:table-cell>
          <table:table-cell office:value-type="float" office:value="56.989030000000056" table:style-name="ce12">
            <text:p>56,98903</text:p>
          </table:table-cell>
          <table:table-cell table:number-columns-repeated="16382"/>
        </table:table-row>
        <table:table-row table:style-name="ro1">
          <table:table-cell office:value-type="float" office:value="23.541389000000091" table:style-name="ce12">
            <text:p>23,541389</text:p>
          </table:table-cell>
          <table:table-cell office:value-type="float" office:value="56.986527000000009" table:style-name="ce12">
            <text:p>56,986527</text:p>
          </table:table-cell>
          <table:table-cell table:number-columns-repeated="16382"/>
        </table:table-row>
        <table:table-row table:style-name="ro1">
          <table:table-cell office:value-type="float" office:value="23.545833000000069" table:style-name="ce12">
            <text:p>23,545833</text:p>
          </table:table-cell>
          <table:table-cell office:value-type="float" office:value="56.983471000000051" table:style-name="ce12">
            <text:p>56,983471</text:p>
          </table:table-cell>
          <table:table-cell table:number-columns-repeated="16382"/>
        </table:table-row>
        <table:table-row table:style-name="ro1">
          <table:table-cell office:value-type="float" office:value="23.550277000000044" table:style-name="ce12">
            <text:p>23,550277</text:p>
          </table:table-cell>
          <table:table-cell office:value-type="float" office:value="56.980695000000068" table:style-name="ce12">
            <text:p>56,980695</text:p>
          </table:table-cell>
          <table:table-cell table:number-columns-repeated="16382"/>
        </table:table-row>
        <table:table-row table:style-name="ro1">
          <table:table-cell office:value-type="float" office:value="23.555278000000037" table:style-name="ce12">
            <text:p>23,555278</text:p>
          </table:table-cell>
          <table:table-cell office:value-type="float" office:value="56.978195000000071" table:style-name="ce12">
            <text:p>56,978195</text:p>
          </table:table-cell>
          <table:table-cell table:number-columns-repeated="16382"/>
        </table:table-row>
        <table:table-row table:style-name="ro1">
          <table:table-cell office:value-type="float" office:value="23.561388000000015" table:style-name="ce12">
            <text:p>23,561388</text:p>
          </table:table-cell>
          <table:table-cell office:value-type="float" office:value="56.975972000000056" table:style-name="ce12">
            <text:p>56,975972</text:p>
          </table:table-cell>
          <table:table-cell table:number-columns-repeated="16382"/>
        </table:table-row>
        <table:table-row table:style-name="ro1">
          <table:table-cell office:value-type="float" office:value="23.579720999999999" table:style-name="ce12">
            <text:p>23,579721</text:p>
          </table:table-cell>
          <table:table-cell office:value-type="float" office:value="56.973750000000038" table:style-name="ce12">
            <text:p>56,97375</text:p>
          </table:table-cell>
          <table:table-cell table:number-columns-repeated="16382"/>
        </table:table-row>
        <table:table-row table:style-name="ro1">
          <table:table-cell office:value-type="float" office:value="23.598610999999998" table:style-name="ce12">
            <text:p>23,598611</text:p>
          </table:table-cell>
          <table:table-cell office:value-type="float" office:value="56.971528000000077" table:style-name="ce12">
            <text:p>56,971528</text:p>
          </table:table-cell>
          <table:table-cell table:number-columns-repeated="16382"/>
        </table:table-row>
        <table:table-row table:style-name="ro1">
          <table:table-cell office:value-type="float" office:value="23.605833000000072" table:style-name="ce12">
            <text:p>23,605833</text:p>
          </table:table-cell>
          <table:table-cell office:value-type="float" office:value="56.96930600000006" table:style-name="ce12">
            <text:p>56,969306</text:p>
          </table:table-cell>
          <table:table-cell table:number-columns-repeated="16382"/>
        </table:table-row>
        <table:table-row table:style-name="ro1">
          <table:table-cell office:value-type="float" office:value="23.610834000000061" table:style-name="ce12">
            <text:p>23,610834</text:p>
          </table:table-cell>
          <table:table-cell office:value-type="float" office:value="56.967084000000042" table:style-name="ce12">
            <text:p>56,967084</text:p>
          </table:table-cell>
          <table:table-cell table:number-columns-repeated="16382"/>
        </table:table-row>
        <table:table-row table:style-name="ro1">
          <table:table-cell office:value-type="float" office:value="23.621389000000072" table:style-name="ce12">
            <text:p>23,621389</text:p>
          </table:table-cell>
          <table:table-cell office:value-type="float" office:value="56.964864000000077" table:style-name="ce12">
            <text:p>56,964864</text:p>
          </table:table-cell>
          <table:table-cell table:number-columns-repeated="16382"/>
        </table:table-row>
        <table:table-row table:style-name="ro1">
          <table:table-cell office:value-type="float" office:value="23.637500000000042" table:style-name="ce12">
            <text:p>23,6375</text:p>
          </table:table-cell>
          <table:table-cell office:value-type="float" office:value="56.963195999999968" table:style-name="ce12">
            <text:p>56,963196</text:p>
          </table:table-cell>
          <table:table-cell table:number-columns-repeated="16382"/>
        </table:table-row>
        <table:table-row table:style-name="ro1">
          <table:table-cell office:value-type="float" office:value="23.688612000000088" table:style-name="ce12">
            <text:p>23,688612</text:p>
          </table:table-cell>
          <table:table-cell office:value-type="float" office:value="56.962917000000054" table:style-name="ce12">
            <text:p>56,962917</text:p>
          </table:table-cell>
          <table:table-cell table:number-columns-repeated="16382"/>
        </table:table-row>
        <table:table-row table:style-name="ro1">
          <table:table-cell office:value-type="float" office:value="23.71083300000009" table:style-name="ce12">
            <text:p>23,710833</text:p>
          </table:table-cell>
          <table:table-cell office:value-type="float" office:value="56.964584000000045" table:style-name="ce12">
            <text:p>56,964584</text:p>
          </table:table-cell>
          <table:table-cell table:number-columns-repeated="16382"/>
        </table:table-row>
        <table:table-row table:style-name="ro1">
          <table:table-cell office:value-type="float" office:value="23.732501000000006" table:style-name="ce12">
            <text:p>23,732501</text:p>
          </table:table-cell>
          <table:table-cell office:value-type="float" office:value="56.96680300000007" table:style-name="ce12">
            <text:p>56,966803</text:p>
          </table:table-cell>
          <table:table-cell table:number-columns-repeated="16382"/>
        </table:table-row>
        <table:table-row table:style-name="ro1">
          <table:table-cell office:value-type="float" office:value="23.752499999999994" table:style-name="ce12">
            <text:p>23,7525</text:p>
          </table:table-cell>
          <table:table-cell office:value-type="float" office:value="56.969027999999966" table:style-name="ce12">
            <text:p>56,969028</text:p>
          </table:table-cell>
          <table:table-cell table:number-columns-repeated="16382"/>
        </table:table-row>
        <table:table-row table:style-name="ro1">
          <table:table-cell office:value-type="float" office:value="23.766946000000125" table:style-name="ce12">
            <text:p>23,766946</text:p>
          </table:table-cell>
          <table:table-cell office:value-type="float" office:value="56.971248000000045" table:style-name="ce12">
            <text:p>56,971248</text:p>
          </table:table-cell>
          <table:table-cell table:number-columns-repeated="16382"/>
        </table:table-row>
        <table:table-row table:style-name="ro1">
          <table:table-cell office:value-type="float" office:value="23.781945000000057" table:style-name="ce12">
            <text:p>23,781945</text:p>
          </table:table-cell>
          <table:table-cell office:value-type="float" office:value="56.973472000000058" table:style-name="ce12">
            <text:p>56,973472</text:p>
          </table:table-cell>
          <table:table-cell table:number-columns-repeated="16382"/>
        </table:table-row>
        <table:table-row table:style-name="ro1">
          <table:table-cell office:value-type="float" office:value="23.793611000000052" table:style-name="ce12">
            <text:p>23,793611</text:p>
          </table:table-cell>
          <table:table-cell office:value-type="float" office:value="56.975692000000024" table:style-name="ce12">
            <text:p>56,975692</text:p>
          </table:table-cell>
          <table:table-cell table:number-columns-repeated="16382"/>
        </table:table-row>
        <table:table-row table:style-name="ro1">
          <table:table-cell office:value-type="float" office:value="23.806944000000041" table:style-name="ce12">
            <text:p>23,806944</text:p>
          </table:table-cell>
          <table:table-cell office:value-type="float" office:value="56.977916000000036" table:style-name="ce12">
            <text:p>56,977916</text:p>
          </table:table-cell>
          <table:table-cell table:number-columns-repeated="16382"/>
        </table:table-row>
        <table:table-row table:style-name="ro1">
          <table:table-cell office:value-type="float" office:value="23.819723000000007" table:style-name="ce12">
            <text:p>23,819723</text:p>
          </table:table-cell>
          <table:table-cell office:value-type="float" office:value="56.980141000000046" table:style-name="ce12">
            <text:p>56,980141</text:p>
          </table:table-cell>
          <table:table-cell table:number-columns-repeated="16382"/>
        </table:table-row>
        <table:table-row table:style-name="ro1">
          <table:table-cell office:value-type="float" office:value="23.829721999999997" table:style-name="ce12">
            <text:p>23,829722</text:p>
          </table:table-cell>
          <table:table-cell office:value-type="float" office:value="56.982361000000068" table:style-name="ce12">
            <text:p>56,982361</text:p>
          </table:table-cell>
          <table:table-cell table:number-columns-repeated="16382"/>
        </table:table-row>
        <table:table-row table:style-name="ro1">
          <table:table-cell office:value-type="float" office:value="23.842501000000134" table:style-name="ce12">
            <text:p>23,842501</text:p>
          </table:table-cell>
          <table:table-cell office:value-type="float" office:value="56.984585000000024" table:style-name="ce12">
            <text:p>56,984585</text:p>
          </table:table-cell>
          <table:table-cell table:number-columns-repeated="16382"/>
        </table:table-row>
        <table:table-row table:style-name="ro1">
          <table:table-cell office:value-type="float" office:value="23.853056000000088" table:style-name="ce12">
            <text:p>23,853056</text:p>
          </table:table-cell>
          <table:table-cell office:value-type="float" office:value="56.986805000000047" table:style-name="ce12">
            <text:p>56,986805</text:p>
          </table:table-cell>
          <table:table-cell table:number-columns-repeated="16382"/>
        </table:table-row>
        <table:table-row table:style-name="ro1">
          <table:table-cell office:value-type="float" office:value="23.864720000000084" table:style-name="ce12">
            <text:p>23,86472</text:p>
          </table:table-cell>
          <table:table-cell office:value-type="float" office:value="56.989030000000056" table:style-name="ce12">
            <text:p>56,98903</text:p>
          </table:table-cell>
          <table:table-cell table:number-columns-repeated="16382"/>
        </table:table-row>
        <table:table-row table:style-name="ro1">
          <table:table-cell office:value-type="float" office:value="23.87416700000005" table:style-name="ce12">
            <text:p>23,874167</text:p>
          </table:table-cell>
          <table:table-cell office:value-type="float" office:value="56.991249000000025" table:style-name="ce12">
            <text:p>56,991249</text:p>
          </table:table-cell>
          <table:table-cell table:number-columns-repeated="16382"/>
        </table:table-row>
        <table:table-row table:style-name="ro1">
          <table:table-cell office:value-type="float" office:value="23.883612000000078" table:style-name="ce12">
            <text:p>23,883612</text:p>
          </table:table-cell>
          <table:table-cell office:value-type="float" office:value="56.993474000000035" table:style-name="ce12">
            <text:p>56,993474</text:p>
          </table:table-cell>
          <table:table-cell table:number-columns-repeated="16382"/>
        </table:table-row>
        <table:table-row table:style-name="ro1">
          <table:table-cell office:value-type="float" office:value="23.890832000000039" table:style-name="ce12">
            <text:p>23,890832</text:p>
          </table:table-cell>
          <table:table-cell office:value-type="float" office:value="56.995438000000078" table:style-name="ce12">
            <text:p>56,995438</text:p>
          </table:table-cell>
          <table:table-cell table:number-columns-repeated="16382"/>
        </table:table-row>
        <table:table-row table:style-name="ro1">
          <table:table-cell office:value-type="float" office:value="23.898611000000013" table:style-name="ce12">
            <text:p>23,898611</text:p>
          </table:table-cell>
          <table:table-cell office:value-type="float" office:value="56.99736" table:style-name="ce12">
            <text:p>56,99736</text:p>
          </table:table-cell>
          <table:table-cell table:number-columns-repeated="16382"/>
        </table:table-row>
        <table:table-row table:style-name="ro1">
          <table:table-cell office:value-type="float" office:value="23.908056000000041" table:style-name="ce12">
            <text:p>23,908056</text:p>
          </table:table-cell>
          <table:table-cell office:value-type="float" office:value="56.999885000000049" table:style-name="ce12">
            <text:p>56,999885</text:p>
          </table:table-cell>
          <table:table-cell table:number-columns-repeated="16382"/>
        </table:table-row>
        <table:table-row table:style-name="ro1">
          <table:table-cell office:value-type="float" office:value="23.912500000000019" table:style-name="ce12">
            <text:p>23,9125</text:p>
          </table:table-cell>
          <table:table-cell office:value-type="float" office:value="57.001964000000036" table:style-name="ce12">
            <text:p>57,001964</text:p>
          </table:table-cell>
          <table:table-cell table:number-columns-repeated="16382"/>
        </table:table-row>
        <table:table-row table:style-name="ro1">
          <table:table-cell office:value-type="float" office:value="23.920278999999987" table:style-name="ce12">
            <text:p>23,920279</text:p>
          </table:table-cell>
          <table:table-cell office:value-type="float" office:value="57.004028999999996" table:style-name="ce12">
            <text:p>57,004029</text:p>
          </table:table-cell>
          <table:table-cell table:number-columns-repeated="16382"/>
        </table:table-row>
        <table:table-row table:style-name="ro1">
          <table:table-cell office:value-type="float" office:value="23.929721000000079" table:style-name="ce12">
            <text:p>23,929721</text:p>
          </table:table-cell>
          <table:table-cell office:value-type="float" office:value="57.006248000000014" table:style-name="ce12">
            <text:p>57,006248</text:p>
          </table:table-cell>
          <table:table-cell table:number-columns-repeated="16382"/>
        </table:table-row>
        <table:table-row table:style-name="ro1">
          <table:table-cell office:value-type="float" office:value="23.933612000000089" table:style-name="ce12">
            <text:p>23,933612</text:p>
          </table:table-cell>
          <table:table-cell office:value-type="float" office:value="57.008473000000023" table:style-name="ce12">
            <text:p>57,008473</text:p>
          </table:table-cell>
          <table:table-cell table:number-columns-repeated="16382"/>
        </table:table-row>
        <table:table-row table:style-name="ro1">
          <table:table-cell office:value-type="float" office:value="23.938612000000088" table:style-name="ce12">
            <text:p>23,938612</text:p>
          </table:table-cell>
          <table:table-cell office:value-type="float" office:value="57.010971000000026" table:style-name="ce12">
            <text:p>57,010971</text:p>
          </table:table-cell>
          <table:table-cell table:number-columns-repeated="16382"/>
        </table:table-row>
        <table:table-row table:style-name="ro1">
          <table:table-cell office:value-type="float" office:value="23.943610000000085" table:style-name="ce12">
            <text:p>23,94361</text:p>
          </table:table-cell>
          <table:table-cell office:value-type="float" office:value="57.013194999999982" table:style-name="ce12">
            <text:p>57,013195</text:p>
          </table:table-cell>
          <table:table-cell table:number-columns-repeated="16382"/>
        </table:table-row>
        <table:table-row table:style-name="ro1">
          <table:table-cell office:value-type="float" office:value="23.949723000000059" table:style-name="ce12">
            <text:p>23,949723</text:p>
          </table:table-cell>
          <table:table-cell office:value-type="float" office:value="57.015415000000004" table:style-name="ce12">
            <text:p>57,015415</text:p>
          </table:table-cell>
          <table:table-cell table:number-columns-repeated="16382"/>
        </table:table-row>
        <table:table-row table:style-name="ro1">
          <table:table-cell office:value-type="float" office:value="23.957499000000038" table:style-name="ce12">
            <text:p>23,957499</text:p>
          </table:table-cell>
          <table:table-cell office:value-type="float" office:value="57.017640000000014" table:style-name="ce12">
            <text:p>57,01764</text:p>
          </table:table-cell>
          <table:table-cell table:number-columns-repeated="16382"/>
        </table:table-row>
        <table:table-row table:style-name="ro1">
          <table:table-cell office:value-type="float" office:value="23.965278000000065" table:style-name="ce12">
            <text:p>23,965278</text:p>
          </table:table-cell>
          <table:table-cell office:value-type="float" office:value="57.019858999999983" table:style-name="ce12">
            <text:p>57,019859</text:p>
          </table:table-cell>
          <table:table-cell table:number-columns-repeated="16382"/>
        </table:table-row>
        <table:table-row table:style-name="ro1">
          <table:table-cell office:value-type="float" office:value="23.970279000000058" table:style-name="ce12">
            <text:p>23,970279</text:p>
          </table:table-cell>
          <table:table-cell office:value-type="float" office:value="57.022083999999992" table:style-name="ce12">
            <text:p>57,022084</text:p>
          </table:table-cell>
          <table:table-cell table:number-columns-repeated="16382"/>
        </table:table-row>
        <table:table-row table:style-name="ro1">
          <table:table-cell office:value-type="float" office:value="23.974723000000033" table:style-name="ce12">
            <text:p>23,974723</text:p>
          </table:table-cell>
          <table:table-cell office:value-type="float" office:value="57.024308000000005" table:style-name="ce12">
            <text:p>57,024308</text:p>
          </table:table-cell>
          <table:table-cell table:number-columns-repeated="16382"/>
        </table:table-row>
        <table:table-row table:style-name="ro1">
          <table:table-cell office:value-type="float" office:value="23.979723000000032" table:style-name="ce12">
            <text:p>23,979723</text:p>
          </table:table-cell>
          <table:table-cell office:value-type="float" office:value="57.026527999999978" table:style-name="ce12">
            <text:p>57,026528</text:p>
          </table:table-cell>
          <table:table-cell table:number-columns-repeated="16382"/>
        </table:table-row>
        <table:table-row table:style-name="ro1">
          <table:table-cell office:value-type="float" office:value="23.984168000000004" table:style-name="ce12">
            <text:p>23,984168</text:p>
          </table:table-cell>
          <table:table-cell office:value-type="float" office:value="57.029025999999973" table:style-name="ce12">
            <text:p>57,029026</text:p>
          </table:table-cell>
          <table:table-cell table:number-columns-repeated="16382"/>
        </table:table-row>
        <table:table-row table:style-name="ro1">
          <table:table-cell office:value-type="float" office:value="23.988612000000039" table:style-name="ce12">
            <text:p>23,988612</text:p>
          </table:table-cell>
          <table:table-cell office:value-type="float" office:value="57.031807000000001" table:style-name="ce12">
            <text:p>57,031807</text:p>
          </table:table-cell>
          <table:table-cell table:number-columns-repeated="16382"/>
        </table:table-row>
        <table:table-row table:style-name="ro1">
          <table:table-cell office:value-type="float" office:value="23.993056000000021" table:style-name="ce12">
            <text:p>23,993056</text:p>
          </table:table-cell>
          <table:table-cell office:value-type="float" office:value="57.034863000000072" table:style-name="ce12">
            <text:p>57,034863</text:p>
          </table:table-cell>
          <table:table-cell table:number-columns-repeated="16382"/>
        </table:table-row>
        <table:table-row table:style-name="ro1">
          <table:table-cell office:value-type="float" office:value="23.997500999999993" table:style-name="ce12">
            <text:p>23,997501</text:p>
          </table:table-cell>
          <table:table-cell office:value-type="float" office:value="57.037916999999986" table:style-name="ce12">
            <text:p>57,037917</text:p>
          </table:table-cell>
          <table:table-cell table:number-columns-repeated="16382"/>
        </table:table-row>
        <table:table-row table:style-name="ro1">
          <table:table-cell office:value-type="float" office:value="24.004166999999992" table:style-name="ce12">
            <text:p>24,004167</text:p>
          </table:table-cell>
          <table:table-cell office:value-type="float" office:value="57.040973000000108" table:style-name="ce12">
            <text:p>57,040973</text:p>
          </table:table-cell>
          <table:table-cell table:number-columns-repeated="16382"/>
        </table:table-row>
        <table:table-row table:style-name="ro1">
          <table:table-cell office:value-type="float" office:value="24.008611000000084" table:style-name="ce12">
            <text:p>24,008611</text:p>
          </table:table-cell>
          <table:table-cell office:value-type="float" office:value="57.046248999999975" table:style-name="ce12">
            <text:p>57,046249</text:p>
          </table:table-cell>
          <table:table-cell table:number-columns-repeated="16382"/>
        </table:table-row>
        <table:table-row table:style-name="ro1">
          <table:table-cell office:value-type="float" office:value="24.013055999999999" table:style-name="ce12">
            <text:p>24,013056</text:p>
          </table:table-cell>
          <table:table-cell office:value-type="float" office:value="57.050140000000042" table:style-name="ce12">
            <text:p>57,05014</text:p>
          </table:table-cell>
          <table:table-cell table:number-columns-repeated="16382"/>
        </table:table-row>
        <table:table-row table:style-name="ro1">
          <table:table-cell office:value-type="float" office:value="24.017500000000094" table:style-name="ce12">
            <text:p>24,0175</text:p>
          </table:table-cell>
          <table:table-cell office:value-type="float" office:value="57.054028000000059" table:style-name="ce12">
            <text:p>57,054028</text:p>
          </table:table-cell>
          <table:table-cell table:number-columns-repeated="16382"/>
        </table:table-row>
        <table:table-row table:style-name="ro1">
          <table:table-cell office:value-type="float" office:value="24.021944000000069" table:style-name="ce12">
            <text:p>24,021944</text:p>
          </table:table-cell>
          <table:table-cell office:value-type="float" office:value="57.058751000000072" table:style-name="ce12">
            <text:p>57,058751</text:p>
          </table:table-cell>
          <table:table-cell table:number-columns-repeated="16382"/>
        </table:table-row>
        <table:table-row table:style-name="ro1">
          <table:table-cell office:value-type="float" office:value="24.024722999999991" table:style-name="ce12">
            <text:p>24,024723</text:p>
          </table:table-cell>
          <table:table-cell office:value-type="float" office:value="57.057919000000069" table:style-name="ce12">
            <text:p>57,057919</text:p>
          </table:table-cell>
          <table:table-cell table:number-columns-repeated="16382"/>
        </table:table-row>
        <table:table-row table:style-name="ro1">
          <table:table-cell office:value-type="float" office:value="24.029167000000083" table:style-name="ce12">
            <text:p>24,029167</text:p>
          </table:table-cell>
          <table:table-cell office:value-type="float" office:value="57.061527000000055" table:style-name="ce12">
            <text:p>57,061527</text:p>
          </table:table-cell>
          <table:table-cell table:number-columns-repeated="16382"/>
        </table:table-row>
        <table:table-row table:style-name="ro1">
          <table:table-cell office:value-type="float" office:value="24.033611000000057" table:style-name="ce12">
            <text:p>24,033611</text:p>
          </table:table-cell>
          <table:table-cell office:value-type="float" office:value="57.065419000000063" table:style-name="ce12">
            <text:p>57,065419</text:p>
          </table:table-cell>
          <table:table-cell table:number-columns-repeated="16382"/>
        </table:table-row>
        <table:table-row table:style-name="ro1">
          <table:table-cell office:value-type="float" office:value="24.044722000000029" table:style-name="ce12">
            <text:p>24,044722</text:p>
          </table:table-cell>
          <table:table-cell office:value-type="float" office:value="57.067639000000028" table:style-name="ce12">
            <text:p>57,067639</text:p>
          </table:table-cell>
          <table:table-cell table:number-columns-repeated="16382"/>
        </table:table-row>
        <table:table-row table:style-name="ro1">
          <table:table-cell office:value-type="float" office:value="24.056945000000038" table:style-name="ce12">
            <text:p>24,056945</text:p>
          </table:table-cell>
          <table:table-cell office:value-type="float" office:value="57.069861000000046" table:style-name="ce12">
            <text:p>57,069861</text:p>
          </table:table-cell>
          <table:table-cell table:number-columns-repeated="16382"/>
        </table:table-row>
        <table:table-row table:style-name="ro1">
          <table:table-cell office:value-type="float" office:value="24.07083400000004" table:style-name="ce12">
            <text:p>24,070834</text:p>
          </table:table-cell>
          <table:table-cell office:value-type="float" office:value="57.072083000000006" table:style-name="ce12">
            <text:p>57,072083</text:p>
          </table:table-cell>
          <table:table-cell table:number-columns-repeated="16382"/>
        </table:table-row>
        <table:table-row table:style-name="ro1">
          <table:table-cell office:value-type="float" office:value="24.080833000000148" table:style-name="ce12">
            <text:p>24,080833</text:p>
          </table:table-cell>
          <table:table-cell office:value-type="float" office:value="57.074028000000041" table:style-name="ce12">
            <text:p>57,074028</text:p>
          </table:table-cell>
          <table:table-cell table:number-columns-repeated="16382"/>
        </table:table-row>
        <table:table-row table:style-name="ro1">
          <table:table-cell office:value-type="float" office:value="24.09028" table:style-name="ce12">
            <text:p>24,09028</text:p>
          </table:table-cell>
          <table:table-cell office:value-type="float" office:value="57.076526000000044" table:style-name="ce12">
            <text:p>57,076526</text:p>
          </table:table-cell>
          <table:table-cell table:number-columns-repeated="16382"/>
        </table:table-row>
        <table:table-row table:style-name="ro1">
          <table:table-cell office:value-type="float" office:value="24.100834000000074" table:style-name="ce12">
            <text:p>24,100834</text:p>
          </table:table-cell>
          <table:table-cell office:value-type="float" office:value="57.079582000000002" table:style-name="ce12">
            <text:p>57,079582</text:p>
          </table:table-cell>
          <table:table-cell table:number-columns-repeated="16382"/>
        </table:table-row>
        <table:table-row table:style-name="ro1">
          <table:table-cell office:value-type="float" office:value="24.108612999999984" table:style-name="ce12">
            <text:p>24,108613</text:p>
          </table:table-cell>
          <table:table-cell office:value-type="float" office:value="57.082083999999995" table:style-name="ce12">
            <text:p>57,082084</text:p>
          </table:table-cell>
          <table:table-cell table:number-columns-repeated="16382"/>
        </table:table-row>
        <table:table-row table:style-name="ro1">
          <table:table-cell office:value-type="float" office:value="24.115833000000059" table:style-name="ce12">
            <text:p>24,115833</text:p>
          </table:table-cell>
          <table:table-cell office:value-type="float" office:value="57.084304000000017" table:style-name="ce12">
            <text:p>57,084304</text:p>
          </table:table-cell>
          <table:table-cell table:number-columns-repeated="16382"/>
        </table:table-row>
        <table:table-row table:style-name="ro1">
          <table:table-cell office:value-type="float" office:value="24.121944000000035" table:style-name="ce12">
            <text:p>24,121944</text:p>
          </table:table-cell>
          <table:table-cell office:value-type="float" office:value="57.08625099999999" table:style-name="ce12">
            <text:p>57,086251</text:p>
          </table:table-cell>
          <table:table-cell table:number-columns-repeated="16382"/>
        </table:table-row>
        <table:table-row table:style-name="ro1">
          <table:table-cell office:value-type="float" office:value="24.128056000000065" table:style-name="ce12">
            <text:p>24,128056</text:p>
          </table:table-cell>
          <table:table-cell office:value-type="float" office:value="57.088195000000027" table:style-name="ce12">
            <text:p>57,088195</text:p>
          </table:table-cell>
          <table:table-cell table:number-columns-repeated="16382"/>
        </table:table-row>
        <table:table-row table:style-name="ro1">
          <table:table-cell office:value-type="float" office:value="24.134167000000044" table:style-name="ce12">
            <text:p>24,134167</text:p>
          </table:table-cell>
          <table:table-cell office:value-type="float" office:value="57.090416999999995" table:style-name="ce12">
            <text:p>57,090417</text:p>
          </table:table-cell>
          <table:table-cell table:number-columns-repeated="16382"/>
        </table:table-row>
        <table:table-row table:style-name="ro1">
          <table:table-cell office:value-type="float" office:value="24.140277000000019" table:style-name="ce12">
            <text:p>24,140277</text:p>
          </table:table-cell>
          <table:table-cell office:value-type="float" office:value="57.092639000000005" table:style-name="ce12">
            <text:p>57,092639</text:p>
          </table:table-cell>
          <table:table-cell table:number-columns-repeated="16382"/>
        </table:table-row>
        <table:table-row table:style-name="ro1">
          <table:table-cell office:value-type="float" office:value="24.146944000000016" table:style-name="ce12">
            <text:p>24,146944</text:p>
          </table:table-cell>
          <table:table-cell office:value-type="float" office:value="57.094861000000023" table:style-name="ce12">
            <text:p>57,094861</text:p>
          </table:table-cell>
          <table:table-cell table:number-columns-repeated="16382"/>
        </table:table-row>
        <table:table-row table:style-name="ro1">
          <table:table-cell office:value-type="float" office:value="24.153610000000008" table:style-name="ce12">
            <text:p>24,15361</text:p>
          </table:table-cell>
          <table:table-cell office:value-type="float" office:value="57.097637000000006" table:style-name="ce12">
            <text:p>57,097637</text:p>
          </table:table-cell>
          <table:table-cell table:number-columns-repeated="16382"/>
        </table:table-row>
        <table:table-row table:style-name="ro1">
          <table:table-cell office:value-type="float" office:value="24.159167000000018" table:style-name="ce12">
            <text:p>24,159167</text:p>
          </table:table-cell>
          <table:table-cell office:value-type="float" office:value="57.099862000000016" table:style-name="ce12">
            <text:p>57,099862</text:p>
          </table:table-cell>
          <table:table-cell table:number-columns-repeated="16382"/>
        </table:table-row>
        <table:table-row table:style-name="ro1">
          <table:table-cell office:value-type="float" office:value="24.164167000000017" table:style-name="ce12">
            <text:p>24,164167</text:p>
          </table:table-cell>
          <table:table-cell office:value-type="float" office:value="57.102359999999962" table:style-name="ce12">
            <text:p>57,10236</text:p>
          </table:table-cell>
          <table:table-cell table:number-columns-repeated="16382"/>
        </table:table-row>
        <table:table-row table:style-name="ro1">
          <table:table-cell office:value-type="float" office:value="24.170833000000009" table:style-name="ce12">
            <text:p>24,170833</text:p>
          </table:table-cell>
          <table:table-cell office:value-type="float" office:value="57.104862000000011" table:style-name="ce12">
            <text:p>57,104862</text:p>
          </table:table-cell>
          <table:table-cell table:number-columns-repeated="16382"/>
        </table:table-row>
        <table:table-row table:style-name="ro1">
          <table:table-cell office:value-type="float" office:value="24.176390000000136" table:style-name="ce12">
            <text:p>24,17639</text:p>
          </table:table-cell>
          <table:table-cell office:value-type="float" office:value="57.107360000000128" table:style-name="ce12">
            <text:p>57,10736</text:p>
          </table:table-cell>
          <table:table-cell table:number-columns-repeated="16382"/>
        </table:table-row>
        <table:table-row table:style-name="ro1">
          <table:table-cell office:value-type="float" office:value="24.18194399999998" table:style-name="ce12">
            <text:p>24,181944</text:p>
          </table:table-cell>
          <table:table-cell office:value-type="float" office:value="57.109860000000133" table:style-name="ce12">
            <text:p>57,10986</text:p>
          </table:table-cell>
          <table:table-cell table:number-columns-repeated="16382"/>
        </table:table-row>
        <table:table-row table:style-name="ro1">
          <table:table-cell office:value-type="float" office:value="24.189723000000065" table:style-name="ce12">
            <text:p>24,189723</text:p>
          </table:table-cell>
          <table:table-cell office:value-type="float" office:value="57.112640999999982" table:style-name="ce12">
            <text:p>57,112641</text:p>
          </table:table-cell>
          <table:table-cell table:number-columns-repeated="16382"/>
        </table:table-row>
        <table:table-row table:style-name="ro1">
          <table:table-cell office:value-type="float" office:value="24.194723000000064" table:style-name="ce12">
            <text:p>24,194723</text:p>
          </table:table-cell>
          <table:table-cell office:value-type="float" office:value="57.115416999999965" table:style-name="ce12">
            <text:p>57,115417</text:p>
          </table:table-cell>
          <table:table-cell table:number-columns-repeated="16382"/>
        </table:table-row>
        <table:table-row table:style-name="ro1">
          <table:table-cell office:value-type="float" office:value="24.201390000000053" table:style-name="ce12">
            <text:p>24,20139</text:p>
          </table:table-cell>
          <table:table-cell office:value-type="float" office:value="57.118751000000074" table:style-name="ce12">
            <text:p>57,118751</text:p>
          </table:table-cell>
          <table:table-cell table:number-columns-repeated="16382"/>
        </table:table-row>
        <table:table-row table:style-name="ro1">
          <table:table-cell office:value-type="float" office:value="24.206388000000054" table:style-name="ce12">
            <text:p>24,206388</text:p>
          </table:table-cell>
          <table:table-cell office:value-type="float" office:value="57.121806999999976" table:style-name="ce12">
            <text:p>57,121807</text:p>
          </table:table-cell>
          <table:table-cell table:number-columns-repeated="16382"/>
        </table:table-row>
        <table:table-row table:style-name="ro1">
          <table:table-cell office:value-type="float" office:value="24.211391000000045" table:style-name="ce12">
            <text:p>24,211391</text:p>
          </table:table-cell>
          <table:table-cell office:value-type="float" office:value="57.124027000000055" table:style-name="ce12">
            <text:p>57,124027</text:p>
          </table:table-cell>
          <table:table-cell table:number-columns-repeated="16382"/>
        </table:table-row>
        <table:table-row table:style-name="ro1">
          <table:table-cell office:value-type="float" office:value="24.216389000000042" table:style-name="ce12">
            <text:p>24,216389</text:p>
          </table:table-cell>
          <table:table-cell office:value-type="float" office:value="57.126802999999924" table:style-name="ce12">
            <text:p>57,126803</text:p>
          </table:table-cell>
          <table:table-cell table:number-columns-repeated="16382"/>
        </table:table-row>
        <table:table-row table:style-name="ro1">
          <table:table-cell office:value-type="float" office:value="24.221389000000038" table:style-name="ce12">
            <text:p>24,221389</text:p>
          </table:table-cell>
          <table:table-cell office:value-type="float" office:value="57.12986000000005" table:style-name="ce12">
            <text:p>57,12986</text:p>
          </table:table-cell>
          <table:table-cell table:number-columns-repeated="16382"/>
        </table:table-row>
        <table:table-row table:style-name="ro1">
          <table:table-cell office:value-type="float" office:value="24.226390000000034" table:style-name="ce12">
            <text:p>24,22639</text:p>
          </table:table-cell>
          <table:table-cell office:value-type="float" office:value="57.132637999999972" table:style-name="ce12">
            <text:p>57,132638</text:p>
          </table:table-cell>
          <table:table-cell table:number-columns-repeated="16382"/>
        </table:table-row>
        <table:table-row table:style-name="ro1">
          <table:table-cell office:value-type="float" office:value="24.230834000000009" table:style-name="ce12">
            <text:p>24,230834</text:p>
          </table:table-cell>
          <table:table-cell office:value-type="float" office:value="57.135140000000078" table:style-name="ce12">
            <text:p>57,13514</text:p>
          </table:table-cell>
          <table:table-cell table:number-columns-repeated="16382"/>
        </table:table-row>
        <table:table-row table:style-name="ro1">
          <table:table-cell office:value-type="float" office:value="24.235278000000044" table:style-name="ce12">
            <text:p>24,235278</text:p>
          </table:table-cell>
          <table:table-cell office:value-type="float" office:value="57.138748000000064" table:style-name="ce12">
            <text:p>57,138748</text:p>
          </table:table-cell>
          <table:table-cell table:number-columns-repeated="16382"/>
        </table:table-row>
        <table:table-row table:style-name="ro1">
          <table:table-cell office:value-type="float" office:value="24.239720000000027" table:style-name="ce12">
            <text:p>24,23972</text:p>
          </table:table-cell>
          <table:table-cell office:value-type="float" office:value="57.141805000000076" table:style-name="ce12">
            <text:p>57,141805</text:p>
          </table:table-cell>
          <table:table-cell table:number-columns-repeated="16382"/>
        </table:table-row>
        <table:table-row table:style-name="ro1">
          <table:table-cell office:value-type="float" office:value="24.244723000000018" table:style-name="ce12">
            <text:p>24,244723</text:p>
          </table:table-cell>
          <table:table-cell office:value-type="float" office:value="57.145417000000052" table:style-name="ce12">
            <text:p>57,145417</text:p>
          </table:table-cell>
          <table:table-cell table:number-columns-repeated="16382"/>
        </table:table-row>
        <table:table-row table:style-name="ro1">
          <table:table-cell office:value-type="float" office:value="24.249166999999993" table:style-name="ce12">
            <text:p>24,249167</text:p>
          </table:table-cell>
          <table:table-cell office:value-type="float" office:value="57.149307000000064" table:style-name="ce12">
            <text:p>57,149307</text:p>
          </table:table-cell>
          <table:table-cell table:number-columns-repeated="16382"/>
        </table:table-row>
        <table:table-row table:style-name="ro1">
          <table:table-cell office:value-type="float" office:value="24.253612000000139" table:style-name="ce12">
            <text:p>24,253612</text:p>
          </table:table-cell>
          <table:table-cell office:value-type="float" office:value="57.15319300000003" table:style-name="ce12">
            <text:p>57,153193</text:p>
          </table:table-cell>
          <table:table-cell table:number-columns-repeated="16382"/>
        </table:table-row>
        <table:table-row table:style-name="ro1">
          <table:table-cell office:value-type="float" office:value="24.258612000000138" table:style-name="ce12">
            <text:p>24,258612</text:p>
          </table:table-cell>
          <table:table-cell office:value-type="float" office:value="57.156250000000043" table:style-name="ce12">
            <text:p>57,15625</text:p>
          </table:table-cell>
          <table:table-cell table:number-columns-repeated="16382"/>
        </table:table-row>
        <table:table-row table:style-name="ro1">
          <table:table-cell office:value-type="float" office:value="24.270835000000083" table:style-name="ce12">
            <text:p>24,270835</text:p>
          </table:table-cell>
          <table:table-cell office:value-type="float" office:value="57.155694000000025" table:style-name="ce12">
            <text:p>57,155694</text:p>
          </table:table-cell>
          <table:table-cell table:number-columns-repeated="16382"/>
        </table:table-row>
        <table:table-row table:style-name="ro1">
          <table:table-cell office:value-type="float" office:value="24.27527700000007" table:style-name="ce12">
            <text:p>24,275277</text:p>
          </table:table-cell>
          <table:table-cell office:value-type="float" office:value="57.15291500000005" table:style-name="ce12">
            <text:p>57,152915</text:p>
          </table:table-cell>
          <table:table-cell table:number-columns-repeated="16382"/>
        </table:table-row>
        <table:table-row table:style-name="ro1">
          <table:table-cell office:value-type="float" office:value="24.28027800000006" table:style-name="ce12">
            <text:p>24,280278</text:p>
          </table:table-cell>
          <table:table-cell office:value-type="float" office:value="57.15124900000005" table:style-name="ce12">
            <text:p>57,151249</text:p>
          </table:table-cell>
          <table:table-cell table:number-columns-repeated="16382"/>
        </table:table-row>
        <table:table-row table:style-name="ro1">
          <table:table-cell office:value-type="float" office:value="24.275833000000084" table:style-name="ce12">
            <text:p>24,275833</text:p>
          </table:table-cell>
          <table:table-cell office:value-type="float" office:value="57.154306000000062" table:style-name="ce12">
            <text:p>57,154306</text:p>
          </table:table-cell>
          <table:table-cell table:number-columns-repeated="16382"/>
        </table:table-row>
        <table:table-row table:style-name="ro1">
          <table:table-cell office:value-type="float" office:value="24.271388999999996" table:style-name="ce12">
            <text:p>24,271389</text:p>
          </table:table-cell>
          <table:table-cell office:value-type="float" office:value="57.157360000000025" table:style-name="ce12">
            <text:p>57,15736</text:p>
          </table:table-cell>
          <table:table-cell table:number-columns-repeated="16382"/>
        </table:table-row>
        <table:table-row table:style-name="ro1">
          <table:table-cell office:value-type="float" office:value="24.269167000000088" table:style-name="ce12">
            <text:p>24,269167</text:p>
          </table:table-cell>
          <table:table-cell office:value-type="float" office:value="57.161530000000013" table:style-name="ce12">
            <text:p>57,16153</text:p>
          </table:table-cell>
          <table:table-cell table:number-columns-repeated="16382"/>
        </table:table-row>
        <table:table-row table:style-name="ro1">
          <table:table-cell office:value-type="float" office:value="24.274722999999991" table:style-name="ce12">
            <text:p>24,274723</text:p>
          </table:table-cell>
          <table:table-cell office:value-type="float" office:value="57.164028000000016" table:style-name="ce12">
            <text:p>57,164028</text:p>
          </table:table-cell>
          <table:table-cell table:number-columns-repeated="16382"/>
        </table:table-row>
        <table:table-row table:style-name="ro1">
          <table:table-cell office:value-type="float" office:value="24.28194400000006" table:style-name="ce12">
            <text:p>24,281944</text:p>
          </table:table-cell>
          <table:table-cell office:value-type="float" office:value="57.166526000000019" table:style-name="ce12">
            <text:p>57,166526</text:p>
          </table:table-cell>
          <table:table-cell table:number-columns-repeated="16382"/>
        </table:table-row>
        <table:table-row table:style-name="ro1">
          <table:table-cell office:value-type="float" office:value="24.286946000000054" table:style-name="ce12">
            <text:p>24,286946</text:p>
          </table:table-cell>
          <table:table-cell office:value-type="float" office:value="57.168751000000029" table:style-name="ce12">
            <text:p>57,168751</text:p>
          </table:table-cell>
          <table:table-cell table:number-columns-repeated="16382"/>
        </table:table-row>
        <table:table-row table:style-name="ro1">
          <table:table-cell office:value-type="float" office:value="24.292501000000069" table:style-name="ce12">
            <text:p>24,292501</text:p>
          </table:table-cell>
          <table:table-cell office:value-type="float" office:value="57.170970999999994" table:style-name="ce12">
            <text:p>57,170971</text:p>
          </table:table-cell>
          <table:table-cell table:number-columns-repeated="16382"/>
        </table:table-row>
        <table:table-row table:style-name="ro1">
          <table:table-cell office:value-type="float" office:value="24.29805500000003" table:style-name="ce12">
            <text:p>24,298055</text:p>
          </table:table-cell>
          <table:table-cell office:value-type="float" office:value="57.173472999999987" table:style-name="ce12">
            <text:p>57,173473</text:p>
          </table:table-cell>
          <table:table-cell table:number-columns-repeated="16382"/>
        </table:table-row>
        <table:table-row table:style-name="ro1">
          <table:table-cell office:value-type="float" office:value="24.304167000000056" table:style-name="ce12">
            <text:p>24,304167</text:p>
          </table:table-cell>
          <table:table-cell office:value-type="float" office:value="57.17597099999999" table:style-name="ce12">
            <text:p>57,175971</text:p>
          </table:table-cell>
          <table:table-cell table:number-columns-repeated="16382"/>
        </table:table-row>
        <table:table-row table:style-name="ro1">
          <table:table-cell office:value-type="float" office:value="24.30972400000001" table:style-name="ce12">
            <text:p>24,309724</text:p>
          </table:table-cell>
          <table:table-cell office:value-type="float" office:value="57.178749000000025" table:style-name="ce12">
            <text:p>57,178749</text:p>
          </table:table-cell>
          <table:table-cell table:number-columns-repeated="16382"/>
        </table:table-row>
        <table:table-row table:style-name="ro1">
          <table:table-cell office:value-type="float" office:value="24.314722000000014" table:style-name="ce12">
            <text:p>24,314722</text:p>
          </table:table-cell>
          <table:table-cell office:value-type="float" office:value="57.181252000000015" table:style-name="ce12">
            <text:p>57,181252</text:p>
          </table:table-cell>
          <table:table-cell table:number-columns-repeated="16382"/>
        </table:table-row>
        <table:table-row table:style-name="ro1">
          <table:table-cell office:value-type="float" office:value="24.319723000000003" table:style-name="ce12">
            <text:p>24,319723</text:p>
          </table:table-cell>
          <table:table-cell office:value-type="float" office:value="57.183750000000018" table:style-name="ce12">
            <text:p>57,18375</text:p>
          </table:table-cell>
          <table:table-cell table:number-columns-repeated="16382"/>
        </table:table-row>
        <table:table-row table:style-name="ro1">
          <table:table-cell office:value-type="float" office:value="24.324722999999999" table:style-name="ce12">
            <text:p>24,324723</text:p>
          </table:table-cell>
          <table:table-cell office:value-type="float" office:value="57.186527999999996" table:style-name="ce12">
            <text:p>57,186528</text:p>
          </table:table-cell>
          <table:table-cell table:number-columns-repeated="16382"/>
        </table:table-row>
        <table:table-row table:style-name="ro1">
          <table:table-cell office:value-type="float" office:value="24.329721000000003" table:style-name="ce12">
            <text:p>24,329721</text:p>
          </table:table-cell>
          <table:table-cell office:value-type="float" office:value="57.188750000000013" table:style-name="ce12">
            <text:p>57,18875</text:p>
          </table:table-cell>
          <table:table-cell table:number-columns-repeated="16382"/>
        </table:table-row>
        <table:table-row table:style-name="ro1">
          <table:table-cell office:value-type="float" office:value="24.33416799999997" table:style-name="ce12">
            <text:p>24,334168</text:p>
          </table:table-cell>
          <table:table-cell office:value-type="float" office:value="57.192082000000127" table:style-name="ce12">
            <text:p>57,192082</text:p>
          </table:table-cell>
          <table:table-cell table:number-columns-repeated="16382"/>
        </table:table-row>
        <table:table-row table:style-name="ro1">
          <table:table-cell office:value-type="float" office:value="24.340278000000005" table:style-name="ce12">
            <text:p>24,340278</text:p>
          </table:table-cell>
          <table:table-cell office:value-type="float" office:value="57.194025999999994" table:style-name="ce12">
            <text:p>57,194026</text:p>
          </table:table-cell>
          <table:table-cell table:number-columns-repeated="16382"/>
        </table:table-row>
        <table:table-row table:style-name="ro1">
          <table:table-cell office:value-type="float" office:value="24.344721999999987" table:style-name="ce12">
            <text:p>24,344722</text:p>
          </table:table-cell>
          <table:table-cell office:value-type="float" office:value="57.197917000000118" table:style-name="ce12">
            <text:p>57,197917</text:p>
          </table:table-cell>
          <table:table-cell table:number-columns-repeated="16382"/>
        </table:table-row>
        <table:table-row table:style-name="ro1">
          <table:table-cell office:value-type="float" office:value="24.349169000000128" table:style-name="ce12">
            <text:p>24,349169</text:p>
          </table:table-cell>
          <table:table-cell office:value-type="float" office:value="57.201042000000072" table:style-name="ce12">
            <text:p>57,201042</text:p>
          </table:table-cell>
          <table:table-cell table:number-columns-repeated="16382"/>
        </table:table-row>
        <table:table-row table:style-name="ro1">
          <table:table-cell office:value-type="float" office:value="24.353610999999994" table:style-name="ce12">
            <text:p>24,353611</text:p>
          </table:table-cell>
          <table:table-cell office:value-type="float" office:value="57.204583000000056" table:style-name="ce12">
            <text:p>57,204583</text:p>
          </table:table-cell>
          <table:table-cell table:number-columns-repeated="16382"/>
        </table:table-row>
        <table:table-row table:style-name="ro1">
          <table:table-cell office:value-type="float" office:value="24.358610999999932" table:style-name="ce12">
            <text:p>24,358611</text:p>
          </table:table-cell>
          <table:table-cell office:value-type="float" office:value="57.208195999999973" table:style-name="ce12">
            <text:p>57,208196</text:p>
          </table:table-cell>
          <table:table-cell table:number-columns-repeated="16382"/>
        </table:table-row>
        <table:table-row table:style-name="ro1">
          <table:table-cell office:value-type="float" office:value="24.363056000000078" table:style-name="ce12">
            <text:p>24,363056</text:p>
          </table:table-cell>
          <table:table-cell office:value-type="float" office:value="57.210972000000076" table:style-name="ce12">
            <text:p>57,210972</text:p>
          </table:table-cell>
          <table:table-cell table:number-columns-repeated="16382"/>
        </table:table-row>
        <table:table-row table:style-name="ro1">
          <table:table-cell office:value-type="float" office:value="24.36750000000006" table:style-name="ce12">
            <text:p>24,3675</text:p>
          </table:table-cell>
          <table:table-cell office:value-type="float" office:value="57.214306000000065" table:style-name="ce12">
            <text:p>57,214306</text:p>
          </table:table-cell>
          <table:table-cell table:number-columns-repeated="16382"/>
        </table:table-row>
        <table:table-row table:style-name="ro1">
          <table:table-cell office:value-type="float" office:value="24.371944000000035" table:style-name="ce12">
            <text:p>24,371944</text:p>
          </table:table-cell>
          <table:table-cell office:value-type="float" office:value="57.218192000000087" table:style-name="ce12">
            <text:p>57,218192</text:p>
          </table:table-cell>
          <table:table-cell table:number-columns-repeated="16382"/>
        </table:table-row>
        <table:table-row table:style-name="ro1">
          <table:table-cell office:value-type="float" office:value="24.376389000000067" table:style-name="ce12">
            <text:p>24,376389</text:p>
          </table:table-cell>
          <table:table-cell office:value-type="float" office:value="57.221248000000045" table:style-name="ce12">
            <text:p>57,221248</text:p>
          </table:table-cell>
          <table:table-cell table:number-columns-repeated="16382"/>
        </table:table-row>
        <table:table-row table:style-name="ro1">
          <table:table-cell office:value-type="float" office:value="24.380833000000049" table:style-name="ce12">
            <text:p>24,380833</text:p>
          </table:table-cell>
          <table:table-cell office:value-type="float" office:value="57.225139000000055" table:style-name="ce12">
            <text:p>57,225139</text:p>
          </table:table-cell>
          <table:table-cell table:number-columns-repeated="16382"/>
        </table:table-row>
        <table:table-row table:style-name="ro1">
          <table:table-cell office:value-type="float" office:value="24.385280000000073" table:style-name="ce12">
            <text:p>24,38528</text:p>
          </table:table-cell>
          <table:table-cell office:value-type="float" office:value="57.229305000000053" table:style-name="ce12">
            <text:p>57,229305</text:p>
          </table:table-cell>
          <table:table-cell table:number-columns-repeated="16382"/>
        </table:table-row>
        <table:table-row table:style-name="ro1">
          <table:table-cell office:value-type="float" office:value="24.389724000000051" table:style-name="ce12">
            <text:p>24,389724</text:p>
          </table:table-cell>
          <table:table-cell office:value-type="float" office:value="57.233196000000063" table:style-name="ce12">
            <text:p>57,233196</text:p>
          </table:table-cell>
          <table:table-cell table:number-columns-repeated="16382"/>
        </table:table-row>
        <table:table-row table:style-name="ro1">
          <table:table-cell office:value-type="float" office:value="24.394166000000034" table:style-name="ce12">
            <text:p>24,394166</text:p>
          </table:table-cell>
          <table:table-cell office:value-type="float" office:value="57.238750000000024" table:style-name="ce12">
            <text:p>57,23875</text:p>
          </table:table-cell>
          <table:table-cell table:number-columns-repeated="16382"/>
        </table:table-row>
        <table:table-row table:style-name="ro1">
          <table:table-cell office:value-type="float" office:value="24.398610000000012" table:style-name="ce12">
            <text:p>24,39861</text:p>
          </table:table-cell>
          <table:table-cell office:value-type="float" office:value="57.244304000000042" table:style-name="ce12">
            <text:p>57,244304</text:p>
          </table:table-cell>
          <table:table-cell table:number-columns-repeated="16382"/>
        </table:table-row>
        <table:table-row table:style-name="ro1">
          <table:table-cell office:value-type="float" office:value="24.401945000000005" table:style-name="ce12">
            <text:p>24,401945</text:p>
          </table:table-cell>
          <table:table-cell office:value-type="float" office:value="57.249026000000001" table:style-name="ce12">
            <text:p>57,249026</text:p>
          </table:table-cell>
          <table:table-cell table:number-columns-repeated="16382"/>
        </table:table-row>
        <table:table-row table:style-name="ro1">
          <table:table-cell office:value-type="float" office:value="24.405277000000005" table:style-name="ce12">
            <text:p>24,405277</text:p>
          </table:table-cell>
          <table:table-cell office:value-type="float" office:value="57.255694999999989" table:style-name="ce12">
            <text:p>57,255695</text:p>
          </table:table-cell>
          <table:table-cell table:number-columns-repeated="16382"/>
        </table:table-row>
        <table:table-row table:style-name="ro1">
          <table:table-cell office:value-type="float" office:value="24.409720999999983" table:style-name="ce12">
            <text:p>24,409721</text:p>
          </table:table-cell>
          <table:table-cell office:value-type="float" office:value="57.264306000000019" table:style-name="ce12">
            <text:p>57,264306</text:p>
          </table:table-cell>
          <table:table-cell table:number-columns-repeated="16382"/>
        </table:table-row>
        <table:table-row table:style-name="ro1">
          <table:table-cell office:value-type="float" office:value="24.413055000000096" table:style-name="ce12">
            <text:p>24,413055</text:p>
          </table:table-cell>
          <table:table-cell office:value-type="float" office:value="57.279860999999968" table:style-name="ce12">
            <text:p>57,279861</text:p>
          </table:table-cell>
          <table:table-cell table:number-columns-repeated="16382"/>
        </table:table-row>
        <table:table-row table:style-name="ro1">
          <table:table-cell office:value-type="float" office:value="24.410833000000022" table:style-name="ce12">
            <text:p>24,410833</text:p>
          </table:table-cell>
          <table:table-cell office:value-type="float" office:value="57.290138000000063" table:style-name="ce12">
            <text:p>57,290138</text:p>
          </table:table-cell>
          <table:table-cell table:number-columns-repeated="16382"/>
        </table:table-row>
        <table:table-row table:style-name="ro1">
          <table:table-cell office:value-type="float" office:value="24.40638900000004" table:style-name="ce12">
            <text:p>24,406389</text:p>
          </table:table-cell>
          <table:table-cell office:value-type="float" office:value="57.302361000000055" table:style-name="ce12">
            <text:p>57,302361</text:p>
          </table:table-cell>
          <table:table-cell table:number-columns-repeated="16382"/>
        </table:table-row>
        <table:table-row table:style-name="ro1">
          <table:table-cell office:value-type="float" office:value="24.408611000000004" table:style-name="ce12">
            <text:p>24,408611</text:p>
          </table:table-cell>
          <table:table-cell office:value-type="float" office:value="57.309861000000055" table:style-name="ce12">
            <text:p>57,309861</text:p>
          </table:table-cell>
          <table:table-cell table:number-columns-repeated="16382"/>
        </table:table-row>
        <table:table-row table:style-name="ro1">
          <table:table-cell office:value-type="float" office:value="24.405277000000005" table:style-name="ce12">
            <text:p>24,405277</text:p>
          </table:table-cell>
          <table:table-cell office:value-type="float" office:value="57.315418000000072" table:style-name="ce12">
            <text:p>57,315418</text:p>
          </table:table-cell>
          <table:table-cell table:number-columns-repeated="16382"/>
        </table:table-row>
        <table:table-row table:style-name="ro1">
          <table:table-cell office:value-type="float" office:value="24.404167000000022" table:style-name="ce12">
            <text:p>24,404167</text:p>
          </table:table-cell>
          <table:table-cell office:value-type="float" office:value="57.326248000000007" table:style-name="ce12">
            <text:p>57,326248</text:p>
          </table:table-cell>
          <table:table-cell table:number-columns-repeated="16382"/>
        </table:table-row>
        <table:table-row table:style-name="ro1">
          <table:table-cell office:value-type="float" office:value="24.405277000000005" table:style-name="ce12">
            <text:p>24,405277</text:p>
          </table:table-cell>
          <table:table-cell office:value-type="float" office:value="57.341524999999983" table:style-name="ce12">
            <text:p>57,341525</text:p>
          </table:table-cell>
          <table:table-cell table:number-columns-repeated="16382"/>
        </table:table-row>
        <table:table-row table:style-name="ro1">
          <table:table-cell office:value-type="float" office:value="24.402501000000022" table:style-name="ce12">
            <text:p>24,402501</text:p>
          </table:table-cell>
          <table:table-cell office:value-type="float" office:value="57.352083999999977" table:style-name="ce12">
            <text:p>57,352084</text:p>
          </table:table-cell>
          <table:table-cell table:number-columns-repeated="16382"/>
        </table:table-row>
        <table:table-row table:style-name="ro1">
          <table:table-cell office:value-type="float" office:value="24.401389000000048" table:style-name="ce12">
            <text:p>24,401389</text:p>
          </table:table-cell>
          <table:table-cell office:value-type="float" office:value="57.362640999999975" table:style-name="ce12">
            <text:p>57,362641</text:p>
          </table:table-cell>
          <table:table-cell table:number-columns-repeated="16382"/>
        </table:table-row>
        <table:table-row table:style-name="ro1">
          <table:table-cell office:value-type="float" office:value="24.399166000000033" table:style-name="ce12">
            <text:p>24,399166</text:p>
          </table:table-cell>
          <table:table-cell office:value-type="float" office:value="57.389861000000039" table:style-name="ce12">
            <text:p>57,389861</text:p>
          </table:table-cell>
          <table:table-cell table:number-columns-repeated="16382"/>
        </table:table-row>
        <table:table-row table:style-name="ro1">
          <table:table-cell office:value-type="float" office:value="24.396944000000012" table:style-name="ce12">
            <text:p>24,396944</text:p>
          </table:table-cell>
          <table:table-cell office:value-type="float" office:value="57.408475000000053" table:style-name="ce12">
            <text:p>57,408475</text:p>
          </table:table-cell>
          <table:table-cell table:number-columns-repeated="16382"/>
        </table:table-row>
        <table:table-row table:style-name="ro1">
          <table:table-cell office:value-type="float" office:value="24.392500000000034" table:style-name="ce12">
            <text:p>24,3925</text:p>
          </table:table-cell>
          <table:table-cell office:value-type="float" office:value="57.422915000000025" table:style-name="ce12">
            <text:p>57,422915</text:p>
          </table:table-cell>
          <table:table-cell table:number-columns-repeated="16382"/>
        </table:table-row>
        <table:table-row table:style-name="ro1">
          <table:table-cell office:value-type="float" office:value="24.389166000000039" table:style-name="ce12">
            <text:p>24,389166</text:p>
          </table:table-cell>
          <table:table-cell office:value-type="float" office:value="57.434027999999998" table:style-name="ce12">
            <text:p>57,434028</text:p>
          </table:table-cell>
          <table:table-cell table:number-columns-repeated="16382"/>
        </table:table-row>
        <table:table-row table:style-name="ro1">
          <table:table-cell office:value-type="float" office:value="24.386943000000024" table:style-name="ce12">
            <text:p>24,386943</text:p>
          </table:table-cell>
          <table:table-cell office:value-type="float" office:value="57.443194999999989" table:style-name="ce12">
            <text:p>57,443195</text:p>
          </table:table-cell>
          <table:table-cell table:number-columns-repeated="16382"/>
        </table:table-row>
        <table:table-row table:style-name="ro1">
          <table:table-cell office:value-type="float" office:value="24.385833000000044" table:style-name="ce12">
            <text:p>24,385833</text:p>
          </table:table-cell>
          <table:table-cell office:value-type="float" office:value="57.452640000000073" table:style-name="ce12">
            <text:p>57,45264</text:p>
          </table:table-cell>
          <table:table-cell table:number-columns-repeated="16382"/>
        </table:table-row>
        <table:table-row table:style-name="ro1">
          <table:table-cell office:value-type="float" office:value="24.385833000000044" table:style-name="ce12">
            <text:p>24,385833</text:p>
          </table:table-cell>
          <table:table-cell office:value-type="float" office:value="57.465136000000079" table:style-name="ce12">
            <text:p>57,465136</text:p>
          </table:table-cell>
          <table:table-cell table:number-columns-repeated="16382"/>
        </table:table-row>
        <table:table-row table:style-name="ro1">
          <table:table-cell office:value-type="float" office:value="24.381389000000063" table:style-name="ce12">
            <text:p>24,381389</text:p>
          </table:table-cell>
          <table:table-cell office:value-type="float" office:value="57.475418000000033" table:style-name="ce12">
            <text:p>57,475418</text:p>
          </table:table-cell>
          <table:table-cell table:number-columns-repeated="16382"/>
        </table:table-row>
        <table:table-row table:style-name="ro1">
          <table:table-cell office:value-type="float" office:value="24.380277000000032" table:style-name="ce12">
            <text:p>24,380277</text:p>
          </table:table-cell>
          <table:table-cell office:value-type="float" office:value="57.483472000000049" table:style-name="ce12">
            <text:p>57,483472</text:p>
          </table:table-cell>
          <table:table-cell table:number-columns-repeated="16382"/>
        </table:table-row>
        <table:table-row table:style-name="ro1">
          <table:table-cell office:value-type="float" office:value="24.380277000000032" table:style-name="ce12">
            <text:p>24,380277</text:p>
          </table:table-cell>
          <table:table-cell office:value-type="float" office:value="57.490139000000035" table:style-name="ce12">
            <text:p>57,490139</text:p>
          </table:table-cell>
          <table:table-cell table:number-columns-repeated="16382"/>
        </table:table-row>
        <table:table-row table:style-name="ro1">
          <table:table-cell office:value-type="float" office:value="24.380833000000049" table:style-name="ce12">
            <text:p>24,380833</text:p>
          </table:table-cell>
          <table:table-cell office:value-type="float" office:value="57.494027000000003" table:style-name="ce12">
            <text:p>57,494027</text:p>
          </table:table-cell>
          <table:table-cell table:number-columns-repeated="16382"/>
        </table:table-row>
        <table:table-row table:style-name="ro1">
          <table:table-cell office:value-type="float" office:value="24.379723000000062" table:style-name="ce12">
            <text:p>24,379723</text:p>
          </table:table-cell>
          <table:table-cell office:value-type="float" office:value="57.505695999999986" table:style-name="ce12">
            <text:p>57,505696</text:p>
          </table:table-cell>
          <table:table-cell table:number-columns-repeated="16382"/>
        </table:table-row>
        <table:table-row table:style-name="ro1">
          <table:table-cell office:value-type="float" office:value="24.378055000000067" table:style-name="ce12">
            <text:p>24,378055</text:p>
          </table:table-cell>
          <table:table-cell office:value-type="float" office:value="57.51652899999997" table:style-name="ce12">
            <text:p>57,516529</text:p>
          </table:table-cell>
          <table:table-cell table:number-columns-repeated="16382"/>
        </table:table-row>
        <table:table-row table:style-name="ro1">
          <table:table-cell office:value-type="float" office:value="24.37583300000005" table:style-name="ce12">
            <text:p>24,375833</text:p>
          </table:table-cell>
          <table:table-cell office:value-type="float" office:value="57.524580999999991" table:style-name="ce12">
            <text:p>57,524581</text:p>
          </table:table-cell>
          <table:table-cell table:number-columns-repeated="16382"/>
        </table:table-row>
        <table:table-row table:style-name="ro1">
          <table:table-cell office:value-type="float" office:value="24.37139100000007" table:style-name="ce12">
            <text:p>24,371391</text:p>
          </table:table-cell>
          <table:table-cell office:value-type="float" office:value="57.533474000000005" table:style-name="ce12">
            <text:p>57,533474</text:p>
          </table:table-cell>
          <table:table-cell table:number-columns-repeated="16382"/>
        </table:table-row>
        <table:table-row table:style-name="ro1">
          <table:table-cell office:value-type="float" office:value="24.366388000000079" table:style-name="ce12">
            <text:p>24,366388</text:p>
          </table:table-cell>
          <table:table-cell office:value-type="float" office:value="57.537917999999983" table:style-name="ce12">
            <text:p>57,537918</text:p>
          </table:table-cell>
          <table:table-cell table:number-columns-repeated="16382"/>
        </table:table-row>
        <table:table-row table:style-name="ro1">
          <table:table-cell office:value-type="float" office:value="24.361944000000104" table:style-name="ce12">
            <text:p>24,361944</text:p>
          </table:table-cell>
          <table:table-cell office:value-type="float" office:value="57.541247999999932" table:style-name="ce12">
            <text:p>57,541248</text:p>
          </table:table-cell>
          <table:table-cell table:number-columns-repeated="16382"/>
        </table:table-row>
        <table:table-row table:style-name="ro1">
          <table:table-cell office:value-type="float" office:value="24.365278000000096" table:style-name="ce12">
            <text:p>24,365278</text:p>
          </table:table-cell>
          <table:table-cell office:value-type="float" office:value="57.548750999999967" table:style-name="ce12">
            <text:p>57,548751</text:p>
          </table:table-cell>
          <table:table-cell table:number-columns-repeated="16382"/>
        </table:table-row>
        <table:table-row table:style-name="ro1">
          <table:table-cell office:value-type="float" office:value="24.368610000000039" table:style-name="ce12">
            <text:p>24,36861</text:p>
          </table:table-cell>
          <table:table-cell office:value-type="float" office:value="57.555969000000047" table:style-name="ce12">
            <text:p>57,555969</text:p>
          </table:table-cell>
          <table:table-cell table:number-columns-repeated="16382"/>
        </table:table-row>
        <table:table-row table:style-name="ro1">
          <table:table-cell office:value-type="float" office:value="24.366388000000079" table:style-name="ce12">
            <text:p>24,366388</text:p>
          </table:table-cell>
          <table:table-cell office:value-type="float" office:value="57.569863000000034" table:style-name="ce12">
            <text:p>57,569863</text:p>
          </table:table-cell>
          <table:table-cell table:number-columns-repeated="16382"/>
        </table:table-row>
        <table:table-row table:style-name="ro1">
          <table:table-cell office:value-type="float" office:value="24.365278000000096" table:style-name="ce12">
            <text:p>24,365278</text:p>
          </table:table-cell>
          <table:table-cell office:value-type="float" office:value="57.581805000000017" table:style-name="ce12">
            <text:p>57,581805</text:p>
          </table:table-cell>
          <table:table-cell table:number-columns-repeated="16382"/>
        </table:table-row>
        <table:table-row table:style-name="ro1">
          <table:table-cell office:value-type="float" office:value="24.370278000000091" table:style-name="ce12">
            <text:p>24,370278</text:p>
          </table:table-cell>
          <table:table-cell office:value-type="float" office:value="57.589583999999988" table:style-name="ce12">
            <text:p>57,589584</text:p>
          </table:table-cell>
          <table:table-cell table:number-columns-repeated="16382"/>
        </table:table-row>
        <table:table-row table:style-name="ro1">
          <table:table-cell office:value-type="float" office:value="24.372500000000052" table:style-name="ce12">
            <text:p>24,3725</text:p>
          </table:table-cell>
          <table:table-cell office:value-type="float" office:value="57.597916999999988" table:style-name="ce12">
            <text:p>57,597917</text:p>
          </table:table-cell>
          <table:table-cell table:number-columns-repeated="16382"/>
        </table:table-row>
        <table:table-row table:style-name="ro1">
          <table:table-cell office:value-type="float" office:value="24.374723000000067" table:style-name="ce12">
            <text:p>24,374723</text:p>
          </table:table-cell>
          <table:table-cell office:value-type="float" office:value="57.602084999999981" table:style-name="ce12">
            <text:p>57,602085</text:p>
          </table:table-cell>
          <table:table-cell table:number-columns-repeated="16382"/>
        </table:table-row>
        <table:table-row table:style-name="ro1">
          <table:table-cell office:value-type="float" office:value="24.379167000000045" table:style-name="ce12">
            <text:p>24,379167</text:p>
          </table:table-cell>
          <table:table-cell office:value-type="float" office:value="57.606802999999992" table:style-name="ce12">
            <text:p>57,606803</text:p>
          </table:table-cell>
          <table:table-cell table:number-columns-repeated="16382"/>
        </table:table-row>
        <table:table-row table:style-name="ro1">
          <table:table-cell office:value-type="float" office:value="24.386390000000059" table:style-name="ce12">
            <text:p>24,38639</text:p>
          </table:table-cell>
          <table:table-cell office:value-type="float" office:value="57.611805999999994" table:style-name="ce12">
            <text:p>57,611806</text:p>
          </table:table-cell>
          <table:table-cell table:number-columns-repeated="16382"/>
        </table:table-row>
        <table:table-row table:style-name="ro1">
          <table:table-cell office:value-type="float" office:value="24.386390000000059" table:style-name="ce12">
            <text:p>24,38639</text:p>
          </table:table-cell>
          <table:table-cell office:value-type="float" office:value="57.619026000000069" table:style-name="ce12">
            <text:p>57,619026</text:p>
          </table:table-cell>
          <table:table-cell table:number-columns-repeated="16382"/>
        </table:table-row>
        <table:table-row table:style-name="ro1">
          <table:table-cell office:value-type="float" office:value="24.381389000000063" table:style-name="ce12">
            <text:p>24,381389</text:p>
          </table:table-cell>
          <table:table-cell office:value-type="float" office:value="57.625972999999966" table:style-name="ce12">
            <text:p>57,625973</text:p>
          </table:table-cell>
          <table:table-cell table:number-columns-repeated="16382"/>
        </table:table-row>
        <table:table-row table:style-name="ro1">
          <table:table-cell office:value-type="float" office:value="24.377501000000045" table:style-name="ce12">
            <text:p>24,377501</text:p>
          </table:table-cell>
          <table:table-cell office:value-type="float" office:value="57.631249000000068" table:style-name="ce12">
            <text:p>57,631249</text:p>
          </table:table-cell>
          <table:table-cell table:number-columns-repeated="16382"/>
        </table:table-row>
        <table:table-row table:style-name="ro1">
          <table:table-cell office:value-type="float" office:value="24.37305700000007" table:style-name="ce12">
            <text:p>24,373057</text:p>
          </table:table-cell>
          <table:table-cell office:value-type="float" office:value="57.637918000000049" table:style-name="ce12">
            <text:p>57,637918</text:p>
          </table:table-cell>
          <table:table-cell table:number-columns-repeated="16382"/>
        </table:table-row>
        <table:table-row table:style-name="ro1">
          <table:table-cell office:value-type="float" office:value="24.370278000000091" table:style-name="ce12">
            <text:p>24,370278</text:p>
          </table:table-cell>
          <table:table-cell office:value-type="float" office:value="57.64513800000001" table:style-name="ce12">
            <text:p>57,645138</text:p>
          </table:table-cell>
          <table:table-cell table:number-columns-repeated="16382"/>
        </table:table-row>
        <table:table-row table:style-name="ro1">
          <table:table-cell office:value-type="float" office:value="24.368610000000039" table:style-name="ce12">
            <text:p>24,36861</text:p>
          </table:table-cell>
          <table:table-cell office:value-type="float" office:value="57.650416000000057" table:style-name="ce12">
            <text:p>57,650416</text:p>
          </table:table-cell>
          <table:table-cell table:number-columns-repeated="16382"/>
        </table:table-row>
        <table:table-row table:style-name="ro1">
          <table:table-cell office:value-type="float" office:value="24.36750000000006" table:style-name="ce12">
            <text:p>24,3675</text:p>
          </table:table-cell>
          <table:table-cell office:value-type="float" office:value="57.659863000000016" table:style-name="ce12">
            <text:p>57,659863</text:p>
          </table:table-cell>
          <table:table-cell table:number-columns-repeated="16382"/>
        </table:table-row>
        <table:table-row table:style-name="ro1">
          <table:table-cell office:value-type="float" office:value="24.363611999999986" table:style-name="ce12">
            <text:p>24,363612</text:p>
          </table:table-cell>
          <table:table-cell office:value-type="float" office:value="57.675413999999982" table:style-name="ce12">
            <text:p>57,675414</text:p>
          </table:table-cell>
          <table:table-cell table:number-columns-repeated="16382"/>
        </table:table-row>
        <table:table-row table:style-name="ro1">
          <table:table-cell office:value-type="float" office:value="24.359721000000089" table:style-name="ce12">
            <text:p>24,359721</text:p>
          </table:table-cell>
          <table:table-cell office:value-type="float" office:value="57.680695" table:style-name="ce12">
            <text:p>57,680695</text:p>
          </table:table-cell>
          <table:table-cell table:number-columns-repeated="16382"/>
        </table:table-row>
        <table:table-row table:style-name="ro1">
          <table:table-cell office:value-type="float" office:value="24.356387000000094" table:style-name="ce12">
            <text:p>24,356387</text:p>
          </table:table-cell>
          <table:table-cell office:value-type="float" office:value="57.688195" table:style-name="ce12">
            <text:p>57,688195</text:p>
          </table:table-cell>
          <table:table-cell table:number-columns-repeated="16382"/>
        </table:table-row>
        <table:table-row table:style-name="ro1">
          <table:table-cell office:value-type="float" office:value="24.351944999999997" table:style-name="ce12">
            <text:p>24,351945</text:p>
          </table:table-cell>
          <table:table-cell office:value-type="float" office:value="57.693195999999986" table:style-name="ce12">
            <text:p>57,693196</text:p>
          </table:table-cell>
          <table:table-cell table:number-columns-repeated="16382"/>
        </table:table-row>
        <table:table-row table:style-name="ro1">
          <table:table-cell office:value-type="float" office:value="24.348053999999987" table:style-name="ce12">
            <text:p>24,348054</text:p>
          </table:table-cell>
          <table:table-cell office:value-type="float" office:value="57.695971999999976" table:style-name="ce12">
            <text:p>57,695972</text:p>
          </table:table-cell>
          <table:table-cell table:number-columns-repeated="16382"/>
        </table:table-row>
        <table:table-row table:style-name="ro1">
          <table:table-cell office:value-type="float" office:value="24.343055999999986" table:style-name="ce12">
            <text:p>24,343056</text:p>
          </table:table-cell>
          <table:table-cell office:value-type="float" office:value="57.700879000000022" table:style-name="ce12">
            <text:p>57,700879</text:p>
          </table:table-cell>
          <table:table-cell table:number-columns-repeated="16382"/>
        </table:table-row>
        <table:table-row table:style-name="ro1">
          <table:table-cell office:value-type="float" office:value="24.343055999999986" table:style-name="ce12">
            <text:p>24,343056</text:p>
          </table:table-cell>
          <table:table-cell office:value-type="float" office:value="57.71291700000004" table:style-name="ce12">
            <text:p>57,712917</text:p>
          </table:table-cell>
          <table:table-cell table:number-columns-repeated="16382"/>
        </table:table-row>
        <table:table-row table:style-name="ro1">
          <table:table-cell office:value-type="float" office:value="24.342500000000079" table:style-name="ce12">
            <text:p>24,3425</text:p>
          </table:table-cell>
          <table:table-cell office:value-type="float" office:value="57.723194000000078" table:style-name="ce12">
            <text:p>57,723194</text:p>
          </table:table-cell>
          <table:table-cell table:number-columns-repeated="16382"/>
        </table:table-row>
        <table:table-row table:style-name="ro1">
          <table:table-cell office:value-type="float" office:value="24.343610000000005" table:style-name="ce12">
            <text:p>24,34361</text:p>
          </table:table-cell>
          <table:table-cell office:value-type="float" office:value="57.732639000000049" table:style-name="ce12">
            <text:p>57,732639</text:p>
          </table:table-cell>
          <table:table-cell table:number-columns-repeated="16382"/>
        </table:table-row>
        <table:table-row table:style-name="ro1">
          <table:table-cell office:value-type="float" office:value="24.343610000000005" table:style-name="ce12">
            <text:p>24,34361</text:p>
          </table:table-cell>
          <table:table-cell office:value-type="float" office:value="57.739861000000005" table:style-name="ce12">
            <text:p>57,739861</text:p>
          </table:table-cell>
          <table:table-cell table:number-columns-repeated="16382"/>
        </table:table-row>
        <table:table-row table:style-name="ro1">
          <table:table-cell office:value-type="float" office:value="24.346391000000089" table:style-name="ce12">
            <text:p>24,346391</text:p>
          </table:table-cell>
          <table:table-cell office:value-type="float" office:value="57.748750000000015" table:style-name="ce12">
            <text:p>57,74875</text:p>
          </table:table-cell>
          <table:table-cell table:number-columns-repeated="16382"/>
        </table:table-row>
        <table:table-row table:style-name="ro1">
          <table:table-cell office:value-type="float" office:value="24.350835000000071" table:style-name="ce12">
            <text:p>24,350835</text:p>
          </table:table-cell>
          <table:table-cell office:value-type="float" office:value="57.755138000000031" table:style-name="ce12">
            <text:p>57,755138</text:p>
          </table:table-cell>
          <table:table-cell table:number-columns-repeated="16382"/>
        </table:table-row>
        <table:table-row table:style-name="ro1">
          <table:table-cell office:value-type="float" office:value="24.360277000000107" table:style-name="ce12">
            <text:p>24,360277</text:p>
          </table:table-cell>
          <table:table-cell office:value-type="float" office:value="57.753472000000031" table:style-name="ce12">
            <text:p>57,753472</text:p>
          </table:table-cell>
          <table:table-cell table:number-columns-repeated="16382"/>
        </table:table-row>
        <table:table-row table:style-name="ro1">
          <table:table-cell office:value-type="float" office:value="24.369168000000055" table:style-name="ce12">
            <text:p>24,369168</text:p>
          </table:table-cell>
          <table:table-cell office:value-type="float" office:value="57.751804000000043" table:style-name="ce12">
            <text:p>57,751804</text:p>
          </table:table-cell>
          <table:table-cell table:number-columns-repeated="16382"/>
        </table:table-row>
        <table:table-row table:style-name="ro1">
          <table:table-cell office:value-type="float" office:value="24.380833000000049" table:style-name="ce12">
            <text:p>24,380833</text:p>
          </table:table-cell>
          <table:table-cell office:value-type="float" office:value="57.751252000000008" table:style-name="ce12">
            <text:p>57,751252</text:p>
          </table:table-cell>
          <table:table-cell table:number-columns-repeated="16382"/>
        </table:table-row>
        <table:table-row table:style-name="ro1">
          <table:table-cell office:value-type="float" office:value="24.366388000000079" table:style-name="ce12">
            <text:p>24,366388</text:p>
          </table:table-cell>
          <table:table-cell office:value-type="float" office:value="57.753191999999991" table:style-name="ce12">
            <text:p>57,753192</text:p>
          </table:table-cell>
          <table:table-cell table:number-columns-repeated="16382"/>
        </table:table-row>
        <table:table-row table:style-name="ro1">
          <table:table-cell office:value-type="float" office:value="24.360277000000107" table:style-name="ce12">
            <text:p>24,360277</text:p>
          </table:table-cell>
          <table:table-cell office:value-type="float" office:value="57.754860000000001" table:style-name="ce12">
            <text:p>57,75486</text:p>
          </table:table-cell>
          <table:table-cell table:number-columns-repeated="16382"/>
        </table:table-row>
        <table:table-row table:style-name="ro1">
          <table:table-cell office:value-type="float" office:value="24.348612999999997" table:style-name="ce12">
            <text:p>24,348613</text:p>
          </table:table-cell>
          <table:table-cell office:value-type="float" office:value="57.762062000000057" table:style-name="ce12">
            <text:p>57,762062</text:p>
          </table:table-cell>
          <table:table-cell table:number-columns-repeated="16382"/>
        </table:table-row>
        <table:table-row table:style-name="ro1">
          <table:table-cell office:value-type="float" office:value="24.348053999999987" table:style-name="ce12">
            <text:p>24,348054</text:p>
          </table:table-cell>
          <table:table-cell office:value-type="float" office:value="57.768194999999977" table:style-name="ce12">
            <text:p>57,768195</text:p>
          </table:table-cell>
          <table:table-cell table:number-columns-repeated="16382"/>
        </table:table-row>
        <table:table-row table:style-name="ro1">
          <table:table-cell office:value-type="float" office:value="24.347501000000072" table:style-name="ce12">
            <text:p>24,347501</text:p>
          </table:table-cell>
          <table:table-cell office:value-type="float" office:value="57.773192999999985" table:style-name="ce12">
            <text:p>57,773193</text:p>
          </table:table-cell>
          <table:table-cell table:number-columns-repeated="16382"/>
        </table:table-row>
        <table:table-row table:style-name="ro1">
          <table:table-cell office:value-type="float" office:value="24.347501000000072" table:style-name="ce12">
            <text:p>24,347501</text:p>
          </table:table-cell>
          <table:table-cell office:value-type="float" office:value="57.781249999999986" table:style-name="ce12">
            <text:p>57,78125</text:p>
          </table:table-cell>
          <table:table-cell table:number-columns-repeated="16382"/>
        </table:table-row>
        <table:table-row table:style-name="ro1">
          <table:table-cell office:value-type="float" office:value="24.346391000000089" table:style-name="ce12">
            <text:p>24,346391</text:p>
          </table:table-cell>
          <table:table-cell office:value-type="float" office:value="57.79013900000006" table:style-name="ce12">
            <text:p>57,790139</text:p>
          </table:table-cell>
          <table:table-cell table:number-columns-repeated="16382"/>
        </table:table-row>
        <table:table-row table:style-name="ro1">
          <table:table-cell office:value-type="float" office:value="24.343870000000091" table:style-name="ce12">
            <text:p>24,34387</text:p>
          </table:table-cell>
          <table:table-cell office:value-type="float" office:value="57.797085999999972" table:style-name="ce12">
            <text:p>57,797086</text:p>
          </table:table-cell>
          <table:table-cell table:number-columns-repeated="16382"/>
        </table:table-row>
        <table:table-row table:style-name="ro1">
          <table:table-cell office:value-type="float" office:value="24.340278000000005" table:style-name="ce12">
            <text:p>24,340278</text:p>
          </table:table-cell>
          <table:table-cell office:value-type="float" office:value="57.804306000000047" table:style-name="ce12">
            <text:p>57,804306</text:p>
          </table:table-cell>
          <table:table-cell table:number-columns-repeated="16382"/>
        </table:table-row>
        <table:table-row table:style-name="ro1">
          <table:table-cell office:value-type="float" office:value="24.335834000000144" table:style-name="ce12">
            <text:p>24,335834</text:p>
          </table:table-cell>
          <table:table-cell office:value-type="float" office:value="57.810975000000028" table:style-name="ce12">
            <text:p>57,810975</text:p>
          </table:table-cell>
          <table:table-cell table:number-columns-repeated="16382"/>
        </table:table-row>
        <table:table-row table:style-name="ro1">
          <table:table-cell office:value-type="float" office:value="24.333612000000013" table:style-name="ce12">
            <text:p>24,333612</text:p>
          </table:table-cell>
          <table:table-cell office:value-type="float" office:value="57.818195000000038" table:style-name="ce12">
            <text:p>57,818195</text:p>
          </table:table-cell>
          <table:table-cell table:number-columns-repeated="16382"/>
        </table:table-row>
        <table:table-row table:style-name="ro1">
          <table:table-cell office:value-type="float" office:value="24.334721999999992" table:style-name="ce12">
            <text:p>24,334722</text:p>
          </table:table-cell>
          <table:table-cell office:value-type="float" office:value="57.827916000000009" table:style-name="ce12">
            <text:p>57,827916</text:p>
          </table:table-cell>
          <table:table-cell table:number-columns-repeated="16382"/>
        </table:table-row>
        <table:table-row table:style-name="ro1">
          <table:table-cell office:value-type="float" office:value="24.336389999999987" table:style-name="ce12">
            <text:p>24,33639</text:p>
          </table:table-cell>
          <table:table-cell office:value-type="float" office:value="57.83236000000003" table:style-name="ce12">
            <text:p>57,83236</text:p>
          </table:table-cell>
          <table:table-cell table:number-columns-repeated="16382"/>
        </table:table-row>
        <table:table-row table:style-name="ro1">
          <table:table-cell office:value-type="float" office:value="24.336389999999987" table:style-name="ce12">
            <text:p>24,33639</text:p>
          </table:table-cell>
          <table:table-cell office:value-type="float" office:value="57.837915999999993" table:style-name="ce12">
            <text:p>57,837916</text:p>
          </table:table-cell>
          <table:table-cell table:number-columns-repeated="16382"/>
        </table:table-row>
        <table:table-row table:style-name="ro1">
          <table:table-cell office:value-type="float" office:value="24.339721999999988" table:style-name="ce12">
            <text:p>24,339722</text:p>
          </table:table-cell>
          <table:table-cell office:value-type="float" office:value="57.843192999999971" table:style-name="ce12">
            <text:p>57,843193</text:p>
          </table:table-cell>
          <table:table-cell table:number-columns-repeated="16382"/>
        </table:table-row>
        <table:table-row table:style-name="ro1">
          <table:table-cell office:value-type="float" office:value="24.344721999999987" table:style-name="ce12">
            <text:p>24,344722</text:p>
          </table:table-cell>
          <table:table-cell office:value-type="float" office:value="57.850416999999986" table:style-name="ce12">
            <text:p>57,850417</text:p>
          </table:table-cell>
          <table:table-cell table:number-columns-repeated="16382"/>
        </table:table-row>
        <table:table-row table:style-name="ro1">
          <table:table-cell office:value-type="float" office:value="24.345278" table:style-name="ce12">
            <text:p>24,345278</text:p>
          </table:table-cell>
          <table:table-cell office:value-type="float" office:value="57.856803999999997" table:style-name="ce12">
            <text:p>57,856804</text:p>
          </table:table-cell>
          <table:table-cell table:number-columns-repeated="16382"/>
        </table:table-row>
        <table:table-row table:style-name="ro1">
          <table:table-cell office:value-type="float" office:value="24.343055999999986" table:style-name="ce12">
            <text:p>24,343056</text:p>
          </table:table-cell>
          <table:table-cell office:value-type="float" office:value="57.863194000000057" table:style-name="ce12">
            <text:p>57,863194</text:p>
          </table:table-cell>
          <table:table-cell table:number-columns-repeated="16382"/>
        </table:table-row>
        <table:table-row table:style-name="ro1">
          <table:table-cell office:value-type="float" office:value="24.348053999999987" table:style-name="ce12">
            <text:p>24,348054</text:p>
          </table:table-cell>
          <table:table-cell office:value-type="float" office:value="57.86763899999999" table:style-name="ce12">
            <text:p>57,867639</text:p>
          </table:table-cell>
          <table:table-cell table:number-columns-repeated="16382"/>
        </table:table-row>
        <table:table-row table:style-name="ro1">
          <table:table-cell office:value-type="float" office:value="24.351944999999997" table:style-name="ce12">
            <text:p>24,351945</text:p>
          </table:table-cell>
          <table:table-cell office:value-type="float" office:value="57.872361000000062" table:style-name="ce12">
            <text:p>57,872361</text:p>
          </table:table-cell>
          <table:table-cell table:number-columns-repeated="16382"/>
        </table:table-row>
        <table:table-row table:style-name="ro1">
          <table:table-cell office:value-type="float" office:value="24.419934000000008" table:style-name="ce12">
            <text:p>24,419934</text:p>
          </table:table-cell>
          <table:table-cell office:value-type="float" office:value="57.873714999999997" table:style-name="ce12">
            <text:p>57,873715</text:p>
          </table:table-cell>
          <table:table-cell table:number-columns-repeated="16382"/>
        </table:table-row>
        <table:table-row table:style-name="ro1">
          <table:table-cell office:value-type="float" office:value="24.476117000000038" table:style-name="ce12">
            <text:p>24,476117</text:p>
          </table:table-cell>
          <table:table-cell office:value-type="float" office:value="57.916729000000011" table:style-name="ce12">
            <text:p>57,916729</text:p>
          </table:table-cell>
          <table:table-cell table:number-columns-repeated="16382"/>
        </table:table-row>
        <table:table-row table:style-name="ro1">
          <table:table-cell office:value-type="float" office:value="24.548183000000044" table:style-name="ce12">
            <text:p>24,548183</text:p>
          </table:table-cell>
          <table:table-cell office:value-type="float" office:value="57.950138999999972" table:style-name="ce12">
            <text:p>57,950139</text:p>
          </table:table-cell>
          <table:table-cell table:number-columns-repeated="16382"/>
        </table:table-row>
        <table:table-row table:style-name="ro1">
          <table:table-cell office:value-type="float" office:value="24.640481000000015" table:style-name="ce12">
            <text:p>24,640481</text:p>
          </table:table-cell>
          <table:table-cell office:value-type="float" office:value="57.942245999999997" table:style-name="ce12">
            <text:p>57,942246</text:p>
          </table:table-cell>
          <table:table-cell table:number-columns-repeated="16382"/>
        </table:table-row>
        <table:table-row table:style-name="ro1">
          <table:table-cell office:value-type="float" office:value="24.701347999999989" table:style-name="ce12">
            <text:p>24,701348</text:p>
          </table:table-cell>
          <table:table-cell office:value-type="float" office:value="57.953479999999999" table:style-name="ce12">
            <text:p>57,95348</text:p>
          </table:table-cell>
          <table:table-cell table:number-columns-repeated="16382"/>
        </table:table-row>
        <table:table-row table:style-name="ro1">
          <table:table-cell office:value-type="float" office:value="24.773704000000006" table:style-name="ce12">
            <text:p>24,773704</text:p>
          </table:table-cell>
          <table:table-cell office:value-type="float" office:value="57.986760000000039" table:style-name="ce12">
            <text:p>57,98676</text:p>
          </table:table-cell>
          <table:table-cell table:number-columns-repeated="16382"/>
        </table:table-row>
        <table:table-row table:style-name="ro1">
          <table:table-cell office:value-type="float" office:value="24.884176000000075" table:style-name="ce12">
            <text:p>24,884176</text:p>
          </table:table-cell>
          <table:table-cell office:value-type="float" office:value="57.987004000000006" table:style-name="ce12">
            <text:p>57,987004</text:p>
          </table:table-cell>
          <table:table-cell table:number-columns-repeated="16382"/>
        </table:table-row>
        <table:table-row table:style-name="ro1">
          <table:table-cell office:value-type="float" office:value="24.980262000000089" table:style-name="ce12">
            <text:p>24,980262</text:p>
          </table:table-cell>
          <table:table-cell office:value-type="float" office:value="58.005734000000054" table:style-name="ce12">
            <text:p>58,005734</text:p>
          </table:table-cell>
          <table:table-cell table:number-columns-repeated="16382"/>
        </table:table-row>
        <table:table-row table:style-name="ro1">
          <table:table-cell office:value-type="float" office:value="25.052989000000018" table:style-name="ce12">
            <text:p>25,052989</text:p>
          </table:table-cell>
          <table:table-cell office:value-type="float" office:value="58.038850000000011" table:style-name="ce12">
            <text:p>58,03885</text:p>
          </table:table-cell>
          <table:table-cell table:number-columns-repeated="16382"/>
        </table:table-row>
        <table:table-row table:style-name="ro1">
          <table:table-cell office:value-type="float" office:value="25.118031000000027" table:style-name="ce12">
            <text:p>25,118031</text:p>
          </table:table-cell>
          <table:table-cell office:value-type="float" office:value="58.076747000000047" table:style-name="ce12">
            <text:p>58,076747</text:p>
          </table:table-cell>
          <table:table-cell table:number-columns-repeated="16382"/>
        </table:table-row>
        <table:table-row table:style-name="ro1">
          <table:table-cell office:value-type="float" office:value="25.202722999999985" table:style-name="ce12">
            <text:p>25,202723</text:p>
          </table:table-cell>
          <table:table-cell office:value-type="float" office:value="58.073264000000044" table:style-name="ce12">
            <text:p>58,073264</text:p>
          </table:table-cell>
          <table:table-cell table:number-columns-repeated="16382"/>
        </table:table-row>
        <table:table-row table:style-name="ro1">
          <table:table-cell office:value-type="float" office:value="25.229986999999987" table:style-name="ce12">
            <text:p>25,229987</text:p>
          </table:table-cell>
          <table:table-cell office:value-type="float" office:value="58.027084999999992" table:style-name="ce12">
            <text:p>58,027085</text:p>
          </table:table-cell>
          <table:table-cell table:number-columns-repeated="16382"/>
        </table:table-row>
        <table:table-row table:style-name="ro1">
          <table:table-cell office:value-type="float" office:value="25.301412000000077" table:style-name="ce12">
            <text:p>25,301412</text:p>
          </table:table-cell>
          <table:table-cell office:value-type="float" office:value="57.992546999999988" table:style-name="ce12">
            <text:p>57,992547</text:p>
          </table:table-cell>
          <table:table-cell table:number-columns-repeated="16382"/>
        </table:table-row>
        <table:table-row table:style-name="ro1">
          <table:table-cell office:value-type="float" office:value="25.284727000000082" table:style-name="ce12">
            <text:p>25,284727</text:p>
          </table:table-cell>
          <table:table-cell office:value-type="float" office:value="58.051816000000066" table:style-name="ce12">
            <text:p>58,051816</text:p>
          </table:table-cell>
          <table:table-cell table:number-columns-repeated="16382"/>
        </table:table-row>
        <table:table-row table:style-name="ro1">
          <table:table-cell office:value-type="float" office:value="25.312127000000082" table:style-name="ce12">
            <text:p>25,312127</text:p>
          </table:table-cell>
          <table:table-cell office:value-type="float" office:value="58.064175000000084" table:style-name="ce12">
            <text:p>58,064175</text:p>
          </table:table-cell>
          <table:table-cell table:number-columns-repeated="16382"/>
        </table:table-row>
        <table:table-row table:style-name="ro1">
          <table:table-cell office:value-type="float" office:value="25.383548000000069" table:style-name="ce12">
            <text:p>25,383548</text:p>
          </table:table-cell>
          <table:table-cell office:value-type="float" office:value="58.029591999999965" table:style-name="ce12">
            <text:p>58,029592</text:p>
          </table:table-cell>
          <table:table-cell table:number-columns-repeated="16382"/>
        </table:table-row>
        <table:table-row table:style-name="ro1">
          <table:table-cell office:value-type="float" office:value="25.454832000000003" table:style-name="ce12">
            <text:p>25,454832</text:p>
          </table:table-cell>
          <table:table-cell office:value-type="float" office:value="57.994964999999965" table:style-name="ce12">
            <text:p>57,994965</text:p>
          </table:table-cell>
          <table:table-cell table:number-columns-repeated="16382"/>
        </table:table-row>
        <table:table-row table:style-name="ro1">
          <table:table-cell office:value-type="float" office:value="25.527370000000069" table:style-name="ce12">
            <text:p>25,52737</text:p>
          </table:table-cell>
          <table:table-cell office:value-type="float" office:value="57.969254000000085" table:style-name="ce12">
            <text:p>57,969254</text:p>
          </table:table-cell>
          <table:table-cell table:number-columns-repeated="16382"/>
        </table:table-row>
        <table:table-row table:style-name="ro1">
          <table:table-cell office:value-type="float" office:value="25.582938000000006" table:style-name="ce12">
            <text:p>25,582938</text:p>
          </table:table-cell>
          <table:table-cell office:value-type="float" office:value="57.944251999999992" table:style-name="ce12">
            <text:p>57,944252</text:p>
          </table:table-cell>
          <table:table-cell table:number-columns-repeated="16382"/>
        </table:table-row>
        <table:table-row table:style-name="ro1">
          <table:table-cell office:value-type="float" office:value="25.655281999999993" table:style-name="ce12">
            <text:p>25,655282</text:p>
          </table:table-cell>
          <table:table-cell office:value-type="float" office:value="57.918466000000009" table:style-name="ce12">
            <text:p>57,918466</text:p>
          </table:table-cell>
          <table:table-cell table:number-columns-repeated="16382"/>
        </table:table-row>
        <table:table-row table:style-name="ro1">
          <table:table-cell office:value-type="float" office:value="25.731843000000076" table:style-name="ce12">
            <text:p>25,731843</text:p>
          </table:table-cell>
          <table:table-cell office:value-type="float" office:value="57.919482000000059" table:style-name="ce12">
            <text:p>57,919482</text:p>
          </table:table-cell>
          <table:table-cell table:number-columns-repeated="16382"/>
        </table:table-row>
        <table:table-row table:style-name="ro1">
          <table:table-cell office:value-type="float" office:value="25.794886000000069" table:style-name="ce12">
            <text:p>25,794886</text:p>
          </table:table-cell>
          <table:table-cell office:value-type="float" office:value="57.889526999999973" table:style-name="ce12">
            <text:p>57,889527</text:p>
          </table:table-cell>
          <table:table-cell table:number-columns-repeated="16382"/>
        </table:table-row>
        <table:table-row table:style-name="ro1">
          <table:table-cell office:value-type="float" office:value="25.874645000000037" table:style-name="ce12">
            <text:p>25,874645</text:p>
          </table:table-cell>
          <table:table-cell office:value-type="float" office:value="57.858749999999965" table:style-name="ce12">
            <text:p>57,85875</text:p>
          </table:table-cell>
          <table:table-cell table:number-columns-repeated="16382"/>
        </table:table-row>
        <table:table-row table:style-name="ro1">
          <table:table-cell office:value-type="float" office:value="25.984727000000014" table:style-name="ce12">
            <text:p>25,984727</text:p>
          </table:table-cell>
          <table:table-cell office:value-type="float" office:value="57.858021000000051" table:style-name="ce12">
            <text:p>57,858021</text:p>
          </table:table-cell>
          <table:table-cell table:number-columns-repeated="16382"/>
        </table:table-row>
        <table:table-row table:style-name="ro1">
          <table:table-cell office:value-type="float" office:value="26.047453000000072" table:style-name="ce12">
            <text:p>26,047453</text:p>
          </table:table-cell>
          <table:table-cell office:value-type="float" office:value="57.827943000000047" table:style-name="ce12">
            <text:p>57,827943</text:p>
          </table:table-cell>
          <table:table-cell table:number-columns-repeated="16382"/>
        </table:table-row>
        <table:table-row table:style-name="ro1">
          <table:table-cell office:value-type="float" office:value="26.038380000000011" table:style-name="ce12">
            <text:p>26,03838</text:p>
          </table:table-cell>
          <table:table-cell office:value-type="float" office:value="57.774274000000034" table:style-name="ce12">
            <text:p>57,774274</text:p>
          </table:table-cell>
          <table:table-cell table:number-columns-repeated="16382"/>
        </table:table-row>
        <table:table-row table:style-name="ro1">
          <table:table-cell office:value-type="float" office:value="26.117682999999992" table:style-name="ce12">
            <text:p>26,117683</text:p>
          </table:table-cell>
          <table:table-cell office:value-type="float" office:value="57.743344000000022" table:style-name="ce12">
            <text:p>57,743344</text:p>
          </table:table-cell>
          <table:table-cell table:number-columns-repeated="16382"/>
        </table:table-row>
        <table:table-row table:style-name="ro1">
          <table:table-cell office:value-type="float" office:value="26.189247000000076" table:style-name="ce12">
            <text:p>26,189247</text:p>
          </table:table-cell>
          <table:table-cell office:value-type="float" office:value="57.717250000000142" table:style-name="ce12">
            <text:p>57,71725</text:p>
          </table:table-cell>
          <table:table-cell table:number-columns-repeated="16382"/>
        </table:table-row>
        <table:table-row table:style-name="ro1">
          <table:table-cell office:value-type="float" office:value="26.214995000000037" table:style-name="ce12">
            <text:p>26,214995</text:p>
          </table:table-cell>
          <table:table-cell office:value-type="float" office:value="57.670865000000035" table:style-name="ce12">
            <text:p>57,670865</text:p>
          </table:table-cell>
          <table:table-cell table:number-columns-repeated="16382"/>
        </table:table-row>
        <table:table-row table:style-name="ro1">
          <table:table-cell office:value-type="float" office:value="26.257383999999995" table:style-name="ce12">
            <text:p>26,257384</text:p>
          </table:table-cell>
          <table:table-cell office:value-type="float" office:value="57.623629999999977" table:style-name="ce12">
            <text:p>57,62363</text:p>
          </table:table-cell>
          <table:table-cell table:number-columns-repeated="16382"/>
        </table:table-row>
        <table:table-row table:style-name="ro1">
          <table:table-cell office:value-type="float" office:value="26.327046000000045" table:style-name="ce12">
            <text:p>26,327046</text:p>
          </table:table-cell>
          <table:table-cell office:value-type="float" office:value="57.588520000000116" table:style-name="ce12">
            <text:p>57,58852</text:p>
          </table:table-cell>
          <table:table-cell table:number-columns-repeated="16382"/>
        </table:table-row>
        <table:table-row table:style-name="ro1">
          <table:table-cell office:value-type="float" office:value="26.442241000000077" table:style-name="ce12">
            <text:p>26,442241</text:p>
          </table:table-cell>
          <table:table-cell office:value-type="float" office:value="57.573555000000042" table:style-name="ce12">
            <text:p>57,573555</text:p>
          </table:table-cell>
          <table:table-cell table:number-columns-repeated="16382"/>
        </table:table-row>
        <table:table-row table:style-name="ro1">
          <table:table-cell office:value-type="float" office:value="26.484227000000082" table:style-name="ce12">
            <text:p>26,484227</text:p>
          </table:table-cell>
          <table:table-cell office:value-type="float" office:value="57.526245000000124" table:style-name="ce12">
            <text:p>57,526245</text:p>
          </table:table-cell>
          <table:table-cell table:number-columns-repeated="16382"/>
        </table:table-row>
        <table:table-row table:style-name="ro1">
          <table:table-cell office:value-type="float" office:value="26.576634000000062" table:style-name="ce12">
            <text:p>26,576634</text:p>
          </table:table-cell>
          <table:table-cell office:value-type="float" office:value="57.525871000000045" table:style-name="ce12">
            <text:p>57,525871</text:p>
          </table:table-cell>
          <table:table-cell table:number-columns-repeated="16382"/>
        </table:table-row>
        <table:table-row table:style-name="ro1">
          <table:table-cell office:value-type="float" office:value="26.648181000000129" table:style-name="ce12">
            <text:p>26,648181</text:p>
          </table:table-cell>
          <table:table-cell office:value-type="float" office:value="57.549118000000007" table:style-name="ce12">
            <text:p>57,549118</text:p>
          </table:table-cell>
          <table:table-cell table:number-columns-repeated="16382"/>
        </table:table-row>
        <table:table-row table:style-name="ro1">
          <table:table-cell office:value-type="float" office:value="26.743991000000047" table:style-name="ce12">
            <text:p>26,743991</text:p>
          </table:table-cell>
          <table:table-cell office:value-type="float" office:value="57.56649400000007" table:style-name="ce12">
            <text:p>57,566494</text:p>
          </table:table-cell>
          <table:table-cell table:number-columns-repeated="16382"/>
        </table:table-row>
        <table:table-row table:style-name="ro1">
          <table:table-cell office:value-type="float" office:value="26.824917000000081" table:style-name="ce12">
            <text:p>26,824917</text:p>
          </table:table-cell>
          <table:table-cell office:value-type="float" office:value="57.593650000000075" table:style-name="ce12">
            <text:p>57,59365</text:p>
          </table:table-cell>
          <table:table-cell table:number-columns-repeated="16382"/>
        </table:table-row>
        <table:table-row table:style-name="ro1">
          <table:table-cell office:value-type="float" office:value="26.883497000000084" table:style-name="ce12">
            <text:p>26,883497</text:p>
          </table:table-cell>
          <table:table-cell office:value-type="float" office:value="57.635543000000027" table:style-name="ce12">
            <text:p>57,635543</text:p>
          </table:table-cell>
          <table:table-cell table:number-columns-repeated="16382"/>
        </table:table-row>
        <table:table-row table:style-name="ro1">
          <table:table-cell office:value-type="float" office:value="26.972716000000041" table:style-name="ce12">
            <text:p>26,972716</text:p>
          </table:table-cell>
          <table:table-cell office:value-type="float" office:value="57.617010999999977" table:style-name="ce12">
            <text:p>57,617011</text:p>
          </table:table-cell>
          <table:table-cell table:number-columns-repeated="16382"/>
        </table:table-row>
        <table:table-row table:style-name="ro1">
          <table:table-cell office:value-type="float" office:value="27.05263200000001" table:style-name="ce12">
            <text:p>27,052632</text:p>
          </table:table-cell>
          <table:table-cell office:value-type="float" office:value="57.594420000000049" table:style-name="ce12">
            <text:p>57,59442</text:p>
          </table:table-cell>
          <table:table-cell table:number-columns-repeated="16382"/>
        </table:table-row>
        <table:table-row table:style-name="ro1">
          <table:table-cell office:value-type="float" office:value="27.12146900000004" table:style-name="ce12">
            <text:p>27,121469</text:p>
          </table:table-cell>
          <table:table-cell office:value-type="float" office:value="57.558868000000011" table:style-name="ce12">
            <text:p>57,558868</text:p>
          </table:table-cell>
          <table:table-cell table:number-columns-repeated="16382"/>
        </table:table-row>
        <table:table-row table:style-name="ro1">
          <table:table-cell office:value-type="float" office:value="27.236241" table:style-name="ce12">
            <text:p>27,236241</text:p>
          </table:table-cell>
          <table:table-cell office:value-type="float" office:value="57.54317200000002" table:style-name="ce12">
            <text:p>57,543172</text:p>
          </table:table-cell>
          <table:table-cell table:number-columns-repeated="16382"/>
        </table:table-row>
        <table:table-row table:style-name="ro1">
          <table:table-cell office:value-type="float" office:value="27.33144100000009" table:style-name="ce12">
            <text:p>27,331441</text:p>
          </table:table-cell>
          <table:table-cell office:value-type="float" office:value="57.546588000000028" table:style-name="ce12">
            <text:p>57,546588</text:p>
          </table:table-cell>
          <table:table-cell table:number-columns-repeated="16382"/>
        </table:table-row>
        <table:table-row table:style-name="ro1">
          <table:table-cell office:value-type="float" office:value="27.401738000000019" table:style-name="ce12">
            <text:p>27,401738</text:p>
          </table:table-cell>
          <table:table-cell office:value-type="float" office:value="57.528843000000037" table:style-name="ce12">
            <text:p>57,528843</text:p>
          </table:table-cell>
          <table:table-cell table:number-columns-repeated="16382"/>
        </table:table-row>
        <table:table-row table:style-name="ro1">
          <table:table-cell office:value-type="float" office:value="27.489677000000022" table:style-name="ce12">
            <text:p>27,489677</text:p>
          </table:table-cell>
          <table:table-cell office:value-type="float" office:value="57.537093000000127" table:style-name="ce12">
            <text:p>57,537093</text:p>
          </table:table-cell>
          <table:table-cell table:number-columns-repeated="16382"/>
        </table:table-row>
        <table:table-row table:style-name="ro1">
          <table:table-cell office:value-type="float" office:value="27.558798000000074" table:style-name="ce12">
            <text:p>27,558798</text:p>
          </table:table-cell>
          <table:table-cell office:value-type="float" office:value="57.514808000000002" table:style-name="ce12">
            <text:p>57,514808</text:p>
          </table:table-cell>
          <table:table-cell table:number-columns-repeated="16382"/>
        </table:table-row>
        <table:table-row table:style-name="ro1">
          <table:table-cell office:value-type="float" office:value="27.531020000000005" table:style-name="ce12">
            <text:p>27,53102</text:p>
          </table:table-cell>
          <table:table-cell office:value-type="float" office:value="57.471322000000086" table:style-name="ce12">
            <text:p>57,471322</text:p>
          </table:table-cell>
          <table:table-cell table:number-columns-repeated="16382"/>
        </table:table-row>
        <table:table-row table:style-name="ro1">
          <table:table-cell office:value-type="float" office:value="27.533956000000039" table:style-name="ce12">
            <text:p>27,533956</text:p>
          </table:table-cell>
          <table:table-cell office:value-type="float" office:value="57.436230000000066" table:style-name="ce12">
            <text:p>57,43623</text:p>
          </table:table-cell>
          <table:table-cell table:number-columns-repeated="16382"/>
        </table:table-row>
        <table:table-row table:style-name="ro1">
          <table:table-cell office:value-type="float" office:value="27.588949000000063" table:style-name="ce12">
            <text:p>27,588949</text:p>
          </table:table-cell>
          <table:table-cell office:value-type="float" office:value="57.418063000000004" table:style-name="ce12">
            <text:p>57,418063</text:p>
          </table:table-cell>
          <table:table-cell table:number-columns-repeated="16382"/>
        </table:table-row>
        <table:table-row table:style-name="ro1">
          <table:table-cell office:value-type="float" office:value="27.659771000000088" table:style-name="ce12">
            <text:p>27,659771</text:p>
          </table:table-cell>
          <table:table-cell office:value-type="float" office:value="57.395599999999988" table:style-name="ce12">
            <text:p>57,3956</text:p>
          </table:table-cell>
          <table:table-cell table:number-columns-repeated="16382"/>
        </table:table-row>
        <table:table-row table:style-name="ro1">
          <table:table-cell office:value-type="float" office:value="27.693466000000051" table:style-name="ce12">
            <text:p>27,693466</text:p>
          </table:table-cell>
          <table:table-cell office:value-type="float" office:value="57.375420000000062" table:style-name="ce12">
            <text:p>57,37542</text:p>
          </table:table-cell>
          <table:table-cell table:number-columns-repeated="16382"/>
        </table:table-row>
        <table:table-row table:style-name="ro1">
          <table:table-cell office:value-type="float" office:value="27.74419900000003" table:style-name="ce12">
            <text:p>27,744199</text:p>
          </table:table-cell>
          <table:table-cell office:value-type="float" office:value="57.358672999999939" table:style-name="ce12">
            <text:p>57,358673</text:p>
          </table:table-cell>
          <table:table-cell table:number-columns-repeated="16382"/>
        </table:table-row>
        <table:table-row table:style-name="ro1">
          <table:table-cell office:value-type="float" office:value="27.788773999999982" table:style-name="ce12">
            <text:p>27,788774</text:p>
          </table:table-cell>
          <table:table-cell office:value-type="float" office:value="57.331951000000053" table:style-name="ce12">
            <text:p>57,331951</text:p>
          </table:table-cell>
          <table:table-cell table:number-columns-repeated="16382"/>
        </table:table-row>
        <table:table-row table:style-name="ro1">
          <table:table-cell office:value-type="float" office:value="27.849491000000054" table:style-name="ce12">
            <text:p>27,849491</text:p>
          </table:table-cell>
          <table:table-cell office:value-type="float" office:value="57.311306000000044" table:style-name="ce12">
            <text:p>57,311306</text:p>
          </table:table-cell>
          <table:table-cell table:number-columns-repeated="16382"/>
        </table:table-row>
        <table:table-row table:style-name="ro1">
          <table:table-cell office:value-type="float" office:value="27.860125000000032" table:style-name="ce12">
            <text:p>27,860125</text:p>
          </table:table-cell>
          <table:table-cell office:value-type="float" office:value="57.274457000000027" table:style-name="ce12">
            <text:p>57,274457</text:p>
          </table:table-cell>
          <table:table-cell table:number-columns-repeated="16382"/>
        </table:table-row>
        <table:table-row table:style-name="ro1">
          <table:table-cell office:value-type="float" office:value="27.857773000000059" table:style-name="ce12">
            <text:p>27,857773</text:p>
          </table:table-cell>
          <table:table-cell office:value-type="float" office:value="57.224880999999968" table:style-name="ce12">
            <text:p>57,224881</text:p>
          </table:table-cell>
          <table:table-cell table:number-columns-repeated="16382"/>
        </table:table-row>
        <table:table-row table:style-name="ro1">
          <table:table-cell office:value-type="float" office:value="27.832649999999994" table:style-name="ce12">
            <text:p>27,83265</text:p>
          </table:table-cell>
          <table:table-cell office:value-type="float" office:value="57.185803000000064" table:style-name="ce12">
            <text:p>57,185803</text:p>
          </table:table-cell>
          <table:table-cell table:number-columns-repeated="16382"/>
        </table:table-row>
        <table:table-row table:style-name="ro1">
          <table:table-cell office:value-type="float" office:value="27.79936100000014" table:style-name="ce12">
            <text:p>27,799361</text:p>
          </table:table-cell>
          <table:table-cell office:value-type="float" office:value="57.147246999999979" table:style-name="ce12">
            <text:p>57,147247</text:p>
          </table:table-cell>
          <table:table-cell table:number-columns-repeated="16382"/>
        </table:table-row>
        <table:table-row table:style-name="ro1">
          <table:table-cell office:value-type="float" office:value="27.752545000000048" table:style-name="ce12">
            <text:p>27,752545</text:p>
          </table:table-cell>
          <table:table-cell office:value-type="float" office:value="57.123104000000055" table:style-name="ce12">
            <text:p>57,123104</text:p>
          </table:table-cell>
          <table:table-cell table:number-columns-repeated="16382"/>
        </table:table-row>
        <table:table-row table:style-name="ro1">
          <table:table-cell office:value-type="float" office:value="27.728553000000026" table:style-name="ce12">
            <text:p>27,728553</text:p>
          </table:table-cell>
          <table:table-cell office:value-type="float" office:value="57.088463999999973" table:style-name="ce12">
            <text:p>57,088464</text:p>
          </table:table-cell>
          <table:table-cell table:number-columns-repeated="16382"/>
        </table:table-row>
        <table:table-row table:style-name="ro1">
          <table:table-cell office:value-type="float" office:value="27.744379000000087" table:style-name="ce12">
            <text:p>27,744379</text:p>
          </table:table-cell>
          <table:table-cell office:value-type="float" office:value="57.045258000000032" table:style-name="ce12">
            <text:p>57,045258</text:p>
          </table:table-cell>
          <table:table-cell table:number-columns-repeated="16382"/>
        </table:table-row>
        <table:table-row table:style-name="ro1">
          <table:table-cell office:value-type="float" office:value="27.727084999999985" table:style-name="ce12">
            <text:p>27,727085</text:p>
          </table:table-cell>
          <table:table-cell office:value-type="float" office:value="57.002675000000053" table:style-name="ce12">
            <text:p>57,002675</text:p>
          </table:table-cell>
          <table:table-cell table:number-columns-repeated="16382"/>
        </table:table-row>
        <table:table-row table:style-name="ro1">
          <table:table-cell office:value-type="float" office:value="27.727766000000081" table:style-name="ce12">
            <text:p>27,727766</text:p>
          </table:table-cell>
          <table:table-cell office:value-type="float" office:value="56.966472999999993" table:style-name="ce12">
            <text:p>56,966473</text:p>
          </table:table-cell>
          <table:table-cell table:number-columns-repeated="16382"/>
        </table:table-row>
        <table:table-row table:style-name="ro1">
          <table:table-cell office:value-type="float" office:value="27.702040000000061" table:style-name="ce12">
            <text:p>27,70204</text:p>
          </table:table-cell>
          <table:table-cell office:value-type="float" office:value="56.922905" table:style-name="ce12">
            <text:p>56,922905</text:p>
          </table:table-cell>
          <table:table-cell table:number-columns-repeated="16382"/>
        </table:table-row>
        <table:table-row table:style-name="ro1">
          <table:table-cell office:value-type="float" office:value="27.670068000000065" table:style-name="ce12">
            <text:p>27,670068</text:p>
          </table:table-cell>
          <table:table-cell office:value-type="float" office:value="56.88876800000007" table:style-name="ce12">
            <text:p>56,888768</text:p>
          </table:table-cell>
          <table:table-cell table:number-columns-repeated="16382"/>
        </table:table-row>
        <table:table-row table:style-name="ro1">
          <table:table-cell office:value-type="float" office:value="27.676185000000082" table:style-name="ce12">
            <text:p>27,676185</text:p>
          </table:table-cell>
          <table:table-cell office:value-type="float" office:value="56.838665999999975" table:style-name="ce12">
            <text:p>56,838666</text:p>
          </table:table-cell>
          <table:table-cell table:number-columns-repeated="16382"/>
        </table:table-row>
        <table:table-row table:style-name="ro1">
          <table:table-cell office:value-type="float" office:value="27.754519000000066" table:style-name="ce12">
            <text:p>27,754519</text:p>
          </table:table-cell>
          <table:table-cell office:value-type="float" office:value="56.857346000000106" table:style-name="ce12">
            <text:p>56,857346</text:p>
          </table:table-cell>
          <table:table-cell table:number-columns-repeated="16382"/>
        </table:table-row>
        <table:table-row table:style-name="ro1">
          <table:table-cell office:value-type="float" office:value="27.816156000000085" table:style-name="ce12">
            <text:p>27,816156</text:p>
          </table:table-cell>
          <table:table-cell office:value-type="float" office:value="56.874930999999989" table:style-name="ce12">
            <text:p>56,874931</text:p>
          </table:table-cell>
          <table:table-cell table:number-columns-repeated="16382"/>
        </table:table-row>
        <table:table-row table:style-name="ro1">
          <table:table-cell office:value-type="float" office:value="27.871404000000037" table:style-name="ce12">
            <text:p>27,871404</text:p>
          </table:table-cell>
          <table:table-cell office:value-type="float" office:value="56.862321000000051" table:style-name="ce12">
            <text:p>56,862321</text:p>
          </table:table-cell>
          <table:table-cell table:number-columns-repeated="16382"/>
        </table:table-row>
        <table:table-row table:style-name="ro1">
          <table:table-cell office:value-type="float" office:value="27.906475999999991" table:style-name="ce12">
            <text:p>27,906476</text:p>
          </table:table-cell>
          <table:table-cell office:value-type="float" office:value="56.832913000000005" table:style-name="ce12">
            <text:p>56,832913</text:p>
          </table:table-cell>
          <table:table-cell table:number-columns-repeated="16382"/>
        </table:table-row>
        <table:table-row table:style-name="ro1">
          <table:table-cell office:value-type="float" office:value="27.969783" table:style-name="ce12">
            <text:p>27,969783</text:p>
          </table:table-cell>
          <table:table-cell office:value-type="float" office:value="56.819724000000058" table:style-name="ce12">
            <text:p>56,819724</text:p>
          </table:table-cell>
          <table:table-cell table:number-columns-repeated="16382"/>
        </table:table-row>
        <table:table-row table:style-name="ro1">
          <table:table-cell office:value-type="float" office:value="27.950127999999999" table:style-name="ce12">
            <text:p>27,950128</text:p>
          </table:table-cell>
          <table:table-cell office:value-type="float" office:value="56.784844000000064" table:style-name="ce12">
            <text:p>56,784844</text:p>
          </table:table-cell>
          <table:table-cell table:number-columns-repeated="16382"/>
        </table:table-row>
        <table:table-row table:style-name="ro1">
          <table:table-cell office:value-type="float" office:value="27.915639999999989" table:style-name="ce12">
            <text:p>27,91564</text:p>
          </table:table-cell>
          <table:table-cell office:value-type="float" office:value="56.759972000000104" table:style-name="ce12">
            <text:p>56,759972</text:p>
          </table:table-cell>
          <table:table-cell table:number-columns-repeated="16382"/>
        </table:table-row>
        <table:table-row table:style-name="ro1">
          <table:table-cell office:value-type="float" office:value="27.934318000000069" table:style-name="ce12">
            <text:p>27,934318</text:p>
          </table:table-cell>
          <table:table-cell office:value-type="float" office:value="56.731617000000071" table:style-name="ce12">
            <text:p>56,731617</text:p>
          </table:table-cell>
          <table:table-cell table:number-columns-repeated="16382"/>
        </table:table-row>
        <table:table-row table:style-name="ro1">
          <table:table-cell office:value-type="float" office:value="27.985473000000063" table:style-name="ce12">
            <text:p>27,985473</text:p>
          </table:table-cell>
          <table:table-cell office:value-type="float" office:value="56.701117999999994" table:style-name="ce12">
            <text:p>56,701118</text:p>
          </table:table-cell>
          <table:table-cell table:number-columns-repeated="16382"/>
        </table:table-row>
        <table:table-row table:style-name="ro1">
          <table:table-cell office:value-type="float" office:value="28.010876000000049" table:style-name="ce12">
            <text:p>28,010876</text:p>
          </table:table-cell>
          <table:table-cell office:value-type="float" office:value="56.666122000000023" table:style-name="ce12">
            <text:p>56,666122</text:p>
          </table:table-cell>
          <table:table-cell table:number-columns-repeated="16382"/>
        </table:table-row>
        <table:table-row table:style-name="ro1">
          <table:table-cell office:value-type="float" office:value="28.026207999999993" table:style-name="ce12">
            <text:p>28,026208</text:p>
          </table:table-cell>
          <table:table-cell office:value-type="float" office:value="56.622788" table:style-name="ce12">
            <text:p>56,622788</text:p>
          </table:table-cell>
          <table:table-cell table:number-columns-repeated="16382"/>
        </table:table-row>
        <table:table-row table:style-name="ro1">
          <table:table-cell office:value-type="float" office:value="28.059708999999991" table:style-name="ce12">
            <text:p>28,059709</text:p>
          </table:table-cell>
          <table:table-cell office:value-type="float" office:value="56.587646000000049" table:style-name="ce12">
            <text:p>56,587646</text:p>
          </table:table-cell>
          <table:table-cell table:number-columns-repeated="16382"/>
        </table:table-row>
        <table:table-row table:style-name="ro1">
          <table:table-cell office:value-type="float" office:value="28.137847000000015" table:style-name="ce12">
            <text:p>28,137847</text:p>
          </table:table-cell>
          <table:table-cell office:value-type="float" office:value="56.569167000000036" table:style-name="ce12">
            <text:p>56,569167</text:p>
          </table:table-cell>
          <table:table-cell table:number-columns-repeated="16382"/>
        </table:table-row>
        <table:table-row table:style-name="ro1">
          <table:table-cell office:value-type="float" office:value="28.106693" table:style-name="ce12">
            <text:p>28,106693</text:p>
          </table:table-cell>
          <table:table-cell office:value-type="float" office:value="56.539265000000043" table:style-name="ce12">
            <text:p>56,539265</text:p>
          </table:table-cell>
          <table:table-cell table:number-columns-repeated="16382"/>
        </table:table-row>
        <table:table-row table:style-name="ro1">
          <table:table-cell office:value-type="float" office:value="28.125079000000021" table:style-name="ce12">
            <text:p>28,125079</text:p>
          </table:table-cell>
          <table:table-cell office:value-type="float" office:value="56.510643000000059" table:style-name="ce12">
            <text:p>56,510643</text:p>
          </table:table-cell>
          <table:table-cell table:number-columns-repeated="16382"/>
        </table:table-row>
        <table:table-row table:style-name="ro1">
          <table:table-cell office:value-type="float" office:value="28.149669000000014" table:style-name="ce12">
            <text:p>28,149669</text:p>
          </table:table-cell>
          <table:table-cell office:value-type="float" office:value="56.473038000000017" table:style-name="ce12">
            <text:p>56,473038</text:p>
          </table:table-cell>
          <table:table-cell table:number-columns-repeated="16382"/>
        </table:table-row>
        <table:table-row table:style-name="ro1">
          <table:table-cell office:value-type="float" office:value="28.176109000000046" table:style-name="ce12">
            <text:p>28,176109</text:p>
          </table:table-cell>
          <table:table-cell office:value-type="float" office:value="56.444099999999978" table:style-name="ce12">
            <text:p>56,4441</text:p>
          </table:table-cell>
          <table:table-cell table:number-columns-repeated="16382"/>
        </table:table-row>
        <table:table-row table:style-name="ro1">
          <table:table-cell office:value-type="float" office:value="28.19249800000005" table:style-name="ce12">
            <text:p>28,192498</text:p>
          </table:table-cell>
          <table:table-cell office:value-type="float" office:value="56.406792000000038" table:style-name="ce12">
            <text:p>56,406792</text:p>
          </table:table-cell>
          <table:table-cell table:number-columns-repeated="16382"/>
        </table:table-row>
        <table:table-row table:style-name="ro1">
          <table:table-cell office:value-type="float" office:value="28.173472000000054" table:style-name="ce12">
            <text:p>28,173472</text:p>
          </table:table-cell>
          <table:table-cell office:value-type="float" office:value="56.371899000000035" table:style-name="ce12">
            <text:p>56,371899</text:p>
          </table:table-cell>
          <table:table-cell table:number-columns-repeated="16382"/>
        </table:table-row>
        <table:table-row table:style-name="ro1">
          <table:table-cell office:value-type="float" office:value="28.202032000000081" table:style-name="ce12">
            <text:p>28,202032</text:p>
          </table:table-cell>
          <table:table-cell office:value-type="float" office:value="56.338279000000043" table:style-name="ce12">
            <text:p>56,338279</text:p>
          </table:table-cell>
          <table:table-cell table:number-columns-repeated="16382"/>
        </table:table-row>
        <table:table-row table:style-name="ro1">
          <table:table-cell office:value-type="float" office:value="28.22639400000002" table:style-name="ce12">
            <text:p>28,226394</text:p>
          </table:table-cell>
          <table:table-cell office:value-type="float" office:value="56.300415999999977" table:style-name="ce12">
            <text:p>56,300416</text:p>
          </table:table-cell>
          <table:table-cell table:number-columns-repeated="16382"/>
        </table:table-row>
        <table:table-row table:style-name="ro1">
          <table:table-cell office:value-type="float" office:value="28.226624000000065" table:style-name="ce12">
            <text:p>28,226624</text:p>
          </table:table-cell>
          <table:table-cell office:value-type="float" office:value="56.264205000000047" table:style-name="ce12">
            <text:p>56,264205</text:p>
          </table:table-cell>
          <table:table-cell table:number-columns-repeated="16382"/>
        </table:table-row>
        <table:table-row table:style-name="ro1">
          <table:table-cell office:value-type="float" office:value="28.18577700000008" table:style-name="ce12">
            <text:p>28,185777</text:p>
          </table:table-cell>
          <table:table-cell office:value-type="float" office:value="56.226296000000033" table:style-name="ce12">
            <text:p>56,226296</text:p>
          </table:table-cell>
          <table:table-cell table:number-columns-repeated="16382"/>
        </table:table-row>
        <table:table-row table:style-name="ro1">
          <table:table-cell office:value-type="float" office:value="28.178543000000097" table:style-name="ce12">
            <text:p>28,178543</text:p>
          </table:table-cell>
          <table:table-cell office:value-type="float" office:value="56.192962000000065" table:style-name="ce12">
            <text:p>56,192962</text:p>
          </table:table-cell>
          <table:table-cell table:number-columns-repeated="16382"/>
        </table:table-row>
        <table:table-row table:style-name="ro1">
          <table:table-cell office:value-type="float" office:value="28.146462000000149" table:style-name="ce12">
            <text:p>28,146462</text:p>
          </table:table-cell>
          <table:table-cell office:value-type="float" office:value="56.162486999999985" table:style-name="ce12">
            <text:p>56,162487</text:p>
          </table:table-cell>
          <table:table-cell table:number-columns-repeated="16382"/>
        </table:table-row>
        <table:table-row table:style-name="ro1">
          <table:table-cell office:value-type="float" office:value="28.10481500000008" table:style-name="ce12">
            <text:p>28,104815</text:p>
          </table:table-cell>
          <table:table-cell office:value-type="float" office:value="56.139014000000017" table:style-name="ce12">
            <text:p>56,139014</text:p>
          </table:table-cell>
          <table:table-cell table:number-columns-repeated="16382"/>
        </table:table-row>
        <table:table-row table:style-name="ro1">
          <table:table-cell office:value-type="float" office:value="28.039086999999988" table:style-name="ce12">
            <text:p>28,039087</text:p>
          </table:table-cell>
          <table:table-cell office:value-type="float" office:value="56.110229000000047" table:style-name="ce12">
            <text:p>56,110229</text:p>
          </table:table-cell>
          <table:table-cell table:number-columns-repeated="16382"/>
        </table:table-row>
        <table:table-row table:style-name="ro1">
          <table:table-cell office:value-type="float" office:value="27.967301000000013" table:style-name="ce12">
            <text:p>27,967301</text:p>
          </table:table-cell>
          <table:table-cell office:value-type="float" office:value="56.094001999999975" table:style-name="ce12">
            <text:p>56,094002</text:p>
          </table:table-cell>
          <table:table-cell table:number-columns-repeated="16382"/>
        </table:table-row>
        <table:table-row table:style-name="ro1">
          <table:table-cell office:value-type="float" office:value="27.931635000000021" table:style-name="ce12">
            <text:p>27,931635</text:p>
          </table:table-cell>
          <table:table-cell office:value-type="float" office:value="56.055694000000059" table:style-name="ce12">
            <text:p>56,055694</text:p>
          </table:table-cell>
          <table:table-cell table:number-columns-repeated="16382"/>
        </table:table-row>
        <table:table-row table:style-name="ro1">
          <table:table-cell office:value-type="float" office:value="27.878398999999995" table:style-name="ce12">
            <text:p>27,878399</text:p>
          </table:table-cell>
          <table:table-cell office:value-type="float" office:value="56.043790000000044" table:style-name="ce12">
            <text:p>56,04379</text:p>
          </table:table-cell>
          <table:table-cell table:number-columns-repeated="16382"/>
        </table:table-row>
        <table:table-row table:style-name="ro1">
          <table:table-cell office:value-type="float" office:value="27.842776000000065" table:style-name="ce12">
            <text:p>27,842776</text:p>
          </table:table-cell>
          <table:table-cell office:value-type="float" office:value="56.016642999999974" table:style-name="ce12">
            <text:p>56,016643</text:p>
          </table:table-cell>
          <table:table-cell table:number-columns-repeated="16382"/>
        </table:table-row>
        <table:table-row table:style-name="ro1">
          <table:table-cell office:value-type="float" office:value="27.820885000000082" table:style-name="ce12">
            <text:p>27,820885</text:p>
          </table:table-cell>
          <table:table-cell office:value-type="float" office:value="55.988162999999972" table:style-name="ce12">
            <text:p>55,988163</text:p>
          </table:table-cell>
          <table:table-cell table:number-columns-repeated="16382"/>
        </table:table-row>
        <table:table-row table:style-name="ro1">
          <table:table-cell office:value-type="float" office:value="27.78214000000002" table:style-name="ce12">
            <text:p>27,78214</text:p>
          </table:table-cell>
          <table:table-cell office:value-type="float" office:value="55.977681000000004" table:style-name="ce12">
            <text:p>55,977681</text:p>
          </table:table-cell>
          <table:table-cell table:number-columns-repeated="16382"/>
        </table:table-row>
        <table:table-row table:style-name="ro1">
          <table:table-cell office:value-type="float" office:value="27.70637900000002" table:style-name="ce12">
            <text:p>27,706379</text:p>
          </table:table-cell>
          <table:table-cell office:value-type="float" office:value="55.950810000000033" table:style-name="ce12">
            <text:p>55,95081</text:p>
          </table:table-cell>
          <table:table-cell table:number-columns-repeated="16382"/>
        </table:table-row>
        <table:table-row table:style-name="ro1">
          <table:table-cell office:value-type="float" office:value="27.630431000000041" table:style-name="ce12">
            <text:p>27,630431</text:p>
          </table:table-cell>
          <table:table-cell office:value-type="float" office:value="55.891227000000001" table:style-name="ce12">
            <text:p>55,891227</text:p>
          </table:table-cell>
          <table:table-cell table:number-columns-repeated="16382"/>
        </table:table-row>
        <table:table-row table:style-name="ro1">
          <table:table-cell office:value-type="float" office:value="27.568152000000048" table:style-name="ce12">
            <text:p>27,568152</text:p>
          </table:table-cell>
          <table:table-cell office:value-type="float" office:value="55.783376000000075" table:style-name="ce12">
            <text:p>55,783376</text:p>
          </table:table-cell>
          <table:table-cell table:number-columns-repeated="16382"/>
        </table:table-row>
        <table:table-row table:style-name="ro1">
          <table:table-cell office:value-type="float" office:value="27.434066000000023" table:style-name="ce12">
            <text:p>27,434066</text:p>
          </table:table-cell>
          <table:table-cell office:value-type="float" office:value="55.796394000000063" table:style-name="ce12">
            <text:p>55,796394</text:p>
          </table:table-cell>
          <table:table-cell table:number-columns-repeated="16382"/>
        </table:table-row>
        <table:table-row table:style-name="ro1">
          <table:table-cell office:value-type="float" office:value="27.364308000000047" table:style-name="ce12">
            <text:p>27,364308</text:p>
          </table:table-cell>
          <table:table-cell office:value-type="float" office:value="55.809791000000068" table:style-name="ce12">
            <text:p>55,809791</text:p>
          </table:table-cell>
          <table:table-cell table:number-columns-repeated="16382"/>
        </table:table-row>
        <table:table-row table:style-name="ro1">
          <table:table-cell office:value-type="float" office:value="27.283927999999996" table:style-name="ce12">
            <text:p>27,283928</text:p>
          </table:table-cell>
          <table:table-cell office:value-type="float" office:value="55.790970000000058" table:style-name="ce12">
            <text:p>55,79097</text:p>
          </table:table-cell>
          <table:table-cell table:number-columns-repeated="16382"/>
        </table:table-row>
        <table:table-row table:style-name="ro1">
          <table:table-cell office:value-type="float" office:value="27.207757000000008" table:style-name="ce12">
            <text:p>27,207757</text:p>
          </table:table-cell>
          <table:table-cell office:value-type="float" office:value="55.826053000000044" table:style-name="ce12">
            <text:p>55,826053</text:p>
          </table:table-cell>
          <table:table-cell table:number-columns-repeated="16382"/>
        </table:table-row>
        <table:table-row table:style-name="ro1">
          <table:table-cell office:value-type="float" office:value="27.148122999999991" table:style-name="ce12">
            <text:p>27,148123</text:p>
          </table:table-cell>
          <table:table-cell office:value-type="float" office:value="55.844742000000039" table:style-name="ce12">
            <text:p>55,844742</text:p>
          </table:table-cell>
          <table:table-cell table:number-columns-repeated="16382"/>
        </table:table-row>
        <table:table-row table:style-name="ro1">
          <table:table-cell office:value-type="float" office:value="27.07479399999999" table:style-name="ce12">
            <text:p>27,074794</text:p>
          </table:table-cell>
          <table:table-cell office:value-type="float" office:value="55.822196000000005" table:style-name="ce12">
            <text:p>55,822196</text:p>
          </table:table-cell>
          <table:table-cell table:number-columns-repeated="16382"/>
        </table:table-row>
        <table:table-row table:style-name="ro1">
          <table:table-cell office:value-type="float" office:value="27.007478000000042" table:style-name="ce12">
            <text:p>27,007478</text:p>
          </table:table-cell>
          <table:table-cell office:value-type="float" office:value="55.810322000000028" table:style-name="ce12">
            <text:p>55,810322</text:p>
          </table:table-cell>
          <table:table-cell table:number-columns-repeated="16382"/>
        </table:table-row>
        <table:table-row table:style-name="ro1">
          <table:table-cell office:value-type="float" office:value="26.933148000000013" table:style-name="ce12">
            <text:p>26,933148</text:p>
          </table:table-cell>
          <table:table-cell office:value-type="float" office:value="55.779854999999984" table:style-name="ce12">
            <text:p>55,779855</text:p>
          </table:table-cell>
          <table:table-cell table:number-columns-repeated="16382"/>
        </table:table-row>
        <table:table-row table:style-name="ro1">
          <table:table-cell office:value-type="float" office:value="26.824452000000004" table:style-name="ce12">
            <text:p>26,824452</text:p>
          </table:table-cell>
          <table:table-cell office:value-type="float" office:value="55.692245000000057" table:style-name="ce12">
            <text:p>55,692245</text:p>
          </table:table-cell>
          <table:table-cell table:number-columns-repeated="16382"/>
        </table:table-row>
        <table:table-row table:style-name="ro1">
          <table:table-cell office:value-type="float" office:value="26.659454000000036" table:style-name="ce12">
            <text:p>26,659454</text:p>
          </table:table-cell>
          <table:table-cell office:value-type="float" office:value="55.692909999999969" table:style-name="ce12">
            <text:p>55,69291</text:p>
          </table:table-cell>
          <table:table-cell table:number-columns-repeated="16382"/>
        </table:table-row>
        <table:table-row table:style-name="ro1">
          <table:table-cell office:value-type="float" office:value="26.585145000000004" table:style-name="ce12">
            <text:p>26,585145</text:p>
          </table:table-cell>
          <table:table-cell office:value-type="float" office:value="55.670590999999988" table:style-name="ce12">
            <text:p>55,670591</text:p>
          </table:table-cell>
          <table:table-cell table:number-columns-repeated="16382"/>
        </table:table-row>
        <table:table-row table:style-name="ro1">
          <table:table-cell office:value-type="float" office:value="26.491547000000018" table:style-name="ce12">
            <text:p>26,491547</text:p>
          </table:table-cell>
          <table:table-cell office:value-type="float" office:value="55.684799000000041" table:style-name="ce12">
            <text:p>55,684799</text:p>
          </table:table-cell>
          <table:table-cell table:number-columns-repeated="16382"/>
        </table:table-row>
        <table:table-row table:style-name="ro1">
          <table:table-cell office:value-type="float" office:value="26.390692999999992" table:style-name="ce12">
            <text:p>26,390693</text:p>
          </table:table-cell>
          <table:table-cell office:value-type="float" office:value="55.703834000000015" table:style-name="ce12">
            <text:p>55,703834</text:p>
          </table:table-cell>
          <table:table-cell table:number-columns-repeated="16382"/>
        </table:table-row>
        <table:table-row table:style-name="ro1">
          <table:table-cell office:value-type="float" office:value="26.333118000000063" table:style-name="ce12">
            <text:p>26,333118</text:p>
          </table:table-cell>
          <table:table-cell office:value-type="float" office:value="55.743035000000006" table:style-name="ce12">
            <text:p>55,743035</text:p>
          </table:table-cell>
          <table:table-cell table:number-columns-repeated="16382"/>
        </table:table-row>
        <table:table-row table:style-name="ro1">
          <table:table-cell office:value-type="float" office:value="26.266747000000002" table:style-name="ce12">
            <text:p>26,266747</text:p>
          </table:table-cell>
          <table:table-cell office:value-type="float" office:value="55.77815200000002" table:style-name="ce12">
            <text:p>55,778152</text:p>
          </table:table-cell>
          <table:table-cell table:number-columns-repeated="16382"/>
        </table:table-row>
        <table:table-row table:style-name="ro1">
          <table:table-cell office:value-type="float" office:value="26.23499600000002" table:style-name="ce12">
            <text:p>26,234996</text:p>
          </table:table-cell>
          <table:table-cell office:value-type="float" office:value="55.829455000000038" table:style-name="ce12">
            <text:p>55,829455</text:p>
          </table:table-cell>
          <table:table-cell table:number-columns-repeated="16382"/>
        </table:table-row>
        <table:table-row table:style-name="ro1">
          <table:table-cell office:value-type="float" office:value="26.17708099999998" table:style-name="ce12">
            <text:p>26,177081</text:p>
          </table:table-cell>
          <table:table-cell office:value-type="float" office:value="55.868579000000054" table:style-name="ce12">
            <text:p>55,868579</text:p>
          </table:table-cell>
          <table:table-cell table:number-columns-repeated="16382"/>
        </table:table-row>
        <table:table-row table:style-name="ro1">
          <table:table-cell office:value-type="float" office:value="26.101665000000079" table:style-name="ce12">
            <text:p>26,101665</text:p>
          </table:table-cell>
          <table:table-cell office:value-type="float" office:value="55.89954299999998" table:style-name="ce12">
            <text:p>55,899543</text:p>
          </table:table-cell>
          <table:table-cell table:number-columns-repeated="16382"/>
        </table:table-row>
        <table:table-row table:style-name="ro1">
          <table:table-cell office:value-type="float" office:value="26.052205000000008" table:style-name="ce12">
            <text:p>26,052205</text:p>
          </table:table-cell>
          <table:table-cell office:value-type="float" office:value="55.942669000000066" table:style-name="ce12">
            <text:p>55,942669</text:p>
          </table:table-cell>
          <table:table-cell table:number-columns-repeated="16382"/>
        </table:table-row>
        <table:table-row table:style-name="ro1">
          <table:table-cell office:value-type="float" office:value="25.985242000000078" table:style-name="ce12">
            <text:p>25,985242</text:p>
          </table:table-cell>
          <table:table-cell office:value-type="float" office:value="55.977631000000073" table:style-name="ce12">
            <text:p>55,977631</text:p>
          </table:table-cell>
          <table:table-cell table:number-columns-repeated="16382"/>
        </table:table-row>
        <table:table-row table:style-name="ro1">
          <table:table-cell office:value-type="float" office:value="25.892072999999979" table:style-name="ce12">
            <text:p>25,892073</text:p>
          </table:table-cell>
          <table:table-cell office:value-type="float" office:value="56.000317999999979" table:style-name="ce12">
            <text:p>56,000318</text:p>
          </table:table-cell>
          <table:table-cell table:number-columns-repeated="16382"/>
        </table:table-row>
        <table:table-row table:style-name="ro1">
          <table:table-cell office:value-type="float" office:value="25.833559000000029" table:style-name="ce12">
            <text:p>25,833559</text:p>
          </table:table-cell>
          <table:table-cell office:value-type="float" office:value="56.039273000000023" table:style-name="ce12">
            <text:p>56,039273</text:p>
          </table:table-cell>
          <table:table-cell table:number-columns-repeated="16382"/>
        </table:table-row>
        <table:table-row table:style-name="ro1">
          <table:table-cell office:value-type="float" office:value="25.757536000000009" table:style-name="ce12">
            <text:p>25,757536</text:p>
          </table:table-cell>
          <table:table-cell office:value-type="float" office:value="56.070022999999978" table:style-name="ce12">
            <text:p>56,070023</text:p>
          </table:table-cell>
          <table:table-cell table:number-columns-repeated="16382"/>
        </table:table-row>
        <table:table-row table:style-name="ro1">
          <table:table-cell office:value-type="float" office:value="25.698779999999992" table:style-name="ce12">
            <text:p>25,69878</text:p>
          </table:table-cell>
          <table:table-cell office:value-type="float" office:value="56.108909000000025" table:style-name="ce12">
            <text:p>56,108909</text:p>
          </table:table-cell>
          <table:table-cell table:number-columns-repeated="16382"/>
        </table:table-row>
        <table:table-row table:style-name="ro1">
          <table:table-cell office:value-type="float" office:value="25.663337000000006" table:style-name="ce12">
            <text:p>25,663337</text:p>
          </table:table-cell>
          <table:table-cell office:value-type="float" office:value="56.142155000000045" table:style-name="ce12">
            <text:p>56,142155</text:p>
          </table:table-cell>
          <table:table-cell table:number-columns-repeated="16382"/>
        </table:table-row>
        <table:table-row table:style-name="ro1">
          <table:table-cell office:value-type="float" office:value="25.559571999999996" table:style-name="ce12">
            <text:p>25,559572</text:p>
          </table:table-cell>
          <table:table-cell office:value-type="float" office:value="56.151536000000064" table:style-name="ce12">
            <text:p>56,151536</text:p>
          </table:table-cell>
          <table:table-cell table:number-columns-repeated="16382"/>
        </table:table-row>
        <table:table-row table:style-name="ro1">
          <table:table-cell office:value-type="float" office:value="25.493995000000034" table:style-name="ce12">
            <text:p>25,493995</text:p>
          </table:table-cell>
          <table:table-cell office:value-type="float" office:value="56.145549000000059" table:style-name="ce12">
            <text:p>56,145549</text:p>
          </table:table-cell>
          <table:table-cell table:number-columns-repeated="16382"/>
        </table:table-row>
        <table:table-row table:style-name="ro1">
          <table:table-cell office:value-type="float" office:value="25.406255000000041" table:style-name="ce12">
            <text:p>25,406255</text:p>
          </table:table-cell>
          <table:table-cell office:value-type="float" office:value="56.154057000000122" table:style-name="ce12">
            <text:p>56,154057</text:p>
          </table:table-cell>
          <table:table-cell table:number-columns-repeated="16382"/>
        </table:table-row>
        <table:table-row table:style-name="ro1">
          <table:table-cell office:value-type="float" office:value="25.315962000000006" table:style-name="ce12">
            <text:p>25,315962</text:p>
          </table:table-cell>
          <table:table-cell office:value-type="float" office:value="56.144589000000096" table:style-name="ce12">
            <text:p>56,144589</text:p>
          </table:table-cell>
          <table:table-cell table:number-columns-repeated="16382"/>
        </table:table-row>
        <table:table-row table:style-name="ro1">
          <table:table-cell office:value-type="float" office:value="25.247983000000087" table:style-name="ce12">
            <text:p>25,247983</text:p>
          </table:table-cell>
          <table:table-cell office:value-type="float" office:value="56.179134000000076" table:style-name="ce12">
            <text:p>56,179134</text:p>
          </table:table-cell>
          <table:table-cell table:number-columns-repeated="16382"/>
        </table:table-row>
        <table:table-row table:style-name="ro1">
          <table:table-cell office:value-type="float" office:value="25.158891000000033" table:style-name="ce12">
            <text:p>25,158891</text:p>
          </table:table-cell>
          <table:table-cell office:value-type="float" office:value="56.178500000000085" table:style-name="ce12">
            <text:p>56,1785</text:p>
          </table:table-cell>
          <table:table-cell table:number-columns-repeated="16382"/>
        </table:table-row>
        <table:table-row table:style-name="ro1">
          <table:table-cell office:value-type="float" office:value="25.082057000000074" table:style-name="ce12">
            <text:p>25,082057</text:p>
          </table:table-cell>
          <table:table-cell office:value-type="float" office:value="56.208819999999989" table:style-name="ce12">
            <text:p>56,20882</text:p>
          </table:table-cell>
          <table:table-cell table:number-columns-repeated="16382"/>
        </table:table-row>
        <table:table-row table:style-name="ro1">
          <table:table-cell office:value-type="float" office:value="25.057043000000071" table:style-name="ce12">
            <text:p>25,057043</text:p>
          </table:table-cell>
          <table:table-cell office:value-type="float" office:value="56.263942999999969" table:style-name="ce12">
            <text:p>56,263943</text:p>
          </table:table-cell>
          <table:table-cell table:number-columns-repeated="16382"/>
        </table:table-row>
        <table:table-row table:style-name="ro1">
          <table:table-cell office:value-type="float" office:value="24.997282000000094" table:style-name="ce12">
            <text:p>24,997282</text:p>
          </table:table-cell>
          <table:table-cell office:value-type="float" office:value="56.302490000000077" table:style-name="ce12">
            <text:p>56,30249</text:p>
          </table:table-cell>
          <table:table-cell table:number-columns-repeated="16382"/>
        </table:table-row>
        <table:table-row table:style-name="ro1">
          <table:table-cell office:value-type="float" office:value="24.96341400000005" table:style-name="ce12">
            <text:p>24,963414</text:p>
          </table:table-cell>
          <table:table-cell office:value-type="float" office:value="56.35344700000006" table:style-name="ce12">
            <text:p>56,353447</text:p>
          </table:table-cell>
          <table:table-cell table:number-columns-repeated="16382"/>
        </table:table-row>
        <table:table-row table:style-name="ro1">
          <table:table-cell office:value-type="float" office:value="24.920773999999991" table:style-name="ce12">
            <text:p>24,920774</text:p>
          </table:table-cell>
          <table:table-cell office:value-type="float" office:value="56.400247000000022" table:style-name="ce12">
            <text:p>56,400247</text:p>
          </table:table-cell>
          <table:table-cell table:number-columns-repeated="16382"/>
        </table:table-row>
        <table:table-row table:style-name="ro1">
          <table:table-cell office:value-type="float" office:value="24.878031000000014" table:style-name="ce12">
            <text:p>24,878031</text:p>
          </table:table-cell>
          <table:table-cell office:value-type="float" office:value="56.447028000000032" table:style-name="ce12">
            <text:p>56,447028</text:p>
          </table:table-cell>
          <table:table-cell table:number-columns-repeated="16382"/>
        </table:table-row>
        <table:table-row table:style-name="ro1">
          <table:table-cell office:value-type="float" office:value="24.832323000000027" table:style-name="ce12">
            <text:p>24,832323</text:p>
          </table:table-cell>
          <table:table-cell office:value-type="float" office:value="56.408333000000013" table:style-name="ce12">
            <text:p>56,408333</text:p>
          </table:table-cell>
          <table:table-cell table:number-columns-repeated="16382"/>
        </table:table-row>
        <table:table-row table:style-name="ro1">
          <table:table-cell office:value-type="float" office:value="24.741572000000073" table:style-name="ce12">
            <text:p>24,741572</text:p>
          </table:table-cell>
          <table:table-cell office:value-type="float" office:value="56.398430000000012" table:style-name="ce12">
            <text:p>56,39843</text:p>
          </table:table-cell>
          <table:table-cell table:number-columns-repeated="16382"/>
        </table:table-row>
        <table:table-row table:style-name="ro1">
          <table:table-cell office:value-type="float" office:value="24.664834000000095" table:style-name="ce12">
            <text:p>24,664834</text:p>
          </table:table-cell>
          <table:table-cell office:value-type="float" office:value="56.369907000000055" table:style-name="ce12">
            <text:p>56,369907</text:p>
          </table:table-cell>
          <table:table-cell table:number-columns-repeated="16382"/>
        </table:table-row>
        <table:table-row table:style-name="ro1">
          <table:table-cell office:value-type="float" office:value="24.603281000000088" table:style-name="ce12">
            <text:p>24,603281</text:p>
          </table:table-cell>
          <table:table-cell office:value-type="float" office:value="56.331750000000042" table:style-name="ce12">
            <text:p>56,33175</text:p>
          </table:table-cell>
          <table:table-cell table:number-columns-repeated="16382"/>
        </table:table-row>
        <table:table-row table:style-name="ro1">
          <table:table-cell office:value-type="float" office:value="24.565530000000074" table:style-name="ce12">
            <text:p>24,56553</text:p>
          </table:table-cell>
          <table:table-cell office:value-type="float" office:value="56.28815900000005" table:style-name="ce12">
            <text:p>56,288159</text:p>
          </table:table-cell>
          <table:table-cell table:number-columns-repeated="16382"/>
        </table:table-row>
        <table:table-row table:style-name="ro1">
          <table:table-cell office:value-type="float" office:value="24.481616000000084" table:style-name="ce12">
            <text:p>24,481616</text:p>
          </table:table-cell>
          <table:table-cell office:value-type="float" office:value="56.264305000000022" table:style-name="ce12">
            <text:p>56,264305</text:p>
          </table:table-cell>
          <table:table-cell table:number-columns-repeated="16382"/>
        </table:table-row>
        <table:table-row table:style-name="ro1">
          <table:table-cell office:value-type="float" office:value="24.401986000000072" table:style-name="ce12">
            <text:p>24,401986</text:p>
          </table:table-cell>
          <table:table-cell office:value-type="float" office:value="56.276256999999973" table:style-name="ce12">
            <text:p>56,276257</text:p>
          </table:table-cell>
          <table:table-cell table:number-columns-repeated="16382"/>
        </table:table-row>
        <table:table-row table:style-name="ro1">
          <table:table-cell office:value-type="float" office:value="24.307183000000059" table:style-name="ce12">
            <text:p>24,307183</text:p>
          </table:table-cell>
          <table:table-cell office:value-type="float" office:value="56.297706000000048" table:style-name="ce12">
            <text:p>56,297706</text:p>
          </table:table-cell>
          <table:table-cell table:number-columns-repeated="16382"/>
        </table:table-row>
        <table:table-row table:style-name="ro1">
          <table:table-cell office:value-type="float" office:value="24.223413000000047" table:style-name="ce12">
            <text:p>24,223413</text:p>
          </table:table-cell>
          <table:table-cell office:value-type="float" office:value="56.273669999999967" table:style-name="ce12">
            <text:p>56,27367</text:p>
          </table:table-cell>
          <table:table-cell table:number-columns-repeated="16382"/>
        </table:table-row>
        <table:table-row table:style-name="ro1">
          <table:table-cell office:value-type="float" office:value="24.133157000000093" table:style-name="ce12">
            <text:p>24,133157</text:p>
          </table:table-cell>
          <table:table-cell office:value-type="float" office:value="56.263308999999978" table:style-name="ce12">
            <text:p>56,263309</text:p>
          </table:table-cell>
          <table:table-cell table:number-columns-repeated="16382"/>
        </table:table-row>
        <table:table-row table:style-name="ro1">
          <table:table-cell office:value-type="float" office:value="24.063908000000076" table:style-name="ce12">
            <text:p>24,063908</text:p>
          </table:table-cell>
          <table:table-cell office:value-type="float" office:value="56.297184000000009" table:style-name="ce12">
            <text:p>56,297184</text:p>
          </table:table-cell>
          <table:table-cell table:number-columns-repeated="16382"/>
        </table:table-row>
        <table:table-row table:style-name="ro1">
          <table:table-cell office:value-type="float" office:value="23.994533000000043" table:style-name="ce12">
            <text:p>23,994533</text:p>
          </table:table-cell>
          <table:table-cell office:value-type="float" office:value="56.331016000000076" table:style-name="ce12">
            <text:p>56,331016</text:p>
          </table:table-cell>
          <table:table-cell table:number-columns-repeated="16382"/>
        </table:table-row>
        <table:table-row table:style-name="ro1">
          <table:table-cell office:value-type="float" office:value="23.881342000000068" table:style-name="ce12">
            <text:p>23,881342</text:p>
          </table:table-cell>
          <table:table-cell office:value-type="float" office:value="56.334724000000044" table:style-name="ce12">
            <text:p>56,334724</text:p>
          </table:table-cell>
          <table:table-cell table:number-columns-repeated="16382"/>
        </table:table-row>
        <table:table-row table:style-name="ro1">
          <table:table-cell office:value-type="float" office:value="23.783401000000076" table:style-name="ce12">
            <text:p>23,783401</text:p>
          </table:table-cell>
          <table:table-cell office:value-type="float" office:value="56.328845999999984" table:style-name="ce12">
            <text:p>56,328846</text:p>
          </table:table-cell>
          <table:table-cell table:number-columns-repeated="16382"/>
        </table:table-row>
        <table:table-row table:style-name="ro1">
          <table:table-cell office:value-type="float" office:value="23.763174000000042" table:style-name="ce12">
            <text:p>23,763174</text:p>
          </table:table-cell>
          <table:table-cell office:value-type="float" office:value="56.369980000000041" table:style-name="ce12">
            <text:p>56,36998</text:p>
          </table:table-cell>
          <table:table-cell table:number-columns-repeated="16382"/>
        </table:table-row>
        <table:table-row table:style-name="ro1">
          <table:table-cell office:value-type="float" office:value="23.648975000000057" table:style-name="ce12">
            <text:p>23,648975</text:p>
          </table:table-cell>
          <table:table-cell office:value-type="float" office:value="56.364498000000069" table:style-name="ce12">
            <text:p>56,364498</text:p>
          </table:table-cell>
          <table:table-cell table:number-columns-repeated="16382"/>
        </table:table-row>
        <table:table-row table:style-name="ro1">
          <table:table-cell office:value-type="float" office:value="23.573148000000053" table:style-name="ce12">
            <text:p>23,573148</text:p>
          </table:table-cell>
          <table:table-cell office:value-type="float" office:value="56.335282000000049" table:style-name="ce12">
            <text:p>56,335282</text:p>
          </table:table-cell>
          <table:table-cell table:number-columns-repeated="16382"/>
        </table:table-row>
        <table:table-row table:style-name="ro1">
          <table:table-cell office:value-type="float" office:value="23.476914000000129" table:style-name="ce12">
            <text:p>23,476914</text:p>
          </table:table-cell>
          <table:table-cell office:value-type="float" office:value="56.347100000000061" table:style-name="ce12">
            <text:p>56,3471</text:p>
          </table:table-cell>
          <table:table-cell table:number-columns-repeated="16382"/>
        </table:table-row>
        <table:table-row table:style-name="ro1">
          <table:table-cell office:value-type="float" office:value="23.398425000000085" table:style-name="ce12">
            <text:p>23,398425</text:p>
          </table:table-cell>
          <table:table-cell office:value-type="float" office:value="56.376333999999972" table:style-name="ce12">
            <text:p>56,376334</text:p>
          </table:table-cell>
          <table:table-cell table:number-columns-repeated="16382"/>
        </table:table-row>
        <table:table-row table:style-name="ro1">
          <table:table-cell office:value-type="float" office:value="23.285050000000062" table:style-name="ce12">
            <text:p>23,28505</text:p>
          </table:table-cell>
          <table:table-cell office:value-type="float" office:value="56.379482000000039" table:style-name="ce12">
            <text:p>56,379482</text:p>
          </table:table-cell>
          <table:table-cell table:number-columns-repeated="16382"/>
        </table:table-row>
        <table:table-row table:style-name="ro1">
          <table:table-cell office:value-type="float" office:value="23.186336000000033" table:style-name="ce12">
            <text:p>23,186336</text:p>
          </table:table-cell>
          <table:table-cell office:value-type="float" office:value="56.364143000000055" table:style-name="ce12">
            <text:p>56,364143</text:p>
          </table:table-cell>
          <table:table-cell table:number-columns-repeated="16382"/>
        </table:table-row>
        <table:table-row table:style-name="ro1">
          <table:table-cell office:value-type="float" office:value="23.134025000000058" table:style-name="ce12">
            <text:p>23,134025</text:p>
          </table:table-cell>
          <table:table-cell office:value-type="float" office:value="56.320539000000039" table:style-name="ce12">
            <text:p>56,320539</text:p>
          </table:table-cell>
          <table:table-cell table:number-columns-repeated="16382"/>
        </table:table-row>
        <table:table-row table:style-name="ro1">
          <table:table-cell office:value-type="float" office:value="23.05315000000007" table:style-name="ce12">
            <text:p>23,05315</text:p>
          </table:table-cell>
          <table:table-cell office:value-type="float" office:value="56.322617000000022" table:style-name="ce12">
            <text:p>56,322617</text:p>
          </table:table-cell>
          <table:table-cell table:number-columns-repeated="16382"/>
        </table:table-row>
        <table:table-row table:style-name="ro1">
          <table:table-cell office:value-type="float" office:value="23.016656000000062" table:style-name="ce12">
            <text:p>23,016656</text:p>
          </table:table-cell>
          <table:table-cell office:value-type="float" office:value="56.373013" table:style-name="ce12">
            <text:p>56,373013</text:p>
          </table:table-cell>
          <table:table-cell table:number-columns-repeated="16382"/>
        </table:table-row>
        <table:table-row table:style-name="ro1">
          <table:table-cell office:value-type="float" office:value="22.963138000000068" table:style-name="ce12">
            <text:p>22,963138</text:p>
          </table:table-cell>
          <table:table-cell office:value-type="float" office:value="56.414822000000058" table:style-name="ce12">
            <text:p>56,414822</text:p>
          </table:table-cell>
          <table:table-cell table:number-columns-repeated="16382"/>
        </table:table-row>
        <table:table-row table:style-name="ro1">
          <table:table-cell office:value-type="float" office:value="22.903263000000031" table:style-name="ce12">
            <text:p>22,903263</text:p>
          </table:table-cell>
          <table:table-cell office:value-type="float" office:value="56.37580100000001" table:style-name="ce12">
            <text:p>56,375801</text:p>
          </table:table-cell>
          <table:table-cell table:number-columns-repeated="16382"/>
        </table:table-row>
        <table:table-row table:style-name="ro1">
          <table:table-cell office:value-type="float" office:value="22.789189000000018" table:style-name="ce12">
            <text:p>22,789189</text:p>
          </table:table-cell>
          <table:table-cell office:value-type="float" office:value="56.369503000000059" table:style-name="ce12">
            <text:p>56,369503</text:p>
          </table:table-cell>
          <table:table-cell table:number-columns-repeated="16382"/>
        </table:table-row>
        <table:table-row table:style-name="ro1">
          <table:table-cell office:value-type="float" office:value="22.707546000000029" table:style-name="ce12">
            <text:p>22,707546</text:p>
          </table:table-cell>
          <table:table-cell office:value-type="float" office:value="56.362374000000031" table:style-name="ce12">
            <text:p>56,362374</text:p>
          </table:table-cell>
          <table:table-cell table:number-columns-repeated="16382"/>
        </table:table-row>
        <table:table-row table:style-name="ro1">
          <table:table-cell office:value-type="float" office:value="22.635601000000001" table:style-name="ce12">
            <text:p>22,635601</text:p>
          </table:table-cell>
          <table:table-cell office:value-type="float" office:value="56.377460000000028" table:style-name="ce12">
            <text:p>56,37746</text:p>
          </table:table-cell>
          <table:table-cell table:number-columns-repeated="16382"/>
        </table:table-row>
        <table:table-row table:style-name="ro1">
          <table:table-cell office:value-type="float" office:value="22.531180000000113" table:style-name="ce12">
            <text:p>22,53118</text:p>
          </table:table-cell>
          <table:table-cell office:value-type="float" office:value="56.393193000000039" table:style-name="ce12">
            <text:p>56,393193</text:p>
          </table:table-cell>
          <table:table-cell table:number-columns-repeated="16382"/>
        </table:table-row>
        <table:table-row table:style-name="ro1">
          <table:table-cell office:value-type="float" office:value="22.426669999999998" table:style-name="ce12">
            <text:p>22,42667</text:p>
          </table:table-cell>
          <table:table-cell office:value-type="float" office:value="56.408832000000068" table:style-name="ce12">
            <text:p>56,408832</text:p>
          </table:table-cell>
          <table:table-cell table:number-columns-repeated="16382"/>
        </table:table-row>
        <table:table-row table:style-name="ro1">
          <table:table-cell office:value-type="float" office:value="22.328797000000002" table:style-name="ce12">
            <text:p>22,328797</text:p>
          </table:table-cell>
          <table:table-cell office:value-type="float" office:value="56.401770999999982" table:style-name="ce12">
            <text:p>56,401771</text:p>
          </table:table-cell>
          <table:table-cell table:number-columns-repeated="16382"/>
        </table:table-row>
        <table:table-row table:style-name="ro1">
          <table:table-cell office:value-type="float" office:value="22.239872000000041" table:style-name="ce12">
            <text:p>22,239872</text:p>
          </table:table-cell>
          <table:table-cell office:value-type="float" office:value="56.407952000000122" table:style-name="ce12">
            <text:p>56,407952</text:p>
          </table:table-cell>
          <table:table-cell table:number-columns-repeated="16382"/>
        </table:table-row>
        <table:table-row table:style-name="ro1">
          <table:table-cell office:value-type="float" office:value="22.143573999999994" table:style-name="ce12">
            <text:p>22,143574</text:p>
          </table:table-cell>
          <table:table-cell office:value-type="float" office:value="56.427684999999983" table:style-name="ce12">
            <text:p>56,427685</text:p>
          </table:table-cell>
          <table:table-cell table:number-columns-repeated="16382"/>
        </table:table-row>
        <table:table-row table:style-name="ro1">
          <table:table-cell office:value-type="float" office:value="22.037350000000057" table:style-name="ce12">
            <text:p>22,03735</text:p>
          </table:table-cell>
          <table:table-cell office:value-type="float" office:value="56.416043000000045" table:style-name="ce12">
            <text:p>56,416043</text:p>
          </table:table-cell>
          <table:table-cell table:number-columns-repeated="16382"/>
        </table:table-row>
        <table:table-row table:number-rows-repeated="1047687" table:style-name="ro1">
          <table:table-cell table:number-columns-repeated="16384"/>
        </table:table-row>
      </table:table>
      <table:table table:name="Atranka" table:style-name="ta1">
        <table:table-column table:style-name="co1" table:default-cell-style-name="ce15"/>
        <table:table-column table:style-name="co10" table:default-cell-style-name="ce12"/>
        <table:table-column table:style-name="co11" table:default-cell-style-name="ce12"/>
        <table:table-column table:style-name="co10" table:number-columns-repeated="2" table:default-cell-style-name="ce12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3" table:default-cell-style-name="ce1"/>
        <table:table-column table:style-name="co4" table:default-cell-style-name="ce1"/>
        <table:table-column table:style-name="co14" table:default-cell-style-name="ce1"/>
        <table:table-column table:style-name="co7" table:number-columns-repeated="16373" table:default-cell-style-name="ce1"/>
        <table:table-row table:style-name="ro4">
          <table:table-cell office:value-type="string" table:number-columns-spanned="5" table:number-rows-spanned="1" table:style-name="ce22">
            <text:p>Labiausiai į šiaurę <text:s/>ir pietus nutolę Latvijos miestai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table:number-columns-spanned="2" table:number-rows-spanned="1" table:style-name="ce16"/>
          <table:covered-table-cell/>
          <table:table-cell table:style-name="ce20"/>
          <table:table-cell office:value-type="string" table:style-name="ce21">
            <text:p>platuma</text:p>
          </table:table-cell>
          <table:table-cell office:value-type="string" table:style-name="ce21">
            <text:p>ilguma</text:p>
          </table:table-cell>
          <table:table-cell table:number-columns-repeated="16379"/>
        </table:table-row>
        <table:table-row table:style-name="ro2">
          <table:table-cell table:number-columns-spanned="2" table:number-rows-spanned="1" table:style-name="ce16"/>
          <table:covered-table-cell/>
          <table:table-cell office:value-type="string" table:style-name="ce18">
            <text:p>mažiausia</text:p>
          </table:table-cell>
          <table:table-cell office:value-type="float" office:value="55.88" table:style-name="ce19">
            <text:p>55,88</text:p>
          </table:table-cell>
          <table:table-cell table:style-name="ce19"/>
          <table:table-cell table:number-columns-repeated="16379"/>
        </table:table-row>
        <table:table-row table:style-name="ro2">
          <table:table-cell table:number-columns-spanned="2" table:number-rows-spanned="1" table:style-name="ce16"/>
          <table:covered-table-cell/>
          <table:table-cell office:value-type="string" table:style-name="ce18">
            <text:p>didžiausia</text:p>
          </table:table-cell>
          <table:table-cell office:value-type="float" office:value="57.9" table:style-name="ce19">
            <text:p>57,9</text:p>
          </table:table-cell>
          <table:table-cell table:style-name="ce19"/>
          <table:table-cell table:number-columns-repeated="16379"/>
        </table:table-row>
        <table:table-row table:style-name="ro1">
          <table:table-cell table:number-columns-spanned="5" table:number-rows-spanned="1" table:style-name="ce23"/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5" table:number-rows-spanned="1" table:style-name="ce9">
            <text:p>Latvijos miestų lentelė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style-name="ce3">
            <text:p>nr.</text:p>
          </table:table-cell>
          <table:table-cell office:value-type="string" table:style-name="ce3">
            <text:p>miestas</text:p>
          </table:table-cell>
          <table:table-cell office:value-type="string" table:style-name="ce13">
            <text:p>gyventojų sk.</text:p>
          </table:table-cell>
          <table:table-cell office:value-type="string" table:style-name="ce3">
            <text:p>platuma</text:p>
          </table:table-cell>
          <table:table-cell office:value-type="string" table:style-name="ce3">
            <text:p>ilguma</text:p>
          </table:table-cell>
          <table:table-cell table:number-columns-repeated="16379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string" table:style-name="ce14">
            <text:p>Ryga</text:p>
          </table:table-cell>
          <table:table-cell office:value-type="float" office:value="689300" table:style-name="ce14">
            <text:p>689300</text:p>
          </table:table-cell>
          <table:table-cell office:value-type="float" office:value="56.97" table:style-name="ce14">
            <text:p>56,97</text:p>
          </table:table-cell>
          <table:table-cell office:value-type="float" office:value="24.13" table:style-name="ce14">
            <text:p>24,13</text:p>
          </table:table-cell>
          <table:table-cell table:number-columns-repeated="16379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string" table:style-name="ce14">
            <text:p>Daugpilis</text:p>
          </table:table-cell>
          <table:table-cell office:value-type="float" office:value="112700" table:style-name="ce14">
            <text:p>112700</text:p>
          </table:table-cell>
          <table:table-cell office:value-type="float" office:value="55.88" table:style-name="ce14">
            <text:p>55,88</text:p>
          </table:table-cell>
          <table:table-cell office:value-type="float" office:value="26.51" table:style-name="ce14">
            <text:p>26,51</text:p>
          </table:table-cell>
          <table:table-cell table:number-columns-repeated="16379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string" table:style-name="ce14">
            <text:p>Liepoja</text:p>
          </table:table-cell>
          <table:table-cell office:value-type="float" office:value="81100" table:style-name="ce14">
            <text:p>81100</text:p>
          </table:table-cell>
          <table:table-cell office:value-type="float" office:value="56.51" table:style-name="ce14">
            <text:p>56,51</text:p>
          </table:table-cell>
          <table:table-cell office:value-type="float" office:value="21.01" table:style-name="ce14">
            <text:p>21,01</text:p>
          </table:table-cell>
          <table:table-cell table:number-columns-repeated="16379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string" table:style-name="ce14">
            <text:p>Jelgava</text:p>
          </table:table-cell>
          <table:table-cell office:value-type="float" office:value="56000" table:style-name="ce14">
            <text:p>56000</text:p>
          </table:table-cell>
          <table:table-cell office:value-type="float" office:value="56.65" table:style-name="ce14">
            <text:p>56,65</text:p>
          </table:table-cell>
          <table:table-cell office:value-type="float" office:value="23.71" table:style-name="ce14">
            <text:p>23,71</text:p>
          </table:table-cell>
          <table:table-cell table:number-columns-repeated="16379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string" table:style-name="ce14">
            <text:p>Jūrmala</text:p>
          </table:table-cell>
          <table:table-cell office:value-type="float" office:value="51400" table:style-name="ce14">
            <text:p>51400</text:p>
          </table:table-cell>
          <table:table-cell office:value-type="float" office:value="56.98" table:style-name="ce14">
            <text:p>56,98</text:p>
          </table:table-cell>
          <table:table-cell office:value-type="float" office:value="23.76" table:style-name="ce14">
            <text:p>23,76</text:p>
          </table:table-cell>
          <table:table-cell table:number-columns-repeated="16379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string" table:style-name="ce14">
            <text:p>Ventspilis</text:p>
          </table:table-cell>
          <table:table-cell office:value-type="float" office:value="39800" table:style-name="ce14">
            <text:p>39800</text:p>
          </table:table-cell>
          <table:table-cell office:value-type="float" office:value="57.4" table:style-name="ce14">
            <text:p>57,4</text:p>
          </table:table-cell>
          <table:table-cell office:value-type="float" office:value="21.56" table:style-name="ce14">
            <text:p>21,56</text:p>
          </table:table-cell>
          <table:table-cell table:number-columns-repeated="16379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string" table:style-name="ce14">
            <text:p>Rėzeknė</text:p>
          </table:table-cell>
          <table:table-cell office:value-type="float" office:value="36700" table:style-name="ce14">
            <text:p>36700</text:p>
          </table:table-cell>
          <table:table-cell office:value-type="float" office:value="56.51" table:style-name="ce14">
            <text:p>56,51</text:p>
          </table:table-cell>
          <table:table-cell office:value-type="float" office:value="27.32" table:style-name="ce14">
            <text:p>27,32</text:p>
          </table:table-cell>
          <table:table-cell table:number-columns-repeated="16379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string" table:style-name="ce14">
            <text:p>Jėkabpilis</text:p>
          </table:table-cell>
          <table:table-cell office:value-type="float" office:value="27000" table:style-name="ce14">
            <text:p>27000</text:p>
          </table:table-cell>
          <table:table-cell office:value-type="float" office:value="56.51" table:style-name="ce14">
            <text:p>56,51</text:p>
          </table:table-cell>
          <table:table-cell office:value-type="float" office:value="25.86" table:style-name="ce14">
            <text:p>25,86</text:p>
          </table:table-cell>
          <table:table-cell table:number-columns-repeated="16379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string" table:style-name="ce14">
            <text:p>Valmiera</text:p>
          </table:table-cell>
          <table:table-cell office:value-type="float" office:value="26300" table:style-name="ce14">
            <text:p>26300</text:p>
          </table:table-cell>
          <table:table-cell office:value-type="float" office:value="57.55" table:style-name="ce14">
            <text:p>57,55</text:p>
          </table:table-cell>
          <table:table-cell office:value-type="float" office:value="25.42" table:style-name="ce14">
            <text:p>25,42</text:p>
          </table:table-cell>
          <table:table-cell table:number-columns-repeated="16379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string" table:style-name="ce14">
            <text:p>Uogrė</text:p>
          </table:table-cell>
          <table:table-cell office:value-type="float" office:value="24900" table:style-name="ce14">
            <text:p>24900</text:p>
          </table:table-cell>
          <table:table-cell office:value-type="float" office:value="56.81" table:style-name="ce14">
            <text:p>56,81</text:p>
          </table:table-cell>
          <table:table-cell office:value-type="float" office:value="24.61" table:style-name="ce14">
            <text:p>24,61</text:p>
          </table:table-cell>
          <table:table-cell table:number-columns-repeated="16379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string" table:style-name="ce14">
            <text:p>Tukumas</text:p>
          </table:table-cell>
          <table:table-cell office:value-type="float" office:value="18000" table:style-name="ce14">
            <text:p>18000</text:p>
          </table:table-cell>
          <table:table-cell office:value-type="float" office:value="56.97" table:style-name="ce14">
            <text:p>56,97</text:p>
          </table:table-cell>
          <table:table-cell office:value-type="float" office:value="23.16" table:style-name="ce14">
            <text:p>23,16</text:p>
          </table:table-cell>
          <table:table-cell table:number-columns-repeated="16379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string" table:style-name="ce14">
            <text:p>Cėsys</text:p>
          </table:table-cell>
          <table:table-cell office:value-type="float" office:value="17700" table:style-name="ce14">
            <text:p>17700</text:p>
          </table:table-cell>
          <table:table-cell office:value-type="float" office:value="57.32" table:style-name="ce14">
            <text:p>57,32</text:p>
          </table:table-cell>
          <table:table-cell office:value-type="float" office:value="25.27" table:style-name="ce14">
            <text:p>25,27</text:p>
          </table:table-cell>
          <table:table-cell table:number-columns-repeated="16379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string" table:style-name="ce14">
            <text:p>Salaspilis</text:p>
          </table:table-cell>
          <table:table-cell office:value-type="float" office:value="17400" table:style-name="ce14">
            <text:p>17400</text:p>
          </table:table-cell>
          <table:table-cell office:value-type="float" office:value="56.86" table:style-name="ce14">
            <text:p>56,86</text:p>
          </table:table-cell>
          <table:table-cell office:value-type="float" office:value="24.35" table:style-name="ce14">
            <text:p>24,35</text:p>
          </table:table-cell>
          <table:table-cell table:number-columns-repeated="16379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string" table:style-name="ce14">
            <text:p>Kuldyga</text:p>
          </table:table-cell>
          <table:table-cell office:value-type="float" office:value="14000" table:style-name="ce14">
            <text:p>14000</text:p>
          </table:table-cell>
          <table:table-cell office:value-type="float" office:value="56.98" table:style-name="ce14">
            <text:p>56,98</text:p>
          </table:table-cell>
          <table:table-cell office:value-type="float" office:value="21.95" table:style-name="ce14">
            <text:p>21,95</text:p>
          </table:table-cell>
          <table:table-cell table:number-columns-repeated="16379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string" table:style-name="ce14">
            <text:p>Uolainė</text:p>
          </table:table-cell>
          <table:table-cell office:value-type="float" office:value="12800" table:style-name="ce14">
            <text:p>12800</text:p>
          </table:table-cell>
          <table:table-cell office:value-type="float" office:value="56.81" table:style-name="ce14">
            <text:p>56,81</text:p>
          </table:table-cell>
          <table:table-cell office:value-type="float" office:value="23.92" table:style-name="ce14">
            <text:p>23,92</text:p>
          </table:table-cell>
          <table:table-cell table:number-columns-repeated="16379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string" table:style-name="ce14">
            <text:p>Saldus</text:p>
          </table:table-cell>
          <table:table-cell office:value-type="float" office:value="12600" table:style-name="ce14">
            <text:p>12600</text:p>
          </table:table-cell>
          <table:table-cell office:value-type="float" office:value="56.67" table:style-name="ce14">
            <text:p>56,67</text:p>
          </table:table-cell>
          <table:table-cell office:value-type="float" office:value="22.48" table:style-name="ce14">
            <text:p>22,48</text:p>
          </table:table-cell>
          <table:table-cell table:number-columns-repeated="16379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string" table:style-name="ce14">
            <text:p>Talsai</text:p>
          </table:table-cell>
          <table:table-cell office:value-type="float" office:value="11600" table:style-name="ce14">
            <text:p>11600</text:p>
          </table:table-cell>
          <table:table-cell office:value-type="float" office:value="57.25" table:style-name="ce14">
            <text:p>57,25</text:p>
          </table:table-cell>
          <table:table-cell office:value-type="float" office:value="22.59" table:style-name="ce14">
            <text:p>22,59</text:p>
          </table:table-cell>
          <table:table-cell table:number-columns-repeated="16379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string" table:style-name="ce14">
            <text:p>Bauskė</text:p>
          </table:table-cell>
          <table:table-cell office:value-type="float" office:value="11000" table:style-name="ce14">
            <text:p>11000</text:p>
          </table:table-cell>
          <table:table-cell office:value-type="float" office:value="56.41" table:style-name="ce14">
            <text:p>56,41</text:p>
          </table:table-cell>
          <table:table-cell office:value-type="float" office:value="24.18" table:style-name="ce14">
            <text:p>24,18</text:p>
          </table:table-cell>
          <table:table-cell table:number-columns-repeated="16379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string" table:style-name="ce14">
            <text:p>Kraslava</text:p>
          </table:table-cell>
          <table:table-cell office:value-type="float" office:value="10600" table:style-name="ce14">
            <text:p>10600</text:p>
          </table:table-cell>
          <table:table-cell office:value-type="float" office:value="55.9" table:style-name="ce14">
            <text:p>55,9</text:p>
          </table:table-cell>
          <table:table-cell office:value-type="float" office:value="27.17" table:style-name="ce14">
            <text:p>27,17</text:p>
          </table:table-cell>
          <table:table-cell table:number-columns-repeated="16379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string" table:style-name="ce14">
            <text:p>Sigulda</text:p>
          </table:table-cell>
          <table:table-cell office:value-type="float" office:value="10500" table:style-name="ce14">
            <text:p>10500</text:p>
          </table:table-cell>
          <table:table-cell office:value-type="float" office:value="57.16" table:style-name="ce14">
            <text:p>57,16</text:p>
          </table:table-cell>
          <table:table-cell office:value-type="float" office:value="24.86" table:style-name="ce14">
            <text:p>24,86</text:p>
          </table:table-cell>
          <table:table-cell table:number-columns-repeated="16379"/>
        </table:table-row>
        <table:table-row table:style-name="ro1">
          <table:table-cell office:value-type="float" office:value="21" table:style-name="ce5">
            <text:p>21</text:p>
          </table:table-cell>
          <table:table-cell office:value-type="string" table:style-name="ce14">
            <text:p>Duobelė</text:p>
          </table:table-cell>
          <table:table-cell office:value-type="float" office:value="10300" table:style-name="ce14">
            <text:p>10300</text:p>
          </table:table-cell>
          <table:table-cell office:value-type="float" office:value="56.63" table:style-name="ce14">
            <text:p>56,63</text:p>
          </table:table-cell>
          <table:table-cell office:value-type="float" office:value="23.27" table:style-name="ce14">
            <text:p>23,27</text:p>
          </table:table-cell>
          <table:table-cell table:number-columns-repeated="16379"/>
        </table:table-row>
        <table:table-row table:style-name="ro1">
          <table:table-cell office:value-type="float" office:value="22" table:style-name="ce5">
            <text:p>22</text:p>
          </table:table-cell>
          <table:table-cell office:value-type="string" table:style-name="ce14">
            <text:p>Ludza</text:p>
          </table:table-cell>
          <table:table-cell office:value-type="float" office:value="10100" table:style-name="ce14">
            <text:p>10100</text:p>
          </table:table-cell>
          <table:table-cell office:value-type="float" office:value="56.55" table:style-name="ce14">
            <text:p>56,55</text:p>
          </table:table-cell>
          <table:table-cell office:value-type="float" office:value="27.73" table:style-name="ce14">
            <text:p>27,73</text:p>
          </table:table-cell>
          <table:table-cell table:number-columns-repeated="16379"/>
        </table:table-row>
        <table:table-row table:style-name="ro1">
          <table:table-cell office:value-type="float" office:value="23" table:style-name="ce5">
            <text:p>23</text:p>
          </table:table-cell>
          <table:table-cell office:value-type="string" table:style-name="ce14">
            <text:p>Lyvanai</text:p>
          </table:table-cell>
          <table:table-cell office:value-type="float" office:value="9700" table:style-name="ce14">
            <text:p>9700</text:p>
          </table:table-cell>
          <table:table-cell office:value-type="float" office:value="56.36" table:style-name="ce14">
            <text:p>56,36</text:p>
          </table:table-cell>
          <table:table-cell office:value-type="float" office:value="26.18" table:style-name="ce14">
            <text:p>26,18</text:p>
          </table:table-cell>
          <table:table-cell table:number-columns-repeated="16379"/>
        </table:table-row>
        <table:table-row table:style-name="ro1">
          <table:table-cell office:value-type="float" office:value="24" table:style-name="ce5">
            <text:p>24</text:p>
          </table:table-cell>
          <table:table-cell office:value-type="string" table:style-name="ce14">
            <text:p>Gulbenė</text:p>
          </table:table-cell>
          <table:table-cell office:value-type="float" office:value="9400" table:style-name="ce14">
            <text:p>9400</text:p>
          </table:table-cell>
          <table:table-cell office:value-type="float" office:value="57.18" table:style-name="ce14">
            <text:p>57,18</text:p>
          </table:table-cell>
          <table:table-cell office:value-type="float" office:value="26.75" table:style-name="ce14">
            <text:p>26,75</text:p>
          </table:table-cell>
          <table:table-cell table:number-columns-repeated="16379"/>
        </table:table-row>
        <table:table-row table:style-name="ro1">
          <table:table-cell office:value-type="float" office:value="25" table:style-name="ce5">
            <text:p>25</text:p>
          </table:table-cell>
          <table:table-cell office:value-type="string" table:style-name="ce14">
            <text:p>Maduona</text:p>
          </table:table-cell>
          <table:table-cell office:value-type="float" office:value="9300" table:style-name="ce14">
            <text:p>9300</text:p>
          </table:table-cell>
          <table:table-cell office:value-type="float" office:value="56.86" table:style-name="ce14">
            <text:p>56,86</text:p>
          </table:table-cell>
          <table:table-cell office:value-type="float" office:value="26.22" table:style-name="ce14">
            <text:p>26,22</text:p>
          </table:table-cell>
          <table:table-cell table:number-columns-repeated="16379"/>
        </table:table-row>
        <table:table-row table:style-name="ro1">
          <table:table-cell office:value-type="float" office:value="26" table:style-name="ce5">
            <text:p>26</text:p>
          </table:table-cell>
          <table:table-cell office:value-type="string" table:style-name="ce14">
            <text:p>Limbažiai</text:p>
          </table:table-cell>
          <table:table-cell office:value-type="float" office:value="8900" table:style-name="ce14">
            <text:p>8900</text:p>
          </table:table-cell>
          <table:table-cell office:value-type="float" office:value="57.52" table:style-name="ce14">
            <text:p>57,52</text:p>
          </table:table-cell>
          <table:table-cell office:value-type="float" office:value="24.71" table:style-name="ce14">
            <text:p>24,71</text:p>
          </table:table-cell>
          <table:table-cell table:number-columns-repeated="16379"/>
        </table:table-row>
        <table:table-row table:style-name="ro1">
          <table:table-cell office:value-type="float" office:value="27" table:style-name="ce5">
            <text:p>27</text:p>
          </table:table-cell>
          <table:table-cell office:value-type="string" table:style-name="ce14">
            <text:p>Preiliai</text:p>
          </table:table-cell>
          <table:table-cell office:value-type="float" office:value="8600" table:style-name="ce14">
            <text:p>8600</text:p>
          </table:table-cell>
          <table:table-cell office:value-type="float" office:value="56.3" table:style-name="ce14">
            <text:p>56,3</text:p>
          </table:table-cell>
          <table:table-cell office:value-type="float" office:value="26.71" table:style-name="ce14">
            <text:p>26,71</text:p>
          </table:table-cell>
          <table:table-cell table:number-columns-repeated="16379"/>
        </table:table-row>
        <table:table-row table:style-name="ro1">
          <table:table-cell office:value-type="float" office:value="28" table:style-name="ce5">
            <text:p>28</text:p>
          </table:table-cell>
          <table:table-cell office:value-type="string" table:style-name="ce14">
            <text:p>Aizkrauklė</text:p>
          </table:table-cell>
          <table:table-cell office:value-type="float" office:value="8200" table:style-name="ce14">
            <text:p>8200</text:p>
          </table:table-cell>
          <table:table-cell office:value-type="float" office:value="56.59" table:style-name="ce14">
            <text:p>56,59</text:p>
          </table:table-cell>
          <table:table-cell office:value-type="float" office:value="25.2" table:style-name="ce14">
            <text:p>25,2</text:p>
          </table:table-cell>
          <table:table-cell table:number-columns-repeated="16379"/>
        </table:table-row>
        <table:table-row table:style-name="ro1">
          <table:table-cell office:value-type="float" office:value="29" table:style-name="ce5">
            <text:p>29</text:p>
          </table:table-cell>
          <table:table-cell office:value-type="string" table:style-name="ce14">
            <text:p>Balvai</text:p>
          </table:table-cell>
          <table:table-cell office:value-type="float" office:value="7900" table:style-name="ce14">
            <text:p>7900</text:p>
          </table:table-cell>
          <table:table-cell office:value-type="float" office:value="57.13" table:style-name="ce14">
            <text:p>57,13</text:p>
          </table:table-cell>
          <table:table-cell office:value-type="float" office:value="27.26" table:style-name="ce14">
            <text:p>27,26</text:p>
          </table:table-cell>
          <table:table-cell table:number-columns-repeated="16379"/>
        </table:table-row>
        <table:table-row table:style-name="ro1">
          <table:table-cell office:value-type="float" office:value="30" table:style-name="ce5">
            <text:p>30</text:p>
          </table:table-cell>
          <table:table-cell office:value-type="string" table:style-name="ce14">
            <text:p>Smiltenė</text:p>
          </table:table-cell>
          <table:table-cell office:value-type="float" office:value="6700" table:style-name="ce14">
            <text:p>6700</text:p>
          </table:table-cell>
          <table:table-cell office:value-type="float" office:value="57.43" table:style-name="ce14">
            <text:p>57,43</text:p>
          </table:table-cell>
          <table:table-cell office:value-type="float" office:value="25.9" table:style-name="ce14">
            <text:p>25,9</text:p>
          </table:table-cell>
          <table:table-cell table:number-columns-repeated="16379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string" table:style-name="ce14">
            <text:p>Valka</text:p>
          </table:table-cell>
          <table:table-cell office:value-type="float" office:value="6500" table:style-name="ce14">
            <text:p>6500</text:p>
          </table:table-cell>
          <table:table-cell office:value-type="float" office:value="57.78" table:style-name="ce14">
            <text:p>57,78</text:p>
          </table:table-cell>
          <table:table-cell office:value-type="float" office:value="26" table:style-name="ce14">
            <text:p>26</text:p>
          </table:table-cell>
          <table:table-cell table:number-columns-repeated="16379"/>
        </table:table-row>
        <table:table-row table:style-name="ro1">
          <table:table-cell office:value-type="float" office:value="32" table:style-name="ce5">
            <text:p>32</text:p>
          </table:table-cell>
          <table:table-cell office:value-type="string" table:style-name="ce14">
            <text:p>Lielvardė</text:p>
          </table:table-cell>
          <table:table-cell office:value-type="float" office:value="5600" table:style-name="ce14">
            <text:p>5600</text:p>
          </table:table-cell>
          <table:table-cell office:value-type="float" office:value="56.72" table:style-name="ce14">
            <text:p>56,72</text:p>
          </table:table-cell>
          <table:table-cell office:value-type="float" office:value="24.8" table:style-name="ce14">
            <text:p>24,8</text:p>
          </table:table-cell>
          <table:table-cell table:number-columns-repeated="16379"/>
        </table:table-row>
        <table:table-row table:style-name="ro1">
          <table:table-cell office:value-type="float" office:value="33" table:style-name="ce5">
            <text:p>33</text:p>
          </table:table-cell>
          <table:table-cell office:value-type="string" table:style-name="ce14">
            <text:p>Aizputė</text:p>
          </table:table-cell>
          <table:table-cell office:value-type="float" office:value="5400" table:style-name="ce14">
            <text:p>5400</text:p>
          </table:table-cell>
          <table:table-cell office:value-type="float" office:value="56.72" table:style-name="ce14">
            <text:p>56,72</text:p>
          </table:table-cell>
          <table:table-cell office:value-type="float" office:value="21.61" table:style-name="ce14">
            <text:p>21,61</text:p>
          </table:table-cell>
          <table:table-cell table:number-columns-repeated="16379"/>
        </table:table-row>
        <table:table-row table:style-name="ro1">
          <table:table-cell office:value-type="float" office:value="34" table:style-name="ce5">
            <text:p>34</text:p>
          </table:table-cell>
          <table:table-cell office:value-type="string" table:style-name="ce14">
            <text:p>Vangažiai</text:p>
          </table:table-cell>
          <table:table-cell office:value-type="float" office:value="4200" table:style-name="ce14">
            <text:p>4200</text:p>
          </table:table-cell>
          <table:table-cell office:value-type="float" office:value="57.11" table:style-name="ce14">
            <text:p>57,11</text:p>
          </table:table-cell>
          <table:table-cell office:value-type="float" office:value="24.53" table:style-name="ce14">
            <text:p>24,53</text:p>
          </table:table-cell>
          <table:table-cell table:number-columns-repeated="16379"/>
        </table:table-row>
        <table:table-row table:style-name="ro1">
          <table:table-cell office:value-type="float" office:value="35" table:style-name="ce5">
            <text:p>35</text:p>
          </table:table-cell>
          <table:table-cell office:value-type="string" table:style-name="ce14">
            <text:p>Bruocėnai</text:p>
          </table:table-cell>
          <table:table-cell office:value-type="float" office:value="4000" table:style-name="ce14">
            <text:p>4000</text:p>
          </table:table-cell>
          <table:table-cell office:value-type="float" office:value="56.7" table:style-name="ce14">
            <text:p>56,7</text:p>
          </table:table-cell>
          <table:table-cell office:value-type="float" office:value="22.53" table:style-name="ce14">
            <text:p>22,53</text:p>
          </table:table-cell>
          <table:table-cell table:number-columns-repeated="16379"/>
        </table:table-row>
        <table:table-row table:style-name="ro1">
          <table:table-cell office:value-type="float" office:value="36" table:style-name="ce5">
            <text:p>36</text:p>
          </table:table-cell>
          <table:table-cell office:value-type="string" table:style-name="ce14">
            <text:p>Gruobinia</text:p>
          </table:table-cell>
          <table:table-cell office:value-type="float" office:value="3900" table:style-name="ce14">
            <text:p>3900</text:p>
          </table:table-cell>
          <table:table-cell office:value-type="float" office:value="56.55" table:style-name="ce14">
            <text:p>56,55</text:p>
          </table:table-cell>
          <table:table-cell office:value-type="float" office:value="21.16" table:style-name="ce14">
            <text:p>21,16</text:p>
          </table:table-cell>
          <table:table-cell table:number-columns-repeated="16379"/>
        </table:table-row>
        <table:table-row table:style-name="ro1">
          <table:table-cell office:value-type="float" office:value="37" table:style-name="ce5">
            <text:p>37</text:p>
          </table:table-cell>
          <table:table-cell office:value-type="string" table:style-name="ce14">
            <text:p>Pliavinios</text:p>
          </table:table-cell>
          <table:table-cell office:value-type="float" office:value="3900" table:style-name="ce14">
            <text:p>3900</text:p>
          </table:table-cell>
          <table:table-cell office:value-type="float" office:value="56.62" table:style-name="ce14">
            <text:p>56,62</text:p>
          </table:table-cell>
          <table:table-cell office:value-type="float" office:value="25.72" table:style-name="ce14">
            <text:p>25,72</text:p>
          </table:table-cell>
          <table:table-cell table:number-columns-repeated="16379"/>
        </table:table-row>
        <table:table-row table:style-name="ro1">
          <table:table-cell office:value-type="float" office:value="38" table:style-name="ce5">
            <text:p>38</text:p>
          </table:table-cell>
          <table:table-cell office:value-type="string" table:style-name="ce14">
            <text:p>Baluožiai</text:p>
          </table:table-cell>
          <table:table-cell office:value-type="float" office:value="3600" table:style-name="ce14">
            <text:p>3600</text:p>
          </table:table-cell>
          <table:table-cell office:value-type="float" office:value="56.87" table:style-name="ce14">
            <text:p>56,87</text:p>
          </table:table-cell>
          <table:table-cell office:value-type="float" office:value="24.12" table:style-name="ce14">
            <text:p>24,12</text:p>
          </table:table-cell>
          <table:table-cell table:number-columns-repeated="16379"/>
        </table:table-row>
        <table:table-row table:style-name="ro1">
          <table:table-cell office:value-type="float" office:value="39" table:style-name="ce5">
            <text:p>39</text:p>
          </table:table-cell>
          <table:table-cell office:value-type="string" table:style-name="ce14">
            <text:p>Rūjiena</text:p>
          </table:table-cell>
          <table:table-cell office:value-type="float" office:value="3600" table:style-name="ce14">
            <text:p>3600</text:p>
          </table:table-cell>
          <table:table-cell office:value-type="float" office:value="57.9" table:style-name="ce14">
            <text:p>57,9</text:p>
          </table:table-cell>
          <table:table-cell office:value-type="float" office:value="25.34" table:style-name="ce14">
            <text:p>25,34</text:p>
          </table:table-cell>
          <table:table-cell table:number-columns-repeated="16379"/>
        </table:table-row>
        <table:table-row table:style-name="ro1">
          <table:table-cell office:value-type="float" office:value="40" table:style-name="ce5">
            <text:p>40</text:p>
          </table:table-cell>
          <table:table-cell office:value-type="string" table:style-name="ce14">
            <text:p>Vilianai</text:p>
          </table:table-cell>
          <table:table-cell office:value-type="float" office:value="3600" table:style-name="ce14">
            <text:p>3600</text:p>
          </table:table-cell>
          <table:table-cell office:value-type="float" office:value="56.57" table:style-name="ce14">
            <text:p>56,57</text:p>
          </table:table-cell>
          <table:table-cell office:value-type="float" office:value="26.93" table:style-name="ce14">
            <text:p>26,93</text:p>
          </table:table-cell>
          <table:table-cell table:number-columns-repeated="16379"/>
        </table:table-row>
        <table:table-row table:style-name="ro1">
          <table:table-cell office:value-type="float" office:value="41" table:style-name="ce5">
            <text:p>41</text:p>
          </table:table-cell>
          <table:table-cell office:value-type="string" table:style-name="ce14">
            <text:p>Kandava</text:p>
          </table:table-cell>
          <table:table-cell office:value-type="float" office:value="3400" table:style-name="ce14">
            <text:p>3400</text:p>
          </table:table-cell>
          <table:table-cell office:value-type="float" office:value="57.05" table:style-name="ce14">
            <text:p>57,05</text:p>
          </table:table-cell>
          <table:table-cell office:value-type="float" office:value="22.76" table:style-name="ce14">
            <text:p>22,76</text:p>
          </table:table-cell>
          <table:table-cell table:number-columns-repeated="16379"/>
        </table:table-row>
        <table:table-row table:style-name="ro1">
          <table:table-cell office:value-type="float" office:value="42" table:style-name="ce5">
            <text:p>42</text:p>
          </table:table-cell>
          <table:table-cell office:value-type="string" table:style-name="ce14">
            <text:p>Salacgryva</text:p>
          </table:table-cell>
          <table:table-cell office:value-type="float" office:value="3400" table:style-name="ce14">
            <text:p>3400</text:p>
          </table:table-cell>
          <table:table-cell office:value-type="float" office:value="57.77" table:style-name="ce14">
            <text:p>57,77</text:p>
          </table:table-cell>
          <table:table-cell office:value-type="float" office:value="24.36" table:style-name="ce14">
            <text:p>24,36</text:p>
          </table:table-cell>
          <table:table-cell table:number-columns-repeated="16379"/>
        </table:table-row>
        <table:table-row table:style-name="ro1">
          <table:table-cell office:value-type="float" office:value="43" table:style-name="ce5">
            <text:p>43</text:p>
          </table:table-cell>
          <table:table-cell office:value-type="string" table:style-name="ce14">
            <text:p>Ikškilė</text:p>
          </table:table-cell>
          <table:table-cell office:value-type="float" office:value="3000" table:style-name="ce14">
            <text:p>3000</text:p>
          </table:table-cell>
          <table:table-cell office:value-type="float" office:value="56.82" table:style-name="ce14">
            <text:p>56,82</text:p>
          </table:table-cell>
          <table:table-cell office:value-type="float" office:value="24.5" table:style-name="ce14">
            <text:p>24,5</text:p>
          </table:table-cell>
          <table:table-cell table:number-columns-repeated="16379"/>
        </table:table-row>
        <table:table-row table:style-name="ro1">
          <table:table-cell office:value-type="float" office:value="44" table:style-name="ce5">
            <text:p>44</text:p>
          </table:table-cell>
          <table:table-cell office:value-type="string" table:style-name="ce14">
            <text:p>Aucė</text:p>
          </table:table-cell>
          <table:table-cell office:value-type="float" office:value="2900" table:style-name="ce14">
            <text:p>2900</text:p>
          </table:table-cell>
          <table:table-cell office:value-type="float" office:value="56.47" table:style-name="ce14">
            <text:p>56,47</text:p>
          </table:table-cell>
          <table:table-cell office:value-type="float" office:value="22.9" table:style-name="ce14">
            <text:p>22,9</text:p>
          </table:table-cell>
          <table:table-cell table:number-columns-repeated="16379"/>
        </table:table-row>
        <table:table-row table:style-name="ro1">
          <table:table-cell office:value-type="float" office:value="45" table:style-name="ce5">
            <text:p>45</text:p>
          </table:table-cell>
          <table:table-cell office:value-type="string" table:style-name="ce14">
            <text:p>Saulkrastai</text:p>
          </table:table-cell>
          <table:table-cell office:value-type="float" office:value="2900" table:style-name="ce14">
            <text:p>2900</text:p>
          </table:table-cell>
          <table:table-cell office:value-type="float" office:value="57.29" table:style-name="ce14">
            <text:p>57,29</text:p>
          </table:table-cell>
          <table:table-cell office:value-type="float" office:value="24.41" table:style-name="ce14">
            <text:p>24,41</text:p>
          </table:table-cell>
          <table:table-cell table:number-columns-repeated="16379"/>
        </table:table-row>
        <table:table-row table:style-name="ro1">
          <table:table-cell office:value-type="float" office:value="46" table:style-name="ce5">
            <text:p>46</text:p>
          </table:table-cell>
          <table:table-cell office:value-type="string" table:style-name="ce14">
            <text:p>Alūksta</text:p>
          </table:table-cell>
          <table:table-cell office:value-type="float" office:value="2700" table:style-name="ce14">
            <text:p>2700</text:p>
          </table:table-cell>
          <table:table-cell office:value-type="float" office:value="55.98" table:style-name="ce14">
            <text:p>55,98</text:p>
          </table:table-cell>
          <table:table-cell office:value-type="float" office:value="26.3" table:style-name="ce14">
            <text:p>26,3</text:p>
          </table:table-cell>
          <table:table-cell table:number-columns-repeated="16379"/>
        </table:table-row>
        <table:table-row table:style-name="ro1">
          <table:table-cell office:value-type="float" office:value="47" table:style-name="ce5">
            <text:p>47</text:p>
          </table:table-cell>
          <table:table-cell office:value-type="string" table:style-name="ce14">
            <text:p>Karsava</text:p>
          </table:table-cell>
          <table:table-cell office:value-type="float" office:value="2600" table:style-name="ce14">
            <text:p>2600</text:p>
          </table:table-cell>
          <table:table-cell office:value-type="float" office:value="56.79" table:style-name="ce14">
            <text:p>56,79</text:p>
          </table:table-cell>
          <table:table-cell office:value-type="float" office:value="27.68" table:style-name="ce14">
            <text:p>27,68</text:p>
          </table:table-cell>
          <table:table-cell table:number-columns-repeated="16379"/>
        </table:table-row>
        <table:table-row table:style-name="ro1">
          <table:table-cell office:value-type="float" office:value="48" table:style-name="ce5">
            <text:p>48</text:p>
          </table:table-cell>
          <table:table-cell office:value-type="string" table:style-name="ce14">
            <text:p>Skrunda</text:p>
          </table:table-cell>
          <table:table-cell office:value-type="float" office:value="2600" table:style-name="ce14">
            <text:p>2600</text:p>
          </table:table-cell>
          <table:table-cell office:value-type="float" office:value="56.67" table:style-name="ce14">
            <text:p>56,67</text:p>
          </table:table-cell>
          <table:table-cell office:value-type="float" office:value="22.02" table:style-name="ce14">
            <text:p>22,02</text:p>
          </table:table-cell>
          <table:table-cell table:number-columns-repeated="16379"/>
        </table:table-row>
        <table:table-row table:style-name="ro1">
          <table:table-cell office:value-type="float" office:value="49" table:style-name="ce5">
            <text:p>49</text:p>
          </table:table-cell>
          <table:table-cell office:value-type="string" table:style-name="ce14">
            <text:p>Dagda</text:p>
          </table:table-cell>
          <table:table-cell office:value-type="float" office:value="2400" table:style-name="ce14">
            <text:p>2400</text:p>
          </table:table-cell>
          <table:table-cell office:value-type="float" office:value="56.1" table:style-name="ce14">
            <text:p>56,1</text:p>
          </table:table-cell>
          <table:table-cell office:value-type="float" office:value="27.54" table:style-name="ce14">
            <text:p>27,54</text:p>
          </table:table-cell>
          <table:table-cell table:number-columns-repeated="16379"/>
        </table:table-row>
        <table:table-row table:style-name="ro1">
          <table:table-cell office:value-type="float" office:value="50" table:style-name="ce5">
            <text:p>50</text:p>
          </table:table-cell>
          <table:table-cell office:value-type="string" table:style-name="ce14">
            <text:p>Kegumas</text:p>
          </table:table-cell>
          <table:table-cell office:value-type="float" office:value="2400" table:style-name="ce14">
            <text:p>2400</text:p>
          </table:table-cell>
          <table:table-cell office:value-type="float" office:value="56.74" table:style-name="ce14">
            <text:p>56,74</text:p>
          </table:table-cell>
          <table:table-cell office:value-type="float" office:value="24.72" table:style-name="ce14">
            <text:p>24,72</text:p>
          </table:table-cell>
          <table:table-cell table:number-columns-repeated="16379"/>
        </table:table-row>
        <table:table-row table:style-name="ro1">
          <table:table-cell office:value-type="float" office:value="51" table:style-name="ce5">
            <text:p>51</text:p>
          </table:table-cell>
          <table:table-cell office:value-type="string" table:style-name="ce14">
            <text:p>Alūksnė</text:p>
          </table:table-cell>
          <table:table-cell office:value-type="float" office:value="2300" table:style-name="ce14">
            <text:p>2300</text:p>
          </table:table-cell>
          <table:table-cell office:value-type="float" office:value="57.43" table:style-name="ce14">
            <text:p>57,43</text:p>
          </table:table-cell>
          <table:table-cell office:value-type="float" office:value="27.04" table:style-name="ce14">
            <text:p>27,04</text:p>
          </table:table-cell>
          <table:table-cell table:number-columns-repeated="16379"/>
        </table:table-row>
        <table:table-row table:style-name="ro1">
          <table:table-cell office:value-type="float" office:value="52" table:style-name="ce5">
            <text:p>52</text:p>
          </table:table-cell>
          <table:table-cell office:value-type="string" table:style-name="ce14">
            <text:p>Priekulė</text:p>
          </table:table-cell>
          <table:table-cell office:value-type="float" office:value="2300" table:style-name="ce14">
            <text:p>2300</text:p>
          </table:table-cell>
          <table:table-cell office:value-type="float" office:value="56.46" table:style-name="ce14">
            <text:p>56,46</text:p>
          </table:table-cell>
          <table:table-cell office:value-type="float" office:value="21.58" table:style-name="ce14">
            <text:p>21,58</text:p>
          </table:table-cell>
          <table:table-cell table:number-columns-repeated="16379"/>
        </table:table-row>
        <table:table-row table:style-name="ro1">
          <table:table-cell office:value-type="float" office:value="53" table:style-name="ce5">
            <text:p>53</text:p>
          </table:table-cell>
          <table:table-cell office:value-type="string" table:style-name="ce14">
            <text:p>Varaklianai</text:p>
          </table:table-cell>
          <table:table-cell office:value-type="float" office:value="2300" table:style-name="ce14">
            <text:p>2300</text:p>
          </table:table-cell>
          <table:table-cell office:value-type="float" office:value="56.62" table:style-name="ce14">
            <text:p>56,62</text:p>
          </table:table-cell>
          <table:table-cell office:value-type="float" office:value="26.75" table:style-name="ce14">
            <text:p>26,75</text:p>
          </table:table-cell>
          <table:table-cell table:number-columns-repeated="16379"/>
        </table:table-row>
        <table:table-row table:style-name="ro1">
          <table:table-cell office:value-type="float" office:value="54" table:style-name="ce5">
            <text:p>54</text:p>
          </table:table-cell>
          <table:table-cell office:value-type="string" table:style-name="ce14">
            <text:p>Balduonė</text:p>
          </table:table-cell>
          <table:table-cell office:value-type="float" office:value="2100" table:style-name="ce14">
            <text:p>2100</text:p>
          </table:table-cell>
          <table:table-cell office:value-type="float" office:value="56.75" table:style-name="ce14">
            <text:p>56,75</text:p>
          </table:table-cell>
          <table:table-cell office:value-type="float" office:value="24.39" table:style-name="ce14">
            <text:p>24,39</text:p>
          </table:table-cell>
          <table:table-cell table:number-columns-repeated="16379"/>
        </table:table-row>
        <table:table-row table:style-name="ro1">
          <table:table-cell office:value-type="float" office:value="55" table:style-name="ce5">
            <text:p>55</text:p>
          </table:table-cell>
          <table:table-cell office:value-type="string" table:style-name="ce14">
            <text:p>Kalnciemas</text:p>
          </table:table-cell>
          <table:table-cell office:value-type="float" office:value="2100" table:style-name="ce14">
            <text:p>2100</text:p>
          </table:table-cell>
          <table:table-cell office:value-type="float" office:value="56.85" table:style-name="ce14">
            <text:p>56,85</text:p>
          </table:table-cell>
          <table:table-cell office:value-type="float" office:value="23.58" table:style-name="ce14">
            <text:p>23,58</text:p>
          </table:table-cell>
          <table:table-cell table:number-columns-repeated="16379"/>
        </table:table-row>
        <table:table-row table:style-name="ro1">
          <table:table-cell office:value-type="float" office:value="56" table:style-name="ce5">
            <text:p>56</text:p>
          </table:table-cell>
          <table:table-cell office:value-type="string" table:style-name="ce14">
            <text:p>Jaunjelgava</text:p>
          </table:table-cell>
          <table:table-cell office:value-type="float" office:value="2000" table:style-name="ce14">
            <text:p>2000</text:p>
          </table:table-cell>
          <table:table-cell office:value-type="float" office:value="56.63" table:style-name="ce14">
            <text:p>56,63</text:p>
          </table:table-cell>
          <table:table-cell office:value-type="float" office:value="25.09" table:style-name="ce14">
            <text:p>25,09</text:p>
          </table:table-cell>
          <table:table-cell table:number-columns-repeated="16379"/>
        </table:table-row>
        <table:table-row table:style-name="ro1">
          <table:table-cell office:value-type="float" office:value="57" table:style-name="ce5">
            <text:p>57</text:p>
          </table:table-cell>
          <table:table-cell office:value-type="string" table:style-name="ce14">
            <text:p>Stendė</text:p>
          </table:table-cell>
          <table:table-cell office:value-type="float" office:value="1900" table:style-name="ce14">
            <text:p>1900</text:p>
          </table:table-cell>
          <table:table-cell office:value-type="float" office:value="57.15" table:style-name="ce14">
            <text:p>57,15</text:p>
          </table:table-cell>
          <table:table-cell office:value-type="float" office:value="22.53" table:style-name="ce14">
            <text:p>22,53</text:p>
          </table:table-cell>
          <table:table-cell table:number-columns-repeated="16379"/>
        </table:table-row>
        <table:table-row table:style-name="ro1">
          <table:table-cell office:value-type="float" office:value="58" table:style-name="ce5">
            <text:p>58</text:p>
          </table:table-cell>
          <table:table-cell office:value-type="string" table:style-name="ce14">
            <text:p>Viesytė</text:p>
          </table:table-cell>
          <table:table-cell office:value-type="float" office:value="1900" table:style-name="ce14">
            <text:p>1900</text:p>
          </table:table-cell>
          <table:table-cell office:value-type="float" office:value="56.36" table:style-name="ce14">
            <text:p>56,36</text:p>
          </table:table-cell>
          <table:table-cell office:value-type="float" office:value="25.56" table:style-name="ce14">
            <text:p>25,56</text:p>
          </table:table-cell>
          <table:table-cell table:number-columns-repeated="16379"/>
        </table:table-row>
        <table:table-row table:style-name="ro1">
          <table:table-cell office:value-type="float" office:value="59" table:style-name="ce5">
            <text:p>59</text:p>
          </table:table-cell>
          <table:table-cell office:value-type="string" table:style-name="ce14">
            <text:p>Cesvainė</text:p>
          </table:table-cell>
          <table:table-cell office:value-type="float" office:value="1800" table:style-name="ce14">
            <text:p>1800</text:p>
          </table:table-cell>
          <table:table-cell office:value-type="float" office:value="56.97" table:style-name="ce14">
            <text:p>56,97</text:p>
          </table:table-cell>
          <table:table-cell office:value-type="float" office:value="26.31" table:style-name="ce14">
            <text:p>26,31</text:p>
          </table:table-cell>
          <table:table-cell table:number-columns-repeated="16379"/>
        </table:table-row>
        <table:table-row table:style-name="ro1">
          <table:table-cell office:value-type="float" office:value="60" table:style-name="ce5">
            <text:p>60</text:p>
          </table:table-cell>
          <table:table-cell office:value-type="string" table:style-name="ce14">
            <text:p>Lubana</text:p>
          </table:table-cell>
          <table:table-cell office:value-type="float" office:value="1800" table:style-name="ce14">
            <text:p>1800</text:p>
          </table:table-cell>
          <table:table-cell office:value-type="float" office:value="56.9" table:style-name="ce14">
            <text:p>56,9</text:p>
          </table:table-cell>
          <table:table-cell office:value-type="float" office:value="26.73" table:style-name="ce14">
            <text:p>26,73</text:p>
          </table:table-cell>
          <table:table-cell table:number-columns-repeated="16379"/>
        </table:table-row>
        <table:table-row table:style-name="ro1">
          <table:table-cell office:value-type="float" office:value="61" table:style-name="ce5">
            <text:p>61</text:p>
          </table:table-cell>
          <table:table-cell office:value-type="string" table:style-name="ce14">
            <text:p>Seda</text:p>
          </table:table-cell>
          <table:table-cell office:value-type="float" office:value="1800" table:style-name="ce14">
            <text:p>1800</text:p>
          </table:table-cell>
          <table:table-cell office:value-type="float" office:value="56.18" table:style-name="ce14">
            <text:p>56,18</text:p>
          </table:table-cell>
          <table:table-cell office:value-type="float" office:value="22.08" table:style-name="ce14">
            <text:p>22,08</text:p>
          </table:table-cell>
          <table:table-cell table:number-columns-repeated="16379"/>
        </table:table-row>
        <table:table-row table:style-name="ro1">
          <table:table-cell office:value-type="float" office:value="62" table:style-name="ce5">
            <text:p>62</text:p>
          </table:table-cell>
          <table:table-cell office:value-type="string" table:style-name="ce14">
            <text:p>Viliaka</text:p>
          </table:table-cell>
          <table:table-cell office:value-type="float" office:value="1700" table:style-name="ce14">
            <text:p>1700</text:p>
          </table:table-cell>
          <table:table-cell office:value-type="float" office:value="57.19" table:style-name="ce14">
            <text:p>57,19</text:p>
          </table:table-cell>
          <table:table-cell office:value-type="float" office:value="27.67" table:style-name="ce14">
            <text:p>27,67</text:p>
          </table:table-cell>
          <table:table-cell table:number-columns-repeated="16379"/>
        </table:table-row>
        <table:table-row table:style-name="ro1">
          <table:table-cell office:value-type="float" office:value="63" table:style-name="ce5">
            <text:p>63</text:p>
          </table:table-cell>
          <table:table-cell office:value-type="string" table:style-name="ce14">
            <text:p>Zilupė</text:p>
          </table:table-cell>
          <table:table-cell office:value-type="float" office:value="1700" table:style-name="ce14">
            <text:p>1700</text:p>
          </table:table-cell>
          <table:table-cell office:value-type="float" office:value="56.4" table:style-name="ce14">
            <text:p>56,4</text:p>
          </table:table-cell>
          <table:table-cell office:value-type="float" office:value="28.11" table:style-name="ce14">
            <text:p>28,11</text:p>
          </table:table-cell>
          <table:table-cell table:number-columns-repeated="16379"/>
        </table:table-row>
        <table:table-row table:style-name="ro1">
          <table:table-cell office:value-type="float" office:value="64" table:style-name="ce5">
            <text:p>64</text:p>
          </table:table-cell>
          <table:table-cell office:value-type="string" table:style-name="ce14">
            <text:p>Aluoja</text:p>
          </table:table-cell>
          <table:table-cell office:value-type="float" office:value="1600" table:style-name="ce14">
            <text:p>1600</text:p>
          </table:table-cell>
          <table:table-cell office:value-type="float" office:value="57.78" table:style-name="ce14">
            <text:p>57,78</text:p>
          </table:table-cell>
          <table:table-cell office:value-type="float" office:value="24.87" table:style-name="ce14">
            <text:p>24,87</text:p>
          </table:table-cell>
          <table:table-cell table:number-columns-repeated="16379"/>
        </table:table-row>
        <table:table-row table:style-name="ro1">
          <table:table-cell office:value-type="float" office:value="65" table:style-name="ce5">
            <text:p>65</text:p>
          </table:table-cell>
          <table:table-cell office:value-type="string" table:style-name="ce14">
            <text:p>Lygatnė</text:p>
          </table:table-cell>
          <table:table-cell office:value-type="float" office:value="1600" table:style-name="ce14">
            <text:p>1600</text:p>
          </table:table-cell>
          <table:table-cell office:value-type="float" office:value="57.19" table:style-name="ce14">
            <text:p>57,19</text:p>
          </table:table-cell>
          <table:table-cell office:value-type="float" office:value="25.05" table:style-name="ce14">
            <text:p>25,05</text:p>
          </table:table-cell>
          <table:table-cell table:number-columns-repeated="16379"/>
        </table:table-row>
        <table:table-row table:style-name="ro1">
          <table:table-cell office:value-type="float" office:value="66" table:style-name="ce5">
            <text:p>66</text:p>
          </table:table-cell>
          <table:table-cell office:value-type="string" table:style-name="ce14">
            <text:p>Valdemarpilis</text:p>
          </table:table-cell>
          <table:table-cell office:value-type="float" office:value="1600" table:style-name="ce14">
            <text:p>1600</text:p>
          </table:table-cell>
          <table:table-cell office:value-type="float" office:value="57.38" table:style-name="ce14">
            <text:p>57,38</text:p>
          </table:table-cell>
          <table:table-cell office:value-type="float" office:value="22.59" table:style-name="ce14">
            <text:p>22,59</text:p>
          </table:table-cell>
          <table:table-cell table:number-columns-repeated="16379"/>
        </table:table-row>
        <table:table-row table:style-name="ro1">
          <table:table-cell office:value-type="float" office:value="67" table:style-name="ce5">
            <text:p>67</text:p>
          </table:table-cell>
          <table:table-cell office:value-type="string" table:style-name="ce14">
            <text:p>Apė</text:p>
          </table:table-cell>
          <table:table-cell office:value-type="float" office:value="1500" table:style-name="ce14">
            <text:p>1500</text:p>
          </table:table-cell>
          <table:table-cell office:value-type="float" office:value="57.55" table:style-name="ce14">
            <text:p>57,55</text:p>
          </table:table-cell>
          <table:table-cell office:value-type="float" office:value="26.69" table:style-name="ce14">
            <text:p>26,69</text:p>
          </table:table-cell>
          <table:table-cell table:number-columns-repeated="16379"/>
        </table:table-row>
        <table:table-row table:style-name="ro1">
          <table:table-cell office:value-type="float" office:value="68" table:style-name="ce5">
            <text:p>68</text:p>
          </table:table-cell>
          <table:table-cell office:value-type="string" table:style-name="ce14">
            <text:p>Mazsalaca</text:p>
          </table:table-cell>
          <table:table-cell office:value-type="float" office:value="1500" table:style-name="ce14">
            <text:p>1500</text:p>
          </table:table-cell>
          <table:table-cell office:value-type="float" office:value="57.87" table:style-name="ce14">
            <text:p>57,87</text:p>
          </table:table-cell>
          <table:table-cell office:value-type="float" office:value="25.04" table:style-name="ce14">
            <text:p>25,04</text:p>
          </table:table-cell>
          <table:table-cell table:number-columns-repeated="16379"/>
        </table:table-row>
        <table:table-row table:style-name="ro1">
          <table:table-cell office:value-type="float" office:value="69" table:style-name="ce5">
            <text:p>69</text:p>
          </table:table-cell>
          <table:table-cell office:value-type="string" table:style-name="ce14">
            <text:p>Sabilė</text:p>
          </table:table-cell>
          <table:table-cell office:value-type="float" office:value="1500" table:style-name="ce14">
            <text:p>1500</text:p>
          </table:table-cell>
          <table:table-cell office:value-type="float" office:value="57.05" table:style-name="ce14">
            <text:p>57,05</text:p>
          </table:table-cell>
          <table:table-cell office:value-type="float" office:value="22.57" table:style-name="ce14">
            <text:p>22,57</text:p>
          </table:table-cell>
          <table:table-cell table:number-columns-repeated="16379"/>
        </table:table-row>
        <table:table-row table:style-name="ro1">
          <table:table-cell office:value-type="float" office:value="70" table:style-name="ce5">
            <text:p>70</text:p>
          </table:table-cell>
          <table:table-cell office:value-type="string" table:style-name="ce14">
            <text:p>Ainažiai</text:p>
          </table:table-cell>
          <table:table-cell office:value-type="float" office:value="1400" table:style-name="ce14">
            <text:p>1400</text:p>
          </table:table-cell>
          <table:table-cell office:value-type="float" office:value="57.87" table:style-name="ce14">
            <text:p>57,87</text:p>
          </table:table-cell>
          <table:table-cell office:value-type="float" office:value="24.35" table:style-name="ce14">
            <text:p>24,35</text:p>
          </table:table-cell>
          <table:table-cell table:number-columns-repeated="16379"/>
        </table:table-row>
        <table:table-row table:style-name="ro1">
          <table:table-cell office:value-type="float" office:value="71" table:style-name="ce5">
            <text:p>71</text:p>
          </table:table-cell>
          <table:table-cell office:value-type="string" table:style-name="ce14">
            <text:p>Strenčiai</text:p>
          </table:table-cell>
          <table:table-cell office:value-type="float" office:value="1400" table:style-name="ce14">
            <text:p>1400</text:p>
          </table:table-cell>
          <table:table-cell office:value-type="float" office:value="57.64" table:style-name="ce14">
            <text:p>57,64</text:p>
          </table:table-cell>
          <table:table-cell office:value-type="float" office:value="25.67" table:style-name="ce14">
            <text:p>25,67</text:p>
          </table:table-cell>
          <table:table-cell table:number-columns-repeated="16379"/>
        </table:table-row>
        <table:table-row table:style-name="ro1">
          <table:table-cell office:value-type="float" office:value="72" table:style-name="ce5">
            <text:p>72</text:p>
          </table:table-cell>
          <table:table-cell office:value-type="string" table:style-name="ce14">
            <text:p>Aknysta</text:p>
          </table:table-cell>
          <table:table-cell office:value-type="float" office:value="1200" table:style-name="ce14">
            <text:p>1200</text:p>
          </table:table-cell>
          <table:table-cell office:value-type="float" office:value="56.17" table:style-name="ce14">
            <text:p>56,17</text:p>
          </table:table-cell>
          <table:table-cell office:value-type="float" office:value="25.75" table:style-name="ce14">
            <text:p>25,75</text:p>
          </table:table-cell>
          <table:table-cell table:number-columns-repeated="16379"/>
        </table:table-row>
        <table:table-row table:style-name="ro1">
          <table:table-cell office:value-type="float" office:value="73" table:style-name="ce5">
            <text:p>73</text:p>
          </table:table-cell>
          <table:table-cell office:value-type="string" table:style-name="ce14">
            <text:p>Paviluosta</text:p>
          </table:table-cell>
          <table:table-cell office:value-type="float" office:value="1100" table:style-name="ce14">
            <text:p>1100</text:p>
          </table:table-cell>
          <table:table-cell office:value-type="float" office:value="56.89" table:style-name="ce14">
            <text:p>56,89</text:p>
          </table:table-cell>
          <table:table-cell office:value-type="float" office:value="21.17" table:style-name="ce14">
            <text:p>21,17</text:p>
          </table:table-cell>
          <table:table-cell table:number-columns-repeated="16379"/>
        </table:table-row>
        <table:table-row table:style-name="ro1">
          <table:table-cell office:value-type="float" office:value="74" table:style-name="ce5">
            <text:p>74</text:p>
          </table:table-cell>
          <table:table-cell office:value-type="string" table:style-name="ce14">
            <text:p>Piltenė</text:p>
          </table:table-cell>
          <table:table-cell office:value-type="float" office:value="1000" table:style-name="ce14">
            <text:p>1000</text:p>
          </table:table-cell>
          <table:table-cell office:value-type="float" office:value="57.22" table:style-name="ce14">
            <text:p>57,22</text:p>
          </table:table-cell>
          <table:table-cell office:value-type="float" office:value="21.66" table:style-name="ce14">
            <text:p>21,66</text:p>
          </table:table-cell>
          <table:table-cell table:number-columns-repeated="16379"/>
        </table:table-row>
        <table:table-row table:style-name="ro1">
          <table:table-cell office:value-type="float" office:value="75" table:style-name="ce5">
            <text:p>75</text:p>
          </table:table-cell>
          <table:table-cell office:value-type="string" table:style-name="ce14">
            <text:p>Staicelė</text:p>
          </table:table-cell>
          <table:table-cell office:value-type="float" office:value="1000" table:style-name="ce14">
            <text:p>1000</text:p>
          </table:table-cell>
          <table:table-cell office:value-type="float" office:value="57.84" table:style-name="ce14">
            <text:p>57,84</text:p>
          </table:table-cell>
          <table:table-cell office:value-type="float" office:value="24.75" table:style-name="ce14">
            <text:p>24,75</text:p>
          </table:table-cell>
          <table:table-cell table:number-columns-repeated="16379"/>
        </table:table-row>
        <table:table-row table:style-name="ro1">
          <table:table-cell office:value-type="float" office:value="76" table:style-name="ce5">
            <text:p>76</text:p>
          </table:table-cell>
          <table:table-cell office:value-type="string" table:style-name="ce14">
            <text:p>Subatė</text:p>
          </table:table-cell>
          <table:table-cell office:value-type="float" office:value="842" table:style-name="ce14">
            <text:p>842</text:p>
          </table:table-cell>
          <table:table-cell office:value-type="float" office:value="56.02" table:style-name="ce14">
            <text:p>56,02</text:p>
          </table:table-cell>
          <table:table-cell office:value-type="float" office:value="25.91" table:style-name="ce14">
            <text:p>25,91</text:p>
          </table:table-cell>
          <table:table-cell table:number-columns-repeated="16379"/>
        </table:table-row>
        <table:table-row table:style-name="ro1">
          <table:table-cell office:value-type="float" office:value="77" table:style-name="ce5">
            <text:p>77</text:p>
          </table:table-cell>
          <table:table-cell office:value-type="string" table:style-name="ce14">
            <text:p>Durbė</text:p>
          </table:table-cell>
          <table:table-cell office:value-type="float" office:value="466" table:style-name="ce14">
            <text:p>466</text:p>
          </table:table-cell>
          <table:table-cell office:value-type="float" office:value="56.59" table:style-name="ce14">
            <text:p>56,59</text:p>
          </table:table-cell>
          <table:table-cell office:value-type="float" office:value="21.35" table:style-name="ce14">
            <text:p>21,35</text:p>
          </table:table-cell>
          <table:table-cell table:number-columns-repeated="16379"/>
        </table:table-row>
        <table:table-row table:number-rows-repeated="104849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page-layout style:name="pm2">
      <style:page-layout-properties fo:margin-top="0.7875in" fo:margin-bottom="0.7875in" fo:margin-left="0.7875in" fo:margin-right="0.78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3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  <style:style style:name="T4" style:family="text">
      <style:text-properties fo:color="#000000" style:font-name="Times New Roman" style:font-name-asian="Times New Roman" style:font-name-complex="Times New Roman" fo:font-size="12pt" style:font-size-asian="12pt" style:font-size-complex="12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pan text:style-name="T3"><text:sheet-name>???</text:sheet-name></text:span></text:p>
      </style:header>
      <style:header-left style:display="false"/>
      <style:footer>
        <text:p><text:span text:style-name="T4">Page</text:span><text:span text:style-name="T4"><text:s/></text:span><text:span text:style-name="T4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Stasys</meta:initial-creator>
    <dc:creator>Povilas Leonavičius</dc:creator>
    <meta:creation-date>2013-02-04T13:44:37Z</meta:creation-date>
    <dc:date>2014-02-10T08:50:05Z</dc:date>
  </office:meta>
</office:document-meta>
</file>